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775cm"/>
    </style:style>
    <style:style style:name="co4" style:family="table-column">
      <style:table-column-properties fo:break-before="auto" style:column-width="0.986cm"/>
    </style:style>
    <style:style style:name="co5" style:family="table-column">
      <style:table-column-properties fo:break-before="auto" style:column-width="1.016cm"/>
    </style:style>
    <style:style style:name="co6" style:family="table-column">
      <style:table-column-properties fo:break-before="auto" style:column-width="1.048cm"/>
    </style:style>
    <style:style style:name="co7" style:family="table-column">
      <style:table-column-properties fo:break-before="auto" style:column-width="0.893cm"/>
    </style:style>
    <style:style style:name="co8" style:family="table-column">
      <style:table-column-properties fo:break-before="auto" style:column-width="0.801cm"/>
    </style:style>
    <style:style style:name="co9" style:family="table-column">
      <style:table-column-properties fo:break-before="auto" style:column-width="1.263cm"/>
    </style:style>
    <style:style style:name="co10" style:family="table-column">
      <style:table-column-properties fo:break-before="auto" style:column-width="0.831cm"/>
    </style:style>
    <style:style style:name="co11" style:family="table-column">
      <style:table-column-properties fo:break-before="auto" style:column-width="1.109cm"/>
    </style:style>
    <style:style style:name="co12" style:family="table-column">
      <style:table-column-properties fo:break-before="auto" style:column-width="0.954cm"/>
    </style:style>
    <style:style style:name="co13" style:family="table-column">
      <style:table-column-properties fo:break-before="auto" style:column-width="0.771cm"/>
    </style:style>
    <style:style style:name="co14" style:family="table-column">
      <style:table-column-properties fo:break-before="auto" style:column-width="1.295cm"/>
    </style:style>
    <style:style style:name="co15" style:family="table-column">
      <style:table-column-properties fo:break-before="auto" style:column-width="1.942cm"/>
    </style:style>
    <style:style style:name="co16" style:family="table-column">
      <style:table-column-properties fo:break-before="auto" style:column-width="2.281cm"/>
    </style:style>
    <style:style style:name="co17" style:family="table-column">
      <style:table-column-properties fo:break-before="auto" style:column-width="1.386cm"/>
    </style:style>
    <style:style style:name="co18" style:family="table-column">
      <style:table-column-properties fo:break-before="auto" style:column-width="2.558cm"/>
    </style:style>
    <style:style style:name="co19" style:family="table-column">
      <style:table-column-properties fo:break-before="auto" style:column-width="0.748cm"/>
    </style:style>
    <style:style style:name="co20" style:family="table-column">
      <style:table-column-properties fo:break-before="auto" style:column-width="2.358cm"/>
    </style:style>
    <style:style style:name="co21" style:family="table-column">
      <style:table-column-properties fo:break-before="auto" style:column-width="1.415cm"/>
    </style:style>
    <style:style style:name="co22" style:family="table-column">
      <style:table-column-properties fo:break-before="auto" style:column-width="2.002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614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order-bottom="none" fo:border-left="0.002cm solid #000000" fo:border-right="none" fo:border-top="0.002cm solid #000000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fo:font-size="13pt" style:font-size-asian="13pt" style:font-size-complex="13pt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fo:font-size="13pt" style:font-size-asian="13pt" style:font-size-complex="13pt"/>
    </style:style>
    <style:style style:name="ce6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8" style:family="table-cell" style:parent-style-name="Default">
      <style:table-cell-properties fo:border-bottom="none" fo:border-left="none" fo:border-right="none" fo:border-top="0.002cm solid #000000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0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1" style:family="table-cell" style:parent-style-name="Default">
      <style:table-cell-properties fo:border-bottom="0.002cm solid #000000" fo:border-left="none" fo:border-right="none" fo:border-top="none"/>
      <style:text-properties fo:font-size="13pt" style:font-size-asian="13pt" style:font-size-complex="13pt"/>
    </style:style>
    <style:style style:name="ce12" style:family="table-cell" style:parent-style-name="Default" style:data-style-name="N0">
      <style:text-properties fo:font-size="13pt" style:font-size-asian="13pt" style:font-size-complex="13pt"/>
    </style:style>
    <style:style style:name="ce1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ce14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6" style:family="table-cell" style:parent-style-name="Default">
      <style:table-cell-properties fo:border-bottom="none" fo:background-color="#ffff99" fo:border-left="0.002cm solid #000000" fo:border-right="none" fo:border-top="0.002cm solid #000000"/>
      <style:text-properties fo:font-size="13pt" style:font-size-asian="13pt" style:font-size-complex="13pt"/>
    </style:style>
    <style:style style:name="ce17" style:family="table-cell" style:parent-style-name="Default">
      <style:table-cell-properties fo:border-bottom="none" fo:background-color="#ffff99" fo:border-left="0.002cm solid #000000" fo:border-right="none" fo:border-top="none"/>
      <style:text-properties fo:font-size="13pt" style:font-size-asian="13pt" style:font-size-complex="13pt"/>
    </style:style>
    <style:style style:name="ce18" style:family="table-cell" style:parent-style-name="Default">
      <style:table-cell-properties fo:border-bottom="0.002cm solid #000000" fo:background-color="#ffff99" fo:border-left="0.002cm solid #000000" fo:border-right="none" fo:border-top="none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ccffcc" fo:border="0.002cm solid #000000"/>
      <style:text-properties style:font-name="Arial" fo:font-size="13pt" style:font-name-asian="ＭＳ Ｐゴシック" style:font-size-asian="13pt" style:font-name-complex="Mangal" style:font-size-complex="13pt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1" style:family="table-cell" style:parent-style-name="Default">
      <style:table-cell-properties fo:border-bottom="none" fo:background-color="#ffff99" fo:border-left="none" fo:border-right="none" fo:border-top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3pt" style:font-size-asian="13pt" style:font-size-complex="13pt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ccffcc"/>
      <style:text-properties fo:font-size="13pt" style:font-size-asian="13pt" style:font-size-complex="13pt"/>
    </style:style>
    <style:style style:name="ce28" style:family="table-cell" style:parent-style-name="Default">
      <style:table-cell-properties fo:border-bottom="0.002cm solid #000000" fo:border-left="none" fo:border-right="none" fo:border-top="none"/>
    </style:style>
    <style:style style:name="ce29" style:family="table-cell" style:parent-style-name="Default">
      <style:table-cell-properties fo:background-color="#ccffcc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2" style:family="table-cell" style:parent-style-name="Default">
      <style:table-cell-properties fo:border-bottom="none" fo:border-left="none" fo:border-right="0.002cm solid #000000" fo:border-top="none"/>
      <style:text-properties fo:font-size="13pt" style:font-size-asian="13pt" style:font-size-complex="13pt"/>
    </style:style>
    <style:style style:name="ce33" style:family="table-cell" style:parent-style-name="Default">
      <style:table-cell-properties fo:border-bottom="0.002cm solid #000000" fo:border-left="none" fo:border-right="0.002cm solid #000000" fo:border-top="none"/>
      <style:text-properties fo:font-size="13pt" style:font-size-asian="13pt" style:font-size-complex="13pt"/>
    </style:style>
    <style:style style:name="ce34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none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37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size="13pt" style:font-size-asian="13pt" style:font-size-complex="13pt"/>
    </style:style>
    <style:style style:name="ce38" style:family="table-cell" style:parent-style-name="Default">
      <style:table-cell-properties fo:border-bottom="0.002cm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41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44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45" style:family="table-cell" style:parent-style-name="Default">
      <style:table-cell-properties fo:background-color="#ccffcc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49" style:family="table-cell" style:parent-style-name="Default">
      <style:table-cell-properties fo:border-bottom="none" fo:border-left="none" fo:border-right="0.002cm solid #000000" fo:border-top="none"/>
    </style:style>
    <style:style style:name="ce50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1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2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4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55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6" style:family="table-cell" style:parent-style-name="Default">
      <style:table-cell-properties fo:background-color="#801900" style:text-align-source="fix" style:repeat-content="false" fo:border="0.002cm solid #000000" style:vertical-align="middle"/>
      <style:paragraph-properties fo:text-align="center"/>
      <style:text-properties fo:color="#000000" fo:font-size="13pt" style:font-size-asian="13pt" style:font-size-complex="13pt"/>
    </style:style>
    <style:style style:name="ce57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ce58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X14"/>
      <style:map style:condition="cell-content-is-between(4,5)" style:apply-style-name="無題4" style:base-cell-address="'3'.X14"/>
      <style:map style:condition="cell-content()&gt;=6" style:apply-style-name="無題5" style:base-cell-address="'3'.X14"/>
    </style:style>
    <style:style style:name="ce59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6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302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3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8" table:default-cell-style-name="ce1"/>
        <table:table-column table:style-name="co6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5" table:default-cell-style-name="ce1"/>
        <table:table-column table:style-name="co8" table:number-columns-repeated="3" table:default-cell-style-name="ce1"/>
        <table:table-column table:style-name="co6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12" table:default-cell-style-name="ce1"/>
        <table:table-column table:style-name="co8" table:number-columns-repeated="3" table:default-cell-style-name="ce1"/>
        <table:table-column table:style-name="co12" table:default-cell-style-name="ce1"/>
        <table:table-column table:style-name="co8" table:number-columns-repeated="3" table:default-cell-style-name="ce1"/>
        <table:table-column table:style-name="co12" table:default-cell-style-name="ce1"/>
        <table:table-column table:style-name="co8" table:number-columns-repeated="33" table:default-cell-style-name="ce1"/>
        <table:table-column table:style-name="co1" table:default-cell-style-name="ce1"/>
        <table:table-column table:style-name="co8" table:number-columns-repeated="6" table:default-cell-style-name="ce1"/>
        <table:table-column table:style-name="co13" table:number-columns-repeated="18" table:default-cell-style-name="ce1"/>
        <table:table-column table:style-name="co1" table:number-columns-repeated="878" table:default-cell-style-name="ce1"/>
        <table:table-row table:style-name="ro2">
          <table:table-cell table:number-columns-repeated="1024"/>
        </table:table-row>
        <table:table-row table:style-name="ro2">
          <table:table-cell table:formula="of:=CONCATENATE(&quot;1 item&quot;;&quot; (&quot;;MAX([.A3:.A37]);&quot;)&quot;)" office:value-type="string" office:string-value="1 item (30)">
            <text:p>1 item (30)</text:p>
          </table:table-cell>
          <table:table-cell table:number-columns-repeated="2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5"/>
          <table:table-cell/>
          <table:table-cell table:formula="of:=CONCATENATE(&quot;max=&quot;;MAX([.H4:.AQ38]))" office:value-type="string" office:string-value="max=217">
            <text:p>max=217</text:p>
          </table:table-cell>
          <table:table-cell table:number-columns-repeated="29"/>
          <table:table-cell table:formula="of:=[.$H$2]" office:value-type="string" office:string-value="max=217">
            <text:p>max=217</text:p>
          </table:table-cell>
          <table:table-cell table:number-columns-repeated="5"/>
          <table:table-cell table:formula="of:=CONCATENATE(&quot;max=&quot;;MAX([.AR4:.CM37]))" office:value-type="string" office:string-value="max=196">
            <text:p>max=196</text:p>
          </table:table-cell>
          <table:table-cell table:number-columns-repeated="13"/>
          <table:table-cell table:style-name="ce23" office:value-type="string">
            <office:annotation office:display="true" draw:style-name="gr1" draw:text-style-name="P2" svg:width="6.24cm" svg:height="2.502cm" svg:x="50.392cm" svg:y="8.832cm" draw:caption-point-x="7.088cm" draw:caption-point-y="-8.244cm">
              <dc:creator>ik</dc:creator>
              <dc:date>2020-11-26T00:00:00</dc:date>
              <text:p text:style-name="P1"><text:span text:style-name="T1">１．</text:span><text:span text:style-name="T1">T </text:span><text:span text:style-name="T1">を、</text:span><text:span text:style-name="T1">3</text:span><text:span text:style-name="T1">番目に</text:span></text:p>
              <text:p text:style-name="P1"><text:span text:style-name="T1">２．</text:span><text:span text:style-name="T1">2</text:span><text:span text:style-name="T1">番目：</text:span><text:span text:style-name="T1">T</text:span><text:span text:style-name="T1">より前の文字で、すでにリストを作ってある文字　</text:span><text:span text:style-name="T1">=&gt;</text:span><text:span text:style-name="T1">　の、組合せ、削除</text:span></text:p>
              <text:p text:style-name="P1"><text:span text:style-name="T1">３．２番目：</text:span><text:span text:style-name="T1">T</text:span><text:span text:style-name="T1">が入っているセル　</text:span><text:span text:style-name="T1">=&gt;</text:span><text:span text:style-name="T1">　削除</text:span></text:p>
            </office:annotation>
            <text:p>D</text:p>
          </table:table-cell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/>
          <table:table-cell table:formula="of:=CONCATENATE(&quot;max=&quot;;MAX([.CN4:.DL34]))" office:value-type="string" office:string-value="max=91">
            <text:p>max=91</text:p>
          </table:table-cell>
          <table:table-cell table:number-columns-repeated="30"/>
          <table:table-cell table:formula="of:=CONCATENATE(&quot;max=&quot;;MAX([.DS4:.EP26]))" office:value-type="string" office:string-value="max=19">
            <text:p>max=19</text:p>
          </table:table-cell>
          <table:table-cell table:number-columns-repeated="901"/>
        </table:table-row>
        <table:table-row table:style-name="ro2">
          <table:table-cell/>
          <table:table-cell table:style-name="ce2" office:value-type="string">
            <office:annotation draw:style-name="gr2" draw:text-style-name="P2" svg:width="2.899cm" svg:height="0.669cm" svg:x="5.652cm" svg:y="0cm" draw:caption-point-x="-0.61cm" draw:caption-point-y="1.166cm">
              <dc:creator>ik</dc:creator>
              <dc:date>2020-11-24T00:00:00</dc:date>
              <text:p text:style-name="P2"><text:span text:style-name="T1">色：緑</text:span></text:p>
            </office:annotation>
            <text:p>A2</text:p>
          </table:table-cell>
          <table:table-cell table:style-name="ce6"/>
          <table:table-cell office:value-type="string">
            <text:p>麦焼酎</text:p>
          </table:table-cell>
          <table:table-cell table:number-columns-repeated="3"/>
          <table:table-cell office:value-type="string">
            <text:p>2 items</text:p>
          </table:table-cell>
          <table:table-cell table:number-columns-repeated="29"/>
          <table:table-cell table:formula="of:=[.$H$3]" office:value-type="string" office:string-value="2 items">
            <text:p>2 items</text:p>
          </table:table-cell>
          <table:table-cell table:number-columns-repeated="5"/>
          <table:table-cell office:value-type="string">
            <text:p>3 items</text:p>
          </table:table-cell>
          <table:table-cell table:number-columns-repeated="47"/>
          <table:table-cell office:value-type="string">
            <text:p>4 items</text:p>
          </table:table-cell>
          <table:table-cell table:number-columns-repeated="30"/>
          <table:table-cell office:value-type="string">
            <text:p>5 items</text:p>
          </table:table-cell>
          <table:table-cell table:number-columns-repeated="901"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4"/>
          <table:table-cell table:style-name="ce16" office:value-type="float" office:value="1">
            <text:p>1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 table:style-name="ce21" table:formula="of:=[.H24]+1" office:value-type="float" office:value="22">
            <text:p>22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1" office:value-type="float" office:value="42">
            <text:p>4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21" office:value-type="float" office:value="61">
            <text:p>61</text:p>
          </table:table-cell>
          <table:table-cell table:style-name="ce22" table:formula="of:=[.P4]" office:value-type="string" office:string-value="E">
            <text:p>E</text:p>
          </table:table-cell>
          <table:table-cell table:style-name="ce22" table:formula="of:=[.P5]" office:value-type="string" office:string-value="F">
            <text:p>F</text:p>
          </table:table-cell>
          <table:table-cell table:style-name="ce21" office:value-type="float" office:value="200">
            <text:p>200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L1</text:p>
          </table:table-cell>
          <table:table-cell table:style-name="ce21" office:value-type="float" office:value="149">
            <text:p>149</text:p>
          </table:table-cell>
          <table:table-cell table:style-name="ce22" office:value-type="string">
            <text:p>L1</text:p>
          </table:table-cell>
          <table:table-cell table:style-name="ce22" office:value-type="string">
            <text:p>M1</text:p>
          </table:table-cell>
          <table:table-cell table:style-name="ce21" office:value-type="float" office:value="89">
            <text:p>89</text:p>
          </table:table-cell>
          <table:table-cell table:style-name="ce22" office:value-type="string">
            <text:p>P</text:p>
          </table:table-cell>
          <table:table-cell table:style-name="ce22" office:value-type="string">
            <text:p>Q</text:p>
          </table:table-cell>
          <table:table-cell table:style-name="ce21" office:value-type="float" office:value="83">
            <text:p>83</text:p>
          </table:table-cell>
          <table:table-cell table:style-name="ce22" office:value-type="string">
            <text:p>Q</text:p>
          </table:table-cell>
          <table:table-cell table:style-name="ce22" table:formula="of:=[.P17]" office:value-type="string" office:string-value="Q">
            <text:p>Q</text:p>
          </table:table-cell>
          <table:table-cell table:style-name="ce21" office:value-type="float" office:value="135">
            <text:p>135</text:p>
          </table:table-cell>
          <table:table-cell table:style-name="ce22" office:value-type="string">
            <text:p>S</text:p>
          </table:table-cell>
          <table:table-cell table:style-name="ce22" office:value-type="string">
            <text:p>T</text:p>
          </table:table-cell>
          <table:table-cell table:style-name="ce21" office:value-type="float" office:value="96">
            <text:p>96</text:p>
          </table:table-cell>
          <table:table-cell table:style-name="ce22" office:value-type="string">
            <text:p>V</text:p>
          </table:table-cell>
          <table:table-cell table:style-name="ce22" office:value-type="string">
            <text:p>W</text:p>
          </table:table-cell>
          <table:table-cell table:style-name="ce36" office:value-type="float" office:value="164">
            <text:p>164</text:p>
          </table:table-cell>
          <table:table-cell table:style-name="ce22" office:value-type="string">
            <text:p>W</text:p>
          </table:table-cell>
          <table:table-cell table:style-name="ce35" office:value-type="string">
            <text:p>X</text:p>
          </table:table-cell>
          <table:table-cell table:style-name="ce36" office:value-type="float" office:value="104">
            <text:p>104</text:p>
          </table:table-cell>
          <table:table-cell table:style-name="ce22" office:value-type="string">
            <text:p>A</text:p>
          </table:table-cell>
          <table:table-cell table:style-name="ce35" office:value-type="string">
            <text:p>B</text:p>
          </table:table-cell>
          <table:table-cell table:style-name="ce42" office:value-type="float" office:value="1">
            <text:p>1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36" office:value-type="float" office:value="21">
            <text:p>21</text:p>
          </table:table-cell>
          <table:table-cell table:style-name="ce22" table:formula="of:=[.AT4]" office:value-type="string" office:string-value="C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36" office:value-type="float" office:value="40">
            <text:p>40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E</text:p>
          </table:table-cell>
          <table:table-cell table:style-name="ce22" office:value-type="string">
            <text:p>F</text:p>
          </table:table-cell>
          <table:table-cell table:style-name="ce36" office:value-type="float" office:value="58">
            <text:p>58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F</text:p>
          </table:table-cell>
          <table:table-cell table:style-name="ce22" office:value-type="string">
            <text:p>G</text:p>
          </table:table-cell>
          <table:table-cell table:style-name="ce36" office:value-type="float" office:value="75">
            <text:p>75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M1</text:p>
          </table:table-cell>
          <table:table-cell table:style-name="ce36" office:value-type="float" office:value="103">
            <text:p>103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K</text:p>
          </table:table-cell>
          <table:table-cell table:style-name="ce22" office:value-type="string">
            <text:p>L</text:p>
          </table:table-cell>
          <table:table-cell table:style-name="ce36" office:value-type="float" office:value="92">
            <text:p>9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M1</text:p>
          </table:table-cell>
          <table:table-cell table:style-name="ce36" office:value-type="float" office:value="131">
            <text:p>131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1</text:p>
          </table:table-cell>
          <table:table-cell table:style-name="ce22" office:value-type="string">
            <text:p>U</text:p>
          </table:table-cell>
          <table:table-cell table:style-name="ce36" office:value-type="float" office:value="86">
            <text:p>86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Q</text:p>
          </table:table-cell>
          <table:table-cell table:style-name="ce22" office:value-type="string">
            <text:p>R</text:p>
          </table:table-cell>
          <table:table-cell table:style-name="ce36" office:value-type="float" office:value="136">
            <text:p>136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V</text:p>
          </table:table-cell>
          <table:table-cell table:style-name="ce35" office:value-type="string">
            <text:p>X</text:p>
          </table:table-cell>
          <table:table-cell table:style-name="ce36" office:value-type="float" office:value="187">
            <text:p>187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Q</text:p>
          </table:table-cell>
          <table:table-cell table:style-name="ce35" office:value-type="string">
            <text:p>T</text:p>
          </table:table-cell>
          <table:table-cell table:style-name="ce36" office:value-type="float" office:value="130">
            <text:p>130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V</text:p>
          </table:table-cell>
          <table:table-cell table:style-name="ce35" office:value-type="string">
            <text:p>W</text:p>
          </table:table-cell>
          <table:table-cell table:style-name="ce42" office:value-type="float" office:value="1">
            <text:p>1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36" office:value-type="float" office:value="20">
            <text:p>20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22" office:value-type="string">
            <text:p>F</text:p>
          </table:table-cell>
          <table:table-cell table:style-name="ce36" office:value-type="float" office:value="38">
            <text:p>38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M1</text:p>
          </table:table-cell>
          <table:table-cell table:style-name="ce36" office:value-type="float" office:value="55">
            <text:p>55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K</text:p>
          </table:table-cell>
          <table:table-cell table:style-name="ce22" office:value-type="string">
            <text:p>L</text:p>
          </table:table-cell>
          <table:table-cell table:style-name="ce35" office:value-type="string">
            <text:p>T</text:p>
          </table:table-cell>
          <table:table-cell table:style-name="ce36" office:value-type="float" office:value="52">
            <text:p>5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T</text:p>
          </table:table-cell>
          <table:table-cell table:style-name="ce35" office:value-type="string">
            <text:p>U</text:p>
          </table:table-cell>
          <table:table-cell table:style-name="ce36" office:value-type="float" office:value="92">
            <text:p>9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Q</text:p>
          </table:table-cell>
          <table:table-cell table:style-name="ce22" office:value-type="string">
            <text:p>W</text:p>
          </table:table-cell>
          <table:table-cell table:style-name="ce35" office:value-type="string">
            <text:p>Y</text:p>
          </table:table-cell>
          <table:table-cell/>
          <table:table-cell table:style-name="ce42" office:value-type="float" office:value="1">
            <text:p>1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34" office:value-type="string">
            <text:p>W</text:p>
          </table:table-cell>
          <table:table-cell table:style-name="ce42" office:value-type="float" office:value="5">
            <text:p>5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V</text:p>
          </table:table-cell>
          <table:table-cell table:style-name="ce22" office:value-type="string">
            <text:p>X</text:p>
          </table:table-cell>
          <table:table-cell table:style-name="ce34" office:value-type="string">
            <text:p>Y</text:p>
          </table:table-cell>
          <table:table-cell table:style-name="ce42" office:value-type="float" office:value="12">
            <text:p>1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1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34" office:value-type="string">
            <text:p>Y</text:p>
          </table:table-cell>
          <table:table-cell table:style-name="ce42"/>
          <table:table-cell table:style-name="ce22" table:number-columns-repeated="4"/>
          <table:table-cell table:style-name="ce34"/>
          <table:table-cell table:number-columns-repeated="878"/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4"/>
          <table:table-cell table:style-name="ce17" office:value-type="float" office:value="2">
            <text:p>2</text:p>
          </table:table-cell>
          <table:table-cell table:style-name="ce23"/>
          <table:table-cell table:style-name="ce23" office:value-type="string">
            <text:p>D</text:p>
          </table:table-cell>
          <table:table-cell table:style-name="ce9" office:value-type="float" office:value="23">
            <text:p>23</text:p>
          </table:table-cell>
          <table:table-cell table:style-name="ce30"/>
          <table:table-cell table:style-name="ce23" office:value-type="string">
            <text:p>E</text:p>
          </table:table-cell>
          <table:table-cell table:style-name="ce9" office:value-type="float" office:value="43">
            <text:p>43</text:p>
          </table:table-cell>
          <table:table-cell table:style-name="ce30"/>
          <table:table-cell table:style-name="ce23" office:value-type="string">
            <text:p>F</text:p>
          </table:table-cell>
          <table:table-cell table:style-name="ce9" office:value-type="float" office:value="62">
            <text:p>62</text:p>
          </table:table-cell>
          <table:table-cell table:style-name="ce30"/>
          <table:table-cell table:style-name="ce23" table:formula="of:=[.P6]" office:value-type="string" office:string-value="G">
            <text:p>G</text:p>
          </table:table-cell>
          <table:table-cell table:style-name="ce21" office:value-type="float" office:value="201">
            <text:p>201</text:p>
          </table:table-cell>
          <table:table-cell table:style-name="ce30"/>
          <table:table-cell table:style-name="ce23" office:value-type="string">
            <text:p>M1</text:p>
          </table:table-cell>
          <table:table-cell table:style-name="ce21" office:value-type="float" office:value="150">
            <text:p>150</text:p>
          </table:table-cell>
          <table:table-cell table:style-name="ce30"/>
          <table:table-cell table:style-name="ce23" office:value-type="string">
            <text:p>M2</text:p>
          </table:table-cell>
          <table:table-cell table:style-name="ce21" office:value-type="float" office:value="90">
            <text:p>90</text:p>
          </table:table-cell>
          <table:table-cell table:style-name="ce30"/>
          <table:table-cell table:style-name="ce23" office:value-type="string">
            <text:p>R</text:p>
          </table:table-cell>
          <table:table-cell table:style-name="ce9" office:value-type="float" office:value="84">
            <text:p>84</text:p>
          </table:table-cell>
          <table:table-cell table:style-name="ce30"/>
          <table:table-cell table:style-name="ce23" table:formula="of:=[.P18]" office:value-type="string" office:string-value="R">
            <text:p>R</text:p>
          </table:table-cell>
          <table:table-cell table:style-name="ce21" office:value-type="float" office:value="136">
            <text:p>136</text:p>
          </table:table-cell>
          <table:table-cell table:style-name="ce30"/>
          <table:table-cell table:style-name="ce23" office:value-type="string">
            <text:p>U</text:p>
          </table:table-cell>
          <table:table-cell table:style-name="ce17" office:value-type="float" office:value="102">
            <text:p>102</text:p>
          </table:table-cell>
          <table:table-cell table:style-name="ce24" office:value-type="string">
            <text:p>V</text:p>
          </table:table-cell>
          <table:table-cell table:style-name="ce24" office:value-type="string">
            <text:p>X</text:p>
          </table:table-cell>
          <table:table-cell table:style-name="ce36" office:value-type="float" office:value="165">
            <text:p>165</text:p>
          </table:table-cell>
          <table:table-cell table:style-name="ce24"/>
          <table:table-cell table:style-name="ce34" office:value-type="string">
            <text:p>Y</text:p>
          </table:table-cell>
          <table:table-cell table:style-name="ce37" office:value-type="float" office:value="105">
            <text:p>105</text:p>
          </table:table-cell>
          <table:table-cell table:style-name="ce24"/>
          <table:table-cell table:style-name="ce34" office:value-type="string">
            <text:p>C</text:p>
          </table:table-cell>
          <table:table-cell table:style-name="ce43" office:value-type="float" office:value="2">
            <text:p>2</text:p>
          </table:table-cell>
          <table:table-cell table:style-name="ce23" table:number-columns-repeated="2"/>
          <table:table-cell table:style-name="ce23" office:value-type="string">
            <text:p>E</text:p>
          </table:table-cell>
          <table:table-cell table:style-name="ce20" table:formula="of:=[.AV4]+1" office:value-type="float" office:value="22">
            <text:p>22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F</text:p>
          </table:table-cell>
          <table:table-cell table:style-name="ce20" table:formula="of:=[.AZ4]+1" office:value-type="float" office:value="41">
            <text:p>41</text:p>
          </table:table-cell>
          <table:table-cell table:style-name="ce23" table:number-columns-repeated="2"/>
          <table:table-cell table:style-name="ce23" office:value-type="string">
            <text:p>G</text:p>
          </table:table-cell>
          <table:table-cell table:style-name="ce20" table:formula="of:=[.BD4]+1" office:value-type="float" office:value="59">
            <text:p>59</text:p>
          </table:table-cell>
          <table:table-cell table:style-name="ce23" table:number-columns-repeated="2"/>
          <table:table-cell table:style-name="ce23" office:value-type="string">
            <text:p>H</text:p>
          </table:table-cell>
          <table:table-cell table:style-name="ce20" office:value-type="float" office:value="76">
            <text:p>76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M2</text:p>
          </table:table-cell>
          <table:table-cell table:style-name="ce20" office:value-type="float" office:value="104">
            <text:p>104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M1</text:p>
          </table:table-cell>
          <table:table-cell table:style-name="ce20" office:value-type="float" office:value="93">
            <text:p>93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M2</text:p>
          </table:table-cell>
          <table:table-cell table:style-name="ce36" office:value-type="float" office:value="132">
            <text:p>132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 office:value-type="float" office:value="87">
            <text:p>87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36" office:value-type="float" office:value="137">
            <text:p>137</text:p>
          </table:table-cell>
          <table:table-cell table:style-name="ce23" table:number-columns-repeated="2"/>
          <table:table-cell table:style-name="ce34" office:value-type="string">
            <text:p>Y</text:p>
          </table:table-cell>
          <table:table-cell table:style-name="ce36" office:value-type="float" office:value="188">
            <text:p>188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20" office:value-type="float" office:value="181">
            <text:p>181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43" table:formula="of:=[.CN4]+1" office:value-type="float" office:value="2">
            <text:p>2</text:p>
          </table:table-cell>
          <table:table-cell table:style-name="ce23" table:number-columns-repeated="3"/>
          <table:table-cell table:style-name="ce23" office:value-type="string">
            <text:p>F</text:p>
          </table:table-cell>
          <table:table-cell table:style-name="ce20" table:formula="of:=[.CS4]+1" office:value-type="float" office:value="21">
            <text:p>21</text:p>
          </table:table-cell>
          <table:table-cell table:style-name="ce23" table:number-columns-repeated="3"/>
          <table:table-cell table:style-name="ce23" office:value-type="string">
            <text:p>G</text:p>
          </table:table-cell>
          <table:table-cell table:style-name="ce20" office:value-type="float" office:value="39">
            <text:p>39</text:p>
          </table:table-cell>
          <table:table-cell table:style-name="ce23" table:number-columns-repeated="3"/>
          <table:table-cell table:style-name="ce23" office:value-type="string">
            <text:p>M2</text:p>
          </table:table-cell>
          <table:table-cell table:style-name="ce36" office:value-type="float" office:value="56">
            <text:p>56</text:p>
          </table:table-cell>
          <table:table-cell table:style-name="ce23" table:number-columns-repeated="3"/>
          <table:table-cell table:style-name="ce34" office:value-type="string">
            <text:p>U</text:p>
          </table:table-cell>
          <table:table-cell table:style-name="ce36" office:value-type="float" office:value="53">
            <text:p>53</text:p>
          </table:table-cell>
          <table:table-cell table:style-name="ce23" table:number-columns-repeated="3"/>
          <table:table-cell table:style-name="ce34" office:value-type="string">
            <text:p>V</text:p>
          </table:table-cell>
          <table:table-cell table:style-name="ce36" office:value-type="float" office:value="93">
            <text:p>93</text:p>
          </table:table-cell>
          <table:table-cell table:style-name="ce23" table:number-columns-repeated="3"/>
          <table:table-cell table:style-name="ce34" office:value-type="string">
            <text:p>Z</text:p>
          </table:table-cell>
          <table:table-cell/>
          <table:table-cell table:style-name="ce43" table:formula="of:=[.DS4]+1" office:value-type="float" office:value="2">
            <text:p>2</text:p>
          </table:table-cell>
          <table:table-cell table:style-name="ce23" table:number-columns-repeated="4"/>
          <table:table-cell table:style-name="ce26" office:value-type="string">
            <text:p>X</text:p>
          </table:table-cell>
          <table:table-cell table:style-name="ce42" office:value-type="float" office:value="6">
            <text:p>6</text:p>
          </table:table-cell>
          <table:table-cell table:style-name="ce23" table:number-columns-repeated="4"/>
          <table:table-cell table:style-name="ce26" office:value-type="string">
            <text:p>Z</text:p>
          </table:table-cell>
          <table:table-cell table:style-name="ce42" office:value-type="float" office:value="13">
            <text:p>13</text:p>
          </table:table-cell>
          <table:table-cell table:style-name="ce23" table:number-columns-repeated="4"/>
          <table:table-cell table:style-name="ce26" office:value-type="string">
            <text:p>Z</text:p>
          </table:table-cell>
          <table:table-cell table:style-name="ce42"/>
          <table:table-cell table:style-name="ce23" table:number-columns-repeated="4"/>
          <table:table-cell table:style-name="ce26"/>
          <table:table-cell table:number-columns-repeated="878"/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4"/>
          <table:table-cell table:style-name="ce17" office:value-type="float" office:value="3">
            <text:p>3</text:p>
          </table:table-cell>
          <table:table-cell table:style-name="ce23"/>
          <table:table-cell table:style-name="ce23" office:value-type="string">
            <text:p>E</text:p>
          </table:table-cell>
          <table:table-cell table:style-name="ce9" office:value-type="float" office:value="24">
            <text:p>24</text:p>
          </table:table-cell>
          <table:table-cell table:style-name="ce30"/>
          <table:table-cell table:style-name="ce23" office:value-type="string">
            <text:p>F</text:p>
          </table:table-cell>
          <table:table-cell table:style-name="ce9" office:value-type="float" office:value="44">
            <text:p>44</text:p>
          </table:table-cell>
          <table:table-cell table:style-name="ce30"/>
          <table:table-cell table:style-name="ce23" office:value-type="string">
            <text:p>G</text:p>
          </table:table-cell>
          <table:table-cell table:style-name="ce9" office:value-type="float" office:value="63">
            <text:p>63</text:p>
          </table:table-cell>
          <table:table-cell table:style-name="ce30"/>
          <table:table-cell table:style-name="ce23" table:formula="of:=[.P7]" office:value-type="string" office:string-value="H">
            <text:p>H</text:p>
          </table:table-cell>
          <table:table-cell table:style-name="ce21" office:value-type="float" office:value="202">
            <text:p>202</text:p>
          </table:table-cell>
          <table:table-cell table:style-name="ce30"/>
          <table:table-cell table:style-name="ce23" office:value-type="string">
            <text:p>M2</text:p>
          </table:table-cell>
          <table:table-cell table:style-name="ce21" office:value-type="float" office:value="151">
            <text:p>151</text:p>
          </table:table-cell>
          <table:table-cell table:style-name="ce30"/>
          <table:table-cell table:style-name="ce23" office:value-type="string">
            <text:p>N</text:p>
          </table:table-cell>
          <table:table-cell table:style-name="ce21" office:value-type="float" office:value="91">
            <text:p>91</text:p>
          </table:table-cell>
          <table:table-cell table:style-name="ce30"/>
          <table:table-cell table:style-name="ce23" office:value-type="string">
            <text:p>S</text:p>
          </table:table-cell>
          <table:table-cell table:style-name="ce9" office:value-type="float" office:value="85">
            <text:p>85</text:p>
          </table:table-cell>
          <table:table-cell table:style-name="ce30"/>
          <table:table-cell table:style-name="ce23" table:formula="of:=[.P19]" office:value-type="string" office:string-value="S">
            <text:p>S</text:p>
          </table:table-cell>
          <table:table-cell table:style-name="ce21" office:value-type="float" office:value="137">
            <text:p>137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17" office:value-type="float" office:value="147">
            <text:p>147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36" office:value-type="float" office:value="166">
            <text:p>166</text:p>
          </table:table-cell>
          <table:table-cell table:style-name="ce24"/>
          <table:table-cell table:style-name="ce34" office:value-type="string">
            <text:p>Z</text:p>
          </table:table-cell>
          <table:table-cell table:style-name="ce37" office:value-type="float" office:value="106">
            <text:p>106</text:p>
          </table:table-cell>
          <table:table-cell table:style-name="ce24"/>
          <table:table-cell table:style-name="ce34" office:value-type="string">
            <text:p>D</text:p>
          </table:table-cell>
          <table:table-cell table:style-name="ce43" office:value-type="float" office:value="3">
            <text:p>3</text:p>
          </table:table-cell>
          <table:table-cell table:style-name="ce23" table:number-columns-repeated="2"/>
          <table:table-cell table:style-name="ce23" office:value-type="string">
            <text:p>F</text:p>
          </table:table-cell>
          <table:table-cell table:style-name="ce20" table:formula="of:=[.AV5]+1" office:value-type="float" office:value="23">
            <text:p>23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G</text:p>
          </table:table-cell>
          <table:table-cell table:style-name="ce20" table:formula="of:=[.AZ5]+1" office:value-type="float" office:value="42">
            <text:p>42</text:p>
          </table:table-cell>
          <table:table-cell table:style-name="ce23" table:number-columns-repeated="2"/>
          <table:table-cell table:style-name="ce23" office:value-type="string">
            <text:p>H</text:p>
          </table:table-cell>
          <table:table-cell table:style-name="ce20" table:formula="of:=[.BD5]+1" office:value-type="float" office:value="60">
            <text:p>60</text:p>
          </table:table-cell>
          <table:table-cell table:style-name="ce23" table:number-columns-repeated="2"/>
          <table:table-cell table:style-name="ce23" office:value-type="string">
            <text:p>I</text:p>
          </table:table-cell>
          <table:table-cell table:style-name="ce20" office:value-type="float" office:value="77">
            <text:p>77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N</text:p>
          </table:table-cell>
          <table:table-cell table:style-name="ce20" office:value-type="float" office:value="105">
            <text:p>105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M2</text:p>
          </table:table-cell>
          <table:table-cell table:style-name="ce20" office:value-type="float" office:value="94">
            <text:p>94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N</text:p>
          </table:table-cell>
          <table:table-cell table:style-name="ce36" office:value-type="float" office:value="133">
            <text:p>133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0" office:value-type="float" office:value="88">
            <text:p>88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36" office:value-type="float" office:value="138">
            <text:p>138</text:p>
          </table:table-cell>
          <table:table-cell table:style-name="ce23" table:number-columns-repeated="2"/>
          <table:table-cell table:style-name="ce34" office:value-type="string">
            <text:p>Z</text:p>
          </table:table-cell>
          <table:table-cell table:style-name="ce36" office:value-type="float" office:value="189">
            <text:p>189</text:p>
          </table:table-cell>
          <table:table-cell table:style-name="ce23" table:number-columns-repeated="2"/>
          <table:table-cell table:style-name="ce24" office:value-type="string">
            <text:p>V</text:p>
          </table:table-cell>
          <table:table-cell table:style-name="ce20" office:value-type="float" office:value="182">
            <text:p>182</text:p>
          </table:table-cell>
          <table:table-cell table:style-name="ce23" table:number-columns-repeated="2"/>
          <table:table-cell table:style-name="ce24" office:value-type="string">
            <text:p>Y</text:p>
          </table:table-cell>
          <table:table-cell table:style-name="ce43" table:formula="of:=[.CN5]+1" office:value-type="float" office:value="3">
            <text:p>3</text:p>
          </table:table-cell>
          <table:table-cell table:style-name="ce23" table:number-columns-repeated="3"/>
          <table:table-cell table:style-name="ce23" office:value-type="string">
            <text:p>G</text:p>
          </table:table-cell>
          <table:table-cell table:style-name="ce20" table:formula="of:=[.CS5]+1" office:value-type="float" office:value="22">
            <text:p>22</text:p>
          </table:table-cell>
          <table:table-cell table:style-name="ce23" table:number-columns-repeated="3"/>
          <table:table-cell table:style-name="ce23" office:value-type="string">
            <text:p>H</text:p>
          </table:table-cell>
          <table:table-cell table:style-name="ce20" office:value-type="float" office:value="40">
            <text:p>40</text:p>
          </table:table-cell>
          <table:table-cell table:style-name="ce23" table:number-columns-repeated="3"/>
          <table:table-cell table:style-name="ce23" office:value-type="string">
            <text:p>N</text:p>
          </table:table-cell>
          <table:table-cell table:style-name="ce36" office:value-type="float" office:value="57">
            <text:p>57</text:p>
          </table:table-cell>
          <table:table-cell table:style-name="ce23" table:number-columns-repeated="3"/>
          <table:table-cell table:style-name="ce34" office:value-type="string">
            <text:p>V</text:p>
          </table:table-cell>
          <table:table-cell table:style-name="ce36" office:value-type="float" office:value="54">
            <text:p>54</text:p>
          </table:table-cell>
          <table:table-cell table:style-name="ce23" table:number-columns-repeated="3"/>
          <table:table-cell table:style-name="ce34" office:value-type="string">
            <text:p>W</text:p>
          </table:table-cell>
          <table:table-cell table:style-name="ce36" office:value-type="float" office:value="94">
            <text:p>94</text:p>
          </table:table-cell>
          <table:table-cell table:style-name="ce23" table:number-columns-repeated="3"/>
          <table:table-cell table:style-name="ce34" office:value-type="string">
            <text:p>B1</text:p>
          </table:table-cell>
          <table:table-cell/>
          <table:table-cell table:style-name="ce43" office:value-type="float" office:value="3">
            <text:p>3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1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34" office:value-type="string">
            <text:p>W</text:p>
          </table:table-cell>
          <table:table-cell table:style-name="ce42" office:value-type="float" office:value="7">
            <text:p>7</text:p>
          </table:table-cell>
          <table:table-cell table:style-name="ce22" table:number-columns-repeated="4"/>
          <table:table-cell table:style-name="ce34" office:value-type="string">
            <text:p>B1</text:p>
          </table:table-cell>
          <table:table-cell table:style-name="ce42" office:value-type="float" office:value="14">
            <text:p>14</text:p>
          </table:table-cell>
          <table:table-cell table:style-name="ce22" table:number-columns-repeated="4"/>
          <table:table-cell table:style-name="ce34" office:value-type="string">
            <text:p>B1</text:p>
          </table:table-cell>
          <table:table-cell table:style-name="ce42"/>
          <table:table-cell table:style-name="ce22" table:number-columns-repeated="4"/>
          <table:table-cell table:style-name="ce34"/>
          <table:table-cell table:number-columns-repeated="878"/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4"/>
          <table:table-cell table:style-name="ce17" office:value-type="float" office:value="4">
            <text:p>4</text:p>
          </table:table-cell>
          <table:table-cell table:style-name="ce23"/>
          <table:table-cell table:style-name="ce23" office:value-type="string">
            <text:p>F</text:p>
          </table:table-cell>
          <table:table-cell table:style-name="ce9" office:value-type="float" office:value="25">
            <text:p>25</text:p>
          </table:table-cell>
          <table:table-cell table:style-name="ce30"/>
          <table:table-cell table:style-name="ce23" office:value-type="string">
            <text:p>G</text:p>
          </table:table-cell>
          <table:table-cell table:style-name="ce9" office:value-type="float" office:value="45">
            <text:p>45</text:p>
          </table:table-cell>
          <table:table-cell table:style-name="ce30"/>
          <table:table-cell table:style-name="ce23" office:value-type="string">
            <text:p>H</text:p>
          </table:table-cell>
          <table:table-cell table:style-name="ce9" office:value-type="float" office:value="64">
            <text:p>64</text:p>
          </table:table-cell>
          <table:table-cell table:style-name="ce30"/>
          <table:table-cell table:style-name="ce23" table:formula="of:=[.P8]" office:value-type="string" office:string-value="I">
            <text:p>I</text:p>
          </table:table-cell>
          <table:table-cell table:style-name="ce21" office:value-type="float" office:value="203">
            <text:p>203</text:p>
          </table:table-cell>
          <table:table-cell table:style-name="ce30"/>
          <table:table-cell table:style-name="ce23" office:value-type="string">
            <text:p>N</text:p>
          </table:table-cell>
          <table:table-cell table:style-name="ce21" office:value-type="float" office:value="152">
            <text:p>152</text:p>
          </table:table-cell>
          <table:table-cell table:style-name="ce30"/>
          <table:table-cell table:style-name="ce23" office:value-type="string">
            <text:p>O</text:p>
          </table:table-cell>
          <table:table-cell table:style-name="ce21" office:value-type="float" office:value="92">
            <text:p>92</text:p>
          </table:table-cell>
          <table:table-cell table:style-name="ce30"/>
          <table:table-cell table:style-name="ce23" office:value-type="string">
            <text:p>T</text:p>
          </table:table-cell>
          <table:table-cell table:style-name="ce9" office:value-type="float" office:value="86">
            <text:p>86</text:p>
          </table:table-cell>
          <table:table-cell table:style-name="ce30"/>
          <table:table-cell table:style-name="ce23" table:formula="of:=[.P20]" office:value-type="string" office:string-value="T">
            <text:p>T</text:p>
          </table:table-cell>
          <table:table-cell table:style-name="ce21" office:value-type="float" office:value="138">
            <text:p>138</text:p>
          </table:table-cell>
          <table:table-cell table:style-name="ce30"/>
          <table:table-cell table:style-name="ce23" office:value-type="string">
            <text:p>X</text:p>
          </table:table-cell>
          <table:table-cell table:style-name="ce17" office:value-type="float" office:value="176">
            <text:p>176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36" office:value-type="float" office:value="167">
            <text:p>167</text:p>
          </table:table-cell>
          <table:table-cell table:style-name="ce24"/>
          <table:table-cell table:style-name="ce34" office:value-type="string">
            <text:p>B1</text:p>
          </table:table-cell>
          <table:table-cell table:style-name="ce37" office:value-type="float" office:value="107">
            <text:p>107</text:p>
          </table:table-cell>
          <table:table-cell table:style-name="ce24"/>
          <table:table-cell table:style-name="ce34" office:value-type="string">
            <text:p>E</text:p>
          </table:table-cell>
          <table:table-cell table:style-name="ce43" office:value-type="float" office:value="4">
            <text:p>4</text:p>
          </table:table-cell>
          <table:table-cell table:style-name="ce23" table:number-columns-repeated="2"/>
          <table:table-cell table:style-name="ce23" office:value-type="string">
            <text:p>G</text:p>
          </table:table-cell>
          <table:table-cell table:style-name="ce20" table:formula="of:=[.AV6]+1" office:value-type="float" office:value="24">
            <text:p>24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H</text:p>
          </table:table-cell>
          <table:table-cell table:style-name="ce20" table:formula="of:=[.AZ6]+1" office:value-type="float" office:value="43">
            <text:p>43</text:p>
          </table:table-cell>
          <table:table-cell table:style-name="ce23" table:number-columns-repeated="2"/>
          <table:table-cell table:style-name="ce23" office:value-type="string">
            <text:p>I</text:p>
          </table:table-cell>
          <table:table-cell table:style-name="ce20" table:formula="of:=[.BD6]+1" office:value-type="float" office:value="61">
            <text:p>61</text:p>
          </table:table-cell>
          <table:table-cell table:style-name="ce23" table:number-columns-repeated="2"/>
          <table:table-cell table:style-name="ce23" office:value-type="string">
            <text:p>J</text:p>
          </table:table-cell>
          <table:table-cell table:style-name="ce20" office:value-type="float" office:value="78">
            <text:p>78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O</text:p>
          </table:table-cell>
          <table:table-cell table:style-name="ce20" office:value-type="float" office:value="106">
            <text:p>106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N</text:p>
          </table:table-cell>
          <table:table-cell table:style-name="ce20" office:value-type="float" office:value="95">
            <text:p>95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O</text:p>
          </table:table-cell>
          <table:table-cell table:style-name="ce36" office:value-type="float" office:value="134">
            <text:p>134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0" office:value-type="float" office:value="89">
            <text:p>89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36" office:value-type="float" office:value="139">
            <text:p>139</text:p>
          </table:table-cell>
          <table:table-cell table:style-name="ce23" table:number-columns-repeated="2"/>
          <table:table-cell table:style-name="ce34" office:value-type="string">
            <text:p>B1</text:p>
          </table:table-cell>
          <table:table-cell table:style-name="ce36" office:value-type="float" office:value="190">
            <text:p>190</text:p>
          </table:table-cell>
          <table:table-cell table:style-name="ce23" table:number-columns-repeated="2"/>
          <table:table-cell table:style-name="ce24" office:value-type="string">
            <text:p>W</text:p>
          </table:table-cell>
          <table:table-cell table:style-name="ce20" office:value-type="float" office:value="183">
            <text:p>183</text:p>
          </table:table-cell>
          <table:table-cell table:style-name="ce23" table:number-columns-repeated="2"/>
          <table:table-cell table:style-name="ce24" office:value-type="string">
            <text:p>L1</text:p>
          </table:table-cell>
          <table:table-cell table:style-name="ce43" table:formula="of:=[.CN6]+1" office:value-type="float" office:value="4">
            <text:p>4</text:p>
          </table:table-cell>
          <table:table-cell table:style-name="ce23" table:number-columns-repeated="3"/>
          <table:table-cell table:style-name="ce23" office:value-type="string">
            <text:p>H</text:p>
          </table:table-cell>
          <table:table-cell table:style-name="ce20" table:formula="of:=[.CS6]+1" office:value-type="float" office:value="23">
            <text:p>23</text:p>
          </table:table-cell>
          <table:table-cell table:style-name="ce23" table:number-columns-repeated="3"/>
          <table:table-cell table:style-name="ce23" office:value-type="string">
            <text:p>I</text:p>
          </table:table-cell>
          <table:table-cell table:style-name="ce20" office:value-type="float" office:value="41">
            <text:p>41</text:p>
          </table:table-cell>
          <table:table-cell table:style-name="ce23" table:number-columns-repeated="3"/>
          <table:table-cell table:style-name="ce23" office:value-type="string">
            <text:p>O</text:p>
          </table:table-cell>
          <table:table-cell table:style-name="ce36" office:value-type="float" office:value="58">
            <text:p>58</text:p>
          </table:table-cell>
          <table:table-cell table:style-name="ce23" table:number-columns-repeated="3"/>
          <table:table-cell table:style-name="ce34" office:value-type="string">
            <text:p>W</text:p>
          </table:table-cell>
          <table:table-cell table:style-name="ce44" office:value-type="float" office:value="63">
            <text:p>63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36" office:value-type="float" office:value="95">
            <text:p>95</text:p>
          </table:table-cell>
          <table:table-cell table:style-name="ce26" table:number-columns-repeated="3"/>
          <table:table-cell table:style-name="ce34" office:value-type="string">
            <text:p>C1</text:p>
          </table:table-cell>
          <table:table-cell/>
          <table:table-cell table:style-name="ce43" office:value-type="float" office:value="4">
            <text:p>4</text:p>
          </table:table-cell>
          <table:table-cell table:style-name="ce23" table:number-columns-repeated="4"/>
          <table:table-cell table:style-name="ce26" office:value-type="string">
            <text:p>X</text:p>
          </table:table-cell>
          <table:table-cell table:style-name="ce43"/>
          <table:table-cell table:style-name="ce23" table:number-columns-repeated="4"/>
          <table:table-cell table:style-name="ce26"/>
          <table:table-cell table:style-name="ce42" office:value-type="float" office:value="15">
            <text:p>15</text:p>
          </table:table-cell>
          <table:table-cell table:style-name="ce23" table:number-columns-repeated="4"/>
          <table:table-cell table:style-name="ce26" office:value-type="string">
            <text:p>X</text:p>
          </table:table-cell>
          <table:table-cell table:style-name="ce43"/>
          <table:table-cell table:style-name="ce23" table:number-columns-repeated="4"/>
          <table:table-cell table:style-name="ce26"/>
          <table:table-cell table:number-columns-repeated="878"/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4"/>
          <table:table-cell table:style-name="ce17" office:value-type="float" office:value="5">
            <text:p>5</text:p>
          </table:table-cell>
          <table:table-cell table:style-name="ce23"/>
          <table:table-cell table:style-name="ce23" office:value-type="string">
            <text:p>G</text:p>
          </table:table-cell>
          <table:table-cell table:style-name="ce9" office:value-type="float" office:value="26">
            <text:p>26</text:p>
          </table:table-cell>
          <table:table-cell table:style-name="ce30"/>
          <table:table-cell table:style-name="ce23" office:value-type="string">
            <text:p>H</text:p>
          </table:table-cell>
          <table:table-cell table:style-name="ce9" office:value-type="float" office:value="46">
            <text:p>46</text:p>
          </table:table-cell>
          <table:table-cell table:style-name="ce30"/>
          <table:table-cell table:style-name="ce23" office:value-type="string">
            <text:p>I</text:p>
          </table:table-cell>
          <table:table-cell table:style-name="ce9" office:value-type="float" office:value="65">
            <text:p>65</text:p>
          </table:table-cell>
          <table:table-cell table:style-name="ce30"/>
          <table:table-cell table:style-name="ce23" table:formula="of:=[.P9]" office:value-type="string" office:string-value="J">
            <text:p>J</text:p>
          </table:table-cell>
          <table:table-cell table:style-name="ce21" office:value-type="float" office:value="204">
            <text:p>204</text:p>
          </table:table-cell>
          <table:table-cell table:style-name="ce30"/>
          <table:table-cell table:style-name="ce23" office:value-type="string">
            <text:p>O</text:p>
          </table:table-cell>
          <table:table-cell table:style-name="ce21" office:value-type="float" office:value="153">
            <text:p>153</text:p>
          </table:table-cell>
          <table:table-cell table:style-name="ce30"/>
          <table:table-cell table:style-name="ce23" office:value-type="string">
            <text:p>P</text:p>
          </table:table-cell>
          <table:table-cell table:style-name="ce21" office:value-type="float" office:value="93">
            <text:p>93</text:p>
          </table:table-cell>
          <table:table-cell table:style-name="ce30"/>
          <table:table-cell table:style-name="ce23" office:value-type="string">
            <text:p>U</text:p>
          </table:table-cell>
          <table:table-cell table:style-name="ce9" office:value-type="float" office:value="87">
            <text:p>87</text:p>
          </table:table-cell>
          <table:table-cell table:style-name="ce30"/>
          <table:table-cell table:style-name="ce23" table:formula="of:=[.P21]" office:value-type="string" office:string-value="U">
            <text:p>U</text:p>
          </table:table-cell>
          <table:table-cell table:style-name="ce21" office:value-type="float" office:value="139">
            <text:p>139</text:p>
          </table:table-cell>
          <table:table-cell table:style-name="ce30"/>
          <table:table-cell table:style-name="ce23" office:value-type="string">
            <text:p>Y</text:p>
          </table:table-cell>
          <table:table-cell table:style-name="ce17" office:value-type="float" office:value="193">
            <text:p>193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95">
            <text:p>195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37" office:value-type="float" office:value="108">
            <text:p>108</text:p>
          </table:table-cell>
          <table:table-cell table:style-name="ce39"/>
          <table:table-cell table:style-name="ce34" office:value-type="string">
            <text:p>F</text:p>
          </table:table-cell>
          <table:table-cell table:style-name="ce43" office:value-type="float" office:value="5">
            <text:p>5</text:p>
          </table:table-cell>
          <table:table-cell table:style-name="ce23" table:number-columns-repeated="2"/>
          <table:table-cell table:style-name="ce23" office:value-type="string">
            <text:p>H</text:p>
          </table:table-cell>
          <table:table-cell table:style-name="ce20" table:formula="of:=[.AV7]+1" office:value-type="float" office:value="25">
            <text:p>25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I</text:p>
          </table:table-cell>
          <table:table-cell table:style-name="ce20" table:formula="of:=[.AZ7]+1" office:value-type="float" office:value="44">
            <text:p>44</text:p>
          </table:table-cell>
          <table:table-cell table:style-name="ce23" table:number-columns-repeated="2"/>
          <table:table-cell table:style-name="ce23" office:value-type="string">
            <text:p>J</text:p>
          </table:table-cell>
          <table:table-cell table:style-name="ce20" table:formula="of:=[.BD7]+1" office:value-type="float" office:value="62">
            <text:p>62</text:p>
          </table:table-cell>
          <table:table-cell table:style-name="ce23" table:number-columns-repeated="2"/>
          <table:table-cell table:style-name="ce23" office:value-type="string">
            <text:p>K</text:p>
          </table:table-cell>
          <table:table-cell table:style-name="ce20" office:value-type="float" office:value="79">
            <text:p>79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P</text:p>
          </table:table-cell>
          <table:table-cell table:style-name="ce20" office:value-type="float" office:value="107">
            <text:p>107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O</text:p>
          </table:table-cell>
          <table:table-cell table:style-name="ce20" office:value-type="float" office:value="96">
            <text:p>96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P</text:p>
          </table:table-cell>
          <table:table-cell table:style-name="ce36" office:value-type="float" office:value="135">
            <text:p>135</text:p>
          </table:table-cell>
          <table:table-cell table:style-name="ce23" table:number-columns-repeated="2"/>
          <table:table-cell table:style-name="ce23" office:value-type="string">
            <text:p>Y</text:p>
          </table:table-cell>
          <table:table-cell table:style-name="ce20" office:value-type="float" office:value="90">
            <text:p>90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 office:value-type="float" office:value="180">
            <text:p>180</text:p>
          </table:table-cell>
          <table:table-cell table:style-name="ce23" table:number-columns-repeated="2"/>
          <table:table-cell table:style-name="ce24" office:value-type="string">
            <text:p>C1</text:p>
          </table:table-cell>
          <table:table-cell table:style-name="ce36" office:value-type="float" office:value="191">
            <text:p>191</text:p>
          </table:table-cell>
          <table:table-cell table:style-name="ce23" table:number-columns-repeated="2"/>
          <table:table-cell table:style-name="ce24" office:value-type="string">
            <text:p>X</text:p>
          </table:table-cell>
          <table:table-cell table:style-name="ce20" office:value-type="float" office:value="184">
            <text:p>184</text:p>
          </table:table-cell>
          <table:table-cell table:style-name="ce23" table:number-columns-repeated="2"/>
          <table:table-cell table:style-name="ce24" office:value-type="string">
            <text:p>Z</text:p>
          </table:table-cell>
          <table:table-cell table:style-name="ce43" table:formula="of:=[.CN7]+1" office:value-type="float" office:value="5">
            <text:p>5</text:p>
          </table:table-cell>
          <table:table-cell table:style-name="ce23" table:number-columns-repeated="3"/>
          <table:table-cell table:style-name="ce23" office:value-type="string">
            <text:p>I</text:p>
          </table:table-cell>
          <table:table-cell table:style-name="ce20" table:formula="of:=[.CS7]+1" office:value-type="float" office:value="24">
            <text:p>24</text:p>
          </table:table-cell>
          <table:table-cell table:style-name="ce23" table:number-columns-repeated="3"/>
          <table:table-cell table:style-name="ce23" office:value-type="string">
            <text:p>J</text:p>
          </table:table-cell>
          <table:table-cell table:style-name="ce20" office:value-type="float" office:value="42">
            <text:p>42</text:p>
          </table:table-cell>
          <table:table-cell table:style-name="ce23" table:number-columns-repeated="3"/>
          <table:table-cell table:style-name="ce23" office:value-type="string">
            <text:p>P</text:p>
          </table:table-cell>
          <table:table-cell table:style-name="ce44" office:value-type="float" office:value="62">
            <text:p>62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20" office:value-type="float" office:value="64">
            <text:p>64</text:p>
          </table:table-cell>
          <table:table-cell table:style-name="ce23" table:number-columns-repeated="3"/>
          <table:table-cell table:style-name="ce34" office:value-type="string">
            <text:p>Y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 office:value-type="float" office:value="8">
            <text:p>8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23" office:value-type="string">
            <text:p>Y</text:p>
          </table:table-cell>
          <table:table-cell table:style-name="ce43"/>
          <table:table-cell table:style-name="ce23" table:number-columns-repeated="5"/>
          <table:table-cell table:style-name="ce42" office:value-type="float" office:value="16">
            <text:p>16</text:p>
          </table:table-cell>
          <table:table-cell table:style-name="ce23" table:number-columns-repeated="4"/>
          <table:table-cell table:style-name="ce23" office:value-type="string">
            <text:p>Y</text:p>
          </table:table-cell>
          <table:table-cell table:style-name="ce43"/>
          <table:table-cell table:style-name="ce23" table:number-columns-repeated="5"/>
          <table:table-cell table:number-columns-repeated="878"/>
        </table:table-row>
        <table:table-row table:style-name="ro2">
          <table:table-cell office:value-type="float" office:value="6">
            <text:p>6</text:p>
          </table:table-cell>
          <table:table-cell table:style-name="ce2" office:value-type="string">
            <text:p>G</text:p>
          </table:table-cell>
          <table:table-cell table:style-name="ce6" office:value-type="string">
            <text:p>ミント：スペア</text:p>
          </table:table-cell>
          <table:table-cell table:style-name="Default" table:number-columns-repeated="4"/>
          <table:table-cell table:style-name="ce17" office:value-type="float" office:value="6">
            <text:p>6</text:p>
          </table:table-cell>
          <table:table-cell table:style-name="ce23"/>
          <table:table-cell table:style-name="ce23" office:value-type="string">
            <text:p>H</text:p>
          </table:table-cell>
          <table:table-cell table:style-name="ce9" office:value-type="float" office:value="27">
            <text:p>27</text:p>
          </table:table-cell>
          <table:table-cell table:style-name="ce30"/>
          <table:table-cell table:style-name="ce23" office:value-type="string">
            <text:p>I</text:p>
          </table:table-cell>
          <table:table-cell table:style-name="ce9" office:value-type="float" office:value="47">
            <text:p>47</text:p>
          </table:table-cell>
          <table:table-cell table:style-name="ce30"/>
          <table:table-cell table:style-name="ce23" office:value-type="string">
            <text:p>J</text:p>
          </table:table-cell>
          <table:table-cell table:style-name="ce9" office:value-type="float" office:value="66">
            <text:p>66</text:p>
          </table:table-cell>
          <table:table-cell table:style-name="ce30"/>
          <table:table-cell table:style-name="ce23" table:formula="of:=[.P10]" office:value-type="string" office:string-value="K">
            <text:p>K</text:p>
          </table:table-cell>
          <table:table-cell table:style-name="ce21" office:value-type="float" office:value="205">
            <text:p>205</text:p>
          </table:table-cell>
          <table:table-cell table:style-name="ce30"/>
          <table:table-cell table:style-name="ce23" office:value-type="string">
            <text:p>P</text:p>
          </table:table-cell>
          <table:table-cell table:style-name="ce21" office:value-type="float" office:value="154">
            <text:p>154</text:p>
          </table:table-cell>
          <table:table-cell table:style-name="ce30"/>
          <table:table-cell table:style-name="ce23" office:value-type="string">
            <text:p>Q</text:p>
          </table:table-cell>
          <table:table-cell table:style-name="ce21" office:value-type="float" office:value="94">
            <text:p>94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9" office:value-type="float" office:value="88">
            <text:p>88</text:p>
          </table:table-cell>
          <table:table-cell table:style-name="ce30"/>
          <table:table-cell table:style-name="ce23" table:formula="of:=[.P22]" office:value-type="string" office:string-value="V">
            <text:p>V</text:p>
          </table:table-cell>
          <table:table-cell table:style-name="ce17" office:value-type="float" office:value="146">
            <text:p>146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94">
            <text:p>194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196">
            <text:p>196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37" office:value-type="float" office:value="109">
            <text:p>109</text:p>
          </table:table-cell>
          <table:table-cell table:style-name="ce39"/>
          <table:table-cell table:style-name="ce34" office:value-type="string">
            <text:p>G</text:p>
          </table:table-cell>
          <table:table-cell table:style-name="ce43" office:value-type="float" office:value="6">
            <text:p>6</text:p>
          </table:table-cell>
          <table:table-cell table:style-name="ce23" table:number-columns-repeated="2"/>
          <table:table-cell table:style-name="ce23" office:value-type="string">
            <text:p>I</text:p>
          </table:table-cell>
          <table:table-cell table:style-name="ce20" table:formula="of:=[.AV8]+1" office:value-type="float" office:value="26">
            <text:p>26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J</text:p>
          </table:table-cell>
          <table:table-cell table:style-name="ce20" table:formula="of:=[.AZ8]+1" office:value-type="float" office:value="45">
            <text:p>45</text:p>
          </table:table-cell>
          <table:table-cell table:style-name="ce23" table:number-columns-repeated="2"/>
          <table:table-cell table:style-name="ce23" office:value-type="string">
            <text:p>K</text:p>
          </table:table-cell>
          <table:table-cell table:style-name="ce20" table:formula="of:=[.BD8]+1" office:value-type="float" office:value="63">
            <text:p>63</text:p>
          </table:table-cell>
          <table:table-cell table:style-name="ce23" table:number-columns-repeated="2"/>
          <table:table-cell table:style-name="ce23" office:value-type="string">
            <text:p>L</text:p>
          </table:table-cell>
          <table:table-cell table:style-name="ce20" office:value-type="float" office:value="80">
            <text:p>80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Q</text:p>
          </table:table-cell>
          <table:table-cell table:style-name="ce20" office:value-type="float" office:value="108">
            <text:p>108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P</text:p>
          </table:table-cell>
          <table:table-cell table:style-name="ce20" office:value-type="float" office:value="97">
            <text:p>97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Q</text:p>
          </table:table-cell>
          <table:table-cell table:style-name="ce43" office:value-type="float" office:value="171">
            <text:p>171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20" office:value-type="float" office:value="91">
            <text:p>91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36" office:value-type="float" office:value="192">
            <text:p>192</text:p>
          </table:table-cell>
          <table:table-cell table:style-name="ce23" table:number-columns-repeated="2"/>
          <table:table-cell table:style-name="ce24" office:value-type="string">
            <text:p>Y</text:p>
          </table:table-cell>
          <table:table-cell table:style-name="ce20" office:value-type="float" office:value="185">
            <text:p>185</text:p>
          </table:table-cell>
          <table:table-cell table:style-name="ce23" table:number-columns-repeated="2"/>
          <table:table-cell table:style-name="ce24" office:value-type="string">
            <text:p>B1</text:p>
          </table:table-cell>
          <table:table-cell table:style-name="ce43" table:formula="of:=[.CN8]+1" office:value-type="float" office:value="6">
            <text:p>6</text:p>
          </table:table-cell>
          <table:table-cell table:style-name="ce23" table:number-columns-repeated="3"/>
          <table:table-cell table:style-name="ce23" office:value-type="string">
            <text:p>J</text:p>
          </table:table-cell>
          <table:table-cell table:style-name="ce20" table:formula="of:=[.CS8]+1" office:value-type="float" office:value="25">
            <text:p>25</text:p>
          </table:table-cell>
          <table:table-cell table:style-name="ce23" table:number-columns-repeated="3"/>
          <table:table-cell table:style-name="ce23" office:value-type="string">
            <text:p>K</text:p>
          </table:table-cell>
          <table:table-cell table:style-name="ce20" office:value-type="float" office:value="43">
            <text:p>43</text:p>
          </table:table-cell>
          <table:table-cell table:style-name="ce23" table:number-columns-repeated="3"/>
          <table:table-cell table:style-name="ce23" office:value-type="string">
            <text:p>Q</text:p>
          </table:table-cell>
          <table:table-cell table:style-name="ce20" office:value-type="float" office:value="86">
            <text:p>86</text:p>
          </table:table-cell>
          <table:table-cell table:style-name="ce23" table:number-columns-repeated="3"/>
          <table:table-cell table:style-name="ce24" office:value-type="string">
            <text:p>Y</text:p>
          </table:table-cell>
          <table:table-cell table:style-name="ce20" office:value-type="float" office:value="65">
            <text:p>65</text:p>
          </table:table-cell>
          <table:table-cell table:style-name="ce23" table:number-columns-repeated="3"/>
          <table:table-cell table:style-name="ce3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 office:value-type="float" office:value="9">
            <text:p>9</text:p>
          </table:table-cell>
          <table:table-cell table:style-name="ce23" table:number-columns-repeated="4"/>
          <table:table-cell table:style-name="ce23" office:value-type="string">
            <text:p>Z</text:p>
          </table:table-cell>
          <table:table-cell table:style-name="ce43"/>
          <table:table-cell table:style-name="ce23" table:number-columns-repeated="5"/>
          <table:table-cell table:style-name="ce42" office:value-type="float" office:value="17">
            <text:p>17</text:p>
          </table:table-cell>
          <table:table-cell table:style-name="ce23" table:number-columns-repeated="4"/>
          <table:table-cell table:style-name="ce23" office:value-type="string">
            <text:p>Z</text:p>
          </table:table-cell>
          <table:table-cell table:style-name="ce43"/>
          <table:table-cell table:style-name="ce23" table:number-columns-repeated="5"/>
          <table:table-cell table:number-columns-repeated="878"/>
        </table:table-row>
        <table:table-row table:style-name="ro2">
          <table:table-cell office:value-type="float" office:value="7">
            <text:p>7</text:p>
          </table:table-cell>
          <table:table-cell table:style-name="ce2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4"/>
          <table:table-cell table:style-name="ce17" office:value-type="float" office:value="7">
            <text:p>7</text:p>
          </table:table-cell>
          <table:table-cell table:style-name="ce23"/>
          <table:table-cell table:style-name="ce23" office:value-type="string">
            <text:p>I</text:p>
          </table:table-cell>
          <table:table-cell table:style-name="ce9" office:value-type="float" office:value="28">
            <text:p>28</text:p>
          </table:table-cell>
          <table:table-cell table:style-name="ce30"/>
          <table:table-cell table:style-name="ce23" office:value-type="string">
            <text:p>J</text:p>
          </table:table-cell>
          <table:table-cell table:style-name="ce9" office:value-type="float" office:value="48">
            <text:p>48</text:p>
          </table:table-cell>
          <table:table-cell table:style-name="ce30"/>
          <table:table-cell table:style-name="ce23" office:value-type="string">
            <text:p>K</text:p>
          </table:table-cell>
          <table:table-cell table:style-name="ce9" office:value-type="float" office:value="67">
            <text:p>67</text:p>
          </table:table-cell>
          <table:table-cell table:style-name="ce30"/>
          <table:table-cell table:style-name="ce23" table:formula="of:=[.P11]" office:value-type="string" office:string-value="L">
            <text:p>L</text:p>
          </table:table-cell>
          <table:table-cell table:style-name="ce21" office:value-type="float" office:value="206">
            <text:p>206</text:p>
          </table:table-cell>
          <table:table-cell table:style-name="ce30"/>
          <table:table-cell table:style-name="ce23" office:value-type="string">
            <text:p>Q</text:p>
          </table:table-cell>
          <table:table-cell table:style-name="ce21" office:value-type="float" office:value="155">
            <text:p>155</text:p>
          </table:table-cell>
          <table:table-cell table:style-name="ce30"/>
          <table:table-cell table:style-name="ce23" office:value-type="string">
            <text:p>R</text:p>
          </table:table-cell>
          <table:table-cell table:style-name="ce21" office:value-type="float" office:value="95">
            <text:p>95</text:p>
          </table:table-cell>
          <table:table-cell table:style-name="ce30"/>
          <table:table-cell table:style-name="ce23" office:value-type="string">
            <text:p>W</text:p>
          </table:table-cell>
          <table:table-cell table:style-name="ce17" office:value-type="float" office:value="103">
            <text:p>103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75">
            <text:p>175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0">
            <text:p>110</text:p>
          </table:table-cell>
          <table:table-cell table:style-name="ce39"/>
          <table:table-cell table:style-name="ce34" office:value-type="string">
            <text:p>H</text:p>
          </table:table-cell>
          <table:table-cell table:style-name="ce43" office:value-type="float" office:value="7">
            <text:p>7</text:p>
          </table:table-cell>
          <table:table-cell table:style-name="ce23" table:number-columns-repeated="2"/>
          <table:table-cell table:style-name="ce23" office:value-type="string">
            <text:p>J</text:p>
          </table:table-cell>
          <table:table-cell table:style-name="ce20" table:formula="of:=[.AV9]+1" office:value-type="float" office:value="27">
            <text:p>27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0" table:formula="of:=[.AZ9]+1" office:value-type="float" office:value="46">
            <text:p>46</text:p>
          </table:table-cell>
          <table:table-cell table:style-name="ce23" table:number-columns-repeated="2"/>
          <table:table-cell table:style-name="ce23" office:value-type="string">
            <text:p>L</text:p>
          </table:table-cell>
          <table:table-cell table:style-name="ce20" table:formula="of:=[.BD9]+1" office:value-type="float" office:value="64">
            <text:p>64</text:p>
          </table:table-cell>
          <table:table-cell table:style-name="ce23" table:number-columns-repeated="2"/>
          <table:table-cell table:style-name="ce23" office:value-type="string">
            <text:p>M1</text:p>
          </table:table-cell>
          <table:table-cell table:style-name="ce20" office:value-type="float" office:value="81">
            <text:p>81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R</text:p>
          </table:table-cell>
          <table:table-cell table:style-name="ce20" office:value-type="float" office:value="109">
            <text:p>109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Q</text:p>
          </table:table-cell>
          <table:table-cell table:style-name="ce20" office:value-type="float" office:value="98">
            <text:p>98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R</text:p>
          </table:table-cell>
          <table:table-cell table:style-name="ce43" office:value-type="float" office:value="172">
            <text:p>172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20" office:value-type="float" office:value="129">
            <text:p>129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36" office:value-type="float" office:value="193">
            <text:p>193</text:p>
          </table:table-cell>
          <table:table-cell table:style-name="ce23" table:number-columns-repeated="2"/>
          <table:table-cell table:style-name="ce24" office:value-type="string">
            <text:p>L1</text:p>
          </table:table-cell>
          <table:table-cell table:style-name="ce20" office:value-type="float" office:value="186">
            <text:p>186</text:p>
          </table:table-cell>
          <table:table-cell table:style-name="ce23" table:number-columns-repeated="2"/>
          <table:table-cell table:style-name="ce24" office:value-type="string">
            <text:p>C1</text:p>
          </table:table-cell>
          <table:table-cell table:style-name="ce43" table:formula="of:=[.CN9]+1" office:value-type="float" office:value="7">
            <text:p>7</text:p>
          </table:table-cell>
          <table:table-cell table:style-name="ce23" table:number-columns-repeated="3"/>
          <table:table-cell table:style-name="ce23" office:value-type="string">
            <text:p>K</text:p>
          </table:table-cell>
          <table:table-cell table:style-name="ce20" table:formula="of:=[.CS9]+1" office:value-type="float" office:value="26">
            <text:p>26</text:p>
          </table:table-cell>
          <table:table-cell table:style-name="ce23" table:number-columns-repeated="3"/>
          <table:table-cell table:style-name="ce23" office:value-type="string">
            <text:p>L</text:p>
          </table:table-cell>
          <table:table-cell table:style-name="ce20" office:value-type="float" office:value="44">
            <text:p>44</text:p>
          </table:table-cell>
          <table:table-cell table:style-name="ce23" table:number-columns-repeated="3"/>
          <table:table-cell table:style-name="ce23" office:value-type="string">
            <text:p>R</text:p>
          </table:table-cell>
          <table:table-cell table:style-name="ce20" office:value-type="float" office:value="87">
            <text:p>87</text:p>
          </table:table-cell>
          <table:table-cell table:style-name="ce23" table:number-columns-repeated="3"/>
          <table:table-cell table:style-name="ce24" office:value-type="string">
            <text:p>L1</text:p>
          </table:table-cell>
          <table:table-cell table:style-name="ce20" office:value-type="float" office:value="66">
            <text:p>66</text:p>
          </table:table-cell>
          <table:table-cell table:style-name="ce23" table:number-columns-repeated="3"/>
          <table:table-cell table:style-name="ce3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 office:value-type="float" office:value="10">
            <text:p>10</text:p>
          </table:table-cell>
          <table:table-cell table:style-name="ce23" table:number-columns-repeated="4"/>
          <table:table-cell table:style-name="ce23" office:value-type="string">
            <text:p>B1</text:p>
          </table:table-cell>
          <table:table-cell table:style-name="ce43"/>
          <table:table-cell table:style-name="ce23" table:number-columns-repeated="5"/>
          <table:table-cell table:style-name="ce42" office:value-type="float" office:value="18">
            <text:p>18</text:p>
          </table:table-cell>
          <table:table-cell table:style-name="ce23" table:number-columns-repeated="4"/>
          <table:table-cell table:style-name="ce23" office:value-type="string">
            <text:p>B1</text:p>
          </table:table-cell>
          <table:table-cell table:style-name="ce43"/>
          <table:table-cell table:style-name="ce23" table:number-columns-repeated="5"/>
          <table:table-cell table:number-columns-repeated="878"/>
        </table:table-row>
        <table:table-row table:style-name="ro2">
          <table:table-cell office:value-type="float" office:value="8">
            <text:p>8</text:p>
          </table:table-cell>
          <table:table-cell table:style-name="ce2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4"/>
          <table:table-cell table:style-name="ce17" office:value-type="float" office:value="8">
            <text:p>8</text:p>
          </table:table-cell>
          <table:table-cell table:style-name="ce23"/>
          <table:table-cell table:style-name="ce23" office:value-type="string">
            <text:p>J</text:p>
          </table:table-cell>
          <table:table-cell table:style-name="ce9" office:value-type="float" office:value="29">
            <text:p>29</text:p>
          </table:table-cell>
          <table:table-cell table:style-name="ce30"/>
          <table:table-cell table:style-name="ce23" office:value-type="string">
            <text:p>K</text:p>
          </table:table-cell>
          <table:table-cell table:style-name="ce9" office:value-type="float" office:value="49">
            <text:p>49</text:p>
          </table:table-cell>
          <table:table-cell table:style-name="ce30"/>
          <table:table-cell table:style-name="ce23" office:value-type="string">
            <text:p>L</text:p>
          </table:table-cell>
          <table:table-cell table:style-name="ce9" office:value-type="float" office:value="68">
            <text:p>68</text:p>
          </table:table-cell>
          <table:table-cell table:style-name="ce30"/>
          <table:table-cell table:style-name="ce23" table:formula="of:=[.P12]" office:value-type="string" office:string-value="M1">
            <text:p>M1</text:p>
          </table:table-cell>
          <table:table-cell table:style-name="ce21" office:value-type="float" office:value="207">
            <text:p>207</text:p>
          </table:table-cell>
          <table:table-cell table:style-name="ce24"/>
          <table:table-cell table:style-name="ce24" office:value-type="string">
            <text:p>R</text:p>
          </table:table-cell>
          <table:table-cell table:style-name="ce21" office:value-type="float" office:value="156">
            <text:p>156</text:p>
          </table:table-cell>
          <table:table-cell table:style-name="ce24"/>
          <table:table-cell table:style-name="ce24" office:value-type="string">
            <text:p>S</text:p>
          </table:table-cell>
          <table:table-cell table:style-name="ce17" office:value-type="float" office:value="101">
            <text:p>101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34">
            <text:p>134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91">
            <text:p>191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1">
            <text:p>111</text:p>
          </table:table-cell>
          <table:table-cell table:style-name="ce39"/>
          <table:table-cell table:style-name="ce34" office:value-type="string">
            <text:p>I</text:p>
          </table:table-cell>
          <table:table-cell table:style-name="ce43" office:value-type="float" office:value="8">
            <text:p>8</text:p>
          </table:table-cell>
          <table:table-cell table:style-name="ce23" table:number-columns-repeated="2"/>
          <table:table-cell table:style-name="ce23" office:value-type="string">
            <text:p>K</text:p>
          </table:table-cell>
          <table:table-cell table:style-name="ce20" table:formula="of:=[.AV10]+1" office:value-type="float" office:value="28">
            <text:p>28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0" table:formula="of:=[.AZ10]+1" office:value-type="float" office:value="47">
            <text:p>47</text:p>
          </table:table-cell>
          <table:table-cell table:style-name="ce23" table:number-columns-repeated="2"/>
          <table:table-cell table:style-name="ce23" office:value-type="string">
            <text:p>M1</text:p>
          </table:table-cell>
          <table:table-cell table:style-name="ce20" table:formula="of:=[.BD10]+1" office:value-type="float" office:value="65">
            <text:p>65</text:p>
          </table:table-cell>
          <table:table-cell table:style-name="ce23" table:number-columns-repeated="2"/>
          <table:table-cell table:style-name="ce23" office:value-type="string">
            <text:p>M2</text:p>
          </table:table-cell>
          <table:table-cell table:style-name="ce20" office:value-type="float" office:value="82">
            <text:p>82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S</text:p>
          </table:table-cell>
          <table:table-cell table:style-name="ce20" office:value-type="float" office:value="110">
            <text:p>110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R</text:p>
          </table:table-cell>
          <table:table-cell table:style-name="ce20" office:value-type="float" office:value="99">
            <text:p>99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S</text:p>
          </table:table-cell>
          <table:table-cell table:style-name="ce43" office:value-type="float" office:value="173">
            <text:p>173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20" office:value-type="float" office:value="175">
            <text:p>175</text:p>
          </table:table-cell>
          <table:table-cell table:style-name="ce23" table:number-columns-repeated="2"/>
          <table:table-cell table:style-name="ce24" office:value-type="string">
            <text:p>Y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36" office:value-type="float" office:value="194">
            <text:p>194</text:p>
          </table:table-cell>
          <table:table-cell table:style-name="ce23" table:number-columns-repeated="2"/>
          <table:table-cell table:style-name="ce34" office:value-type="string">
            <text:p>Z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43" table:formula="of:=[.CN10]+1" office:value-type="float" office:value="8">
            <text:p>8</text:p>
          </table:table-cell>
          <table:table-cell table:style-name="ce23" table:number-columns-repeated="3"/>
          <table:table-cell table:style-name="ce23" office:value-type="string">
            <text:p>L</text:p>
          </table:table-cell>
          <table:table-cell table:style-name="ce20" table:formula="of:=[.CS10]+1" office:value-type="float" office:value="27">
            <text:p>27</text:p>
          </table:table-cell>
          <table:table-cell table:style-name="ce23" table:number-columns-repeated="3"/>
          <table:table-cell table:style-name="ce23" office:value-type="string">
            <text:p>M1</text:p>
          </table:table-cell>
          <table:table-cell table:style-name="ce20" office:value-type="float" office:value="45">
            <text:p>45</text:p>
          </table:table-cell>
          <table:table-cell table:style-name="ce23" table:number-columns-repeated="3"/>
          <table:table-cell table:style-name="ce23" office:value-type="string">
            <text:p>S</text:p>
          </table:table-cell>
          <table:table-cell table:style-name="ce20" office:value-type="float" office:value="88">
            <text:p>88</text:p>
          </table:table-cell>
          <table:table-cell table:style-name="ce23" table:number-columns-repeated="3"/>
          <table:table-cell table:style-name="ce24" office:value-type="string">
            <text:p>Z</text:p>
          </table:table-cell>
          <table:table-cell table:style-name="ce20" office:value-type="float" office:value="67">
            <text:p>67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U</text:p>
          </table:table-cell>
          <table:table-cell table:style-name="ce26" office:value-type="string">
            <text:p>X</text:p>
          </table:table-cell>
          <table:table-cell table:style-name="ce20"/>
          <table:table-cell table:style-name="ce22" table:number-columns-repeated="3"/>
          <table:table-cell table:style-name="ce26"/>
          <table:table-cell/>
          <table:table-cell table:style-name="ce43" office:value-type="float" office:value="11">
            <text:p>11</text:p>
          </table:table-cell>
          <table:table-cell table:style-name="ce23" table:number-columns-repeated="4"/>
          <table:table-cell table:style-name="ce23" office:value-type="string">
            <text:p>C1</text:p>
          </table:table-cell>
          <table:table-cell table:style-name="ce43"/>
          <table:table-cell table:style-name="ce23" table:number-columns-repeated="5"/>
          <table:table-cell table:style-name="ce42" office:value-type="float" office:value="19">
            <text:p>19</text:p>
          </table:table-cell>
          <table:table-cell table:style-name="ce23" table:number-columns-repeated="4"/>
          <table:table-cell table:style-name="ce23" office:value-type="string">
            <text:p>C1</text:p>
          </table:table-cell>
          <table:table-cell table:style-name="ce43"/>
          <table:table-cell table:style-name="ce23" table:number-columns-repeated="5"/>
          <table:table-cell table:number-columns-repeated="878"/>
        </table:table-row>
        <table:table-row table:style-name="ro2">
          <table:table-cell office:value-type="float" office:value="9">
            <text:p>9</text:p>
          </table:table-cell>
          <table:table-cell table:style-name="ce2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4"/>
          <table:table-cell table:style-name="ce17" office:value-type="float" office:value="9">
            <text:p>9</text:p>
          </table:table-cell>
          <table:table-cell table:style-name="ce23"/>
          <table:table-cell table:style-name="ce23" office:value-type="string">
            <text:p>K</text:p>
          </table:table-cell>
          <table:table-cell table:style-name="ce9" office:value-type="float" office:value="30">
            <text:p>30</text:p>
          </table:table-cell>
          <table:table-cell table:style-name="ce30"/>
          <table:table-cell table:style-name="ce23" office:value-type="string">
            <text:p>L</text:p>
          </table:table-cell>
          <table:table-cell table:style-name="ce9" office:value-type="float" office:value="50">
            <text:p>50</text:p>
          </table:table-cell>
          <table:table-cell table:style-name="ce30"/>
          <table:table-cell table:style-name="ce23" office:value-type="string">
            <text:p>M1</text:p>
          </table:table-cell>
          <table:table-cell table:style-name="ce9" office:value-type="float" office:value="69">
            <text:p>69</text:p>
          </table:table-cell>
          <table:table-cell table:style-name="ce30"/>
          <table:table-cell table:style-name="ce23" table:formula="of:=[.P13]" office:value-type="string" office:string-value="M2">
            <text:p>M2</text:p>
          </table:table-cell>
          <table:table-cell table:style-name="ce21" office:value-type="float" office:value="208">
            <text:p>208</text:p>
          </table:table-cell>
          <table:table-cell table:style-name="ce24"/>
          <table:table-cell table:style-name="ce24" office:value-type="string">
            <text:p>S</text:p>
          </table:table-cell>
          <table:table-cell table:style-name="ce21" office:value-type="float" office:value="157">
            <text:p>157</text:p>
          </table:table-cell>
          <table:table-cell table:style-name="ce24"/>
          <table:table-cell table:style-name="ce24" office:value-type="string">
            <text:p>T</text:p>
          </table:table-cell>
          <table:table-cell table:style-name="ce17" office:value-type="float" office:value="133">
            <text:p>133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45">
            <text:p>145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92">
            <text:p>192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2">
            <text:p>112</text:p>
          </table:table-cell>
          <table:table-cell table:style-name="ce39"/>
          <table:table-cell table:style-name="ce34" office:value-type="string">
            <text:p>J</text:p>
          </table:table-cell>
          <table:table-cell table:style-name="ce43" office:value-type="float" office:value="9">
            <text:p>9</text:p>
          </table:table-cell>
          <table:table-cell table:style-name="ce23" table:number-columns-repeated="2"/>
          <table:table-cell table:style-name="ce23" office:value-type="string">
            <text:p>L</text:p>
          </table:table-cell>
          <table:table-cell table:style-name="ce20" table:formula="of:=[.AV11]+1" office:value-type="float" office:value="29">
            <text:p>29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M1</text:p>
          </table:table-cell>
          <table:table-cell table:style-name="ce20" table:formula="of:=[.AZ11]+1" office:value-type="float" office:value="48">
            <text:p>48</text:p>
          </table:table-cell>
          <table:table-cell table:style-name="ce23" table:number-columns-repeated="2"/>
          <table:table-cell table:style-name="ce23" office:value-type="string">
            <text:p>M2</text:p>
          </table:table-cell>
          <table:table-cell table:style-name="ce20" table:formula="of:=[.BD11]+1" office:value-type="float" office:value="66">
            <text:p>66</text:p>
          </table:table-cell>
          <table:table-cell table:style-name="ce23" table:number-columns-repeated="2"/>
          <table:table-cell table:style-name="ce23" office:value-type="string">
            <text:p>N</text:p>
          </table:table-cell>
          <table:table-cell table:style-name="ce20" office:value-type="float" office:value="83">
            <text:p>83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T</text:p>
          </table:table-cell>
          <table:table-cell table:style-name="ce20" office:value-type="float" office:value="111">
            <text:p>111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S</text:p>
          </table:table-cell>
          <table:table-cell table:style-name="ce20" office:value-type="float" office:value="100">
            <text:p>100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T</text:p>
          </table:table-cell>
          <table:table-cell table:style-name="ce43" office:value-type="float" office:value="174">
            <text:p>174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 office:value-type="float" office:value="176">
            <text:p>176</text:p>
          </table:table-cell>
          <table:table-cell table:style-name="ce23" table:number-columns-repeated="2"/>
          <table:table-cell table:style-name="ce24" office:value-type="string">
            <text:p>L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36" office:value-type="float" office:value="195">
            <text:p>195</text:p>
          </table:table-cell>
          <table:table-cell table:style-name="ce23" table:number-columns-repeated="2"/>
          <table:table-cell table:style-name="ce34" office:value-type="string">
            <text:p>B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43" table:formula="of:=[.CN11]+1" office:value-type="float" office:value="9">
            <text:p>9</text:p>
          </table:table-cell>
          <table:table-cell table:style-name="ce23" table:number-columns-repeated="3"/>
          <table:table-cell table:style-name="ce23" office:value-type="string">
            <text:p>M1</text:p>
          </table:table-cell>
          <table:table-cell table:style-name="ce20" table:formula="of:=[.CS11]+1" office:value-type="float" office:value="28">
            <text:p>28</text:p>
          </table:table-cell>
          <table:table-cell table:style-name="ce23" table:number-columns-repeated="3"/>
          <table:table-cell table:style-name="ce23" office:value-type="string">
            <text:p>M2</text:p>
          </table:table-cell>
          <table:table-cell table:style-name="ce20" office:value-type="float" office:value="46">
            <text:p>46</text:p>
          </table:table-cell>
          <table:table-cell table:style-name="ce23" table:number-columns-repeated="3"/>
          <table:table-cell table:style-name="ce23" office:value-type="string">
            <text:p>T</text:p>
          </table:table-cell>
          <table:table-cell table:style-name="ce20" office:value-type="float" office:value="89">
            <text:p>89</text:p>
          </table:table-cell>
          <table:table-cell table:style-name="ce23" table:number-columns-repeated="3"/>
          <table:table-cell table:style-name="ce24" office:value-type="string">
            <text:p>B1</text:p>
          </table:table-cell>
          <table:table-cell table:style-name="ce20" office:value-type="float" office:value="68">
            <text:p>68</text:p>
          </table:table-cell>
          <table:table-cell table:style-name="ce23" table:number-columns-repeated="3"/>
          <table:table-cell table:style-name="ce34" office:value-type="string">
            <text:p>Y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8"/>
        </table:table-row>
        <table:table-row table:style-name="ro2">
          <table:table-cell office:value-type="float" office:value="10">
            <text:p>10</text:p>
          </table:table-cell>
          <table:table-cell table:style-name="ce2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4"/>
          <table:table-cell table:style-name="ce17" office:value-type="float" office:value="10">
            <text:p>10</text:p>
          </table:table-cell>
          <table:table-cell table:style-name="ce23"/>
          <table:table-cell table:style-name="ce23" office:value-type="string">
            <text:p>L</text:p>
          </table:table-cell>
          <table:table-cell table:style-name="ce9" office:value-type="float" office:value="31">
            <text:p>31</text:p>
          </table:table-cell>
          <table:table-cell table:style-name="ce30"/>
          <table:table-cell table:style-name="ce23" office:value-type="string">
            <text:p>M1</text:p>
          </table:table-cell>
          <table:table-cell table:style-name="ce9" office:value-type="float" office:value="51">
            <text:p>51</text:p>
          </table:table-cell>
          <table:table-cell table:style-name="ce30"/>
          <table:table-cell table:style-name="ce23" office:value-type="string">
            <text:p>M2</text:p>
          </table:table-cell>
          <table:table-cell table:style-name="ce9" office:value-type="float" office:value="70">
            <text:p>70</text:p>
          </table:table-cell>
          <table:table-cell table:style-name="ce30"/>
          <table:table-cell table:style-name="ce23" table:formula="of:=[.P14]" office:value-type="string" office:string-value="N">
            <text:p>N</text:p>
          </table:table-cell>
          <table:table-cell table:style-name="ce21" office:value-type="float" office:value="209">
            <text:p>209</text:p>
          </table:table-cell>
          <table:table-cell table:style-name="ce25"/>
          <table:table-cell table:style-name="ce24" office:value-type="string">
            <text:p>T</text:p>
          </table:table-cell>
          <table:table-cell table:style-name="ce21" office:value-type="float" office:value="158">
            <text:p>158</text:p>
          </table:table-cell>
          <table:table-cell table:style-name="ce25"/>
          <table:table-cell table:style-name="ce24" office:value-type="string">
            <text:p>U</text:p>
          </table:table-cell>
          <table:table-cell table:style-name="ce17" office:value-type="float" office:value="144">
            <text:p>144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74">
            <text:p>174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3">
            <text:p>113</text:p>
          </table:table-cell>
          <table:table-cell table:style-name="ce39"/>
          <table:table-cell table:style-name="ce34" office:value-type="string">
            <text:p>K</text:p>
          </table:table-cell>
          <table:table-cell table:style-name="ce43" office:value-type="float" office:value="10">
            <text:p>10</text:p>
          </table:table-cell>
          <table:table-cell table:style-name="ce23" table:number-columns-repeated="2"/>
          <table:table-cell table:style-name="ce23" office:value-type="string">
            <text:p>M1</text:p>
          </table:table-cell>
          <table:table-cell table:style-name="ce20" table:formula="of:=[.AV12]+1" office:value-type="float" office:value="30">
            <text:p>30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M2</text:p>
          </table:table-cell>
          <table:table-cell table:style-name="ce20" table:formula="of:=[.AZ12]+1" office:value-type="float" office:value="49">
            <text:p>49</text:p>
          </table:table-cell>
          <table:table-cell table:style-name="ce23" table:number-columns-repeated="2"/>
          <table:table-cell table:style-name="ce23" office:value-type="string">
            <text:p>N</text:p>
          </table:table-cell>
          <table:table-cell table:style-name="ce20" table:formula="of:=[.BD12]+1" office:value-type="float" office:value="67">
            <text:p>67</text:p>
          </table:table-cell>
          <table:table-cell table:style-name="ce23" table:number-columns-repeated="2"/>
          <table:table-cell table:style-name="ce23" office:value-type="string">
            <text:p>O</text:p>
          </table:table-cell>
          <table:table-cell table:style-name="ce20" office:value-type="float" office:value="84">
            <text:p>84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U</text:p>
          </table:table-cell>
          <table:table-cell table:style-name="ce20" office:value-type="float" office:value="112">
            <text:p>112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T</text:p>
          </table:table-cell>
          <table:table-cell table:style-name="ce20" office:value-type="float" office:value="101">
            <text:p>101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U</text:p>
          </table:table-cell>
          <table:table-cell table:style-name="ce20"/>
          <table:table-cell table:style-name="ce23" table:number-columns-repeated="3"/>
          <table:table-cell table:style-name="ce20" office:value-type="float" office:value="177">
            <text:p>177</text:p>
          </table:table-cell>
          <table:table-cell table:style-name="ce23" table:number-columns-repeated="2"/>
          <table:table-cell table:style-name="ce24" office:value-type="string">
            <text:p>Z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36" office:value-type="float" office:value="196">
            <text:p>196</text:p>
          </table:table-cell>
          <table:table-cell table:style-name="ce23" table:number-columns-repeated="2"/>
          <table:table-cell table:style-name="ce34" office:value-type="string">
            <text:p>C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43" table:formula="of:=[.CN12]+1" office:value-type="float" office:value="10">
            <text:p>10</text:p>
          </table:table-cell>
          <table:table-cell table:style-name="ce23" table:number-columns-repeated="3"/>
          <table:table-cell table:style-name="ce23" office:value-type="string">
            <text:p>M2</text:p>
          </table:table-cell>
          <table:table-cell table:style-name="ce20" table:formula="of:=[.CS12]+1" office:value-type="float" office:value="29">
            <text:p>29</text:p>
          </table:table-cell>
          <table:table-cell table:style-name="ce23" table:number-columns-repeated="3"/>
          <table:table-cell table:style-name="ce23" office:value-type="string">
            <text:p>N</text:p>
          </table:table-cell>
          <table:table-cell table:style-name="ce20" office:value-type="float" office:value="47">
            <text:p>47</text:p>
          </table:table-cell>
          <table:table-cell table:style-name="ce23" table:number-columns-repeated="3"/>
          <table:table-cell table:style-name="ce23" office:value-type="string">
            <text:p>U</text:p>
          </table:table-cell>
          <table:table-cell table:style-name="ce20" office:value-type="float" office:value="90">
            <text:p>90</text:p>
          </table:table-cell>
          <table:table-cell table:style-name="ce23" table:number-columns-repeated="3"/>
          <table:table-cell table:style-name="ce24" office:value-type="string">
            <text:p>C1</text:p>
          </table:table-cell>
          <table:table-cell table:style-name="ce20" office:value-type="float" office:value="69">
            <text:p>69</text:p>
          </table:table-cell>
          <table:table-cell table:style-name="ce23" table:number-columns-repeated="3"/>
          <table:table-cell table:style-name="ce3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8"/>
        </table:table-row>
        <table:table-row table:style-name="ro2">
          <table:table-cell office:value-type="float" office:value="11">
            <text:p>11</text:p>
          </table:table-cell>
          <table:table-cell table:style-name="ce2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4"/>
          <table:table-cell table:style-name="ce17" office:value-type="float" office:value="11">
            <text:p>11</text:p>
          </table:table-cell>
          <table:table-cell table:style-name="ce23"/>
          <table:table-cell table:style-name="ce23" office:value-type="string">
            <text:p>M1</text:p>
          </table:table-cell>
          <table:table-cell table:style-name="ce9" office:value-type="float" office:value="32">
            <text:p>32</text:p>
          </table:table-cell>
          <table:table-cell table:style-name="ce30"/>
          <table:table-cell table:style-name="ce23" office:value-type="string">
            <text:p>M2</text:p>
          </table:table-cell>
          <table:table-cell table:style-name="ce9" office:value-type="float" office:value="52">
            <text:p>52</text:p>
          </table:table-cell>
          <table:table-cell table:style-name="ce30"/>
          <table:table-cell table:style-name="ce23" office:value-type="string">
            <text:p>N</text:p>
          </table:table-cell>
          <table:table-cell table:style-name="ce9" office:value-type="float" office:value="71">
            <text:p>71</text:p>
          </table:table-cell>
          <table:table-cell table:style-name="ce30"/>
          <table:table-cell table:style-name="ce23" table:formula="of:=[.P15]" office:value-type="string" office:string-value="O">
            <text:p>O</text:p>
          </table:table-cell>
          <table:table-cell table:style-name="ce21" office:value-type="float" office:value="210">
            <text:p>210</text:p>
          </table:table-cell>
          <table:table-cell table:style-name="ce30"/>
          <table:table-cell table:style-name="ce23" office:value-type="string">
            <text:p>U</text:p>
          </table:table-cell>
          <table:table-cell table:style-name="ce21" office:value-type="float" office:value="159">
            <text:p>159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17" office:value-type="float" office:value="173">
            <text:p>173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89">
            <text:p>189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4">
            <text:p>114</text:p>
          </table:table-cell>
          <table:table-cell table:style-name="ce39"/>
          <table:table-cell table:style-name="ce34" office:value-type="string">
            <text:p>L</text:p>
          </table:table-cell>
          <table:table-cell table:style-name="ce43" office:value-type="float" office:value="11">
            <text:p>11</text:p>
          </table:table-cell>
          <table:table-cell table:style-name="ce23" table:number-columns-repeated="2"/>
          <table:table-cell table:style-name="ce23" office:value-type="string">
            <text:p>M2</text:p>
          </table:table-cell>
          <table:table-cell table:style-name="ce20" table:formula="of:=[.AV13]+1" office:value-type="float" office:value="31">
            <text:p>31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N</text:p>
          </table:table-cell>
          <table:table-cell table:style-name="ce20" table:formula="of:=[.AZ13]+1" office:value-type="float" office:value="50">
            <text:p>50</text:p>
          </table:table-cell>
          <table:table-cell table:style-name="ce23" table:number-columns-repeated="2"/>
          <table:table-cell table:style-name="ce23" office:value-type="string">
            <text:p>O</text:p>
          </table:table-cell>
          <table:table-cell table:style-name="ce20" table:formula="of:=[.BD13]+1" office:value-type="float" office:value="68">
            <text:p>68</text:p>
          </table:table-cell>
          <table:table-cell table:style-name="ce23" table:number-columns-repeated="2"/>
          <table:table-cell table:style-name="ce23" office:value-type="string">
            <text:p>P</text:p>
          </table:table-cell>
          <table:table-cell table:style-name="ce20" office:value-type="float" office:value="85">
            <text:p>85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V</text:p>
          </table:table-cell>
          <table:table-cell table:style-name="ce20" office:value-type="float" office:value="113">
            <text:p>113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U</text:p>
          </table:table-cell>
          <table:table-cell table:style-name="ce20" office:value-type="float" office:value="102">
            <text:p>102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V</text:p>
          </table:table-cell>
          <table:table-cell table:style-name="ce20"/>
          <table:table-cell table:style-name="ce23" table:number-columns-repeated="3"/>
          <table:table-cell table:style-name="ce20" office:value-type="float" office:value="178">
            <text:p>178</text:p>
          </table:table-cell>
          <table:table-cell table:style-name="ce23" table:number-columns-repeated="2"/>
          <table:table-cell table:style-name="ce24" office:value-type="string">
            <text:p>B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N13]+1" office:value-type="float" office:value="11">
            <text:p>11</text:p>
          </table:table-cell>
          <table:table-cell table:style-name="ce23" table:number-columns-repeated="3"/>
          <table:table-cell table:style-name="ce23" office:value-type="string">
            <text:p>N</text:p>
          </table:table-cell>
          <table:table-cell table:style-name="ce20" table:formula="of:=[.CS13]+1" office:value-type="float" office:value="30">
            <text:p>30</text:p>
          </table:table-cell>
          <table:table-cell table:style-name="ce23" table:number-columns-repeated="3"/>
          <table:table-cell table:style-name="ce23" office:value-type="string">
            <text:p>O</text:p>
          </table:table-cell>
          <table:table-cell table:style-name="ce20" office:value-type="float" office:value="48">
            <text:p>48</text:p>
          </table:table-cell>
          <table:table-cell table:style-name="ce23" table:number-columns-repeated="3"/>
          <table:table-cell table:style-name="ce23" office:value-type="string">
            <text:p>V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 office:value-type="float" office:value="70">
            <text:p>70</text:p>
          </table:table-cell>
          <table:table-cell table:style-name="ce23" table:number-columns-repeated="3"/>
          <table:table-cell table:style-name="ce3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8"/>
        </table:table-row>
        <table:table-row table:style-name="ro2">
          <table:table-cell office:value-type="float" office:value="27">
            <text:p>27</text:p>
          </table:table-cell>
          <table:table-cell table:style-name="ce2" office:value-type="string">
            <text:p>L1</text:p>
          </table:table-cell>
          <table:table-cell table:style-name="ce6" office:value-type="string">
            <text:p>にんにく：加熱</text:p>
          </table:table-cell>
          <table:table-cell table:style-name="Default" table:number-columns-repeated="4"/>
          <table:table-cell table:style-name="ce17" office:value-type="float" office:value="12">
            <text:p>12</text:p>
          </table:table-cell>
          <table:table-cell table:style-name="ce23"/>
          <table:table-cell table:style-name="ce23" office:value-type="string">
            <text:p>M2</text:p>
          </table:table-cell>
          <table:table-cell table:style-name="ce9" office:value-type="float" office:value="33">
            <text:p>33</text:p>
          </table:table-cell>
          <table:table-cell table:style-name="ce30"/>
          <table:table-cell table:style-name="ce23" office:value-type="string">
            <text:p>N</text:p>
          </table:table-cell>
          <table:table-cell table:style-name="ce9" office:value-type="float" office:value="53">
            <text:p>53</text:p>
          </table:table-cell>
          <table:table-cell table:style-name="ce30"/>
          <table:table-cell table:style-name="ce23" office:value-type="string">
            <text:p>O</text:p>
          </table:table-cell>
          <table:table-cell table:style-name="ce9" office:value-type="float" office:value="72">
            <text:p>72</text:p>
          </table:table-cell>
          <table:table-cell table:style-name="ce30"/>
          <table:table-cell table:style-name="ce23" table:formula="of:=[.P16]" office:value-type="string" office:string-value="P">
            <text:p>P</text:p>
          </table:table-cell>
          <table:table-cell table:style-name="ce21" office:value-type="float" office:value="211">
            <text:p>211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21" office:value-type="float" office:value="160">
            <text:p>160</text:p>
          </table:table-cell>
          <table:table-cell table:style-name="ce30"/>
          <table:table-cell table:style-name="ce23" office:value-type="string">
            <text:p>W</text:p>
          </table:table-cell>
          <table:table-cell table:style-name="ce17" office:value-type="float" office:value="187">
            <text:p>187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90">
            <text:p>190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5">
            <text:p>115</text:p>
          </table:table-cell>
          <table:table-cell table:style-name="ce39"/>
          <table:table-cell table:style-name="ce34" office:value-type="string">
            <text:p>M1</text:p>
          </table:table-cell>
          <table:table-cell table:style-name="ce43" office:value-type="float" office:value="12">
            <text:p>12</text:p>
          </table:table-cell>
          <table:table-cell table:style-name="ce23" table:number-columns-repeated="2"/>
          <table:table-cell table:style-name="ce23" office:value-type="string">
            <text:p>N</text:p>
          </table:table-cell>
          <table:table-cell table:style-name="ce20" table:formula="of:=[.AV14]+1" office:value-type="float" office:value="32">
            <text:p>32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O</text:p>
          </table:table-cell>
          <table:table-cell table:style-name="ce20" table:formula="of:=[.AZ14]+1" office:value-type="float" office:value="51">
            <text:p>51</text:p>
          </table:table-cell>
          <table:table-cell table:style-name="ce23" table:number-columns-repeated="2"/>
          <table:table-cell table:style-name="ce23" office:value-type="string">
            <text:p>P</text:p>
          </table:table-cell>
          <table:table-cell table:style-name="ce20" table:formula="of:=[.BD14]+1" office:value-type="float" office:value="69">
            <text:p>69</text:p>
          </table:table-cell>
          <table:table-cell table:style-name="ce23" table:number-columns-repeated="2"/>
          <table:table-cell table:style-name="ce23" office:value-type="string">
            <text:p>Q</text:p>
          </table:table-cell>
          <table:table-cell table:style-name="ce20" office:value-type="float" office:value="124">
            <text:p>124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0" office:value-type="float" office:value="114">
            <text:p>114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V</text:p>
          </table:table-cell>
          <table:table-cell table:style-name="ce20" office:value-type="float" office:value="127">
            <text:p>127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0"/>
          <table:table-cell table:style-name="ce23" table:number-columns-repeated="3"/>
          <table:table-cell table:style-name="ce20" office:value-type="float" office:value="179">
            <text:p>179</text:p>
          </table:table-cell>
          <table:table-cell table:style-name="ce23" table:number-columns-repeated="2"/>
          <table:table-cell table:style-name="ce24" office:value-type="string">
            <text:p>C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N14]+1" office:value-type="float" office:value="12">
            <text:p>12</text:p>
          </table:table-cell>
          <table:table-cell table:style-name="ce23" table:number-columns-repeated="3"/>
          <table:table-cell table:style-name="ce23" office:value-type="string">
            <text:p>O</text:p>
          </table:table-cell>
          <table:table-cell table:style-name="ce20" table:formula="of:=[.CS14]+1" office:value-type="float" office:value="31">
            <text:p>31</text:p>
          </table:table-cell>
          <table:table-cell table:style-name="ce23" table:number-columns-repeated="3"/>
          <table:table-cell table:style-name="ce23" office:value-type="string">
            <text:p>P</text:p>
          </table:table-cell>
          <table:table-cell table:style-name="ce20" office:value-type="float" office:value="51">
            <text:p>51</text:p>
          </table:table-cell>
          <table:table-cell table:style-name="ce23" table:number-columns-repeated="3"/>
          <table:table-cell table:style-name="ce26" office:value-type="string">
            <text:p>W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 office:value-type="float" office:value="91">
            <text:p>91</text:p>
          </table:table-cell>
          <table:table-cell table:style-name="ce23" table:number-columns-repeated="3"/>
          <table:table-cell table:style-name="ce34" office:value-type="string">
            <text:p>C1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8"/>
        </table:table-row>
        <table:table-row table:style-name="ro2">
          <table:table-cell office:value-type="float" office:value="12">
            <text:p>12</text:p>
          </table:table-cell>
          <table:table-cell table:style-name="ce2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4"/>
          <table:table-cell table:style-name="ce17" office:value-type="float" office:value="13">
            <text:p>13</text:p>
          </table:table-cell>
          <table:table-cell table:style-name="ce23"/>
          <table:table-cell table:style-name="ce23" office:value-type="string">
            <text:p>N</text:p>
          </table:table-cell>
          <table:table-cell table:style-name="ce9" office:value-type="float" office:value="34">
            <text:p>34</text:p>
          </table:table-cell>
          <table:table-cell table:style-name="ce30"/>
          <table:table-cell table:style-name="ce23" office:value-type="string">
            <text:p>O</text:p>
          </table:table-cell>
          <table:table-cell table:style-name="ce9" office:value-type="float" office:value="54">
            <text:p>54</text:p>
          </table:table-cell>
          <table:table-cell table:style-name="ce30"/>
          <table:table-cell table:style-name="ce23" office:value-type="string">
            <text:p>P</text:p>
          </table:table-cell>
          <table:table-cell table:style-name="ce9" office:value-type="float" office:value="73">
            <text:p>73</text:p>
          </table:table-cell>
          <table:table-cell table:style-name="ce30"/>
          <table:table-cell table:style-name="ce23" table:formula="of:=[.P17]" office:value-type="string" office:string-value="Q">
            <text:p>Q</text:p>
          </table:table-cell>
          <table:table-cell table:style-name="ce21" office:value-type="float" office:value="212">
            <text:p>212</text:p>
          </table:table-cell>
          <table:table-cell table:style-name="ce30"/>
          <table:table-cell table:style-name="ce23" office:value-type="string">
            <text:p>W</text:p>
          </table:table-cell>
          <table:table-cell table:style-name="ce21" office:value-type="float" office:value="161">
            <text:p>161</text:p>
          </table:table-cell>
          <table:table-cell table:style-name="ce30"/>
          <table:table-cell table:style-name="ce23" office:value-type="string">
            <text:p>X</text:p>
          </table:table-cell>
          <table:table-cell table:style-name="ce17" office:value-type="float" office:value="188">
            <text:p>188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6">
            <text:p>116</text:p>
          </table:table-cell>
          <table:table-cell table:style-name="ce39"/>
          <table:table-cell table:style-name="ce34" office:value-type="string">
            <text:p>M2</text:p>
          </table:table-cell>
          <table:table-cell table:style-name="ce43" office:value-type="float" office:value="13">
            <text:p>13</text:p>
          </table:table-cell>
          <table:table-cell table:style-name="ce23" table:number-columns-repeated="2"/>
          <table:table-cell table:style-name="ce23" office:value-type="string">
            <text:p>O</text:p>
          </table:table-cell>
          <table:table-cell table:style-name="ce20" table:formula="of:=[.AV15]+1" office:value-type="float" office:value="33">
            <text:p>33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P</text:p>
          </table:table-cell>
          <table:table-cell table:style-name="ce20" table:formula="of:=[.AZ15]+1" office:value-type="float" office:value="52">
            <text:p>52</text:p>
          </table:table-cell>
          <table:table-cell table:style-name="ce23" table:number-columns-repeated="2"/>
          <table:table-cell table:style-name="ce23" office:value-type="string">
            <text:p>Q</text:p>
          </table:table-cell>
          <table:table-cell table:style-name="ce20" table:formula="of:=[.BD15]+1" office:value-type="float" office:value="70">
            <text:p>70</text:p>
          </table:table-cell>
          <table:table-cell table:style-name="ce23" table:number-columns-repeated="2"/>
          <table:table-cell table:style-name="ce23" office:value-type="string">
            <text:p>R</text:p>
          </table:table-cell>
          <table:table-cell table:style-name="ce20" office:value-type="float" office:value="125">
            <text:p>125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0" office:value-type="float" office:value="115">
            <text:p>115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W</text:p>
          </table:table-cell>
          <table:table-cell table:style-name="ce20" office:value-type="float" office:value="128">
            <text:p>128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N15]+1" office:value-type="float" office:value="13">
            <text:p>13</text:p>
          </table:table-cell>
          <table:table-cell table:style-name="ce23" table:number-columns-repeated="3"/>
          <table:table-cell table:style-name="ce23" office:value-type="string">
            <text:p>P</text:p>
          </table:table-cell>
          <table:table-cell table:style-name="ce20" table:formula="of:=[.CS15]+1" office:value-type="float" office:value="32">
            <text:p>32</text:p>
          </table:table-cell>
          <table:table-cell table:style-name="ce23" table:number-columns-repeated="3"/>
          <table:table-cell table:style-name="ce23" office:value-type="string">
            <text:p>Q</text:p>
          </table:table-cell>
          <table:table-cell table:style-name="ce44" office:value-type="float" office:value="61">
            <text:p>61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8"/>
        </table:table-row>
        <table:table-row table:style-name="ro2">
          <table:table-cell office:value-type="float" office:value="13">
            <text:p>13</text:p>
          </table:table-cell>
          <table:table-cell table:style-name="ce2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4"/>
          <table:table-cell table:style-name="ce17" office:value-type="float" office:value="14">
            <text:p>14</text:p>
          </table:table-cell>
          <table:table-cell table:style-name="ce23"/>
          <table:table-cell table:style-name="ce23" office:value-type="string">
            <text:p>O</text:p>
          </table:table-cell>
          <table:table-cell table:style-name="ce9" office:value-type="float" office:value="35">
            <text:p>35</text:p>
          </table:table-cell>
          <table:table-cell table:style-name="ce30"/>
          <table:table-cell table:style-name="ce23" office:value-type="string">
            <text:p>P</text:p>
          </table:table-cell>
          <table:table-cell table:style-name="ce9" office:value-type="float" office:value="55">
            <text:p>55</text:p>
          </table:table-cell>
          <table:table-cell table:style-name="ce30"/>
          <table:table-cell table:style-name="ce23" office:value-type="string">
            <text:p>Q</text:p>
          </table:table-cell>
          <table:table-cell table:style-name="ce9" office:value-type="float" office:value="74">
            <text:p>74</text:p>
          </table:table-cell>
          <table:table-cell table:style-name="ce30"/>
          <table:table-cell table:style-name="ce23" table:formula="of:=[.P18]" office:value-type="string" office:string-value="R">
            <text:p>R</text:p>
          </table:table-cell>
          <table:table-cell table:style-name="ce21" office:value-type="float" office:value="213">
            <text:p>213</text:p>
          </table:table-cell>
          <table:table-cell table:style-name="ce30"/>
          <table:table-cell table:style-name="ce23" office:value-type="string">
            <text:p>X</text:p>
          </table:table-cell>
          <table:table-cell table:style-name="ce21" office:value-type="float" office:value="162">
            <text:p>162</text:p>
          </table:table-cell>
          <table:table-cell table:style-name="ce30"/>
          <table:table-cell table:style-name="ce23" office:value-type="string">
            <text:p>Y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7">
            <text:p>117</text:p>
          </table:table-cell>
          <table:table-cell table:style-name="ce39"/>
          <table:table-cell table:style-name="ce34" office:value-type="string">
            <text:p>N</text:p>
          </table:table-cell>
          <table:table-cell table:style-name="ce43" office:value-type="float" office:value="14">
            <text:p>14</text:p>
          </table:table-cell>
          <table:table-cell table:style-name="ce23" table:number-columns-repeated="2"/>
          <table:table-cell table:style-name="ce23" office:value-type="string">
            <text:p>P</text:p>
          </table:table-cell>
          <table:table-cell table:style-name="ce20" table:formula="of:=[.AV16]+1" office:value-type="float" office:value="34">
            <text:p>34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Q</text:p>
          </table:table-cell>
          <table:table-cell table:style-name="ce20" table:formula="of:=[.AZ16]+1" office:value-type="float" office:value="53">
            <text:p>53</text:p>
          </table:table-cell>
          <table:table-cell table:style-name="ce23" table:number-columns-repeated="2"/>
          <table:table-cell table:style-name="ce23" office:value-type="string">
            <text:p>R</text:p>
          </table:table-cell>
          <table:table-cell table:style-name="ce20" table:formula="of:=[.BD16]+1" office:value-type="float" office:value="71">
            <text:p>71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43" office:value-type="float" office:value="156">
            <text:p>156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20" office:value-type="float" office:value="126">
            <text:p>126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43" office:value-type="float" office:value="166">
            <text:p>166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N16]+1" office:value-type="float" office:value="14">
            <text:p>14</text:p>
          </table:table-cell>
          <table:table-cell table:style-name="ce23" table:number-columns-repeated="3"/>
          <table:table-cell table:style-name="ce23" office:value-type="string">
            <text:p>Q</text:p>
          </table:table-cell>
          <table:table-cell table:style-name="ce20" table:formula="of:=[.CS16]+1" office:value-type="float" office:value="33">
            <text:p>33</text:p>
          </table:table-cell>
          <table:table-cell table:style-name="ce23" table:number-columns-repeated="3"/>
          <table:table-cell table:style-name="ce23" office:value-type="string">
            <text:p>R</text:p>
          </table:table-cell>
          <table:table-cell table:style-name="ce20" office:value-type="float" office:value="81">
            <text:p>81</text:p>
          </table:table-cell>
          <table:table-cell table:style-name="ce23" table:number-columns-repeated="3"/>
          <table:table-cell table:style-name="ce24" office:value-type="string">
            <text:p>Y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8"/>
        </table:table-row>
        <table:table-row table:style-name="ro2">
          <table:table-cell office:value-type="float" office:value="14">
            <text:p>14</text:p>
          </table:table-cell>
          <table:table-cell table:style-name="ce2" office:value-type="string">
            <text:p>N</text:p>
          </table:table-cell>
          <table:table-cell table:style-name="ce7" office:value-type="string">
            <text:p>タイム</text:p>
          </table:table-cell>
          <table:table-cell table:style-name="Default" table:number-columns-repeated="4"/>
          <table:table-cell table:style-name="ce17" office:value-type="float" office:value="15">
            <text:p>15</text:p>
          </table:table-cell>
          <table:table-cell table:style-name="ce23"/>
          <table:table-cell table:style-name="ce23" office:value-type="string">
            <text:p>P</text:p>
          </table:table-cell>
          <table:table-cell table:style-name="ce9" office:value-type="float" office:value="36">
            <text:p>36</text:p>
          </table:table-cell>
          <table:table-cell table:style-name="ce30"/>
          <table:table-cell table:style-name="ce23" office:value-type="string">
            <text:p>Q</text:p>
          </table:table-cell>
          <table:table-cell table:style-name="ce9" office:value-type="float" office:value="56">
            <text:p>56</text:p>
          </table:table-cell>
          <table:table-cell table:style-name="ce30"/>
          <table:table-cell table:style-name="ce23" office:value-type="string">
            <text:p>R</text:p>
          </table:table-cell>
          <table:table-cell table:style-name="ce9" office:value-type="float" office:value="75">
            <text:p>75</text:p>
          </table:table-cell>
          <table:table-cell table:style-name="ce30"/>
          <table:table-cell table:style-name="ce23" table:formula="of:=[.P19]" office:value-type="string" office:string-value="S">
            <text:p>S</text:p>
          </table:table-cell>
          <table:table-cell table:style-name="ce21" office:value-type="float" office:value="214">
            <text:p>214</text:p>
          </table:table-cell>
          <table:table-cell table:style-name="ce30"/>
          <table:table-cell table:style-name="ce23" office:value-type="string">
            <text:p>Y</text:p>
          </table:table-cell>
          <table:table-cell table:style-name="ce21" office:value-type="float" office:value="163">
            <text:p>163</text:p>
          </table:table-cell>
          <table:table-cell table:style-name="ce30"/>
          <table:table-cell table:style-name="ce23" office:value-type="string">
            <text:p>Z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8">
            <text:p>118</text:p>
          </table:table-cell>
          <table:table-cell table:style-name="ce39"/>
          <table:table-cell table:style-name="ce34" office:value-type="string">
            <text:p>O</text:p>
          </table:table-cell>
          <table:table-cell table:style-name="ce43" office:value-type="float" office:value="15">
            <text:p>15</text:p>
          </table:table-cell>
          <table:table-cell table:style-name="ce23" table:number-columns-repeated="2"/>
          <table:table-cell table:style-name="ce23" office:value-type="string">
            <text:p>Q</text:p>
          </table:table-cell>
          <table:table-cell table:style-name="ce20" table:formula="of:=[.AV17]+1" office:value-type="float" office:value="35">
            <text:p>35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R</text:p>
          </table:table-cell>
          <table:table-cell table:style-name="ce20" table:formula="of:=[.AZ17]+1" office:value-type="float" office:value="54">
            <text:p>54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20" table:formula="of:=[.BD17]+1" office:value-type="float" office:value="72">
            <text:p>72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43" office:value-type="float" office:value="157">
            <text:p>157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61">
            <text:p>161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43" office:value-type="float" office:value="167">
            <text:p>167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N17]+1" office:value-type="float" office:value="15">
            <text:p>15</text:p>
          </table:table-cell>
          <table:table-cell table:style-name="ce23" table:number-columns-repeated="3"/>
          <table:table-cell table:style-name="ce23" office:value-type="string">
            <text:p>R</text:p>
          </table:table-cell>
          <table:table-cell table:style-name="ce20" table:formula="of:=[.CS17]+1" office:value-type="float" office:value="34">
            <text:p>34</text:p>
          </table:table-cell>
          <table:table-cell table:style-name="ce23" table:number-columns-repeated="3"/>
          <table:table-cell table:style-name="ce23" office:value-type="string">
            <text:p>S</text:p>
          </table:table-cell>
          <table:table-cell table:style-name="ce20" office:value-type="float" office:value="82">
            <text:p>82</text:p>
          </table:table-cell>
          <table:table-cell table:style-name="ce23" table:number-columns-repeated="3"/>
          <table:table-cell table:style-name="ce24" office:value-type="string">
            <text:p>L1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8"/>
        </table:table-row>
        <table:table-row table:style-name="ro2">
          <table:table-cell office:value-type="float" office:value="15">
            <text:p>15</text:p>
          </table:table-cell>
          <table:table-cell table:style-name="ce2" office:value-type="string">
            <text:p>O</text:p>
          </table:table-cell>
          <table:table-cell table:style-name="ce7" office:value-type="string">
            <text:p>その他</text:p>
          </table:table-cell>
          <table:table-cell table:style-name="Default" table:number-columns-repeated="4"/>
          <table:table-cell table:style-name="ce17" office:value-type="float" office:value="16">
            <text:p>16</text:p>
          </table:table-cell>
          <table:table-cell table:style-name="ce23"/>
          <table:table-cell table:style-name="ce23" office:value-type="string">
            <text:p>Q</text:p>
          </table:table-cell>
          <table:table-cell table:style-name="ce9" office:value-type="float" office:value="37">
            <text:p>37</text:p>
          </table:table-cell>
          <table:table-cell table:style-name="ce30"/>
          <table:table-cell table:style-name="ce23" office:value-type="string">
            <text:p>R</text:p>
          </table:table-cell>
          <table:table-cell table:style-name="ce9" office:value-type="float" office:value="57">
            <text:p>57</text:p>
          </table:table-cell>
          <table:table-cell table:style-name="ce30"/>
          <table:table-cell table:style-name="ce23" office:value-type="string">
            <text:p>S</text:p>
          </table:table-cell>
          <table:table-cell table:style-name="ce9" office:value-type="float" office:value="76">
            <text:p>76</text:p>
          </table:table-cell>
          <table:table-cell table:style-name="ce30"/>
          <table:table-cell table:style-name="ce23" table:formula="of:=[.P20]" office:value-type="string" office:string-value="T">
            <text:p>T</text:p>
          </table:table-cell>
          <table:table-cell table:style-name="ce21" office:value-type="float" office:value="215">
            <text:p>215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72">
            <text:p>172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9">
            <text:p>119</text:p>
          </table:table-cell>
          <table:table-cell table:style-name="ce39"/>
          <table:table-cell table:style-name="ce34" office:value-type="string">
            <text:p>P</text:p>
          </table:table-cell>
          <table:table-cell table:style-name="ce43" office:value-type="float" office:value="16">
            <text:p>16</text:p>
          </table:table-cell>
          <table:table-cell table:style-name="ce23" table:number-columns-repeated="2"/>
          <table:table-cell table:style-name="ce23" office:value-type="string">
            <text:p>R</text:p>
          </table:table-cell>
          <table:table-cell table:style-name="ce20" table:formula="of:=[.AV18]+1" office:value-type="float" office:value="36">
            <text:p>36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S</text:p>
          </table:table-cell>
          <table:table-cell table:style-name="ce20" table:formula="of:=[.AZ18]+1" office:value-type="float" office:value="55">
            <text:p>55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20" table:formula="of:=[.BD18]+1" office:value-type="float" office:value="73">
            <text:p>73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43" office:value-type="float" office:value="158">
            <text:p>158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62">
            <text:p>162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68">
            <text:p>168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N18]+1" office:value-type="float" office:value="16">
            <text:p>16</text:p>
          </table:table-cell>
          <table:table-cell table:style-name="ce23" table:number-columns-repeated="3"/>
          <table:table-cell table:style-name="ce23" office:value-type="string">
            <text:p>S</text:p>
          </table:table-cell>
          <table:table-cell table:style-name="ce20" table:formula="of:=[.CS18]+1" office:value-type="float" office:value="35">
            <text:p>35</text:p>
          </table:table-cell>
          <table:table-cell table:style-name="ce23" table:number-columns-repeated="3"/>
          <table:table-cell table:style-name="ce23" office:value-type="string">
            <text:p>T</text:p>
          </table:table-cell>
          <table:table-cell table:style-name="ce20" office:value-type="float" office:value="83">
            <text:p>83</text:p>
          </table:table-cell>
          <table:table-cell table:style-name="ce23" table:number-columns-repeated="3"/>
          <table:table-cell table:style-name="ce2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8"/>
        </table:table-row>
        <table:table-row table:style-name="ro2">
          <table:table-cell office:value-type="float" office:value="16">
            <text:p>16</text:p>
          </table:table-cell>
          <table:table-cell table:style-name="ce2" office:value-type="string">
            <text:p>P</text:p>
          </table:table-cell>
          <table:table-cell table:style-name="ce7" office:value-type="string">
            <text:p>かぼす</text:p>
          </table:table-cell>
          <table:table-cell table:style-name="Default" table:number-columns-repeated="4"/>
          <table:table-cell table:style-name="ce17" office:value-type="float" office:value="17">
            <text:p>17</text:p>
          </table:table-cell>
          <table:table-cell table:style-name="ce23"/>
          <table:table-cell table:style-name="ce23" office:value-type="string">
            <text:p>R</text:p>
          </table:table-cell>
          <table:table-cell table:style-name="ce9" office:value-type="float" office:value="38">
            <text:p>38</text:p>
          </table:table-cell>
          <table:table-cell table:style-name="ce30"/>
          <table:table-cell table:style-name="ce23" office:value-type="string">
            <text:p>S</text:p>
          </table:table-cell>
          <table:table-cell table:style-name="ce9" office:value-type="float" office:value="58">
            <text:p>58</text:p>
          </table:table-cell>
          <table:table-cell table:style-name="ce30"/>
          <table:table-cell table:style-name="ce23" office:value-type="string">
            <text:p>T</text:p>
          </table:table-cell>
          <table:table-cell table:style-name="ce9" office:value-type="float" office:value="77">
            <text:p>77</text:p>
          </table:table-cell>
          <table:table-cell table:style-name="ce30"/>
          <table:table-cell table:style-name="ce23" table:formula="of:=[.P21]" office:value-type="string" office:string-value="U">
            <text:p>U</text:p>
          </table:table-cell>
          <table:table-cell table:style-name="ce21" office:value-type="float" office:value="216">
            <text:p>216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85">
            <text:p>185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20">
            <text:p>120</text:p>
          </table:table-cell>
          <table:table-cell table:style-name="ce39"/>
          <table:table-cell table:style-name="ce34" office:value-type="string">
            <text:p>Q</text:p>
          </table:table-cell>
          <table:table-cell table:style-name="ce43" office:value-type="float" office:value="17">
            <text:p>17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20" table:formula="of:=[.AV19]+1" office:value-type="float" office:value="37">
            <text:p>37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T</text:p>
          </table:table-cell>
          <table:table-cell table:style-name="ce20" table:formula="of:=[.AZ19]+1" office:value-type="float" office:value="56">
            <text:p>56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20" table:formula="of:=[.BD19]+1" office:value-type="float" office:value="74">
            <text:p>74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43" office:value-type="float" office:value="159">
            <text:p>159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63">
            <text:p>163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69">
            <text:p>169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N19]+1" office:value-type="float" office:value="17">
            <text:p>17</text:p>
          </table:table-cell>
          <table:table-cell table:style-name="ce23" table:number-columns-repeated="3"/>
          <table:table-cell table:style-name="ce23" office:value-type="string">
            <text:p>T</text:p>
          </table:table-cell>
          <table:table-cell table:style-name="ce20" table:formula="of:=[.CS19]+1" office:value-type="float" office:value="36">
            <text:p>36</text:p>
          </table:table-cell>
          <table:table-cell table:style-name="ce23" table:number-columns-repeated="3"/>
          <table:table-cell table:style-name="ce23" office:value-type="string">
            <text:p>U</text:p>
          </table:table-cell>
          <table:table-cell table:style-name="ce20" office:value-type="float" office:value="84">
            <text:p>84</text:p>
          </table:table-cell>
          <table:table-cell table:style-name="ce23" table:number-columns-repeated="3"/>
          <table:table-cell table:style-name="ce2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8"/>
        </table:table-row>
        <table:table-row table:style-name="ro2">
          <table:table-cell office:value-type="float" office:value="17">
            <text:p>17</text:p>
          </table:table-cell>
          <table:table-cell table:style-name="ce2" office:value-type="string">
            <text:p>Q</text:p>
          </table:table-cell>
          <table:table-cell table:style-name="ce7" office:value-type="string">
            <text:p>ミント：ペパーミント</text:p>
          </table:table-cell>
          <table:table-cell table:style-name="Default" table:number-columns-repeated="4"/>
          <table:table-cell table:style-name="ce17" office:value-type="float" office:value="18">
            <text:p>18</text:p>
          </table:table-cell>
          <table:table-cell table:style-name="ce23"/>
          <table:table-cell table:style-name="ce23" office:value-type="string">
            <text:p>S</text:p>
          </table:table-cell>
          <table:table-cell table:style-name="ce9" office:value-type="float" office:value="39">
            <text:p>39</text:p>
          </table:table-cell>
          <table:table-cell table:style-name="ce30"/>
          <table:table-cell table:style-name="ce23" office:value-type="string">
            <text:p>T</text:p>
          </table:table-cell>
          <table:table-cell table:style-name="ce9" office:value-type="float" office:value="59">
            <text:p>59</text:p>
          </table:table-cell>
          <table:table-cell table:style-name="ce30"/>
          <table:table-cell table:style-name="ce23" office:value-type="string">
            <text:p>U</text:p>
          </table:table-cell>
          <table:table-cell table:style-name="ce9" office:value-type="float" office:value="78">
            <text:p>78</text:p>
          </table:table-cell>
          <table:table-cell table:style-name="ce30"/>
          <table:table-cell table:style-name="ce23" table:formula="of:=[.P22]" office:value-type="string" office:string-value="V">
            <text:p>V</text:p>
          </table:table-cell>
          <table:table-cell table:style-name="ce21" office:value-type="float" office:value="217">
            <text:p>217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186">
            <text:p>186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21">
            <text:p>121</text:p>
          </table:table-cell>
          <table:table-cell table:style-name="ce39"/>
          <table:table-cell table:style-name="ce34" office:value-type="string">
            <text:p>R</text:p>
          </table:table-cell>
          <table:table-cell table:style-name="ce43" office:value-type="float" office:value="18">
            <text:p>18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20" table:formula="of:=[.AV20]+1" office:value-type="float" office:value="38">
            <text:p>38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U</text:p>
          </table:table-cell>
          <table:table-cell table:style-name="ce20" table:formula="of:=[.AZ20]+1" office:value-type="float" office:value="57">
            <text:p>57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 office:value-type="float" office:value="122">
            <text:p>122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43" office:value-type="float" office:value="160">
            <text:p>160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43" office:value-type="float" office:value="164">
            <text:p>164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70">
            <text:p>170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N20]+1" office:value-type="float" office:value="18">
            <text:p>18</text:p>
          </table:table-cell>
          <table:table-cell table:style-name="ce23" table:number-columns-repeated="3"/>
          <table:table-cell table:style-name="ce23" office:value-type="string">
            <text:p>U</text:p>
          </table:table-cell>
          <table:table-cell table:style-name="ce20" table:formula="of:=[.CS20]+1" office:value-type="float" office:value="37">
            <text:p>37</text:p>
          </table:table-cell>
          <table:table-cell table:style-name="ce23" table:number-columns-repeated="3"/>
          <table:table-cell table:style-name="ce23" office:value-type="string">
            <text:p>V</text:p>
          </table:table-cell>
          <table:table-cell table:style-name="ce20" office:value-type="float" office:value="85">
            <text:p>85</text:p>
          </table:table-cell>
          <table:table-cell table:style-name="ce23" table:number-columns-repeated="3"/>
          <table:table-cell table:style-name="ce24" office:value-type="string">
            <text:p>C1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8"/>
        </table:table-row>
        <table:table-row table:style-name="ro2">
          <table:table-cell office:value-type="float" office:value="18">
            <text:p>18</text:p>
          </table:table-cell>
          <table:table-cell table:style-name="ce2" office:value-type="string">
            <text:p>R</text:p>
          </table:table-cell>
          <table:table-cell table:style-name="ce7" office:value-type="string">
            <text:p>ディル</text:p>
          </table:table-cell>
          <table:table-cell table:style-name="Default" table:number-columns-repeated="4"/>
          <table:table-cell table:style-name="ce17" office:value-type="float" office:value="19">
            <text:p>19</text:p>
          </table:table-cell>
          <table:table-cell table:style-name="ce23"/>
          <table:table-cell table:style-name="ce23" office:value-type="string">
            <text:p>T</text:p>
          </table:table-cell>
          <table:table-cell table:style-name="ce9" office:value-type="float" office:value="40">
            <text:p>40</text:p>
          </table:table-cell>
          <table:table-cell table:style-name="ce30"/>
          <table:table-cell table:style-name="ce23" office:value-type="string">
            <text:p>U</text:p>
          </table:table-cell>
          <table:table-cell table:style-name="ce9" office:value-type="float" office:value="60">
            <text:p>60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9" office:value-type="float" office:value="82">
            <text:p>82</text:p>
          </table:table-cell>
          <table:table-cell table:style-name="ce23"/>
          <table:table-cell table:style-name="ce23" office:value-type="string">
            <text:p>W</text:p>
          </table:table-cell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22">
            <text:p>122</text:p>
          </table:table-cell>
          <table:table-cell table:style-name="ce39"/>
          <table:table-cell table:style-name="ce34" office:value-type="string">
            <text:p>S</text:p>
          </table:table-cell>
          <table:table-cell table:style-name="ce43" office:value-type="float" office:value="19">
            <text:p>19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20" table:formula="of:=[.AV21]+1" office:value-type="float" office:value="39">
            <text:p>39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V</text:p>
          </table:table-cell>
          <table:table-cell table:style-name="ce20" office:value-type="float" office:value="120">
            <text:p>120</text:p>
          </table:table-cell>
          <table:table-cell table:style-name="ce23"/>
          <table:table-cell table:style-name="Default"/>
          <table:table-cell table:style-name="ce23" office:value-type="string">
            <text:p>W</text:p>
          </table:table-cell>
          <table:table-cell table:style-name="ce20" office:value-type="float" office:value="123">
            <text:p>123</text:p>
          </table:table-cell>
          <table:table-cell table:style-name="ce23"/>
          <table:table-cell table:style-name="Default"/>
          <table:table-cell table:style-name="ce23" office:value-type="string">
            <text:p>X</text:p>
          </table:table-cell>
          <table:table-cell table:style-name="ce20"/>
          <table:table-cell table:style-name="ce23"/>
          <table:table-cell table:style-name="Default" table:number-columns-repeated="2"/>
          <table:table-cell table:style-name="ce43" office:value-type="float" office:value="165">
            <text:p>165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/>
          <table:table-cell table:style-name="ce49"/>
          <table:table-cell table:style-name="ce20"/>
          <table:table-cell table:style-name="ce23"/>
          <table:table-cell table:style-name="Default"/>
          <table:table-cell table:style-name="ce49"/>
          <table:table-cell table:style-name="ce20"/>
          <table:table-cell table:style-name="ce23"/>
          <table:table-cell table:style-name="Default"/>
          <table:table-cell table:style-name="ce49"/>
          <table:table-cell table:style-name="ce43" table:formula="of:=[.CN21]+1" office:value-type="float" office:value="19">
            <text:p>19</text:p>
          </table:table-cell>
          <table:table-cell table:style-name="ce23" table:number-columns-repeated="3"/>
          <table:table-cell table:style-name="ce23" office:value-type="string">
            <text:p>V</text:p>
          </table:table-cell>
          <table:table-cell table:style-name="ce20" office:value-type="float" office:value="50">
            <text:p>50</text:p>
          </table:table-cell>
          <table:table-cell table:style-name="ce23" table:number-columns-repeated="3"/>
          <table:table-cell table:style-name="ce26" office:value-type="string">
            <text:p>W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8"/>
        </table:table-row>
        <table:table-row table:style-name="ro2">
          <table:table-cell office:value-type="float" office:value="19">
            <text:p>19</text:p>
          </table:table-cell>
          <table:table-cell table:style-name="ce2" office:value-type="string">
            <text:p>S</text:p>
          </table:table-cell>
          <table:table-cell table:style-name="ce7" office:value-type="string">
            <text:p>クレソン</text:p>
          </table:table-cell>
          <table:table-cell table:style-name="Default" table:number-columns-repeated="4"/>
          <table:table-cell table:style-name="ce17" office:value-type="float" office:value="20">
            <text:p>20</text:p>
          </table:table-cell>
          <table:table-cell table:style-name="ce23"/>
          <table:table-cell table:style-name="ce23" office:value-type="string">
            <text:p>U</text:p>
          </table:table-cell>
          <table:table-cell table:style-name="ce9" office:value-type="float" office:value="41">
            <text:p>41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9" office:value-type="float" office:value="81">
            <text:p>81</text:p>
          </table:table-cell>
          <table:table-cell table:style-name="ce23"/>
          <table:table-cell table:style-name="ce23" office:value-type="string">
            <text:p>W</text:p>
          </table:table-cell>
          <table:table-cell table:style-name="ce17" office:value-type="float" office:value="100">
            <text:p>100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23">
            <text:p>123</text:p>
          </table:table-cell>
          <table:table-cell table:style-name="ce39"/>
          <table:table-cell table:style-name="ce34" office:value-type="string">
            <text:p>T</text:p>
          </table:table-cell>
          <table:table-cell table:style-name="ce43" office:value-type="float" office:value="20">
            <text:p>20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 office:value-type="float" office:value="118">
            <text:p>118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0" office:value-type="float" office:value="121">
            <text:p>121</text:p>
          </table:table-cell>
          <table:table-cell table:style-name="ce23"/>
          <table:table-cell table:style-name="Default"/>
          <table:table-cell table:style-name="ce23" office:value-type="string">
            <text:p>X</text:p>
          </table:table-cell>
          <table:table-cell table:style-name="ce43" office:value-type="float" office:value="151">
            <text:p>151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/>
          <table:table-cell table:style-name="ce32"/>
          <table:table-cell table:style-name="ce20"/>
          <table:table-cell table:style-name="ce23"/>
          <table:table-cell/>
          <table:table-cell table:style-name="ce32"/>
          <table:table-cell table:style-name="ce20"/>
          <table:table-cell table:style-name="ce23"/>
          <table:table-cell/>
          <table:table-cell table:style-name="ce32"/>
          <table:table-cell table:style-name="ce44" office:value-type="float" office:value="49">
            <text:p>49</text:p>
          </table:table-cell>
          <table:table-cell table:style-name="ce26" table:number-columns-repeated="3"/>
          <table:table-cell table:style-name="ce26" office:value-type="string">
            <text:p>W</text:p>
          </table:table-cell>
          <table:table-cell table:style-name="ce44" office:value-type="float" office:value="60">
            <text:p>60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number-columns-repeated="878"/>
        </table:table-row>
        <table:table-row table:style-name="ro2">
          <table:table-cell office:value-type="float" office:value="20">
            <text:p>20</text:p>
          </table:table-cell>
          <table:table-cell table:style-name="ce2" office:value-type="string">
            <text:p>T</text:p>
          </table:table-cell>
          <table:table-cell table:style-name="ce7" office:value-type="string">
            <text:p>オリーブオイル</text:p>
          </table:table-cell>
          <table:table-cell table:style-name="Default" table:number-columns-repeated="4"/>
          <table:table-cell table:style-name="ce17" office:value-type="float" office:value="21">
            <text:p>21</text:p>
          </table:table-cell>
          <table:table-cell table:style-name="ce23"/>
          <table:table-cell table:style-name="ce23" office:value-type="string">
            <text:p>V</text:p>
          </table:table-cell>
          <table:table-cell table:style-name="ce9" office:value-type="float" office:value="80">
            <text:p>80</text:p>
          </table:table-cell>
          <table:table-cell table:style-name="ce23"/>
          <table:table-cell table:style-name="ce23" office:value-type="string">
            <text:p>W</text:p>
          </table:table-cell>
          <table:table-cell table:style-name="ce17" office:value-type="float" office:value="99">
            <text:p>99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32">
            <text:p>132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Default" table:number-columns-repeated="18"/>
          <table:table-cell table:style-name="ce37"/>
          <table:table-cell table:style-name="ce39"/>
          <table:table-cell table:style-name="ce34"/>
          <table:table-cell table:style-name="ce37" office:value-type="float" office:value="124">
            <text:p>124</text:p>
          </table:table-cell>
          <table:table-cell table:style-name="ce39"/>
          <table:table-cell table:style-name="ce34" office:value-type="string">
            <text:p>U</text:p>
          </table:table-cell>
          <table:table-cell table:style-name="ce43" office:value-type="float" office:value="116">
            <text:p>116</text:p>
          </table:table-cell>
          <table:table-cell table:style-name="ce23"/>
          <table:table-cell table:style-name="Default"/>
          <table:table-cell table:style-name="ce23" office:value-type="string">
            <text:p>W</text:p>
          </table:table-cell>
          <table:table-cell table:style-name="ce20" office:value-type="float" office:value="119">
            <text:p>119</text:p>
          </table:table-cell>
          <table:table-cell table:style-name="ce23"/>
          <table:table-cell table:style-name="Default"/>
          <table:table-cell table:style-name="ce23" office:value-type="string">
            <text:p>X</text:p>
          </table:table-cell>
          <table:table-cell table:style-name="ce43" office:value-type="float" office:value="146">
            <text:p>146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43" office:value-type="float" office:value="152">
            <text:p>152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59">
            <text:p>59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38" office:value-type="float" office:value="76">
            <text:p>76</text:p>
          </table:table-cell>
          <table:table-cell table:style-name="ce26" table:number-columns-repeated="3"/>
          <table:table-cell table:style-name="ce24" office:value-type="string">
            <text:p>Y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number-columns-repeated="878"/>
        </table:table-row>
        <table:table-row table:style-name="ro3">
          <table:table-cell office:value-type="float" office:value="21">
            <text:p>21</text:p>
          </table:table-cell>
          <table:table-cell table:style-name="ce2" office:value-type="string">
            <text:p>U</text:p>
          </table:table-cell>
          <table:table-cell table:style-name="ce7" office:value-type="string">
            <text:p>チャービル</text:p>
          </table:table-cell>
          <table:table-cell table:style-name="Default" table:number-columns-repeated="4"/>
          <table:table-cell table:style-name="ce17" office:value-type="float" office:value="79">
            <text:p>79</text:p>
          </table:table-cell>
          <table:table-cell table:style-name="ce24"/>
          <table:table-cell table:style-name="ce24" office:value-type="string">
            <text:p>W</text:p>
          </table:table-cell>
          <table:table-cell table:style-name="ce17" office:value-type="float" office:value="98">
            <text:p>98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31">
            <text:p>131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43">
            <text:p>143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25" table:number-columns-repeated="18"/>
          <table:table-cell table:style-name="ce37"/>
          <table:table-cell table:style-name="ce39"/>
          <table:table-cell table:style-name="ce34"/>
          <table:table-cell table:style-name="ce37" office:value-type="float" office:value="125">
            <text:p>125</text:p>
          </table:table-cell>
          <table:table-cell table:style-name="ce39"/>
          <table:table-cell table:style-name="ce34" office:value-type="string">
            <text:p>V</text:p>
          </table:table-cell>
          <table:table-cell table:style-name="ce43" office:value-type="float" office:value="117">
            <text:p>117</text:p>
          </table:table-cell>
          <table:table-cell table:style-name="ce23"/>
          <table:table-cell table:style-name="Default"/>
          <table:table-cell table:style-name="ce23" office:value-type="string">
            <text:p>X</text:p>
          </table:table-cell>
          <table:table-cell table:style-name="ce43" office:value-type="float" office:value="145">
            <text:p>145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43" office:value-type="float" office:value="147">
            <text:p>147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53">
            <text:p>153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1">
            <text:p>71</text:p>
          </table:table-cell>
          <table:table-cell table:style-name="ce26" table:number-columns-repeated="3"/>
          <table:table-cell table:style-name="ce24" office:value-type="string">
            <text:p>Y</text:p>
          </table:table-cell>
          <table:table-cell table:style-name="ce38" office:value-type="float" office:value="77">
            <text:p>77</text:p>
          </table:table-cell>
          <table:table-cell table:style-name="ce26" table:number-columns-repeated="3"/>
          <table:table-cell table:style-name="ce24" office:value-type="string">
            <text:p>L1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number-columns-repeated="878"/>
        </table:table-row>
        <table:table-row table:style-name="ro3">
          <table:table-cell office:value-type="float" office:value="22">
            <text:p>22</text:p>
          </table:table-cell>
          <table:table-cell table:style-name="ce2" office:value-type="string">
            <text:p>V</text:p>
          </table:table-cell>
          <table:table-cell table:style-name="ce7" office:value-type="string">
            <text:p>パクチー</text:p>
          </table:table-cell>
          <table:table-cell table:style-name="Default" table:number-columns-repeated="4"/>
          <table:table-cell table:style-name="ce17" office:value-type="float" office:value="97">
            <text:p>97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30">
            <text:p>130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40">
            <text:p>140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71">
            <text:p>171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25" table:number-columns-repeated="18"/>
          <table:table-cell table:style-name="ce37"/>
          <table:table-cell table:style-name="ce39"/>
          <table:table-cell table:style-name="ce34"/>
          <table:table-cell table:style-name="ce37" office:value-type="float" office:value="126">
            <text:p>126</text:p>
          </table:table-cell>
          <table:table-cell table:style-name="ce39"/>
          <table:table-cell table:style-name="ce34" office:value-type="string">
            <text:p>W</text:p>
          </table:table-cell>
          <table:table-cell table:style-name="ce43" office:value-type="float" office:value="140">
            <text:p>140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43" office:value-type="float" office:value="146">
            <text:p>146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48">
            <text:p>148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54">
            <text:p>154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2">
            <text:p>72</text:p>
          </table:table-cell>
          <table:table-cell table:style-name="ce26" table:number-columns-repeated="3"/>
          <table:table-cell table:style-name="ce24" office:value-type="string">
            <text:p>L1</text:p>
          </table:table-cell>
          <table:table-cell table:style-name="ce38" office:value-type="float" office:value="78">
            <text:p>78</text:p>
          </table:table-cell>
          <table:table-cell table:style-name="ce26" table:number-columns-repeated="3"/>
          <table:table-cell table:style-name="ce24" office:value-type="string">
            <text:p>Z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number-columns-repeated="878"/>
        </table:table-row>
        <table:table-row table:style-name="ro2">
          <table:table-cell office:value-type="float" office:value="23">
            <text:p>23</text:p>
          </table:table-cell>
          <table:table-cell table:style-name="ce2" office:value-type="string">
            <text:p>W</text:p>
          </table:table-cell>
          <table:table-cell table:style-name="ce7" office:value-type="string">
            <text:p>レモン</text:p>
          </table:table-cell>
          <table:table-cell table:style-name="Default" table:number-columns-repeated="4"/>
          <table:table-cell table:style-name="ce17" office:value-type="float" office:value="129">
            <text:p>129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42">
            <text:p>142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70">
            <text:p>170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83">
            <text:p>183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25" table:number-columns-repeated="18"/>
          <table:table-cell table:style-name="ce37"/>
          <table:table-cell table:style-name="ce39"/>
          <table:table-cell table:style-name="ce34"/>
          <table:table-cell table:style-name="ce37" office:value-type="float" office:value="127">
            <text:p>127</text:p>
          </table:table-cell>
          <table:table-cell table:style-name="ce39"/>
          <table:table-cell table:style-name="ce34" office:value-type="string">
            <text:p>X</text:p>
          </table:table-cell>
          <table:table-cell table:style-name="ce43" office:value-type="float" office:value="141">
            <text:p>141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47">
            <text:p>147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49">
            <text:p>149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55">
            <text:p>155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3">
            <text:p>73</text:p>
          </table:table-cell>
          <table:table-cell table:style-name="ce26" table:number-columns-repeated="3"/>
          <table:table-cell table:style-name="ce24" office:value-type="string">
            <text:p>Z</text:p>
          </table:table-cell>
          <table:table-cell table:style-name="ce38" office:value-type="float" office:value="79">
            <text:p>79</text:p>
          </table:table-cell>
          <table:table-cell table:style-name="ce26" table:number-columns-repeated="3"/>
          <table:table-cell table:style-name="ce24" office:value-type="string">
            <text:p>B1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Default"/>
          <table:table-cell table:style-name="ce20"/>
          <table:table-cell table:style-name="ce23" table:number-columns-repeated="5"/>
          <table:table-cell table:number-columns-repeated="5"/>
          <table:table-cell table:formula="of:=[.$DS$2]" office:value-type="string" office:string-value="max=19">
            <text:p>max=19</text:p>
          </table:table-cell>
          <table:table-cell table:number-columns-repeated="890"/>
        </table:table-row>
        <table:table-row table:style-name="ro2">
          <table:table-cell office:value-type="float" office:value="24">
            <text:p>24</text:p>
          </table:table-cell>
          <table:table-cell table:style-name="ce2" office:value-type="string">
            <text:p>X</text:p>
          </table:table-cell>
          <table:table-cell table:style-name="ce7" office:value-type="string">
            <text:p>唐辛子</text:p>
          </table:table-cell>
          <table:table-cell table:style-name="Default" table:number-columns-repeated="4"/>
          <table:table-cell table:style-name="ce17" office:value-type="float" office:value="141">
            <text:p>141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69">
            <text:p>169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81">
            <text:p>181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84">
            <text:p>184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25" table:number-columns-repeated="18"/>
          <table:table-cell table:style-name="ce37"/>
          <table:table-cell table:style-name="ce39"/>
          <table:table-cell table:style-name="ce34"/>
          <table:table-cell table:style-name="ce37" office:value-type="float" office:value="128">
            <text:p>128</text:p>
          </table:table-cell>
          <table:table-cell table:style-name="ce39"/>
          <table:table-cell table:style-name="ce34" office:value-type="string">
            <text:p>Y</text:p>
          </table:table-cell>
          <table:table-cell table:style-name="ce43" office:value-type="float" office:value="142">
            <text:p>142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48">
            <text:p>148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50">
            <text:p>150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4">
            <text:p>74</text:p>
          </table:table-cell>
          <table:table-cell table:style-name="ce26" table:number-columns-repeated="3"/>
          <table:table-cell table:style-name="ce24" office:value-type="string">
            <text:p>B1</text:p>
          </table:table-cell>
          <table:table-cell table:style-name="ce38" office:value-type="float" office:value="80">
            <text:p>80</text:p>
          </table:table-cell>
          <table:table-cell table:style-name="ce26" table:number-columns-repeated="3"/>
          <table:table-cell table:style-name="ce24" office:value-type="string">
            <text:p>C1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Default" table:number-columns-repeated="3"/>
          <table:table-cell table:style-name="ce23"/>
          <table:table-cell/>
          <table:table-cell table:style-name="ce23" table:number-columns-repeated="2"/>
          <table:table-cell table:number-columns-repeated="896"/>
        </table:table-row>
        <table:table-row table:style-name="ro2">
          <table:table-cell office:value-type="float" office:value="25">
            <text:p>25</text:p>
          </table:table-cell>
          <table:table-cell table:style-name="ce2" office:value-type="string">
            <text:p>Y</text:p>
          </table:table-cell>
          <table:table-cell table:style-name="ce7" office:value-type="string">
            <text:p>イタリアンパセリ</text:p>
          </table:table-cell>
          <table:table-cell table:number-columns-repeated="4"/>
          <table:table-cell table:style-name="ce17" office:value-type="float" office:value="168">
            <text:p>168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79">
            <text:p>179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82">
            <text:p>182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25" table:number-columns-repeated="21"/>
          <table:table-cell table:style-name="ce17"/>
          <table:table-cell table:style-name="ce25"/>
          <table:table-cell table:style-name="ce24"/>
          <table:table-cell table:style-name="ce17" office:value-type="float" office:value="148">
            <text:p>148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43" office:value-type="float" office:value="143">
            <text:p>143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49">
            <text:p>149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5">
            <text:p>75</text:p>
          </table:table-cell>
          <table:table-cell table:style-name="ce26" table:number-columns-repeated="3"/>
          <table:table-cell table:style-name="ce24" office:value-type="string">
            <text:p>C1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formula="of:=[.$DS$3]" office:value-type="string" office:string-value="5 items">
            <text:p>5 items</text:p>
          </table:table-cell>
          <table:table-cell table:number-columns-repeated="2"/>
          <table:table-cell office:value-type="float" office:value="6.5">
            <text:p>6.5</text:p>
          </table:table-cell>
          <table:table-cell table:style-name="ce23" table:number-columns-repeated="2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93"/>
        </table:table-row>
        <table:table-row table:style-name="ro2">
          <table:table-cell office:value-type="float" office:value="26">
            <text:p>26</text:p>
          </table:table-cell>
          <table:table-cell table:style-name="ce2" office:value-type="string">
            <text:p>Z</text:p>
          </table:table-cell>
          <table:table-cell table:style-name="ce7" office:value-type="string">
            <text:p>みかん</text:p>
          </table:table-cell>
          <table:table-cell table:number-columns-repeated="4"/>
          <table:table-cell table:style-name="ce17" office:value-type="float" office:value="177">
            <text:p>177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80">
            <text:p>180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25" table:number-columns-repeated="24"/>
          <table:table-cell table:style-name="ce37"/>
          <table:table-cell table:style-name="ce39"/>
          <table:table-cell table:style-name="ce34"/>
          <table:table-cell table:style-name="ce37" office:value-type="float" office:value="197">
            <text:p>197</text:p>
          </table:table-cell>
          <table:table-cell table:style-name="ce39"/>
          <table:table-cell table:style-name="ce24" office:value-type="string">
            <text:p>Z</text:p>
          </table:table-cell>
          <table:table-cell table:style-name="ce43" office:value-type="float" office:value="144">
            <text:p>144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number-columns-repeated="2" table:style-name="ce2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893"/>
        </table:table-row>
        <table:table-row table:style-name="ro2">
          <table:table-cell office:value-type="float" office:value="28">
            <text:p>28</text:p>
          </table:table-cell>
          <table:table-cell table:style-name="ce2" office:value-type="string">
            <text:p>B1</text:p>
          </table:table-cell>
          <table:table-cell table:style-name="ce7" office:value-type="string">
            <text:p>ごま油</text:p>
          </table:table-cell>
          <table:table-cell table:number-columns-repeated="4"/>
          <table:table-cell table:style-name="ce17" office:value-type="float" office:value="178">
            <text:p>178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37" office:value-type="float" office:value="198">
            <text:p>198</text:p>
          </table:table-cell>
          <table:table-cell table:style-name="ce39"/>
          <table:table-cell table:style-name="ce24" office:value-type="string">
            <text:p>B1</text:p>
          </table:table-cell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20" office:value-type="float" office:value="2">
            <text:p>2</text:p>
          </table:table-cell>
          <table:table-cell table:style-name="ce23" table:number-columns-repeated="2"/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893"/>
        </table:table-row>
        <table:table-row table:style-name="ro2">
          <table:table-cell office:value-type="float" office:value="29">
            <text:p>29</text:p>
          </table:table-cell>
          <table:table-cell table:style-name="ce2" office:value-type="string">
            <text:p>C1</text:p>
          </table:table-cell>
          <table:table-cell table:style-name="ce7" office:value-type="string">
            <text:p>セージ</text:p>
          </table:table-cell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37" office:value-type="float" office:value="199">
            <text:p>199</text:p>
          </table:table-cell>
          <table:table-cell table:style-name="ce39"/>
          <table:table-cell table:style-name="ce24" office:value-type="string">
            <text:p>C1</text:p>
          </table:table-cell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20" office:value-type="float" office:value="3">
            <text:p>3</text:p>
          </table:table-cell>
          <table:table-cell table:style-name="ce23" table:number-columns-repeated="2"/>
          <table:table-cell table:number-columns-repeated="2"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893"/>
        </table:table-row>
        <table:table-row table:style-name="ro2">
          <table:table-cell office:value-type="float" office:value="30">
            <text:p>30</text:p>
          </table:table-cell>
          <table:table-cell table:style-name="ce2" office:value-type="string">
            <text:p>D1</text:p>
          </table:table-cell>
          <table:table-cell table:style-name="ce7" office:value-type="string">
            <text:p>えごま</text:p>
          </table:table-cell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37"/>
          <table:table-cell table:style-name="ce39"/>
          <table:table-cell table:style-name="ce34"/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Default" table:number-columns-repeated="2"/>
          <table:table-cell table:style-name="ce23"/>
          <table:table-cell/>
          <table:table-cell table:style-name="ce23" table:number-columns-repeated="2"/>
          <table:table-cell table:number-columns-repeated="896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37"/>
          <table:table-cell table:style-name="ce39"/>
          <table:table-cell table:style-name="ce34"/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2"/>
          <table:table-cell/>
          <table:table-cell table:style-name="ce23"/>
          <table:table-cell table:style-name="ce20"/>
          <table:table-cell table:style-name="ce23" table:number-columns-repeated="2"/>
          <table:table-cell/>
          <table:table-cell table:style-name="ce23"/>
          <table:table-cell table:style-name="ce20"/>
          <table:table-cell table:style-name="ce23" table:number-columns-repeated="2"/>
          <table:table-cell/>
          <table:table-cell table:style-name="ce23"/>
          <table:table-cell table:style-name="ce20"/>
          <table:table-cell table:style-name="ce23" table:number-columns-repeated="2"/>
          <table:table-cell/>
          <table:table-cell table:style-name="ce23"/>
          <table:table-cell table:style-name="ce20"/>
          <table:table-cell table:style-name="ce23" table:number-columns-repeated="2"/>
          <table:table-cell/>
          <table:table-cell table:style-name="ce23"/>
          <table:table-cell/>
          <table:table-cell table:style-name="Default" table:number-columns-repeated="2"/>
          <table:table-cell table:style-name="ce23"/>
          <table:table-cell/>
          <table:table-cell table:style-name="ce23" table:number-columns-repeated="2"/>
          <table:table-cell table:number-columns-repeated="896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37"/>
          <table:table-cell table:style-name="ce39"/>
          <table:table-cell table:style-name="ce34"/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Default" table:number-columns-repeated="2"/>
          <table:table-cell table:style-name="ce23"/>
          <table:table-cell/>
          <table:table-cell table:style-name="ce23"/>
          <table:table-cell table:style-name="Default" table:number-columns-repeated="2"/>
          <table:table-cell table:style-name="ce23" table:number-columns-repeated="3"/>
          <table:table-cell table:style-name="Default" table:number-columns-repeated="2"/>
          <table:table-cell table:style-name="ce23" table:number-columns-repeated="3"/>
          <table:table-cell table:style-name="Default" table:number-columns-repeated="2"/>
          <table:table-cell table:style-name="ce23" table:number-columns-repeated="3"/>
          <table:table-cell table:style-name="Default" table:number-columns-repeated="2"/>
          <table:table-cell table:style-name="ce23" table:number-columns-repeated="2"/>
          <table:table-cell table:style-name="Default" table:number-columns-repeated="3"/>
          <table:table-cell table:style-name="ce23" table:number-columns-repeated="2"/>
          <table:table-cell table:formula="of:=[.$CN$2]" office:value-type="string" office:string-value="max=91">
            <text:p>max=91</text:p>
          </table:table-cell>
          <table:table-cell/>
          <table:table-cell table:formula="of:=[.$DS$3]" office:value-type="string" office:string-value="5 items">
            <text:p>5 items</text:p>
          </table:table-cell>
          <table:table-cell table:number-columns-repeated="2"/>
          <table:table-cell office:value-type="string">
            <text:p>6 spoons</text:p>
          </table:table-cell>
          <table:table-cell table:style-name="ce23" table:number-columns-repeated="2"/>
          <table:table-cell table:number-columns-repeated="896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37"/>
          <table:table-cell table:style-name="ce39"/>
          <table:table-cell table:style-name="ce34"/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formula="of:=[.$CN$3]" office:value-type="string" office:string-value="4 items">
            <text:p>4 items</text:p>
          </table:table-cell>
          <table:table-cell table:number-columns-repeated="2"/>
          <table:table-cell office:value-type="string">
            <text:p>5 spoons ==&gt; 5~5.5</text:p>
          </table:table-cell>
          <table:table-cell table:style-name="ce23"/>
          <table:table-cell table:number-columns-repeated="3"/>
          <table:table-cell table:style-name="ce23" table:number-columns-repeated="2"/>
          <table:table-cell table:number-columns-repeated="3"/>
          <table:table-cell table:style-name="ce23" table:number-columns-repeated="2"/>
          <table:table-cell table:number-columns-repeated="3"/>
          <table:table-cell table:style-name="ce23" table:number-columns-repeated="2"/>
          <table:table-cell table:number-columns-repeated="3"/>
          <table:table-cell table:style-name="ce23"/>
          <table:table-cell table:style-name="Default"/>
          <table:table-cell table:number-columns-repeated="3"/>
          <table:table-cell table:style-name="ce23"/>
          <table:table-cell table:number-columns-repeated="2"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 office:value-type="float" office:value="0.5">
            <text:p>0.5</text:p>
          </table:table-cell>
          <table:table-cell table:number-columns-repeated="896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37"/>
          <table:table-cell table:style-name="ce39"/>
          <table:table-cell table:style-name="ce34"/>
          <table:table-cell table:style-name="ce44"/>
          <table:table-cell table:style-name="ce26"/>
          <table:table-cell table:style-name="ce28"/>
          <table:table-cell table:style-name="ce26"/>
          <table:table-cell table:style-name="ce38"/>
          <table:table-cell table:style-name="ce26"/>
          <table:table-cell table:style-name="ce28" table:number-columns-repeated="2"/>
          <table:table-cell table:style-name="ce38"/>
          <table:table-cell table:style-name="ce26"/>
          <table:table-cell table:style-name="ce28" table:number-columns-repeated="2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2"/>
          <table:table-cell table:style-name="ce41"/>
          <table:table-cell table:style-name="ce38"/>
          <table:table-cell table:style-name="ce26" table:number-columns-repeated="2"/>
          <table:table-cell table:style-name="ce41"/>
          <table:table-cell table:style-name="ce38"/>
          <table:table-cell table:style-name="ce26" table:number-columns-repeated="2"/>
          <table:table-cell table:style-name="ce41"/>
          <table:table-cell table:style-name="ce20" office:value-type="float" office:value="1">
            <text:p>1</text:p>
          </table:table-cell>
          <table:table-cell table:number-columns-repeated="3"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 office:value-type="float" office:value="2">
            <text:p>2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number-columns-repeated="896"/>
        </table:table-row>
        <table:table-row table:style-name="ro2">
          <table:table-cell table:formula="of:=[.A2]" office:value-type="string" office:string-value="1 item (30)">
            <text:p>1 item (30)</text:p>
          </table:table-cell>
          <table:table-cell table:number-columns-repeated="2" table:style-name="Default" office:value-type="string">
            <text:p>*</text:p>
          </table:table-cell>
          <table:table-cell table:number-columns-repeated="4"/>
          <table:table-cell table:style-name="ce18"/>
          <table:table-cell table:style-name="ce26" table:number-columns-repeated="2"/>
          <table:table-cell table:style-name="ce28" table:number-columns-repeated="27"/>
          <table:table-cell table:style-name="ce38"/>
          <table:table-cell table:style-name="ce40"/>
          <table:table-cell table:style-name="ce41"/>
          <table:table-cell table:style-name="ce38"/>
          <table:table-cell table:style-name="ce40"/>
          <table:table-cell table:style-name="ce41"/>
          <table:table-cell table:style-name="Default" table:number-columns-repeated="3"/>
          <table:table-cell table:style-name="ce23"/>
          <table:table-cell table:style-name="Default" table:number-columns-repeated="10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ce20" table:formula="of:=[.CN37]+1" office:value-type="float" office:value="2">
            <text:p>2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 office:value-type="float" office:value="3">
            <text:p>3</text:p>
          </table:table-cell>
          <table:table-cell table:number-columns-repeated="2" table:style-name="ce23" office:value-type="float" office:value="2">
            <text:p>2</text:p>
          </table:table-cell>
          <table:table-cell table:number-columns-repeated="2"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number-columns-repeated="896"/>
        </table:table-row>
        <table:table-row table:style-name="ro2">
          <table:table-cell table:number-columns-repeated="10"/>
          <table:table-cell table:style-name="Default" table:number-columns-repeated="30"/>
          <table:table-cell table:formula="of:=[.$H$2]" office:value-type="string" office:string-value="max=217">
            <text:p>max=217</text:p>
          </table:table-cell>
          <table:table-cell table:style-name="Default" table:number-columns-repeated="2"/>
          <table:table-cell table:style-name="ce45" table:formula="of:=[.$AR$3]" office:value-type="string" office:string-value="3 items" table:number-columns-spanned="3" table:number-rows-spanned="1">
            <office:annotation draw:style-name="gr2" draw:text-style-name="P2" svg:width="2.899cm" svg:height="0.669cm" svg:x="47.871cm" svg:y="20.527cm" draw:caption-point-x="-0.61cm" draw:caption-point-y="1.519cm">
              <dc:creator>ik</dc:creator>
              <dc:date>2020-12-04T00:00:00</dc:date>
              <text:p text:style-name="P2"><text:span text:style-name="T1">色：緑</text:span></text:p>
            </office:annotation>
            <text:p>3 items</text:p>
          </table:table-cell>
          <table:covered-table-cell table:number-columns-repeated="2" table:style-name="ce27"/>
          <table:table-cell table:style-name="ce29" office:value-type="float" office:value="5" table:number-columns-spanned="3" table:number-rows-spanned="1">
            <text:p>5</text:p>
          </table:table-cell>
          <table:covered-table-cell table:number-columns-repeated="2" table:style-name="ce31"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number-columns-repeated="3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style-name="ce20" table:formula="of:=[.CN38]+1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/>
          <table:table-cell table:style-name="ce23" table:number-columns-repeated="5"/>
          <table:table-cell table:number-columns-repeated="896"/>
        </table:table-row>
        <table:table-row table:style-name="ro2">
          <table:table-cell table:number-columns-repeated="7"/>
          <table:table-cell table:style-name="ce19" table:formula="of:=[.$H$3]" office:value-type="string" office:string-value="2 items" table:number-columns-spanned="3" table:number-rows-spanned="1">
            <office:annotation draw:style-name="gr2" draw:text-style-name="P2" svg:width="2.899cm" svg:height="0.669cm" svg:x="15.257cm" svg:y="21.105cm" draw:caption-point-x="-0.61cm" draw:caption-point-y="1.519cm">
              <dc:creator>ik</dc:creator>
              <dc:date>2020-12-04T00:00:00</dc:date>
              <text:p text:style-name="P2"><text:span text:style-name="T1">色：緑</text:span></text:p>
            </office:annotation>
            <text:p>2 items</text:p>
          </table:table-cell>
          <table:covered-table-cell table:number-columns-repeated="2" table:style-name="ce27"/>
          <table:table-cell table:style-name="ce29" office:value-type="float" office:value="5" table:number-columns-spanned="3" table:number-rows-spanned="1">
            <text:p>5</text:p>
          </table:table-cell>
          <table:covered-table-cell table:number-columns-repeated="2" table:style-name="ce31"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Default" table:number-columns-repeated="22"/>
          <table:table-cell table:formula="of:=[.$H$3]" office:value-type="string" office:string-value="2 items">
            <text:p>2 items</text:p>
          </table:table-cell>
          <table:table-cell table:style-name="Default" table:number-columns-repeated="2"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0"/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number-columns-repeated="3"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/>
          <table:table-cell table:style-name="ce23" table:number-columns-repeated="5"/>
          <table:table-cell table:number-columns-repeated="896"/>
        </table:table-row>
        <table:table-row table:style-name="ro2">
          <table:table-cell table:number-columns-repeated="7"/>
          <table:table-cell table:style-name="ce20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/>
          <table:table-cell table:style-name="ce20"/>
          <table:table-cell table:style-name="Default" table:number-columns-repeated="31"/>
          <table:table-cell table:style-name="ce20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5">
            <text:p>5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7" table:formula="of:=[.$DS$3]" office:value-type="string" office:string-value="5 items" table:number-columns-spanned="3" table:number-rows-spanned="1">
            <text:p>5 items</text:p>
          </table:table-cell>
          <table:covered-table-cell table:number-columns-repeated="2" table:style-name="ce7"/>
          <table:table-cell table:style-name="ce47" office:value-type="float" office:value="5.5" table:number-columns-spanned="3" table:number-rows-spanned="1">
            <text:p>5.5</text:p>
          </table:table-cell>
          <table:covered-table-cell table:number-columns-repeated="2" table:style-name="ce47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93"/>
        </table:table-row>
        <table:table-row table:style-name="ro2">
          <table:table-cell table:number-columns-repeated="7"/>
          <table:table-cell table:style-name="ce20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0"/>
          <table:table-cell table:style-name="Default" table:number-columns-repeated="31"/>
          <table:table-cell table:style-name="ce20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0"/>
          <table:table-cell table:style-name="ce23" table:number-columns-repeated="3"/>
          <table:table-cell table:style-name="ce48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6">
            <text:p>6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6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93"/>
        </table:table-row>
        <table:table-row table:style-name="ro2">
          <table:table-cell table:number-columns-repeated="7"/>
          <table:table-cell table:style-name="ce20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0"/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5"/>
          <table:table-cell table:style-name="ce20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0"/>
          <table:table-cell table:style-name="ce23" table:number-columns-repeated="3"/>
          <table:table-cell table:style-name="ce48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6" office:value-type="float" office:value="2">
            <text:p>2</text:p>
          </table:table-cell>
          <table:table-cell table:style-name="ce47" table:number-columns-repeated="2"/>
          <table:table-cell table:style-name="ce47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93"/>
        </table:table-row>
        <table:table-row table:style-name="ro2">
          <table:table-cell table:number-columns-repeated="7"/>
          <table:table-cell table:style-name="ce20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0"/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5"/>
          <table:table-cell table:style-name="ce20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3"/>
          <table:table-cell table:style-name="ce48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6" office:value-type="float" office:value="3">
            <text:p>3</text:p>
          </table:table-cell>
          <table:table-cell table:style-name="ce47" table:number-columns-repeated="2"/>
          <table:table-cell table:number-columns-repeated="2" table:style-name="ce47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93"/>
        </table:table-row>
        <table:table-row table:style-name="ro2">
          <table:table-cell table:number-columns-repeated="7"/>
          <table:table-cell table:style-name="ce20"/>
          <table:table-cell table:style-name="ce23" table:number-columns-repeated="3"/>
          <table:table-cell table:style-name="ce20"/>
          <table:table-cell table:number-columns-repeated="31"/>
          <table:table-cell table:style-name="ce20" office:value-type="float" office:value="6">
            <text:p>6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/>
          <table:table-cell table:style-name="ce23" table:number-columns-repeated="5"/>
          <table:table-cell table:number-columns-repeated="896"/>
        </table:table-row>
        <table:table-row table:style-name="ro2">
          <table:table-cell table:number-columns-repeated="7"/>
          <table:table-cell table:style-name="ce19" table:formula="of:=[.$H$3]" office:value-type="string" office:string-value="2 items" table:number-columns-spanned="3" table:number-rows-spanned="1">
            <text:p>2 items</text:p>
          </table:table-cell>
          <table:covered-table-cell table:number-columns-repeated="2" table:style-name="ce23"/>
          <table:table-cell table:style-name="ce29" office:value-type="float" office:value="4" table:number-columns-spanned="3" table:number-rows-spanned="1">
            <text:p>4</text:p>
          </table:table-cell>
          <table:covered-table-cell table:style-name="ce20"/>
          <table:covered-table-cell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number-columns-repeated="25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48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5" table:formula="of:=[.$DS$3]" office:value-type="string" office:string-value="5 items" table:number-columns-spanned="3" table:number-rows-spanned="1">
            <office:annotation draw:style-name="gr2" draw:text-style-name="P2" svg:width="2.899cm" svg:height="0.669cm" svg:x="114.631cm" svg:y="24.574cm" draw:caption-point-x="-0.61cm" draw:caption-point-y="1.519cm">
              <dc:creator>ik</dc:creator>
              <dc:date>2020-12-04T00:00:00</dc:date>
              <text:p text:style-name="P2"><text:span text:style-name="T1">色：緑</text:span></text:p>
            </office:annotation>
            <text:p>5 items</text:p>
          </table:table-cell>
          <table:covered-table-cell table:number-columns-repeated="2" table:style-name="ce27"/>
          <table:table-cell table:style-name="ce29" office:value-type="float" office:value="9" table:number-columns-spanned="3" table:number-rows-spanned="1">
            <text:p>9</text:p>
          </table:table-cell>
          <table:covered-table-cell table:number-columns-repeated="2" table:style-name="ce31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91"/>
        </table:table-row>
        <table:table-row table:style-name="ro2">
          <table:table-cell table:number-columns-repeated="7"/>
          <table:table-cell table:style-name="ce20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/>
          <table:table-cell table:style-name="ce20"/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6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48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6" office:value-type="float" office:value="1">
            <text:p>1</text:p>
          </table:table-cell>
          <table:table-cell table:number-columns-repeated="2" table:style-name="ce47" office:value-type="float" office:value="3">
            <text:p>3</text:p>
          </table:table-cell>
          <table:table-cell table:number-columns-repeated="3" table:style-name="ce4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91"/>
        </table:table-row>
        <table:table-row table:style-name="ro2">
          <table:table-cell table:number-columns-repeated="7"/>
          <table:table-cell table:style-name="ce20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/>
          <table:table-cell table:style-name="ce20"/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6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48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6" office:value-type="float" office:value="2">
            <text:p>2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896"/>
        </table:table-row>
        <table:table-row table:style-name="ro2">
          <table:table-cell table:number-columns-repeated="7"/>
          <table:table-cell table:style-name="ce20" office:value-type="float" office:value="3">
            <text:p>3</text:p>
          </table:table-cell>
          <table:table-cell table:number-columns-repeated="2" table:style-name="ce23" office:value-type="float" office:value="2">
            <text:p>2</text:p>
          </table:table-cell>
          <table:table-cell/>
          <table:table-cell table:style-name="ce20"/>
          <table:table-cell/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6"/>
          <table:table-cell table:style-name="ce45" table:formula="of:=[.$AR$3]" office:value-type="string" office:string-value="3 items" table:number-columns-spanned="3" table:number-rows-spanned="1">
            <office:annotation draw:style-name="gr2" draw:text-style-name="P2" svg:width="2.899cm" svg:height="0.669cm" svg:x="47.871cm" svg:y="26.309cm" draw:caption-point-x="-0.61cm" draw:caption-point-y="1.519cm">
              <dc:creator>ik</dc:creator>
              <dc:date>2020-12-04T00:00:00</dc:date>
              <text:p text:style-name="P2"><text:span text:style-name="T1">色：緑</text:span></text:p>
            </office:annotation>
            <text:p>3 items</text:p>
          </table:table-cell>
          <table:covered-table-cell table:number-columns-repeated="2" table:style-name="ce27"/>
          <table:table-cell table:style-name="ce29" office:value-type="string" table:number-columns-spanned="3" table:number-rows-spanned="1">
            <text:p>6 spoons</text:p>
          </table:table-cell>
          <table:covered-table-cell table:number-columns-repeated="2" table:style-name="ce31"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/>
          <table:table-cell table:style-name="ce46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number-columns-repeated="2"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number-columns-repeated="896"/>
        </table:table-row>
        <table:table-row table:style-name="ro2">
          <table:table-cell table:number-columns-repeated="3"/>
          <table:table-cell table:style-name="ce8" table:number-columns-repeated="4"/>
          <table:table-cell table:style-name="ce20" office:value-type="float" office:value="4">
            <text:p>4</text:p>
          </table:table-cell>
          <table:table-cell table:style-name="ce23" table:number-columns-repeated="2"/>
          <table:table-cell/>
          <table:table-cell table:style-name="ce20"/>
          <table:table-cell table:number-columns-repeated="31"/>
          <table:table-cell table:style-name="ce46" office:value-type="float" office:value="1">
            <text:p>1</text:p>
          </table:table-cell>
          <table:table-cell table:number-columns-repeated="3" table:style-name="ce47" office:value-type="float" office:value="2">
            <text:p>2</text:p>
          </table:table-cell>
          <table:table-cell table:style-name="ce24" table:number-columns-repeated="2"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/>
          <table:table-cell table:style-name="ce46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number-columns-repeated="896"/>
        </table:table-row>
        <table:table-row table:style-name="ro2">
          <table:table-cell table:number-columns-repeated="3"/>
          <table:table-cell table:style-name="ce8" table:number-columns-repeated="4"/>
          <table:table-cell table:style-name="ce20"/>
          <table:table-cell table:style-name="ce23" table:number-columns-repeated="2"/>
          <table:table-cell/>
          <table:table-cell table:style-name="ce20"/>
          <table:table-cell table:number-columns-repeated="31"/>
          <table:table-cell table:style-name="ce46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2">
            <text:p>2</text:p>
          </table:table-cell>
          <table:table-cell table:style-name="ce24" table:number-columns-repeated="2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formula="of:=[.$CN$3]" office:value-type="string" office:string-value="4 items">
            <text:p>4 items</text:p>
          </table:table-cell>
          <table:table-cell table:number-columns-repeated="2"/>
          <table:table-cell office:value-type="float" office:value="5.5">
            <text:p>5.5</text:p>
          </table:table-cell>
          <table:table-cell table:style-name="ce23"/>
          <table:table-cell table:style-name="ce20"/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20"/>
          <table:table-cell table:style-name="ce23" table:number-columns-repeated="2"/>
          <table:table-cell table:number-columns-repeated="2"/>
          <table:table-cell table:style-name="ce20"/>
          <table:table-cell table:style-name="ce23" table:number-columns-repeated="2"/>
          <table:table-cell table:number-columns-repeated="2"/>
          <table:table-cell table:style-name="ce20"/>
          <table:table-cell table:style-name="ce23" table:number-columns-repeated="2"/>
          <table:table-cell table:number-columns-repeated="2"/>
          <table:table-cell table:style-name="ce20"/>
          <table:table-cell table:style-name="ce23" table:number-columns-repeated="2"/>
          <table:table-cell table:number-columns-repeated="3"/>
          <table:table-cell table:style-name="ce46" office:value-type="float" office:value="5">
            <text:p>5</text:p>
          </table:table-cell>
          <table:table-cell table:style-name="ce47" office:value-type="float" office:value="1">
            <text:p>1</text:p>
          </table:table-cell>
          <table:table-cell table:number-columns-repeated="2" table:style-name="ce47" office:value-type="float" office:value="3">
            <text:p>3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896"/>
        </table:table-row>
        <table:table-row table:style-name="ro2">
          <table:table-cell table:number-columns-repeated="3"/>
          <table:table-cell table:style-name="ce8" table:number-columns-repeated="4"/>
          <table:table-cell table:formula="of:=[.$H$3]" office:value-type="string" office:string-value="2 items">
            <text:p>2 items</text:p>
          </table:table-cell>
          <table:table-cell table:style-name="ce23" table:number-columns-repeated="2"/>
          <table:table-cell office:value-type="string">
            <text:p>3 spoons</text:p>
          </table:table-cell>
          <table:table-cell table:style-name="ce20"/>
          <table:table-cell table:number-columns-repeated="31"/>
          <table:table-cell table:style-name="ce46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3">
            <text:p>3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number-columns-repeated="2" table:style-name="ce2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3"/>
          <table:table-cell table:style-name="ce46" office:value-type="float" office:value="6">
            <text:p>6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number-columns-repeated="896"/>
        </table:table-row>
        <table:table-row table:style-name="ro2">
          <table:table-cell table:number-columns-repeated="3"/>
          <table:table-cell table:style-name="ce8" table:number-columns-repeated="4"/>
          <table:table-cell table:style-name="ce20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/>
          <table:table-cell table:style-name="ce20"/>
          <table:table-cell table:number-columns-repeated="31"/>
          <table:table-cell table:style-name="ce46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2">
            <text:p>2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table:formula="of:=[.CN52]+1" office:value-type="float" office:value="2">
            <text:p>2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style-name="ce20"/>
          <table:table-cell table:number-columns-repeated="2" table:style-name="ce2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3"/>
          <table:table-cell table:style-name="ce46" office:value-type="float" office:value="7">
            <text:p>7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number-columns-repeated="2"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number-columns-repeated="896"/>
        </table:table-row>
        <table:table-row table:style-name="ro2">
          <table:table-cell table:number-columns-repeated="3"/>
          <table:table-cell table:style-name="ce8" table:number-columns-repeated="4"/>
          <table:table-cell table:style-name="ce20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/>
          <table:table-cell table:style-name="ce20"/>
          <table:table-cell table:number-columns-repeated="31"/>
          <table:table-cell table:style-name="ce46" office:value-type="float" office:value="5">
            <text:p>5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table:formula="of:=[.CN53]+1" office:value-type="float" office:value="3">
            <text:p>3</text:p>
          </table:table-cell>
          <table:table-cell table:style-name="ce23" table:number-columns-repeated="4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4"/>
          <table:table-cell table:style-name="ce46" office:value-type="float" office:value="8">
            <text:p>8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2"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number-columns-repeated="896"/>
        </table:table-row>
        <table:table-row table:style-name="ro2">
          <table:table-cell table:number-columns-repeated="3"/>
          <table:table-cell table:style-name="ce9" table:number-columns-repeated="4"/>
          <table:table-cell table:style-name="ce20"/>
          <table:table-cell table:style-name="ce23" table:number-columns-repeated="2"/>
          <table:table-cell/>
          <table:table-cell table:style-name="ce20"/>
          <table:table-cell table:number-columns-repeated="31"/>
          <table:table-cell table:style-name="ce46" office:value-type="float" office:value="6">
            <text:p>6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 office:value-type="float" office:value="4">
            <text:p>4</text:p>
          </table:table-cell>
          <table:table-cell table:style-name="ce23" table:number-columns-repeated="4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4"/>
          <table:table-cell table:style-name="ce46" office:value-type="float" office:value="9">
            <text:p>9</text:p>
          </table:table-cell>
          <table:table-cell table:number-columns-repeated="2"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number-columns-repeated="896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formula="of:=[.$H$3]" office:value-type="string" office:string-value="2 items">
            <text:p>2 items</text:p>
          </table:table-cell>
          <table:table-cell table:style-name="ce23" table:number-columns-repeated="2"/>
          <table:table-cell office:value-type="string">
            <text:p>3.5 spoons</text:p>
          </table:table-cell>
          <table:table-cell table:style-name="ce20"/>
          <table:table-cell table:number-columns-repeated="31"/>
          <table:table-cell table:style-name="ce46" office:value-type="float" office:value="7">
            <text:p>7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 office:value-type="float" office:value="5">
            <text:p>5</text:p>
          </table:table-cell>
          <table:table-cell table:style-name="ce23" table:number-columns-repeated="4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4"/>
          <table:table-cell table:style-name="ce46" office:value-type="float" office:value="10">
            <text:p>10</text:p>
          </table:table-cell>
          <table:table-cell table:number-columns-repeated="3" table:style-name="ce47" office:value-type="float" office:value="1">
            <text:p>1</text:p>
          </table:table-cell>
          <table:table-cell table:number-columns-repeated="2" table:style-name="ce47" office:value-type="float" office:value="3">
            <text:p>3</text:p>
          </table:table-cell>
          <table:table-cell table:number-columns-repeated="896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style-name="ce20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.5">
            <text:p>0.5</text:p>
          </table:table-cell>
          <table:table-cell/>
          <table:table-cell table:style-name="ce20"/>
          <table:table-cell table:number-columns-repeated="31"/>
          <table:table-cell table:style-name="ce46"/>
          <table:table-cell table:style-name="ce47" table:number-columns-repeated="3"/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 office:value-type="float" office:value="6">
            <text:p>6</text:p>
          </table:table-cell>
          <table:table-cell table:style-name="ce23" table:number-columns-repeated="4"/>
          <table:table-cell table:number-columns-repeated="26"/>
          <table:table-cell table:style-name="ce46" office:value-type="float" office:value="11">
            <text:p>11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2">
            <text:p>2</text:p>
          </table:table-cell>
          <table:table-cell table:number-columns-repeated="3" table:style-name="ce4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91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style-name="ce20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3">
            <text:p>3</text:p>
          </table:table-cell>
          <table:table-cell/>
          <table:table-cell table:style-name="ce20"/>
          <table:table-cell table:number-columns-repeated="31"/>
          <table:table-cell table:style-name="ce46"/>
          <table:table-cell table:style-name="ce47" table:number-columns-repeated="3"/>
          <table:table-cell table:style-name="ce24" table:number-columns-repeated="2"/>
          <table:table-cell table:number-columns-repeated="5"/>
          <table:table-cell table:style-name="Default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33"/>
          <table:table-cell table:style-name="ce20"/>
          <table:table-cell table:style-name="ce23" table:number-columns-repeated="5"/>
          <table:table-cell table:number-columns-repeated="896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style-name="ce20"/>
          <table:table-cell table:style-name="ce23" table:number-columns-repeated="3"/>
          <table:table-cell table:style-name="ce20"/>
          <table:table-cell table:number-columns-repeated="31"/>
          <table:table-cell table:style-name="ce46"/>
          <table:table-cell table:style-name="ce47" table:number-columns-repeated="3"/>
          <table:table-cell table:style-name="ce24" table:number-columns-repeated="2"/>
          <table:table-cell table:number-columns-repeated="5"/>
          <table:table-cell table:style-name="Default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formula="of:=[.$CN$3]" office:value-type="string" office:string-value="4 items">
            <text:p>4 items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23"/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3"/>
          <table:table-cell table:style-name="ce20"/>
          <table:table-cell table:style-name="ce23" table:number-columns-repeated="5"/>
          <table:table-cell table:number-columns-repeated="896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formula="of:=[.$H$3]" office:value-type="string" office:string-value="2 items">
            <text:p>2 items</text:p>
          </table:table-cell>
          <table:table-cell table:style-name="ce23" table:number-columns-repeated="2"/>
          <table:table-cell office:value-type="float" office:value="2.5">
            <text:p>2.5</text:p>
          </table:table-cell>
          <table:table-cell table:style-name="ce20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8"/>
          <table:table-cell table:style-name="ce46"/>
          <table:table-cell table:style-name="ce47" table:number-columns-repeated="3"/>
          <table:table-cell table:style-name="ce24" table:number-columns-repeated="2"/>
          <table:table-cell table:number-columns-repeated="42"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3"/>
          <table:table-cell table:style-name="ce7" table:formula="of:=[.$DS$3]" office:value-type="string" office:string-value="5 items" table:number-columns-spanned="3" table:number-rows-spanned="1">
            <text:p>5 items</text:p>
          </table:table-cell>
          <table:covered-table-cell table:number-columns-repeated="2"/>
          <table:table-cell table:style-name="ce47" office:value-type="float" office:value="10" table:number-columns-spanned="3" table:number-rows-spanned="1">
            <text:p>10</text:p>
          </table:table-cell>
          <table:covered-table-cell table:number-columns-repeated="2" table:style-name="ce23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91"/>
        </table:table-row>
        <table:table-row table:style-name="ro2">
          <table:table-cell/>
          <table:table-cell office:value-type="string">
            <text:p>drink-records</text:p>
          </table:table-cell>
          <table:table-cell/>
          <table:table-cell table:style-name="ce9" office:value-type="string">
            <text:p>sum</text:p>
          </table:table-cell>
          <table:table-cell table:style-name="ce9" table:number-columns-repeated="3"/>
          <table:table-cell table:style-name="ce20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/>
          <table:table-cell table:style-name="ce20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8"/>
          <table:table-cell table:style-name="ce46"/>
          <table:table-cell table:style-name="ce47" table:number-columns-repeated="3"/>
          <table:table-cell table:style-name="ce24" table:number-columns-repeated="2"/>
          <table:table-cell table:number-columns-repeated="42"/>
          <table:table-cell table:style-name="ce20" table:formula="of:=[.CN60]+1" office:value-type="float" office:value="2">
            <text:p>2</text:p>
          </table:table-cell>
          <table:table-cell table:style-name="ce23" table:number-columns-repeated="6"/>
          <table:table-cell table:number-columns-repeated="24"/>
          <table:table-cell table:style-name="ce46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4">
            <text:p>4</text:p>
          </table:table-cell>
          <table:table-cell table:number-columns-repeated="3" table:style-name="ce4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91"/>
        </table:table-row>
        <table:table-row table:style-name="ro2">
          <table:table-cell/>
          <table:table-cell table:style-name="ce3"/>
          <table:table-cell table:style-name="ce8" office:value-type="string">
            <text:p>2 items</text:p>
          </table:table-cell>
          <table:table-cell table:style-name="ce13" table:formula="of:=COUNTA([.E62:.J62])" office:value-type="float" office:value="0">
            <text:p>0</text:p>
          </table:table-cell>
          <table:table-cell table:style-name="ce14" table:number-columns-repeated="3"/>
          <table:table-cell table:style-name="ce20"/>
          <table:table-cell table:style-name="ce23" table:number-columns-repeated="2"/>
          <table:table-cell/>
          <table:table-cell table:style-name="ce20"/>
          <table:table-cell table:number-columns-repeated="79"/>
          <table:table-cell table:style-name="ce20" table:formula="of:=[.CN61]+1" office:value-type="float" office:value="3">
            <text:p>3</text:p>
          </table:table-cell>
          <table:table-cell table:style-name="ce23" table:number-columns-repeated="4"/>
          <table:table-cell table:style-name="ce20"/>
          <table:table-cell table:style-name="ce23"/>
          <table:table-cell table:number-columns-repeated="24"/>
          <table:table-cell table:style-name="ce46" office:value-type="float" office:value="2">
            <text:p>2</text:p>
          </table:table-cell>
          <table:table-cell table:style-name="ce47" table:number-columns-repeated="5"/>
          <table:table-cell table:number-columns-repeated="896"/>
        </table:table-row>
        <table:table-row table:style-name="ro2">
          <table:table-cell/>
          <table:table-cell table:style-name="ce4"/>
          <table:table-cell table:style-name="ce9" office:value-type="string">
            <text:p>id</text:p>
          </table:table-cell>
          <table:table-cell table:style-name="ce13" table:formula="of:=COUNTA([.E63:.J63])" office:value-type="float" office:value="0">
            <text:p>0</text:p>
          </table:table-cell>
          <table:table-cell table:style-name="ce14" table:number-columns-repeated="3"/>
          <table:table-cell table:style-name="ce20"/>
          <table:table-cell table:style-name="ce23" table:number-columns-repeated="2"/>
          <table:table-cell/>
          <table:table-cell table:style-name="ce20"/>
          <table:table-cell table:number-columns-repeated="31"/>
          <table:table-cell table:style-name="ce45" table:formula="of:=[.$AR$3]" office:value-type="string" office:string-value="3 items" table:number-columns-spanned="3" table:number-rows-spanned="1">
            <office:annotation draw:style-name="gr2" draw:text-style-name="P2" svg:width="2.899cm" svg:height="0.669cm" svg:x="47.871cm" svg:y="34.403cm" draw:caption-point-x="-0.61cm" draw:caption-point-y="1.519cm">
              <dc:creator>ik</dc:creator>
              <dc:date>2020-12-04T00:00:00</dc:date>
              <text:p text:style-name="P2"><text:span text:style-name="T1">色：緑</text:span></text:p>
            </office:annotation>
            <text:p>3 items</text:p>
          </table:table-cell>
          <table:covered-table-cell table:number-columns-repeated="2" table:style-name="ce27"/>
          <table:table-cell table:style-name="ce29" office:value-type="float" office:value="4" table:number-columns-spanned="3" table:number-rows-spanned="1">
            <text:p>4</text:p>
          </table:table-cell>
          <table:covered-table-cell table:number-columns-repeated="2" table:style-name="ce31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68"/>
          <table:table-cell table:style-name="ce46" office:value-type="float" office:value="3">
            <text:p>3</text:p>
          </table:table-cell>
          <table:table-cell table:style-name="ce47" table:number-columns-repeated="5"/>
          <table:table-cell table:number-columns-repeated="896"/>
        </table:table-row>
        <table:table-row table:style-name="ro2">
          <table:table-cell/>
          <table:table-cell table:style-name="ce4" table:formula="of:=IF([.M64]&lt;&gt;1;[.M64];0)" office:value-type="string" office:string-value="102">
            <text:p>102</text:p>
          </table:table-cell>
          <table:table-cell table:style-name="ce10" office:value-type="string">
            <text:p>102-2.5~1</text:p>
          </table:table-cell>
          <table:table-cell table:style-name="ce13" table:formula="of:=COUNTA([.E64:.J64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64];1)" office:value-type="float" office:value="4">
            <text:p>4</text:p>
          </table:table-cell>
          <table:table-cell table:formula="of:=IF(ISERROR([.L64]);[.C64];LEFT([.C64];[.L64]-1))" office:value-type="string" office:string-value="102">
            <text:p>102</text:p>
          </table:table-cell>
          <table:table-cell table:number-columns-repeated="2"/>
          <table:table-cell table:style-name="ce32"/>
          <table:table-cell table:number-columns-repeated="27"/>
          <table:table-cell table:style-name="ce46" office:value-type="float" office:value="1">
            <text:p>1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1">
            <text:p>1</text:p>
          </table:table-cell>
          <table:table-cell table:style-name="ce24" table:number-columns-repeated="2"/>
          <table:table-cell table:formula="of:=COUNTIF([.$AS$64:.$AU$64];[.AX63])" office:value-type="float" office:value="0">
            <text:p>0</text:p>
          </table:table-cell>
          <table:table-cell table:formula="of:=COUNTIF([.$AS$64:.$AU$64];[.AY63])" office:value-type="float" office:value="2">
            <text:p>2</text:p>
          </table:table-cell>
          <table:table-cell table:formula="of:=COUNTIF([.$AS$64:.$AU$64];[.AZ63])" office:value-type="float" office:value="1">
            <text:p>1</text:p>
          </table:table-cell>
          <table:table-cell table:formula="of:=COUNTIF([.$AS$64:.$AU$64];[.BA63])" office:value-type="float" office:value="0">
            <text:p>0</text:p>
          </table:table-cell>
          <table:table-cell table:formula="of:=COUNTIF([.$AS$64:.$AU$64];[.BB63])" office:value-type="float" office:value="0">
            <text:p>0</text:p>
          </table:table-cell>
          <table:table-cell table:number-columns-repeated="37"/>
          <table:table-cell table:style-name="ce19" table:formula="of:=[.$CN$3]" office:value-type="string" office:string-value="4 items" table:number-columns-spanned="3" table:number-rows-spanned="1">
            <text:p>4 items</text:p>
          </table:table-cell>
          <table:covered-table-cell table:number-columns-repeated="2" table:style-name="ce27"/>
          <table:table-cell table:style-name="ce29" office:value-type="float" office:value="7" table:number-columns-spanned="2" table:number-rows-spanned="1">
            <text:p>7</text:p>
          </table:table-cell>
          <table:covered-table-cell table:style-name="ce31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1"/>
          <table:table-cell table:style-name="ce20"/>
          <table:table-cell table:style-name="ce23" table:number-columns-repeated="2"/>
          <table:table-cell table:style-name="Default" table:number-columns-repeated="3"/>
          <table:table-cell table:number-columns-repeated="896"/>
        </table:table-row>
        <table:table-row table:style-name="ro2">
          <table:table-cell/>
          <table:table-cell table:style-name="ce4" table:formula="of:=IF([.M65]&lt;&gt;1;[.M65];0)" office:value-type="string" office:string-value="124">
            <text:p>124</text:p>
          </table:table-cell>
          <table:table-cell table:style-name="ce10" office:value-type="string">
            <text:p>124-4.1</text:p>
          </table:table-cell>
          <table:table-cell table:style-name="ce13" table:formula="of:=COUNTA([.E65:.J65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65];1)" office:value-type="float" office:value="4">
            <text:p>4</text:p>
          </table:table-cell>
          <table:table-cell table:formula="of:=IF(ISERROR([.L65]);[.C65];LEFT([.C65];[.L65]-1))" office:value-type="string" office:string-value="124">
            <text:p>124</text:p>
          </table:table-cell>
          <table:table-cell table:number-columns-repeated="2"/>
          <table:table-cell table:style-name="ce32"/>
          <table:table-cell table:number-columns-repeated="27"/>
          <table:table-cell table:style-name="ce46" office:value-type="float" office:value="2">
            <text:p>2</text:p>
          </table:table-cell>
          <table:table-cell table:style-name="ce47" table:number-columns-repeated="3"/>
          <table:table-cell table:style-name="ce24" table:number-columns-repeated="2"/>
          <table:table-cell table:number-columns-repeated="42"/>
          <table:table-cell table:style-name="ce46" office:value-type="float" office:value="1">
            <text:p>1</text:p>
          </table:table-cell>
          <table:table-cell table:number-columns-repeated="3"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1"/>
          <table:table-cell table:style-name="ce20"/>
          <table:table-cell table:style-name="ce23"/>
          <table:table-cell table:style-name="Default"/>
          <table:table-cell table:number-columns-repeated="899"/>
        </table:table-row>
        <table:table-row table:style-name="ro2">
          <table:table-cell/>
          <table:table-cell table:style-name="ce4" table:formula="of:=IF([.M66]&lt;&gt;1;[.M66];0)" office:value-type="string" office:string-value="124">
            <text:p>124</text:p>
          </table:table-cell>
          <table:table-cell table:style-name="ce10" office:value-type="string">
            <text:p>124-4.3</text:p>
          </table:table-cell>
          <table:table-cell table:style-name="ce13" table:formula="of:=COUNTA([.E66:.J66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66];1)" office:value-type="float" office:value="4">
            <text:p>4</text:p>
          </table:table-cell>
          <table:table-cell table:formula="of:=IF(ISERROR([.L66]);[.C66];LEFT([.C66];[.L66]-1))" office:value-type="string" office:string-value="124">
            <text:p>124</text:p>
          </table:table-cell>
          <table:table-cell table:number-columns-repeated="2"/>
          <table:table-cell table:style-name="ce32"/>
          <table:table-cell table:number-columns-repeated="27"/>
          <table:table-cell table:style-name="ce46" office:value-type="float" office:value="3">
            <text:p>3</text:p>
          </table:table-cell>
          <table:table-cell table:style-name="ce47" table:number-columns-repeated="3"/>
          <table:table-cell table:style-name="ce24" table:number-columns-repeated="2"/>
          <table:table-cell table:number-columns-repeated="42"/>
          <table:table-cell table:style-name="ce46"/>
          <table:table-cell table:style-name="ce47" table:number-columns-repeated="4"/>
          <table:table-cell table:number-columns-repeated="26"/>
          <table:table-cell table:style-name="ce20"/>
          <table:table-cell table:style-name="ce23"/>
          <table:table-cell table:style-name="Default"/>
          <table:table-cell table:number-columns-repeated="899"/>
        </table:table-row>
        <table:table-row table:style-name="ro2">
          <table:table-cell/>
          <table:table-cell table:style-name="ce4" table:formula="of:=IF([.M67]&lt;&gt;1;[.M67];0)" office:value-type="string" office:string-value="128">
            <text:p>128</text:p>
          </table:table-cell>
          <table:table-cell table:style-name="ce10" office:value-type="string">
            <text:p>128-5.4</text:p>
          </table:table-cell>
          <table:table-cell table:style-name="ce13" table:formula="of:=COUNTA([.E67:.J67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67];1)" office:value-type="float" office:value="4">
            <text:p>4</text:p>
          </table:table-cell>
          <table:table-cell table:formula="of:=IF(ISERROR([.L67]);[.C67];LEFT([.C67];[.L67]-1))" office:value-type="string" office:string-value="128">
            <text:p>128</text:p>
          </table:table-cell>
          <table:table-cell table:number-columns-repeated="2"/>
          <table:table-cell table:style-name="ce32"/>
          <table:table-cell table:number-columns-repeated="75"/>
          <table:table-cell table:style-name="ce46"/>
          <table:table-cell table:style-name="ce47" table:number-columns-repeated="4"/>
          <table:table-cell table:number-columns-repeated="26"/>
          <table:table-cell table:style-name="ce20"/>
          <table:table-cell table:style-name="ce23"/>
          <table:table-cell table:number-columns-repeated="900"/>
        </table:table-row>
        <table:table-row table:style-name="ro2">
          <table:table-cell/>
          <table:table-cell table:style-name="ce4" table:formula="of:=IF([.M68]&lt;&gt;1;[.M68];0)" office:value-type="string" office:string-value="131">
            <text:p>131</text:p>
          </table:table-cell>
          <table:table-cell table:style-name="ce10" office:value-type="string">
            <text:p>131-4.1</text:p>
          </table:table-cell>
          <table:table-cell table:style-name="ce13" table:formula="of:=COUNTA([.E68:.J68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68];1)" office:value-type="float" office:value="4">
            <text:p>4</text:p>
          </table:table-cell>
          <table:table-cell table:formula="of:=IF(ISERROR([.L68]);[.C68];LEFT([.C68];[.L68]-1))" office:value-type="string" office:string-value="131">
            <text:p>131</text:p>
          </table:table-cell>
          <table:table-cell table:number-columns-repeated="2"/>
          <table:table-cell table:style-name="ce32"/>
          <table:table-cell table:number-columns-repeated="75"/>
          <table:table-cell table:style-name="ce46"/>
          <table:table-cell table:style-name="ce47" table:number-columns-repeated="4"/>
          <table:table-cell table:number-columns-repeated="26"/>
          <table:table-cell table:style-name="ce20"/>
          <table:table-cell table:style-name="ce23"/>
          <table:table-cell table:number-columns-repeated="900"/>
        </table:table-row>
        <table:table-row table:style-name="ro2">
          <table:table-cell/>
          <table:table-cell table:style-name="ce4" table:formula="of:=IF([.M69]&lt;&gt;1;[.M69];0)" office:value-type="string" office:string-value="131">
            <text:p>131</text:p>
          </table:table-cell>
          <table:table-cell table:style-name="ce10" office:value-type="string">
            <text:p>131-5~3</text:p>
          </table:table-cell>
          <table:table-cell table:style-name="ce13" table:formula="of:=COUNTA([.E69:.J69])" office:value-type="float" office:value="2">
            <text:p>2</text:p>
          </table:table-cell>
          <table:table-cell table:style-name="ce14" office:value-type="string">
            <text:p>2020年12月1日0:02:48</text:p>
          </table:table-cell>
          <table:table-cell table:style-name="ce14" office:value-type="string">
            <text:p>2020年12月3日0:09:43</text:p>
          </table:table-cell>
          <table:table-cell table:style-name="ce14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69];1)" office:value-type="float" office:value="4">
            <text:p>4</text:p>
          </table:table-cell>
          <table:table-cell table:formula="of:=IF(ISERROR([.L69]);[.C69];LEFT([.C69];[.L69]-1))" office:value-type="string" office:string-value="131">
            <text:p>131</text:p>
          </table:table-cell>
          <table:table-cell table:number-columns-repeated="2"/>
          <table:table-cell table:style-name="ce32"/>
          <table:table-cell table:number-columns-repeated="75"/>
          <table:table-cell table:style-name="ce46"/>
          <table:table-cell table:style-name="ce47" table:number-columns-repeated="4"/>
          <table:table-cell table:number-columns-repeated="26"/>
          <table:table-cell table:style-name="ce20"/>
          <table:table-cell table:style-name="ce23"/>
          <table:table-cell table:number-columns-repeated="900"/>
        </table:table-row>
        <table:table-row table:style-name="ro2">
          <table:table-cell/>
          <table:table-cell table:style-name="ce4" table:formula="of:=IF([.M70]&lt;&gt;1;[.M70];0)" office:value-type="string" office:string-value="166">
            <text:p>166</text:p>
          </table:table-cell>
          <table:table-cell table:style-name="ce10" office:value-type="string">
            <text:p>166-4~3</text:p>
          </table:table-cell>
          <table:table-cell table:style-name="ce13" table:formula="of:=COUNTA([.E70:.J70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0];1)" office:value-type="float" office:value="4">
            <text:p>4</text:p>
          </table:table-cell>
          <table:table-cell table:formula="of:=IF(ISERROR([.L70]);[.C70];LEFT([.C70];[.L70]-1))" office:value-type="string" office:string-value="166">
            <text:p>166</text:p>
          </table:table-cell>
          <table:table-cell table:number-columns-repeated="2"/>
          <table:table-cell table:style-name="ce32"/>
          <table:table-cell table:number-columns-repeated="75"/>
          <table:table-cell table:style-name="ce46"/>
          <table:table-cell table:style-name="ce47" table:number-columns-repeated="4"/>
          <table:table-cell table:number-columns-repeated="928"/>
        </table:table-row>
        <table:table-row table:style-name="ro2">
          <table:table-cell/>
          <table:table-cell table:style-name="ce4" table:formula="of:=IF([.M71]&lt;&gt;1;[.M71];0)" office:value-type="string" office:string-value="166">
            <text:p>166</text:p>
          </table:table-cell>
          <table:table-cell table:style-name="ce10" office:value-type="string">
            <text:p>166-5~3</text:p>
          </table:table-cell>
          <table:table-cell table:style-name="ce13" table:formula="of:=COUNTA([.E71:.J71])" office:value-type="float" office:value="1">
            <text:p>1</text:p>
          </table:table-cell>
          <table:table-cell table:style-name="ce14" office:value-type="string">
            <text:p>2020年12月5日23:3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1];1)" office:value-type="float" office:value="4">
            <text:p>4</text:p>
          </table:table-cell>
          <table:table-cell table:formula="of:=IF(ISERROR([.L71]);[.C71];LEFT([.C71];[.L71]-1))" office:value-type="string" office:string-value="166">
            <text:p>166</text:p>
          </table:table-cell>
          <table:table-cell table:number-columns-repeated="2"/>
          <table:table-cell table:style-name="ce32"/>
          <table:table-cell table:number-columns-repeated="75"/>
          <table:table-cell table:style-name="ce46"/>
          <table:table-cell table:style-name="ce47" table:number-columns-repeated="4"/>
          <table:table-cell table:number-columns-repeated="928"/>
        </table:table-row>
        <table:table-row table:style-name="ro2">
          <table:table-cell/>
          <table:table-cell table:style-name="ce4" table:formula="of:=IF([.M72]&lt;&gt;1;[.M72];0)" office:value-type="string" office:string-value="170">
            <text:p>170</text:p>
          </table:table-cell>
          <table:table-cell table:style-name="ce10" office:value-type="string">
            <text:p>170-4~3</text:p>
          </table:table-cell>
          <table:table-cell table:style-name="ce13" table:formula="of:=COUNTA([.E72:.J72])" office:value-type="float" office:value="1">
            <text:p>1</text:p>
          </table:table-cell>
          <table:table-cell table:style-name="ce14" office:value-type="string">
            <text:p>2020年12月5日23:3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2];1)" office:value-type="float" office:value="4">
            <text:p>4</text:p>
          </table:table-cell>
          <table:table-cell table:formula="of:=IF(ISERROR([.L72]);[.C72];LEFT([.C72];[.L72]-1))" office:value-type="string" office:string-value="170">
            <text:p>17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3]&lt;&gt;1;[.M73];0)" office:value-type="string" office:string-value="41">
            <text:p>41</text:p>
          </table:table-cell>
          <table:table-cell table:style-name="ce10" office:value-type="string">
            <text:p>41-3</text:p>
          </table:table-cell>
          <table:table-cell table:style-name="ce13" table:formula="of:=COUNTA([.E73:.J73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73];1)" office:value-type="float" office:value="3">
            <text:p>3</text:p>
          </table:table-cell>
          <table:table-cell table:formula="of:=IF(ISERROR([.L73]);[.C73];LEFT([.C73];[.L73]-1))" office:value-type="string" office:string-value="41">
            <text:p>41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4]&lt;&gt;1;[.M74];0)" office:value-type="string" office:string-value="49">
            <text:p>49</text:p>
          </table:table-cell>
          <table:table-cell table:style-name="ce10" office:value-type="string">
            <text:p>49-3.2</text:p>
          </table:table-cell>
          <table:table-cell table:style-name="ce13" table:formula="of:=COUNTA([.E74:.J74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4];1)" office:value-type="float" office:value="3">
            <text:p>3</text:p>
          </table:table-cell>
          <table:table-cell table:formula="of:=IF(ISERROR([.L74]);[.C74];LEFT([.C74];[.L74]-1))" office:value-type="string" office:string-value="49">
            <text:p>4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5]&lt;&gt;1;[.M75];0)" office:value-type="string" office:string-value="55">
            <text:p>55</text:p>
          </table:table-cell>
          <table:table-cell table:style-name="ce10" office:value-type="string">
            <text:p>55-4</text:p>
          </table:table-cell>
          <table:table-cell table:style-name="ce13" table:formula="of:=COUNTA([.E75:.J75])" office:value-type="float" office:value="1">
            <text:p>1</text:p>
          </table:table-cell>
          <table:table-cell table:style-name="ce14" office:value-type="string">
            <text:p>2020年11月26日0:47:47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75];1)" office:value-type="float" office:value="3">
            <text:p>3</text:p>
          </table:table-cell>
          <table:table-cell table:formula="of:=IF(ISERROR([.L75]);[.C75];LEFT([.C75];[.L75]-1))" office:value-type="string" office:string-value="55">
            <text:p>55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6]&lt;&gt;1;[.M76];0)" office:value-type="string" office:string-value="57">
            <text:p>57</text:p>
          </table:table-cell>
          <table:table-cell table:style-name="ce10" office:value-type="string">
            <text:p>57-3.1</text:p>
          </table:table-cell>
          <table:table-cell table:style-name="ce13" table:formula="of:=COUNTA([.E76:.J76])" office:value-type="float" office:value="2">
            <text:p>2</text:p>
          </table:table-cell>
          <table:table-cell table:style-name="ce14" office:value-type="string">
            <text:p>2020年11月30日0:02:26</text:p>
          </table:table-cell>
          <table:table-cell table:style-name="ce14" office:value-type="string">
            <text:p>2020年12月3日0:09:43</text:p>
          </table:table-cell>
          <table:table-cell table:style-name="ce14" table:number-columns-repeated="2"/>
          <table:table-cell table:style-name="ce8" table:number-columns-repeated="2"/>
          <table:table-cell office:value-type="string">
            <text:p>*</text:p>
          </table:table-cell>
          <table:table-cell table:formula="of:=FIND(&quot;-&quot;;[.C76];1)" office:value-type="float" office:value="3">
            <text:p>3</text:p>
          </table:table-cell>
          <table:table-cell table:formula="of:=IF(ISERROR([.L76]);[.C76];LEFT([.C76];[.L76]-1))" office:value-type="string" office:string-value="57">
            <text:p>57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7]&lt;&gt;1;[.M77];0)" office:value-type="string" office:string-value="59">
            <text:p>59</text:p>
          </table:table-cell>
          <table:table-cell table:style-name="ce10" office:value-type="string">
            <text:p>59-5~3</text:p>
          </table:table-cell>
          <table:table-cell table:style-name="ce13" table:formula="of:=COUNTA([.E77:.J77])" office:value-type="float" office:value="1">
            <text:p>1</text:p>
          </table:table-cell>
          <table:table-cell table:style-name="ce14" office:value-type="string">
            <text:p>2020年12月3日0:09:43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7];1)" office:value-type="float" office:value="3">
            <text:p>3</text:p>
          </table:table-cell>
          <table:table-cell table:formula="of:=IF(ISERROR([.L77]);[.C77];LEFT([.C77];[.L77]-1))" office:value-type="string" office:string-value="59">
            <text:p>5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8]&lt;&gt;1;[.M78];0)" office:value-type="string" office:string-value="60">
            <text:p>60</text:p>
          </table:table-cell>
          <table:table-cell table:style-name="ce10" office:value-type="string">
            <text:p>60-4.2</text:p>
          </table:table-cell>
          <table:table-cell table:style-name="ce13" table:formula="of:=COUNTA([.E78:.J78])" office:value-type="float" office:value="1">
            <text:p>1</text:p>
          </table:table-cell>
          <table:table-cell table:style-name="ce14" office:value-type="string">
            <text:p>2020年11月28日0:02:18</text:p>
          </table:table-cell>
          <table:table-cell table:style-name="ce14" table:number-columns-repeated="2"/>
          <table:table-cell table:number-columns-repeated="3"/>
          <table:table-cell office:value-type="string">
            <text:p>*</text:p>
          </table:table-cell>
          <table:table-cell table:formula="of:=FIND(&quot;-&quot;;[.C78];1)" office:value-type="float" office:value="3">
            <text:p>3</text:p>
          </table:table-cell>
          <table:table-cell table:formula="of:=IF(ISERROR([.L78]);[.C78];LEFT([.C78];[.L78]-1))" office:value-type="string" office:string-value="60">
            <text:p>6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9]&lt;&gt;1;[.M79];0)" office:value-type="string" office:string-value="60">
            <text:p>60</text:p>
          </table:table-cell>
          <table:table-cell table:style-name="ce10" office:value-type="string">
            <text:p>60-4.3</text:p>
          </table:table-cell>
          <table:table-cell table:style-name="ce13" table:formula="of:=COUNTA([.E79:.J79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9];1)" office:value-type="float" office:value="3">
            <text:p>3</text:p>
          </table:table-cell>
          <table:table-cell table:formula="of:=IF(ISERROR([.L79]);[.C79];LEFT([.C79];[.L79]-1))" office:value-type="string" office:string-value="60">
            <text:p>6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0]&lt;&gt;1;[.M80];0)" office:value-type="string" office:string-value="81">
            <text:p>81</text:p>
          </table:table-cell>
          <table:table-cell table:style-name="ce10" office:value-type="string">
            <text:p>81-4~3</text:p>
          </table:table-cell>
          <table:table-cell table:style-name="ce13" table:formula="of:=COUNTA([.E80:.J80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0];1)" office:value-type="float" office:value="3">
            <text:p>3</text:p>
          </table:table-cell>
          <table:table-cell table:formula="of:=IF(ISERROR([.L80]);[.C80];LEFT([.C80];[.L80]-1))" office:value-type="string" office:string-value="81">
            <text:p>81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1]&lt;&gt;1;[.M81];0)" office:value-type="string" office:string-value="88">
            <text:p>88</text:p>
          </table:table-cell>
          <table:table-cell table:style-name="ce10" office:value-type="string">
            <text:p>88-4</text:p>
          </table:table-cell>
          <table:table-cell table:style-name="ce13" table:formula="of:=COUNTA([.E81:.J81])" office:value-type="float" office:value="2">
            <text:p>2</text:p>
          </table:table-cell>
          <table:table-cell table:style-name="ce14" office:value-type="string">
            <text:p>2020年11月26日0:47:47</text:p>
          </table:table-cell>
          <table:table-cell table:style-name="ce14" office:value-type="string">
            <text:p>2020年11月27日0:21:1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C81];1)" office:value-type="float" office:value="3">
            <text:p>3</text:p>
          </table:table-cell>
          <table:table-cell table:formula="of:=IF(ISERROR([.L81]);[.C81];LEFT([.C81];[.L81]-1))" office:value-type="string" office:string-value="88">
            <text:p>88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2]&lt;&gt;1;[.M82];0)" office:value-type="string" office:string-value="89">
            <text:p>89</text:p>
          </table:table-cell>
          <table:table-cell table:style-name="ce10" office:value-type="string">
            <text:p>89-3</text:p>
          </table:table-cell>
          <table:table-cell table:style-name="ce13" table:formula="of:=COUNTA([.E82:.J82])" office:value-type="float" office:value="1">
            <text:p>1</text:p>
          </table:table-cell>
          <table:table-cell table:style-name="ce14" office:value-type="string">
            <text:p>2020年11月27日0:21:1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2];1)" office:value-type="float" office:value="3">
            <text:p>3</text:p>
          </table:table-cell>
          <table:table-cell table:formula="of:=IF(ISERROR([.L82]);[.C82];LEFT([.C82];[.L82]-1))" office:value-type="string" office:string-value="89">
            <text:p>8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3]&lt;&gt;1;[.M83];0)" office:value-type="string" office:string-value="95">
            <text:p>95</text:p>
          </table:table-cell>
          <table:table-cell table:style-name="ce10" office:value-type="string">
            <text:p>95-4</text:p>
          </table:table-cell>
          <table:table-cell table:style-name="ce13" table:formula="of:=COUNTA([.E83:.J83])" office:value-type="float" office:value="1">
            <text:p>1</text:p>
          </table:table-cell>
          <table:table-cell table:style-name="ce14" office:value-type="string">
            <text:p>2020年11月28日0:02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3];1)" office:value-type="float" office:value="3">
            <text:p>3</text:p>
          </table:table-cell>
          <table:table-cell table:formula="of:=IF(ISERROR([.L83]);[.C83];LEFT([.C83];[.L83]-1))" office:value-type="string" office:string-value="95">
            <text:p>95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4]&lt;&gt;1;[.M84];0)" office:value-type="string" office:string-value="96">
            <text:p>96</text:p>
          </table:table-cell>
          <table:table-cell table:style-name="ce10" office:value-type="string">
            <text:p>96-3</text:p>
          </table:table-cell>
          <table:table-cell table:style-name="ce13" table:formula="of:=COUNTA([.E84:.J84])" office:value-type="float" office:value="2">
            <text:p>2</text:p>
          </table:table-cell>
          <table:table-cell table:style-name="ce14" office:value-type="string">
            <text:p>2020年11月27日0:21:12</text:p>
          </table:table-cell>
          <table:table-cell table:style-name="ce14" office:value-type="string">
            <text:p>2020年11月28日23:54:10</text:p>
          </table:table-cell>
          <table:table-cell table:style-name="ce14"/>
          <table:table-cell table:style-name="ce9" table:number-columns-repeated="3"/>
          <table:table-cell office:value-type="string">
            <text:p>*</text:p>
          </table:table-cell>
          <table:table-cell table:formula="of:=FIND(&quot;-&quot;;[.C84];1)" office:value-type="float" office:value="3">
            <text:p>3</text:p>
          </table:table-cell>
          <table:table-cell table:formula="of:=IF(ISERROR([.L84]);[.C84];LEFT([.C84];[.L84]-1))" office:value-type="string" office:string-value="96">
            <text:p>9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5]&lt;&gt;1;[.M85];0)" office:value-type="string" office:string-value="96">
            <text:p>96</text:p>
          </table:table-cell>
          <table:table-cell table:style-name="ce10" office:value-type="string">
            <text:p>96-4~1</text:p>
          </table:table-cell>
          <table:table-cell table:style-name="ce13" table:formula="of:=COUNTA([.E85:.J85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5];1)" office:value-type="float" office:value="3">
            <text:p>3</text:p>
          </table:table-cell>
          <table:table-cell table:formula="of:=IF(ISERROR([.L85]);[.C85];LEFT([.C85];[.L85]-1))" office:value-type="string" office:string-value="96">
            <text:p>9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6]&lt;&gt;1;[.M86];0)" office:value-type="string" office:string-value="99">
            <text:p>99</text:p>
          </table:table-cell>
          <table:table-cell table:style-name="ce10" office:value-type="string">
            <text:p>99-3.5-1</text:p>
          </table:table-cell>
          <table:table-cell table:style-name="ce13" table:formula="of:=COUNTA([.E86:.J86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6];1)" office:value-type="float" office:value="3">
            <text:p>3</text:p>
          </table:table-cell>
          <table:table-cell table:formula="of:=IF(ISERROR([.L86]);[.C86];LEFT([.C86];[.L86]-1))" office:value-type="string" office:string-value="99">
            <text:p>9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7]&lt;&gt;1;[.M87];0)" office:value-type="string" office:string-value="140">
            <text:p>140</text:p>
          </table:table-cell>
          <table:table-cell table:style-name="ce10" office:value-type="string">
            <text:p>140-4~3</text:p>
          </table:table-cell>
          <table:table-cell table:style-name="ce13" table:formula="of:=COUNTA([.E87:.J87])" office:value-type="float" office:value="1">
            <text:p>1</text:p>
          </table:table-cell>
          <table:table-cell table:style-name="ce14" office:value-type="string">
            <text:p>2020年12月4日0:2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7];1)" office:value-type="float" office:value="4">
            <text:p>4</text:p>
          </table:table-cell>
          <table:table-cell table:formula="of:=IF(ISERROR([.L87]);[.C87];LEFT([.C87];[.L87]-1))" office:value-type="string" office:string-value="140">
            <text:p>14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8]&lt;&gt;1;[.M88];0)" office:value-type="string" office:string-value="136">
            <text:p>136</text:p>
          </table:table-cell>
          <table:table-cell table:style-name="ce10" office:value-type="string">
            <text:p>136-4~3</text:p>
          </table:table-cell>
          <table:table-cell table:style-name="ce13" table:formula="of:=COUNTA([.E88:.J88])" office:value-type="float" office:value="1">
            <text:p>1</text:p>
          </table:table-cell>
          <table:table-cell table:style-name="ce14" office:value-type="string">
            <text:p>2020年12月4日0:2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8];1)" office:value-type="float" office:value="4">
            <text:p>4</text:p>
          </table:table-cell>
          <table:table-cell table:formula="of:=IF(ISERROR([.L88]);[.C88];LEFT([.C88];[.L88]-1))" office:value-type="string" office:string-value="136">
            <text:p>13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9]&lt;&gt;1;[.M89];0)" office:value-type="string" office:string-value="162">
            <text:p>162</text:p>
          </table:table-cell>
          <table:table-cell table:style-name="ce10" office:value-type="string">
            <text:p>162-4~3</text:p>
          </table:table-cell>
          <table:table-cell table:style-name="ce13" table:formula="of:=COUNTA([.E89:.J89])" office:value-type="float" office:value="1">
            <text:p>1</text:p>
          </table:table-cell>
          <table:table-cell table:style-name="ce14" office:value-type="string">
            <text:p>2020年12月4日0:2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9];1)" office:value-type="float" office:value="4">
            <text:p>4</text:p>
          </table:table-cell>
          <table:table-cell table:formula="of:=IF(ISERROR([.L89]);[.C89];LEFT([.C89];[.L89]-1))" office:value-type="string" office:string-value="162">
            <text:p>162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0]&lt;&gt;1;[.M90];0)" office:value-type="string" office:string-value="99">
            <text:p>99</text:p>
          </table:table-cell>
          <table:table-cell table:style-name="ce10" office:value-type="string">
            <text:p>99-3~2:1</text:p>
          </table:table-cell>
          <table:table-cell table:style-name="ce13" table:formula="of:=COUNTA([.E90:.J90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90];1)" office:value-type="float" office:value="3">
            <text:p>3</text:p>
          </table:table-cell>
          <table:table-cell table:formula="of:=IF(ISERROR([.L90]);[.C90];LEFT([.C90];[.L90]-1))" office:value-type="string" office:string-value="99">
            <text:p>9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1]&lt;&gt;1;[.M91];0)" office:value-type="string" office:string-value="160">
            <text:p>160</text:p>
          </table:table-cell>
          <table:table-cell table:style-name="ce10" office:value-type="string">
            <text:p>160-4~2:2</text:p>
          </table:table-cell>
          <table:table-cell table:style-name="ce13" table:formula="of:=COUNTA([.E91:.J91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91];1)" office:value-type="float" office:value="4">
            <text:p>4</text:p>
          </table:table-cell>
          <table:table-cell table:formula="of:=IF(ISERROR([.L91]);[.C91];LEFT([.C91];[.L91]-1))" office:value-type="string" office:string-value="160">
            <text:p>16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2]&lt;&gt;1;[.M92];0)" office:value-type="float" office:value="0">
            <text:p>0</text:p>
          </table:table-cell>
          <table:table-cell table:style-name="ce10"/>
          <table:table-cell table:style-name="ce13" table:formula="of:=COUNTA([.E92:.J92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2];1)" office:value-type="float" office:value="0">
            <text:p>#VALUE!</text:p>
          </table:table-cell>
          <table:table-cell table:formula="of:=IF(ISERROR([.L92]);[.C92];LEFT([.C92];[.L92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3]&lt;&gt;1;[.M93];0)" office:value-type="float" office:value="0">
            <text:p>0</text:p>
          </table:table-cell>
          <table:table-cell table:style-name="ce10"/>
          <table:table-cell table:style-name="ce13" table:formula="of:=COUNTA([.E93:.J93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3];1)" office:value-type="float" office:value="0">
            <text:p>#VALUE!</text:p>
          </table:table-cell>
          <table:table-cell table:formula="of:=IF(ISERROR([.L93]);[.C93];LEFT([.C93];[.L93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4]&lt;&gt;1;[.M94];0)" office:value-type="float" office:value="0">
            <text:p>0</text:p>
          </table:table-cell>
          <table:table-cell table:style-name="ce10"/>
          <table:table-cell table:style-name="ce13" table:formula="of:=COUNTA([.E94:.J94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4];1)" office:value-type="float" office:value="0">
            <text:p>#VALUE!</text:p>
          </table:table-cell>
          <table:table-cell table:formula="of:=IF(ISERROR([.L94]);[.C94];LEFT([.C94];[.L94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5]&lt;&gt;1;[.M95];0)" office:value-type="float" office:value="0">
            <text:p>0</text:p>
          </table:table-cell>
          <table:table-cell table:style-name="ce10"/>
          <table:table-cell table:style-name="ce13" table:formula="of:=COUNTA([.E95:.J95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5];1)" office:value-type="float" office:value="0">
            <text:p>#VALUE!</text:p>
          </table:table-cell>
          <table:table-cell table:formula="of:=IF(ISERROR([.L95]);[.C95];LEFT([.C95];[.L95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6]&lt;&gt;1;[.M96];0)" office:value-type="float" office:value="0">
            <text:p>0</text:p>
          </table:table-cell>
          <table:table-cell table:style-name="ce10"/>
          <table:table-cell table:style-name="ce13" table:formula="of:=COUNTA([.E96:.J9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6];1)" office:value-type="float" office:value="0">
            <text:p>#VALUE!</text:p>
          </table:table-cell>
          <table:table-cell table:formula="of:=IF(ISERROR([.L96]);[.C96];LEFT([.C96];[.L96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7]&lt;&gt;1;[.M97];0)" office:value-type="float" office:value="0">
            <text:p>0</text:p>
          </table:table-cell>
          <table:table-cell table:style-name="ce10"/>
          <table:table-cell table:style-name="ce13" table:formula="of:=COUNTA([.E97:.J9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7];1)" office:value-type="float" office:value="0">
            <text:p>#VALUE!</text:p>
          </table:table-cell>
          <table:table-cell table:formula="of:=IF(ISERROR([.L97]);[.C97];LEFT([.C97];[.L97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8]&lt;&gt;1;[.M98];0)" office:value-type="float" office:value="0">
            <text:p>0</text:p>
          </table:table-cell>
          <table:table-cell table:style-name="ce10"/>
          <table:table-cell table:style-name="ce13" table:formula="of:=COUNTA([.E98:.J9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8];1)" office:value-type="float" office:value="0">
            <text:p>#VALUE!</text:p>
          </table:table-cell>
          <table:table-cell table:formula="of:=IF(ISERROR([.L98]);[.C98];LEFT([.C98];[.L98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5" office:value-type="string">
            <text:p>*</text:p>
          </table:table-cell>
          <table:table-cell table:style-name="ce11" office:value-type="string">
            <text:p>*</text:p>
          </table:table-cell>
          <table:table-cell table:style-name="ce13"/>
          <table:table-cell table:style-name="ce14" table:number-columns-repeated="6"/>
          <table:table-cell table:style-name="ce11" office:value-type="string">
            <text:p>*</text:p>
          </table:table-cell>
          <table:table-cell table:style-name="ce11" table:formula="of:=FIND(&quot;-&quot;;[.C77];1)" office:value-type="float" office:value="3">
            <text:p>3</text:p>
          </table:table-cell>
          <table:table-cell table:style-name="ce11" table:formula="of:=IF(ISERROR([.L99]);[.C77];LEFT([.C77];[.L99]-1))" office:value-type="string" office:string-value="59">
            <text:p>59</text:p>
          </table:table-cell>
          <table:table-cell table:style-name="ce11" table:number-columns-repeated="2"/>
          <table:table-cell table:style-name="ce33"/>
          <table:table-cell table:number-columns-repeated="1008"/>
        </table:table-row>
        <table:table-row table:style-name="ro2">
          <table:table-cell table:number-columns-repeated="3"/>
          <table:table-cell table:style-name="ce11" office:value-type="string">
            <text:p>*</text:p>
          </table:table-cell>
          <table:table-cell table:style-name="ce11" table:formula="of:=NOW()" office:value-type="date" office:date-value="2020-12-16T00:41:13.67">
            <text:p>2020/12/16 0:41</text:p>
          </table:table-cell>
          <table:table-cell table:style-name="ce11" table:formula="of:=NOW()" office:value-type="date" office:date-value="2020-12-16T00:41:13.67">
            <text:p>2020/12/16 0:41</text:p>
          </table:table-cell>
          <table:table-cell table:style-name="ce11" table:formula="of:=NOW()" office:value-type="date" office:date-value="2020-12-16T00:41:13.67">
            <text:p>2020/12/16 0:41</text:p>
          </table:table-cell>
          <table:table-cell table:style-name="ce14" table:number-columns-repeated="3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>
            <text:p>3 items</text:p>
          </table:table-cell>
          <table:table-cell table:style-name="ce13"/>
          <table:table-cell table:style-name="ce14" table:number-columns-repeated="6"/>
          <table:table-cell table:style-name="Default"/>
          <table:table-cell table:number-columns-repeated="1013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4" table:number-columns-repeated="3"/>
          <table:table-cell table:number-columns-repeated="1014"/>
        </table:table-row>
        <table:table-row table:style-name="ro2">
          <table:table-cell/>
          <table:table-cell table:style-name="ce4" table:formula="of:=IF([.M103]&lt;&gt;1;[.M103];0)" office:value-type="string" office:string-value="102">
            <text:p>102</text:p>
          </table:table-cell>
          <table:table-cell table:style-name="ce10" office:value-type="string">
            <text:p>102-6</text:p>
          </table:table-cell>
          <table:table-cell table:style-name="ce13" table:formula="of:=COUNTA([.E103:.J103])" office:value-type="float" office:value="1">
            <text:p>1</text:p>
          </table:table-cell>
          <table:table-cell table:style-name="ce14" office:value-type="string">
            <text:p>2020年11月26日0:47:4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03];1)" office:value-type="float" office:value="4">
            <text:p>4</text:p>
          </table:table-cell>
          <table:table-cell table:formula="of:=IF(ISERROR([.L103]);[.C103];LEFT([.C103];[.L103]-1))" office:value-type="string" office:string-value="102">
            <text:p>102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34" office:value-type="string">
            <text:p>V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104]&lt;&gt;1;[.M104];0)" office:value-type="string" office:string-value="102">
            <text:p>102</text:p>
          </table:table-cell>
          <table:table-cell table:style-name="ce10" office:value-type="string">
            <text:p>102-6</text:p>
          </table:table-cell>
          <table:table-cell table:style-name="ce13" table:formula="of:=COUNTA([.E104:.J104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04];1)" office:value-type="float" office:value="4">
            <text:p>4</text:p>
          </table:table-cell>
          <table:table-cell table:formula="of:=IF(ISERROR([.L104]);[.C104];LEFT([.C104];[.L104]-1))" office:value-type="string" office:string-value="102">
            <text:p>102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05]&lt;&gt;1;[.M105];0)" office:value-type="string" office:string-value="103">
            <text:p>103</text:p>
          </table:table-cell>
          <table:table-cell table:style-name="ce10" office:value-type="string">
            <text:p>103-6.1</text:p>
          </table:table-cell>
          <table:table-cell table:style-name="ce13" table:formula="of:=COUNTA([.E105:.J105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05];1)" office:value-type="float" office:value="4">
            <text:p>4</text:p>
          </table:table-cell>
          <table:table-cell table:formula="of:=IF(ISERROR([.L105]);[.C105];LEFT([.C105];[.L105]-1))" office:value-type="string" office:string-value="103">
            <text:p>103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3" table:formula="of:=IF([.M106]&lt;&gt;1;[.M106];0)" office:value-type="string" office:string-value="28">
            <text:p>28</text:p>
          </table:table-cell>
          <table:table-cell table:style-name="ce10" office:value-type="string">
            <text:p>28-6</text:p>
          </table:table-cell>
          <table:table-cell table:style-name="ce13" table:formula="of:=COUNTA([.E106:.J106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5"/>
          <table:table-cell table:style-name="ce8" office:value-type="string">
            <text:p>*</text:p>
          </table:table-cell>
          <table:table-cell table:style-name="ce8" table:formula="of:=FIND(&quot;-&quot;;[.C106];1)" office:value-type="float" office:value="3">
            <text:p>3</text:p>
          </table:table-cell>
          <table:table-cell table:style-name="ce8" table:formula="of:=IF(ISERROR([.L106]);[.C106];LEFT([.C106];[.L106]-1))" office:value-type="string" office:string-value="28">
            <text:p>28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35" office:value-type="string">
            <text:p>L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107]&lt;&gt;1;[.M107];0)" office:value-type="string" office:string-value="35">
            <text:p>35</text:p>
          </table:table-cell>
          <table:table-cell table:style-name="ce10" office:value-type="string">
            <text:p>35-6</text:p>
          </table:table-cell>
          <table:table-cell table:style-name="ce13" table:formula="of:=COUNTA([.E107:.J107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07];1)" office:value-type="float" office:value="3">
            <text:p>3</text:p>
          </table:table-cell>
          <table:table-cell table:formula="of:=IF(ISERROR([.L107]);[.C107];LEFT([.C107];[.L107]-1))" office:value-type="string" office:string-value="35">
            <text:p>35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34" office:value-type="string">
            <text:p>R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108]&lt;&gt;1;[.M108];0)" office:value-type="string" office:string-value="83">
            <text:p>83</text:p>
          </table:table-cell>
          <table:table-cell table:style-name="ce10" office:value-type="string">
            <text:p>83-6</text:p>
          </table:table-cell>
          <table:table-cell table:style-name="ce13" table:formula="of:=COUNTA([.E108:.J108])" office:value-type="float" office:value="1">
            <text:p>1</text:p>
          </table:table-cell>
          <table:table-cell table:style-name="ce14" office:value-type="string">
            <text:p>2020年11月26日0:47:4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08];1)" office:value-type="float" office:value="3">
            <text:p>3</text:p>
          </table:table-cell>
          <table:table-cell table:formula="of:=IF(ISERROR([.L108]);[.C108];LEFT([.C108];[.L108]-1))" office:value-type="string" office:string-value="83">
            <text:p>83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34" office:value-type="string">
            <text:p>T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109]&lt;&gt;1;[.M109];0)" office:value-type="string" office:string-value="131">
            <text:p>131</text:p>
          </table:table-cell>
          <table:table-cell table:style-name="ce10" office:value-type="string">
            <text:p>131-6~1</text:p>
          </table:table-cell>
          <table:table-cell table:style-name="ce13" table:formula="of:=COUNTA([.E109:.J109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2"/>
          <table:table-cell table:style-name="Default" table:number-columns-repeated="3"/>
          <table:table-cell office:value-type="string">
            <text:p>*</text:p>
          </table:table-cell>
          <table:table-cell table:formula="of:=FIND(&quot;-&quot;;[.C109];1)" office:value-type="float" office:value="4">
            <text:p>4</text:p>
          </table:table-cell>
          <table:table-cell table:formula="of:=IF(ISERROR([.L109]);[.C109];LEFT([.C109];[.L109]-1))" office:value-type="string" office:string-value="131">
            <text:p>131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10]&lt;&gt;1;[.M110];0)" office:value-type="string" office:string-value="136">
            <text:p>136</text:p>
          </table:table-cell>
          <table:table-cell table:style-name="ce10" office:value-type="string">
            <text:p>136-4~1</text:p>
          </table:table-cell>
          <table:table-cell table:style-name="ce13" table:formula="of:=COUNTA([.E110:.J110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2"/>
          <table:table-cell table:number-columns-repeated="2"/>
          <table:table-cell table:style-name="Default"/>
          <table:table-cell office:value-type="string">
            <text:p>*</text:p>
          </table:table-cell>
          <table:table-cell table:formula="of:=FIND(&quot;-&quot;;[.C110];1)" office:value-type="float" office:value="4">
            <text:p>4</text:p>
          </table:table-cell>
          <table:table-cell table:formula="of:=IF(ISERROR([.L110]);[.C110];LEFT([.C110];[.L110]-1))" office:value-type="string" office:string-value="136">
            <text:p>13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11]&lt;&gt;1;[.M111];0)" office:value-type="string" office:string-value="131">
            <text:p>131</text:p>
          </table:table-cell>
          <table:table-cell table:style-name="ce10" office:value-type="string">
            <text:p>131-6~2</text:p>
          </table:table-cell>
          <table:table-cell table:style-name="ce13" table:formula="of:=COUNTA([.E111:.J111])" office:value-type="float" office:value="1">
            <text:p>1</text:p>
          </table:table-cell>
          <table:table-cell table:style-name="ce14" office:value-type="string">
            <text:p>2020年12月5日23:39:56</text:p>
          </table:table-cell>
          <table:table-cell table:style-name="ce14" table:number-columns-repeated="2"/>
          <table:table-cell table:number-columns-repeated="3"/>
          <table:table-cell office:value-type="string">
            <text:p>*</text:p>
          </table:table-cell>
          <table:table-cell table:formula="of:=FIND(&quot;-&quot;;[.C111];1)" office:value-type="float" office:value="4">
            <text:p>4</text:p>
          </table:table-cell>
          <table:table-cell table:formula="of:=IF(ISERROR([.L111]);[.C111];LEFT([.C111];[.L111]-1))" office:value-type="string" office:string-value="131">
            <text:p>131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12]&lt;&gt;1;[.M112];0)" office:value-type="string" office:string-value="136">
            <text:p>136</text:p>
          </table:table-cell>
          <table:table-cell table:style-name="ce10" office:value-type="string">
            <text:p>136-5~6</text:p>
          </table:table-cell>
          <table:table-cell table:style-name="ce13" table:formula="of:=COUNTA([.E112:.J112])" office:value-type="float" office:value="1">
            <text:p>1</text:p>
          </table:table-cell>
          <table:table-cell table:style-name="ce14" office:value-type="string">
            <text:p>2020年12月5日23:39:56</text:p>
          </table:table-cell>
          <table:table-cell table:style-name="ce14" table:number-columns-repeated="2"/>
          <table:table-cell table:style-name="ce21" table:number-columns-repeated="3"/>
          <table:table-cell office:value-type="string">
            <text:p>*</text:p>
          </table:table-cell>
          <table:table-cell table:formula="of:=FIND(&quot;-&quot;;[.C112];1)" office:value-type="float" office:value="4">
            <text:p>4</text:p>
          </table:table-cell>
          <table:table-cell table:formula="of:=IF(ISERROR([.L112]);[.C112];LEFT([.C112];[.L112]-1))" office:value-type="string" office:string-value="136">
            <text:p>13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13]&lt;&gt;1;[.M113];0)" office:value-type="float" office:value="0">
            <text:p>0</text:p>
          </table:table-cell>
          <table:table-cell table:style-name="ce10"/>
          <table:table-cell table:style-name="ce13" table:formula="of:=COUNTA([.E113:.J113])" office:value-type="float" office:value="0">
            <text:p>0</text:p>
          </table:table-cell>
          <table:table-cell table:style-name="ce14" table:number-columns-repeated="3"/>
          <table:table-cell table:style-name="ce21" table:number-columns-repeated="3"/>
          <table:table-cell office:value-type="string">
            <text:p>*</text:p>
          </table:table-cell>
          <table:table-cell table:formula="of:=FIND(&quot;-&quot;;[.C113];1)" office:value-type="float" office:value="0">
            <text:p>#VALUE!</text:p>
          </table:table-cell>
          <table:table-cell table:formula="of:=IF(ISERROR([.L113]);[.C113];LEFT([.C113];[.L113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14]&lt;&gt;1;[.M114];0)" office:value-type="float" office:value="0">
            <text:p>0</text:p>
          </table:table-cell>
          <table:table-cell table:style-name="ce10"/>
          <table:table-cell table:style-name="ce13" table:formula="of:=COUNTA([.E114:.J114])" office:value-type="float" office:value="0">
            <text:p>0</text:p>
          </table:table-cell>
          <table:table-cell table:style-name="ce14" table:number-columns-repeated="3"/>
          <table:table-cell table:style-name="ce21" table:number-columns-repeated="3"/>
          <table:table-cell office:value-type="string">
            <text:p>*</text:p>
          </table:table-cell>
          <table:table-cell table:formula="of:=FIND(&quot;-&quot;;[.C114];1)" office:value-type="float" office:value="0">
            <text:p>#VALUE!</text:p>
          </table:table-cell>
          <table:table-cell table:formula="of:=IF(ISERROR([.L114]);[.C114];LEFT([.C114];[.L114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15]&lt;&gt;1;[.M115];0)" office:value-type="float" office:value="0">
            <text:p>0</text:p>
          </table:table-cell>
          <table:table-cell table:style-name="ce10"/>
          <table:table-cell table:style-name="ce13" table:formula="of:=COUNTA([.E115:.J115])" office:value-type="float" office:value="0">
            <text:p>0</text:p>
          </table:table-cell>
          <table:table-cell table:style-name="ce14" table:number-columns-repeated="3"/>
          <table:table-cell table:style-name="ce21" table:number-columns-repeated="3"/>
          <table:table-cell office:value-type="string">
            <text:p>*</text:p>
          </table:table-cell>
          <table:table-cell table:formula="of:=FIND(&quot;-&quot;;[.C115];1)" office:value-type="float" office:value="0">
            <text:p>#VALUE!</text:p>
          </table:table-cell>
          <table:table-cell table:formula="of:=IF(ISERROR([.L115]);[.C115];LEFT([.C115];[.L115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16]&lt;&gt;1;[.M116];0)" office:value-type="float" office:value="0">
            <text:p>0</text:p>
          </table:table-cell>
          <table:table-cell table:style-name="ce10"/>
          <table:table-cell table:style-name="ce13" table:formula="of:=COUNTA([.E116:.J116])" office:value-type="float" office:value="0">
            <text:p>0</text:p>
          </table:table-cell>
          <table:table-cell table:style-name="ce14" table:number-columns-repeated="3"/>
          <table:table-cell table:style-name="ce21" table:number-columns-repeated="3"/>
          <table:table-cell office:value-type="string">
            <text:p>*</text:p>
          </table:table-cell>
          <table:table-cell table:formula="of:=FIND(&quot;-&quot;;[.C116];1)" office:value-type="float" office:value="0">
            <text:p>#VALUE!</text:p>
          </table:table-cell>
          <table:table-cell table:formula="of:=IF(ISERROR([.L116]);[.C116];LEFT([.C116];[.L116]-1))" office:value-type="float" office:value="0">
            <text:p>0</text:p>
          </table:table-cell>
          <table:table-cell table:style-name="ce11" table:number-columns-repeated="2"/>
          <table:table-cell table:style-name="ce33"/>
          <table:table-cell table:number-columns-repeated="1008"/>
        </table:table-row>
        <table:table-row table:style-name="ro2">
          <table:table-cell/>
          <table:table-cell table:number-columns-repeated="3" office:value-type="string">
            <text:p>*</text:p>
          </table:table-cell>
          <table:table-cell table:formula="of:=NOW()" office:value-type="date" office:date-value="2020-12-16T00:41:13.67">
            <text:p>2020/12/16 0:41</text:p>
          </table:table-cell>
          <table:table-cell table:formula="of:=NOW()" office:value-type="date" office:date-value="2020-12-16T00:41:13.67">
            <text:p>2020/12/16 0:41</text:p>
          </table:table-cell>
          <table:table-cell table:formula="of:=NOW()" office:value-type="date" office:date-value="2020-12-16T00:41:13.67">
            <text:p>2020/12/16 0:41</text:p>
          </table:table-cell>
          <table:table-cell table:formula="of:=NOW()" office:value-type="date" office:date-value="2020-12-16T00:41:13.67">
            <text:p>2020/12/16 0:41</text:p>
          </table:table-cell>
          <table:table-cell table:formula="of:=NOW()" office:value-type="date" office:date-value="2020-12-16T00:41:13.67">
            <text:p>2020/12/16 0:41</text:p>
          </table:table-cell>
          <table:table-cell table:formula="of:=NOW()" office:value-type="date" office:date-value="2020-12-16T00:41:13.67">
            <text:p>2020/12/16 0:41</text:p>
          </table:table-cell>
          <table:table-cell office:value-type="string">
            <text:p>*</text:p>
          </table:table-cell>
          <table:table-cell table:formula="of:=FIND(&quot;-&quot;;[.C116];1)" office:value-type="float" office:value="0">
            <text:p>#VALUE!</text:p>
          </table:table-cell>
          <table:table-cell table:formula="of:=IF(ISERROR([.L117]);[.C116];LEFT([.C116];[.L117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6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>
            <text:p>4 items</text:p>
          </table:table-cell>
          <table:table-cell table:style-name="ce13" table:formula="of:=COUNTA([.E119:.J119])" office:value-type="float" office:value="0">
            <text:p>0</text:p>
          </table:table-cell>
          <table:table-cell table:style-name="ce14" table:number-columns-repeated="6"/>
          <table:table-cell table:style-name="Default"/>
          <table:table-cell table:number-columns-repeated="1013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4" table:number-columns-repeated="3"/>
          <table:table-cell table:number-columns-repeated="1014"/>
        </table:table-row>
        <table:table-row table:style-name="ro2">
          <table:table-cell/>
          <table:table-cell table:formula="of:=IF([.M121]&lt;&gt;1;[.M121];0)" office:value-type="string" office:string-value="46">
            <text:p>46</text:p>
          </table:table-cell>
          <table:table-cell table:style-name="ce10" office:value-type="string">
            <text:p>46-3</text:p>
          </table:table-cell>
          <table:table-cell table:style-name="ce13" table:formula="of:=COUNTA([.E121:.J121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21];1)" office:value-type="float" office:value="3">
            <text:p>3</text:p>
          </table:table-cell>
          <table:table-cell table:formula="of:=IF(ISERROR([.L121]);[.C121];LEFT([.C121];[.L121]-1))" office:value-type="string" office:string-value="46">
            <text:p>46</text:p>
          </table:table-cell>
          <table:table-cell table:number-columns-repeated="1011"/>
        </table:table-row>
        <table:table-row table:style-name="ro2">
          <table:table-cell/>
          <table:table-cell table:formula="of:=IF([.M122]&lt;&gt;1;[.M122];0)" office:value-type="string" office:string-value="53">
            <text:p>53</text:p>
          </table:table-cell>
          <table:table-cell table:style-name="ce10" office:value-type="string">
            <text:p>53-2</text:p>
          </table:table-cell>
          <table:table-cell table:style-name="ce13" table:formula="of:=COUNTA([.E122:.J122])" office:value-type="float" office:value="1">
            <text:p>1</text:p>
          </table:table-cell>
          <table:table-cell table:style-name="ce14" office:value-type="string">
            <text:p>2020年11月27日0:21:1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22];1)" office:value-type="float" office:value="3">
            <text:p>3</text:p>
          </table:table-cell>
          <table:table-cell table:formula="of:=IF(ISERROR([.L122]);[.C122];LEFT([.C122];[.L122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23]&lt;&gt;1;[.M123];0)" office:value-type="string" office:string-value="53">
            <text:p>53</text:p>
          </table:table-cell>
          <table:table-cell table:style-name="ce10" office:value-type="string">
            <text:p>53-3</text:p>
          </table:table-cell>
          <table:table-cell table:style-name="ce13" table:formula="of:=COUNTA([.E123:.J123])" office:value-type="float" office:value="1">
            <text:p>1</text:p>
          </table:table-cell>
          <table:table-cell table:style-name="ce14" office:value-type="string">
            <text:p>2020年11月27日0:21:1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23];1)" office:value-type="float" office:value="3">
            <text:p>3</text:p>
          </table:table-cell>
          <table:table-cell table:formula="of:=IF(ISERROR([.L123]);[.C123];LEFT([.C123];[.L123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24]&lt;&gt;1;[.M124];0)" office:value-type="string" office:string-value="53">
            <text:p>53</text:p>
          </table:table-cell>
          <table:table-cell table:style-name="ce10" office:value-type="string">
            <text:p>53-3</text:p>
          </table:table-cell>
          <table:table-cell table:style-name="ce13" table:formula="of:=COUNTA([.E124:.J124])" office:value-type="float" office:value="1">
            <text:p>1</text:p>
          </table:table-cell>
          <table:table-cell table:style-name="ce14" office:value-type="string">
            <text:p>2020年11月28日0:02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24];1)" office:value-type="float" office:value="3">
            <text:p>3</text:p>
          </table:table-cell>
          <table:table-cell table:formula="of:=IF(ISERROR([.L124]);[.C124];LEFT([.C124];[.L124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25]&lt;&gt;1;[.M125];0)" office:value-type="string" office:string-value="53">
            <text:p>53</text:p>
          </table:table-cell>
          <table:table-cell table:style-name="ce10" office:value-type="string">
            <text:p>53-4</text:p>
          </table:table-cell>
          <table:table-cell table:style-name="ce13" table:formula="of:=COUNTA([.E125:.J125])" office:value-type="float" office:value="1">
            <text:p>1</text:p>
          </table:table-cell>
          <table:table-cell table:style-name="ce14" office:value-type="string">
            <text:p>2020年11月28日0:02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25];1)" office:value-type="float" office:value="3">
            <text:p>3</text:p>
          </table:table-cell>
          <table:table-cell table:formula="of:=IF(ISERROR([.L125]);[.C125];LEFT([.C125];[.L125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26]&lt;&gt;1;[.M126];0)" office:value-type="string" office:string-value="63">
            <text:p>63</text:p>
          </table:table-cell>
          <table:table-cell table:style-name="ce10" office:value-type="string">
            <text:p>63-5</text:p>
          </table:table-cell>
          <table:table-cell table:style-name="ce13" table:formula="of:=COUNTA([.E126:.J126])" office:value-type="float" office:value="2">
            <text:p>2</text:p>
          </table:table-cell>
          <table:table-cell table:style-name="ce14" office:value-type="string">
            <text:p>2020年11月28日0:02:18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C126];1)" office:value-type="float" office:value="3">
            <text:p>3</text:p>
          </table:table-cell>
          <table:table-cell table:formula="of:=IF(ISERROR([.L126]);[.C126];LEFT([.C126];[.L126]-1))" office:value-type="string" office:string-value="63">
            <text:p>63</text:p>
          </table:table-cell>
          <table:table-cell table:number-columns-repeated="1011"/>
        </table:table-row>
        <table:table-row table:style-name="ro2">
          <table:table-cell/>
          <table:table-cell table:formula="of:=IF([.M127]&lt;&gt;1;[.M127];0)" office:value-type="string" office:string-value="63">
            <text:p>63</text:p>
          </table:table-cell>
          <table:table-cell table:style-name="ce10" office:value-type="string">
            <text:p>63-5.5~1</text:p>
          </table:table-cell>
          <table:table-cell table:style-name="ce13" table:formula="of:=COUNTA([.E127:.J127])" office:value-type="float" office:value="4">
            <text:p>4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2"/>
          <table:table-cell table:formula="of:=NOW()" office:value-type="date" office:date-value="2020-12-16T00:41:13.67">
            <text:p>2020/12/16 0:41</text:p>
          </table:table-cell>
          <table:table-cell table:formula="of:=NOW()" office:value-type="date" office:date-value="2020-12-16T00:41:13.67">
            <text:p>2020/12/16 0:41</text:p>
          </table:table-cell>
          <table:table-cell table:formula="of:=NOW()" office:value-type="date" office:date-value="2020-12-16T00:41:13.67">
            <text:p>2020/12/16 0:41</text:p>
          </table:table-cell>
          <table:table-cell office:value-type="string">
            <text:p>*</text:p>
          </table:table-cell>
          <table:table-cell table:formula="of:=FIND(&quot;-&quot;;[.C127];1)" office:value-type="float" office:value="3">
            <text:p>3</text:p>
          </table:table-cell>
          <table:table-cell table:formula="of:=IF(ISERROR([.L127]);[.C127];LEFT([.C127];[.L127]-1))" office:value-type="string" office:string-value="63">
            <text:p>63</text:p>
          </table:table-cell>
          <table:table-cell table:number-columns-repeated="1011"/>
        </table:table-row>
        <table:table-row table:style-name="ro2">
          <table:table-cell/>
          <table:table-cell table:formula="of:=IF([.M128]&lt;&gt;1;[.M128];0)" office:value-type="string" office:string-value="63">
            <text:p>63</text:p>
          </table:table-cell>
          <table:table-cell table:style-name="ce10" office:value-type="string">
            <text:p>63-6~1</text:p>
          </table:table-cell>
          <table:table-cell table:style-name="ce13" table:formula="of:=COUNTA([.E128:.J128])" office:value-type="float" office:value="1">
            <text:p>1</text:p>
          </table:table-cell>
          <table:table-cell table:style-name="ce14" office:value-type="string">
            <text:p>2020年12月3日0:09:43</text:p>
          </table:table-cell>
          <table:table-cell table:style-name="ce14" table:number-columns-repeated="2"/>
          <table:table-cell table:number-columns-repeated="3"/>
          <table:table-cell office:value-type="string">
            <text:p>*</text:p>
          </table:table-cell>
          <table:table-cell table:formula="of:=FIND(&quot;-&quot;;[.C128];1)" office:value-type="float" office:value="3">
            <text:p>3</text:p>
          </table:table-cell>
          <table:table-cell table:formula="of:=IF(ISERROR([.L128]);[.C128];LEFT([.C128];[.L128]-1))" office:value-type="string" office:string-value="63">
            <text:p>63</text:p>
          </table:table-cell>
          <table:table-cell table:number-columns-repeated="1011"/>
        </table:table-row>
        <table:table-row table:style-name="ro2">
          <table:table-cell/>
          <table:table-cell table:formula="of:=IF([.M129]&lt;&gt;1;[.M129];0)" office:value-type="string" office:string-value="8">
            <text:p>8</text:p>
          </table:table-cell>
          <table:table-cell table:style-name="ce10" office:value-type="string">
            <text:p>8-2</text:p>
          </table:table-cell>
          <table:table-cell table:style-name="ce13" table:formula="of:=COUNTA([.E129:.J129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2"/>
          <table:table-cell table:number-columns-repeated="2"/>
          <table:table-cell table:style-name="Default"/>
          <table:table-cell office:value-type="string">
            <text:p>*</text:p>
          </table:table-cell>
          <table:table-cell table:formula="of:=FIND(&quot;-&quot;;[.C129];1)" office:value-type="float" office:value="2">
            <text:p>2</text:p>
          </table:table-cell>
          <table:table-cell table:formula="of:=IF(ISERROR([.L129]);[.C129];LEFT([.C129];[.L129]-1))" office:value-type="string" office:string-value="8">
            <text:p>8</text:p>
          </table:table-cell>
          <table:table-cell table:number-columns-repeated="1011"/>
        </table:table-row>
        <table:table-row table:style-name="ro2">
          <table:table-cell/>
          <table:table-cell table:formula="of:=IF([.M130]&lt;&gt;1;[.M130];0)" office:value-type="float" office:value="0">
            <text:p>0</text:p>
          </table:table-cell>
          <table:table-cell table:style-name="ce10"/>
          <table:table-cell table:style-name="ce13" table:formula="of:=COUNTA([.E130:.J130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130];1)" office:value-type="float" office:value="0">
            <text:p>#VALUE!</text:p>
          </table:table-cell>
          <table:table-cell table:formula="of:=IF(ISERROR([.L130]);[.C130];LEFT([.C130];[.L130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1]&lt;&gt;1;[.M131];0)" office:value-type="float" office:value="0">
            <text:p>0</text:p>
          </table:table-cell>
          <table:table-cell table:style-name="ce10"/>
          <table:table-cell office:value-type="string">
            <text:p>*</text:p>
          </table:table-cell>
          <table:table-cell table:formula="of:=NOW()" office:value-type="date" office:date-value="2020-12-16T00:41:13.69">
            <text:p>2020/12/16 0:41</text:p>
          </table:table-cell>
          <table:table-cell table:formula="of:=NOW()" office:value-type="date" office:date-value="2020-12-16T00:41:13.69">
            <text:p>2020/12/16 0:41</text:p>
          </table:table-cell>
          <table:table-cell table:formula="of:=NOW()" office:value-type="date" office:date-value="2020-12-16T00:41:13.69">
            <text:p>2020/12/16 0:41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C131];1)" office:value-type="float" office:value="0">
            <text:p>#VALUE!</text:p>
          </table:table-cell>
          <table:table-cell table:formula="of:=IF(ISERROR([.L131]);[.C131];LEFT([.C131];[.L131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2]&lt;&gt;1;[.M132];0)" office:value-type="float" office:value="0">
            <text:p>0</text:p>
          </table:table-cell>
          <table:table-cell table:style-name="ce10"/>
          <table:table-cell table:number-columns-repeated="4"/>
          <table:table-cell table:style-name="ce14" table:number-columns-repeated="3"/>
          <table:table-cell office:value-type="string">
            <text:p>*</text:p>
          </table:table-cell>
          <table:table-cell table:formula="of:=FIND(&quot;-&quot;;[.C132];1)" office:value-type="float" office:value="0">
            <text:p>#VALUE!</text:p>
          </table:table-cell>
          <table:table-cell table:formula="of:=IF(ISERROR([.L132]);[.C132];LEFT([.C132];[.L132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3]&lt;&gt;1;[.M133];0)" office:value-type="float" office:value="0">
            <text:p>0</text:p>
          </table:table-cell>
          <table:table-cell table:style-name="ce10"/>
          <table:table-cell table:number-columns-repeated="4"/>
          <table:table-cell table:style-name="ce14" table:number-columns-repeated="3"/>
          <table:table-cell office:value-type="string">
            <text:p>*</text:p>
          </table:table-cell>
          <table:table-cell table:formula="of:=FIND(&quot;-&quot;;[.C133];1)" office:value-type="float" office:value="0">
            <text:p>#VALUE!</text:p>
          </table:table-cell>
          <table:table-cell table:formula="of:=IF(ISERROR([.L133]);[.C133];LEFT([.C133];[.L133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4]&lt;&gt;1;[.M134];0)" office:value-type="float" office:value="0">
            <text:p>0</text:p>
          </table:table-cell>
          <table:table-cell table:style-name="ce10"/>
          <table:table-cell table:number-columns-repeated="4"/>
          <table:table-cell table:style-name="ce14" table:number-columns-repeated="3"/>
          <table:table-cell office:value-type="string">
            <text:p>*</text:p>
          </table:table-cell>
          <table:table-cell table:formula="of:=FIND(&quot;-&quot;;[.C134];1)" office:value-type="float" office:value="0">
            <text:p>#VALUE!</text:p>
          </table:table-cell>
          <table:table-cell table:formula="of:=IF(ISERROR([.L134]);[.C134];LEFT([.C134];[.L134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number-columns-repeated="2" office:value-type="string">
            <text:p>*</text:p>
          </table:table-cell>
          <table:table-cell table:number-columns-repeated="4"/>
          <table:table-cell table:style-name="ce14" table:number-columns-repeated="3"/>
          <table:table-cell office:value-type="string">
            <text:p>*</text:p>
          </table:table-cell>
          <table:table-cell table:formula="of:=FIND(&quot;-&quot;;[.C134];1)" office:value-type="float" office:value="0">
            <text:p>#VALUE!</text:p>
          </table:table-cell>
          <table:table-cell table:formula="of:=IF(ISERROR([.L135]);[.C134];LEFT([.C134];[.L135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9" table:number-columns-repeated="3"/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5 items</text:p>
          </table:table-cell>
          <table:table-cell table:style-name="ce13" table:formula="of:=COUNTA([.E138:.J138])" office:value-type="float" office:value="0">
            <text:p>0</text:p>
          </table:table-cell>
          <table:table-cell table:style-name="ce14" table:number-columns-repeated="6"/>
          <table:table-cell table:style-name="Default"/>
          <table:table-cell table:number-columns-repeated="1013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4" table:number-columns-repeated="3"/>
          <table:table-cell table:number-columns-repeated="1014"/>
        </table:table-row>
        <table:table-row table:style-name="ro2">
          <table:table-cell/>
          <table:table-cell table:formula="of:=IF([.M140]&lt;&gt;1;[.M140];0)" office:value-type="string" office:string-value="2">
            <text:p>2</text:p>
          </table:table-cell>
          <table:table-cell table:style-name="ce10" office:value-type="string">
            <text:p>2-6.2</text:p>
          </table:table-cell>
          <table:table-cell table:style-name="ce13" table:formula="of:=COUNTA([.E140:.J140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40];1)" office:value-type="float" office:value="2">
            <text:p>2</text:p>
          </table:table-cell>
          <table:table-cell table:formula="of:=IF(ISERROR([.L140]);[.C140];LEFT([.C140];[.L140]-1))" office:value-type="string" office:string-value="2">
            <text:p>2</text:p>
          </table:table-cell>
          <table:table-cell table:number-columns-repeated="1011"/>
        </table:table-row>
        <table:table-row table:style-name="ro2">
          <table:table-cell/>
          <table:table-cell table:formula="of:=IF([.M141]&lt;&gt;1;[.M141];0)" office:value-type="string" office:string-value="1">
            <text:p>1</text:p>
          </table:table-cell>
          <table:table-cell table:style-name="ce10" office:value-type="string">
            <text:p>1-5.5~1</text:p>
          </table:table-cell>
          <table:table-cell table:style-name="ce13" table:formula="of:=COUNTA([.E141:.J141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41];1)" office:value-type="float" office:value="2">
            <text:p>2</text:p>
          </table:table-cell>
          <table:table-cell table:formula="of:=IF(ISERROR([.L141]);[.C141];LEFT([.C141];[.L141]-1))" office:value-type="string" office:string-value="1">
            <text:p>1</text:p>
          </table:table-cell>
          <table:table-cell table:number-columns-repeated="1011"/>
        </table:table-row>
        <table:table-row table:style-name="ro2">
          <table:table-cell/>
          <table:table-cell table:formula="of:=IF([.M142]&lt;&gt;1;[.M142];0)" office:value-type="string" office:string-value="2">
            <text:p>2</text:p>
          </table:table-cell>
          <table:table-cell table:style-name="ce10" office:value-type="string">
            <text:p>2-6.5~1</text:p>
          </table:table-cell>
          <table:table-cell table:style-name="ce13" table:formula="of:=COUNTA([.E142:.J142])" office:value-type="float" office:value="1">
            <text:p>1</text:p>
          </table:table-cell>
          <table:table-cell table:style-name="ce14" office:value-type="string">
            <text:p>2020年12月3日0:09:43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42];1)" office:value-type="float" office:value="2">
            <text:p>2</text:p>
          </table:table-cell>
          <table:table-cell table:formula="of:=IF(ISERROR([.L142]);[.C142];LEFT([.C142];[.L142]-1))" office:value-type="string" office:string-value="2">
            <text:p>2</text:p>
          </table:table-cell>
          <table:table-cell table:number-columns-repeated="1011"/>
        </table:table-row>
        <table:table-row table:style-name="ro2">
          <table:table-cell/>
          <table:table-cell table:formula="of:=IF([.M143]&lt;&gt;1;[.M143];0)" office:value-type="string" office:string-value="2">
            <text:p>2</text:p>
          </table:table-cell>
          <table:table-cell table:style-name="ce10" office:value-type="string">
            <text:p>2-10~1</text:p>
          </table:table-cell>
          <table:table-cell table:style-name="ce13" table:formula="of:=COUNTA([.E143:.J143])" office:value-type="float" office:value="1">
            <text:p>1</text:p>
          </table:table-cell>
          <table:table-cell table:style-name="ce14" office:value-type="string">
            <text:p>2020年12月4日0:2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43];1)" office:value-type="float" office:value="2">
            <text:p>2</text:p>
          </table:table-cell>
          <table:table-cell table:formula="of:=IF(ISERROR([.L143]);[.C143];LEFT([.C143];[.L143]-1))" office:value-type="string" office:string-value="2">
            <text:p>2</text:p>
          </table:table-cell>
          <table:table-cell table:number-columns-repeated="1011"/>
        </table:table-row>
        <table:table-row table:style-name="ro2">
          <table:table-cell/>
          <table:table-cell table:formula="of:=IF([.M144]&lt;&gt;1;[.M144];0)" office:value-type="string" office:string-value="3">
            <text:p>3</text:p>
          </table:table-cell>
          <table:table-cell table:style-name="ce10" office:value-type="string">
            <text:p>3-9~1</text:p>
          </table:table-cell>
          <table:table-cell table:style-name="ce13" table:formula="of:=COUNTA([.E144:.J144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44];1)" office:value-type="float" office:value="2">
            <text:p>2</text:p>
          </table:table-cell>
          <table:table-cell table:formula="of:=IF(ISERROR([.L144]);[.C144];LEFT([.C144];[.L144]-1))" office:value-type="string" office:string-value="3">
            <text:p>3</text:p>
          </table:table-cell>
          <table:table-cell table:number-columns-repeated="1011"/>
        </table:table-row>
        <table:table-row table:style-name="ro2">
          <table:table-cell/>
          <table:table-cell table:formula="of:=IF([.M150]&lt;&gt;1;[.M150];0)" office:value-type="float" office:value="0">
            <text:p>0</text:p>
          </table:table-cell>
          <table:table-cell table:style-name="ce10" office:value-type="string">
            <text:p>3-9~11</text:p>
          </table:table-cell>
          <table:table-cell table:style-name="ce13" table:formula="of:=COUNTA([.E145:.J145])" office:value-type="float" office:value="1">
            <text:p>1</text:p>
          </table:table-cell>
          <table:table-cell table:style-name="ce14" office:value-type="string">
            <text:p>2020年12月5日23:3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45];1)" office:value-type="float" office:value="2">
            <text:p>2</text:p>
          </table:table-cell>
          <table:table-cell table:formula="of:=IF(ISERROR([.L145]);[.C145];LEFT([.C145];[.L145]-1))" office:value-type="string" office:string-value="3">
            <text:p>3</text:p>
          </table:table-cell>
          <table:table-cell table:number-columns-repeated="1011"/>
        </table:table-row>
        <table:table-row table:style-name="ro2">
          <table:table-cell/>
          <table:table-cell table:formula="of:=IF([.M151]&lt;&gt;1;[.M151];0)" office:value-type="float" office:value="0">
            <text:p>0</text:p>
          </table:table-cell>
          <table:table-cell table:style-name="ce10"/>
          <table:table-cell table:style-name="ce13" table:formula="of:=COUNTA([.E146:.J14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146];1)" office:value-type="float" office:value="0">
            <text:p>#VALUE!</text:p>
          </table:table-cell>
          <table:table-cell table:formula="of:=IF(ISERROR([.L146]);[.C146];LEFT([.C146];[.L146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52]&lt;&gt;1;[.M152];0)" office:value-type="float" office:value="0">
            <text:p>0</text:p>
          </table:table-cell>
          <table:table-cell table:style-name="ce10"/>
          <table:table-cell table:style-name="ce13" table:formula="of:=COUNTA([.E147:.J14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147];1)" office:value-type="float" office:value="0">
            <text:p>#VALUE!</text:p>
          </table:table-cell>
          <table:table-cell table:formula="of:=IF(ISERROR([.L147]);[.C147];LEFT([.C147];[.L147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53]&lt;&gt;1;[.M153];0)" office:value-type="float" office:value="0">
            <text:p>0</text:p>
          </table:table-cell>
          <table:table-cell table:style-name="ce10"/>
          <table:table-cell table:style-name="ce13" table:formula="of:=COUNTA([.E148:.J14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148];1)" office:value-type="float" office:value="0">
            <text:p>#VALUE!</text:p>
          </table:table-cell>
          <table:table-cell table:formula="of:=IF(ISERROR([.L148]);[.C148];LEFT([.C148];[.L148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54]&lt;&gt;1;[.M154];0)" office:value-type="float" office:value="0">
            <text:p>0</text:p>
          </table:table-cell>
          <table:table-cell table:style-name="ce10"/>
          <table:table-cell table:style-name="ce13" table:formula="of:=COUNTA([.E149:.J14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149];1)" office:value-type="float" office:value="0">
            <text:p>#VALUE!</text:p>
          </table:table-cell>
          <table:table-cell table:formula="of:=IF(ISERROR([.L149]);[.C149];LEFT([.C149];[.L149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55]&lt;&gt;1;[.M155];0)" office:value-type="float" office:value="0">
            <text:p>0</text:p>
          </table:table-cell>
          <table:table-cell table:style-name="ce10"/>
          <table:table-cell office:value-type="string">
            <text:p>*</text:p>
          </table:table-cell>
          <table:table-cell table:formula="of:=NOW()" office:value-type="date" office:date-value="2020-12-16T00:41:13.69">
            <text:p>2020/12/16 0:41</text:p>
          </table:table-cell>
          <table:table-cell table:formula="of:=NOW()" office:value-type="date" office:date-value="2020-12-16T00:41:13.69">
            <text:p>2020/12/16 0:41</text:p>
          </table:table-cell>
          <table:table-cell table:formula="of:=NOW()" office:value-type="date" office:date-value="2020-12-16T00:41:13.69">
            <text:p>2020/12/16 0:41</text:p>
          </table:table-cell>
          <table:table-cell table:formula="of:=NOW()" office:value-type="date" office:date-value="2020-12-16T00:41:13.69">
            <text:p>2020/12/16 0:41</text:p>
          </table:table-cell>
          <table:table-cell table:formula="of:=NOW()" office:value-type="date" office:date-value="2020-12-16T00:41:13.69">
            <text:p>2020/12/16 0:41</text:p>
          </table:table-cell>
          <table:table-cell table:formula="of:=NOW()" office:value-type="date" office:date-value="2020-12-16T00:41:13.69">
            <text:p>2020/12/16 0:41</text:p>
          </table:table-cell>
          <table:table-cell office:value-type="string">
            <text:p>*</text:p>
          </table:table-cell>
          <table:table-cell/>
          <table:table-cell/>
          <table:table-cell table:number-columns-repeated="1011"/>
        </table:table-row>
        <table:table-row table:style-name="ro2">
          <table:table-cell/>
          <table:table-cell table:formula="of:=IF([.M156]&lt;&gt;1;[.M156];0)" office:value-type="float" office:value="0">
            <text:p>0</text:p>
          </table:table-cell>
          <table:table-cell table:style-name="ce10"/>
          <table:table-cell table:number-columns-repeated="7"/>
          <table:table-cell office:value-type="string">
            <text:p>*</text:p>
          </table:table-cell>
          <table:table-cell table:formula="of:=FIND(&quot;-&quot;;[.C146];1)" office:value-type="float" office:value="0">
            <text:p>#VALUE!</text:p>
          </table:table-cell>
          <table:table-cell table:formula="of:=IF(ISERROR([.L151]);[.C146];LEFT([.C146];[.L151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57]&lt;&gt;1;[.M157];0)" office:value-type="float" office:value="0">
            <text:p>0</text:p>
          </table:table-cell>
          <table:table-cell table:style-name="ce10"/>
          <table:table-cell table:number-columns-repeated="6"/>
          <table:table-cell table:style-name="Default"/>
          <table:table-cell office:value-type="string">
            <text:p>*</text:p>
          </table:table-cell>
          <table:table-cell table:formula="of:=FIND(&quot;-&quot;;[.C147];1)" office:value-type="float" office:value="0">
            <text:p>#VALUE!</text:p>
          </table:table-cell>
          <table:table-cell table:formula="of:=IF(ISERROR([.L152]);[.C147];LEFT([.C147];[.L152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58]&lt;&gt;1;[.M158];0)" office:value-type="float" office:value="0">
            <text:p>0</text:p>
          </table:table-cell>
          <table:table-cell table:style-name="ce10"/>
          <table:table-cell table:number-columns-repeated="7"/>
          <table:table-cell office:value-type="string">
            <text:p>*</text:p>
          </table:table-cell>
          <table:table-cell table:formula="of:=FIND(&quot;-&quot;;[.C148];1)" office:value-type="float" office:value="0">
            <text:p>#VALUE!</text:p>
          </table:table-cell>
          <table:table-cell table:formula="of:=IF(ISERROR([.L153]);[.C148];LEFT([.C148];[.L153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number-columns-repeated="2" office:value-type="string">
            <text:p>*</text:p>
          </table:table-cell>
          <table:table-cell table:number-columns-repeated="4"/>
          <table:table-cell table:style-name="ce9" table:number-columns-repeated="3"/>
          <table:table-cell office:value-type="string">
            <text:p>*</text:p>
          </table:table-cell>
          <table:table-cell table:formula="of:=FIND(&quot;-&quot;;[.C149];1)" office:value-type="float" office:value="0">
            <text:p>#VALUE!</text:p>
          </table:table-cell>
          <table:table-cell table:formula="of:=IF(ISERROR([.L154]);[.C149];LEFT([.C149];[.L154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50];1)" office:value-type="float" office:value="0">
            <text:p>#VALUE!</text:p>
          </table:table-cell>
          <table:table-cell table:formula="of:=IF(ISERROR([.L155]);[.C150];LEFT([.C150];[.L155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51];1)" office:value-type="float" office:value="0">
            <text:p>#VALUE!</text:p>
          </table:table-cell>
          <table:table-cell table:formula="of:=IF(ISERROR([.L156]);[.C151];LEFT([.C151];[.L156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52];1)" office:value-type="float" office:value="0">
            <text:p>#VALUE!</text:p>
          </table:table-cell>
          <table:table-cell table:formula="of:=IF(ISERROR([.L157]);[.C152];LEFT([.C152];[.L157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53];1)" office:value-type="float" office:value="0">
            <text:p>#VALUE!</text:p>
          </table:table-cell>
          <table:table-cell table:formula="of:=IF(ISERROR([.L158]);[.C153];LEFT([.C153];[.L158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53];1)" office:value-type="float" office:value="0">
            <text:p>#VALUE!</text:p>
          </table:table-cell>
          <table:table-cell table:formula="of:=IF(ISERROR([.L159]);[.C153];LEFT([.C153];[.L159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number-columns-repeated="1013"/>
        </table:table-row>
        <table:table-row table:style-name="ro2" table:number-rows-repeated="8">
          <table:table-cell table:number-columns-repeated="7"/>
          <table:table-cell table:style-name="ce14" table:number-columns-repeated="3"/>
          <table:table-cell table:number-columns-repeated="1014"/>
        </table:table-row>
        <table:table-row table:style-name="ro2">
          <table:table-cell table:number-columns-repeated="7"/>
          <table:table-cell table:formula="of:=NOW()" office:value-type="date" office:date-value="2020-12-16T00:41:13.69">
            <text:p>2020/12/16 0:41</text:p>
          </table:table-cell>
          <table:table-cell table:formula="of:=NOW()" office:value-type="date" office:date-value="2020-12-16T00:41:13.69">
            <text:p>2020/12/16 0:41</text:p>
          </table:table-cell>
          <table:table-cell table:formula="of:=NOW()" office:value-type="date" office:date-value="2020-12-16T00:41:13.69">
            <text:p>2020/12/16 0:41</text:p>
          </table:table-cell>
          <table:table-cell table:number-columns-repeated="1014"/>
        </table:table-row>
        <table:table-row table:style-name="ro2" table:number-rows-repeated="10484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" table:style-name="ta1" table:print="false">
        <table:table-column table:style-name="co1" table:default-cell-style-name="ce1"/>
        <table:table-column table:style-name="co2" table:default-cell-style-name="ce1"/>
        <table:table-column table:style-name="co9" table:number-columns-repeated="18" table:default-cell-style-name="ce1"/>
        <table:table-column table:style-name="co14" table:number-columns-repeated="3" table:default-cell-style-name="ce1"/>
        <table:table-column table:style-name="co15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5" table:default-cell-style-name="ce1"/>
        <table:table-column table:style-name="co1" table:number-columns-repeated="986" table:default-cell-style-name="ce1"/>
        <table:table-column table:style-name="co1" table:number-columns-repeated="2" table:default-cell-style-name="Default"/>
        <table:table-row table:style-name="ro2">
          <table:table-cell table:number-columns-repeated="1022"/>
        </table:table-row>
        <table:table-row table:style-name="ro2">
          <table:table-cell table:number-columns-repeated="3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5"/>
          <table:table-cell table:number-columns-repeated="20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AB$7:.$AB$20];[.AB2])" office:value-type="float" office:value="8">
            <text:p>8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A2</text:p>
          </table:table-cell>
          <table:table-cell table:style-name="ce6"/>
          <table:table-cell office:value-type="string">
            <text:p>麦焼酎</text:p>
          </table:table-cell>
          <table:table-cell table:number-columns-repeated="23"/>
          <table:table-cell office:value-type="float" office:value="2">
            <text:p>2</text:p>
          </table:table-cell>
          <table:table-cell table:formula="of:=COUNTIF([.$AB$7:.$AB$20];[.AB3])" office:value-type="float" office:value="0">
            <text:p>0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12"/>
          <table:table-cell office:value-type="float" office:value="3">
            <text:p>3</text:p>
          </table:table-cell>
          <table:table-cell table:formula="of:=COUNTIF([.$AB$7:.$AB$20];[.AB4])" office:value-type="float" office:value="0">
            <text:p>0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</text:p>
          </table:table-cell>
          <table:table-cell table:number-columns-repeated="11"/>
          <table:table-cell office:value-type="string">
            <text:p>2 items</text:p>
          </table:table-cell>
          <table:table-cell table:number-columns-repeated="9"/>
          <table:table-cell office:value-type="string">
            <text:p>https://officepress.net/libreoffice/function/iserror.html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P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Q</text:p>
          </table:table-cell>
          <table:table-cell table:number-columns-repeated="11"/>
          <table:table-cell table:style-name="ce9" table:formula="of:=CONCATENATE(&quot;id&quot;;&quot; (&quot;;COUNTA([.AA7:.$AA$96]);&quot;)&quot;)" office:value-type="string" office:string-value="id (88)">
            <text:p>id (88)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/>
          <table:table-cell table:style-name="ce7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string">
            <text:p>Q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10"/>
          <table:table-cell table:formula="of:=IF([.AK7]&lt;&gt;1;[.AK7];0)" office:value-type="float" office:value="0">
            <text:p>0</text:p>
          </table:table-cell>
          <table:table-cell table:style-name="ce10"/>
          <table:table-cell table:style-name="ce57" table:formula="of:=COUNTA([.AC7:.AH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7];1)" office:value-type="float" office:value="0">
            <text:p>#VALUE!</text:p>
          </table:table-cell>
          <table:table-cell table:formula="of:=IF(ISERROR([.AJ7]);[.AA7];LEFT([.AA7];[.AJ7]-1))" office:value-type="float" office:value="0">
            <text:p>0</text:p>
          </table:table-cell>
          <table:table-cell table:formula="of:=IF([.AK7]=1;1:0)" office:value-type="boolean" office:boolean-value="false">
            <text:p>FALSE</text:p>
          </table:table-cell>
          <table:table-cell table:number-columns-repeated="977"/>
          <table:table-cell table:style-name="Default" table:number-columns-repeated="5"/>
          <table:table-cell table:number-columns-repeated="2"/>
        </table:table-row>
        <table:table-row table:style-name="ro2">
          <table:table-cell/>
          <table:table-cell table:style-name="ce7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4"/>
          <table:table-cell office:value-type="float" office:value="5">
            <text:p>5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5">
            <text:p>5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8]&lt;&gt;1;[.AK8];0)" office:value-type="float" office:value="0">
            <text:p>0</text:p>
          </table:table-cell>
          <table:table-cell table:style-name="ce10"/>
          <table:table-cell table:style-name="ce57" table:formula="of:=COUNTA([.AC8:.AH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8];1)" office:value-type="float" office:value="0">
            <text:p>#VALUE!</text:p>
          </table:table-cell>
          <table:table-cell table:formula="of:=IF(ISERROR([.AJ8]);[.AA8];LEFT([.AA8];[.AJ8]-1))" office:value-type="float" office:value="0">
            <text:p>0</text:p>
          </table:table-cell>
          <table:table-cell table:formula="of:=IF([.AK8]=1;1:0)" office:value-type="boolean" office:boolean-value="false">
            <text:p>FALSE</text:p>
          </table:table-cell>
          <table:table-cell table:number-columns-repeated="984"/>
        </table:table-row>
        <table:table-row table:style-name="ro2">
          <table:table-cell/>
          <table:table-cell table:style-name="ce7" office:value-type="string">
            <text:p>G</text:p>
          </table:table-cell>
          <table:table-cell table:style-name="ce6" office:value-type="string">
            <text:p>ミント：スペア</text:p>
          </table:table-cell>
          <table:table-cell table:style-name="Default" table:number-columns-repeated="4"/>
          <table:table-cell office:value-type="float" office:value="6">
            <text:p>6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6">
            <text:p>6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9]&lt;&gt;1;[.AK9];0)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57" table:formula="of:=COUNTA([.AC9:.AH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9];1)" office:value-type="float" office:value="0">
            <text:p>#VALUE!</text:p>
          </table:table-cell>
          <table:table-cell table:formula="of:=IF(ISERROR([.AJ9]);[.AA9];LEFT([.AA9];[.AJ9]-1))" office:value-type="float" office: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4"/>
          <table:table-cell office:value-type="float" office:value="7">
            <text:p>7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7">
            <text:p>7</text:p>
          </table:table-cell>
          <table:table-cell table:style-name="Default"/>
          <table:table-cell office:value-type="string">
            <text:p>D</text:p>
          </table:table-cell>
          <table:table-cell office:value-type="string">
            <text:p>P</text:p>
          </table:table-cell>
          <table:table-cell table:style-name="Default" table:number-columns-repeated="10"/>
          <table:table-cell table:formula="of:=IF([.AK10]&lt;&gt;1;[.AK10];0)" office:value-type="float" office:value="10">
            <text:p>10</text:p>
          </table:table-cell>
          <table:table-cell table:style-name="ce10" office:value-type="float" office:value="10">
            <text:p>10</text:p>
          </table:table-cell>
          <table:table-cell table:style-name="ce57" table:formula="of:=COUNTA([.AC10:.AH10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0];1)" office:value-type="float" office:value="0">
            <text:p>#VALUE!</text:p>
          </table:table-cell>
          <table:table-cell table:formula="of:=IF(ISERROR([.AJ10]);[.AA10];LEFT([.AA10];[.AJ10]-1))" office:value-type="float" office:value="10">
            <text:p>1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4"/>
          <table:table-cell office:value-type="float" office:value="8">
            <text:p>8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style-name="Default"/>
          <table:table-cell office:value-type="float" office:value="8">
            <text:p>8</text:p>
          </table:table-cell>
          <table:table-cell table:style-name="Default" table:number-columns-repeated="2"/>
          <table:table-cell office:value-type="string">
            <text:p>Q</text:p>
          </table:table-cell>
          <table:table-cell table:style-name="Default" table:number-columns-repeated="10"/>
          <table:table-cell table:formula="of:=IF([.AK11]&lt;&gt;1;[.AK11];0)" office:value-type="string" office:string-value="1">
            <text:p>1</text:p>
          </table:table-cell>
          <table:table-cell table:style-name="ce10" office:value-type="string">
            <text:p>1-1:1</text:p>
          </table:table-cell>
          <table:table-cell table:style-name="ce57" table:formula="of:=COUNTA([.AC11:.AH11])" office:value-type="float" office:value="1">
            <text:p>1</text:p>
          </table:table-cell>
          <table:table-cell table:style-name="ce14" office:value-type="string">
            <text:p>2020年10月5日0:39:3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];1)" office:value-type="float" office:value="2">
            <text:p>2</text:p>
          </table:table-cell>
          <table:table-cell table:formula="of:=IF(ISERROR([.AJ11]);[.AA11];LEFT([.AA11];[.AJ11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4"/>
          <table:table-cell office:value-type="float" office:value="9">
            <text:p>9</text:p>
          </table:table-cell>
          <table:table-cell/>
          <table:table-cell office:value-type="string">
            <text:p>P</text:p>
          </table:table-cell>
          <table:table-cell table:style-name="Default"/>
          <table:table-cell office:value-type="float" office:value="9">
            <text:p>9</text:p>
          </table:table-cell>
          <table:table-cell table:style-name="Default" table:number-columns-repeated="2"/>
          <table:table-cell office:value-type="string">
            <text:p>S</text:p>
          </table:table-cell>
          <table:table-cell table:style-name="Default" table:number-columns-repeated="10"/>
          <table:table-cell table:formula="of:=IF([.AK12]&lt;&gt;1;[.AK12];0)" office:value-type="string" office:string-value="1">
            <text:p>1</text:p>
          </table:table-cell>
          <table:table-cell table:style-name="ce10" office:value-type="string">
            <text:p>1-2:5</text:p>
          </table:table-cell>
          <table:table-cell table:style-name="ce57" table:formula="of:=COUNTA([.AC12:.AH12])" office:value-type="float" office:value="1">
            <text:p>1</text:p>
          </table:table-cell>
          <table:table-cell table:style-name="ce14" office:value-type="string">
            <text:p>2020年10月9日0:0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2];1)" office:value-type="float" office:value="2">
            <text:p>2</text:p>
          </table:table-cell>
          <table:table-cell table:formula="of:=IF(ISERROR([.AJ12]);[.AA12];LEFT([.AA12];[.AJ12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4"/>
          <table:table-cell office:value-type="float" office:value="10">
            <text:p>10</text:p>
          </table:table-cell>
          <table:table-cell/>
          <table:table-cell office:value-type="string">
            <text:p>Q</text:p>
          </table:table-cell>
          <table:table-cell table:style-name="Default"/>
          <table:table-cell office:value-type="float" office:value="10">
            <text:p>10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13]&lt;&gt;1;[.AK13];0)" office:value-type="string" office:string-value="1">
            <text:p>1</text:p>
          </table:table-cell>
          <table:table-cell table:style-name="ce10" office:value-type="string">
            <text:p>1-3:2</text:p>
          </table:table-cell>
          <table:table-cell table:style-name="ce57" table:formula="of:=COUNTA([.AC13:.AH13])" office:value-type="float" office:value="1">
            <text:p>1</text:p>
          </table:table-cell>
          <table:table-cell table:style-name="ce14" office:value-type="string">
            <text:p>2020年11月2日23:47:4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3];1)" office:value-type="float" office:value="2">
            <text:p>2</text:p>
          </table:table-cell>
          <table:table-cell table:formula="of:=IF(ISERROR([.AJ13]);[.AA13];LEFT([.AA13];[.AJ13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4"/>
          <table:table-cell office:value-type="float" office:value="11">
            <text:p>11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11">
            <text:p>11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14]&lt;&gt;1;[.AK14];0)" office:value-type="string" office:string-value="1">
            <text:p>1</text:p>
          </table:table-cell>
          <table:table-cell table:style-name="ce10" office:value-type="string">
            <text:p>1-4:1</text:p>
          </table:table-cell>
          <table:table-cell table:style-name="ce57" table:formula="of:=COUNTA([.AC14:.AH14])" office:value-type="float" office:value="1">
            <text:p>1</text:p>
          </table:table-cell>
          <table:table-cell table:style-name="ce14" office:value-type="string">
            <text:p>2020年11月3日23:5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4];1)" office:value-type="float" office:value="2">
            <text:p>2</text:p>
          </table:table-cell>
          <table:table-cell table:formula="of:=IF(ISERROR([.AJ14]);[.AA14];LEFT([.AA14];[.AJ14]-1))" office:value-type="string" office:string-value="1">
            <text:p>1</text:p>
          </table:table-cell>
          <table:table-cell office:value-type="string">
            <text:p>2020年11月9日0:57:01</text:p>
          </table:table-cell>
          <table:table-cell table:number-columns-repeated="984"/>
        </table:table-row>
        <table:table-row table:style-name="ro2">
          <table:table-cell/>
          <table:table-cell table:style-name="ce7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4"/>
          <table:table-cell office:value-type="float" office:value="12">
            <text:p>12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12">
            <text:p>12</text:p>
          </table:table-cell>
          <table:table-cell table:style-name="Default"/>
          <table:table-cell office:value-type="string">
            <text:p>P</text:p>
          </table:table-cell>
          <table:table-cell office:value-type="string">
            <text:p>Q</text:p>
          </table:table-cell>
          <table:table-cell table:style-name="Default" table:number-columns-repeated="10"/>
          <table:table-cell table:formula="of:=IF([.AK15]&lt;&gt;1;[.AK15];0)" office:value-type="string" office:string-value="101">
            <text:p>101</text:p>
          </table:table-cell>
          <table:table-cell table:style-name="ce10" office:value-type="string">
            <text:p>101-2:2</text:p>
          </table:table-cell>
          <table:table-cell table:style-name="ce57" table:formula="of:=COUNTA([.AC15:.AH15])" office:value-type="float" office:value="1">
            <text:p>1</text:p>
          </table:table-cell>
          <table:table-cell table:style-name="ce14" office:value-type="string">
            <text:p>2020年10月20日23:38:1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5];1)" office:value-type="float" office:value="4">
            <text:p>4</text:p>
          </table:table-cell>
          <table:table-cell table:formula="of:=IF(ISERROR([.AJ15]);[.AA15];LEFT([.AA15];[.AJ15]-1))" office:value-type="string" office:string-value="101">
            <text:p>10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4"/>
          <table:table-cell office:value-type="float" office:value="13">
            <text:p>13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13">
            <text:p>13</text:p>
          </table:table-cell>
          <table:table-cell table:style-name="Default" table:number-columns-repeated="2"/>
          <table:table-cell office:value-type="string">
            <text:p>S</text:p>
          </table:table-cell>
          <table:table-cell table:style-name="Default" table:number-columns-repeated="10"/>
          <table:table-cell table:formula="of:=IF([.AK16]&lt;&gt;1;[.AK16];0)" office:value-type="string" office:string-value="109">
            <text:p>109</text:p>
          </table:table-cell>
          <table:table-cell table:style-name="ce10" office:value-type="string">
            <text:p>109</text:p>
          </table:table-cell>
          <table:table-cell table:style-name="ce58" table:formula="of:=COUNTA([.AC16:.AH16])+COUNTA([.AL16])" office:value-type="float" office:value="5">
            <text:p>5</text:p>
          </table:table-cell>
          <table:table-cell table:style-name="ce14" office:value-type="string">
            <text:p>2020年10月21日23:47:04</text:p>
          </table:table-cell>
          <table:table-cell table:style-name="ce14" office:value-type="string">
            <text:p>2020年10月30日0:12:20</text:p>
          </table:table-cell>
          <table:table-cell table:style-name="ce14" office:value-type="string">
            <text:p>2020年11月1日0:02:25</text:p>
          </table:table-cell>
          <table:table-cell table:style-name="ce14" office:value-type="string">
            <text:p>2020年11月1日23:44:05</text:p>
          </table:table-cell>
          <table:table-cell table:style-name="ce14" office:value-type="string">
            <text:p>2020年11月3日23:53:44</text:p>
          </table:table-cell>
          <table:table-cell table:style-name="ce14"/>
          <table:table-cell office:value-type="string">
            <text:p>*</text:p>
          </table:table-cell>
          <table:table-cell table:formula="of:=FIND(&quot;-&quot;;[.AA16];1)" office:value-type="float" office:value="0">
            <text:p>#VALUE!</text:p>
          </table:table-cell>
          <table:table-cell table:formula="of:=IF(ISERROR([.AJ16]);[.AA16];LEFT([.AA16];[.AJ16]-1))" office:value-type="string" office:string-value="109">
            <text:p>109</text:p>
          </table:table-cell>
          <table:table-cell/>
          <table:table-cell table:number-columns-repeated="984"/>
        </table:table-row>
        <table:table-row table:style-name="ro2">
          <table:table-cell/>
          <table:table-cell table:style-name="ce7" office:value-type="string">
            <text:p>N</text:p>
          </table:table-cell>
          <table:table-cell table:style-name="ce7" office:value-type="string">
            <text:p>タイム</text:p>
          </table:table-cell>
          <table:table-cell table:style-name="Default" table:number-columns-repeated="4"/>
          <table:table-cell office:value-type="float" office:value="14">
            <text:p>14</text:p>
          </table:table-cell>
          <table:table-cell office:value-type="string">
            <text:p>D</text:p>
          </table:table-cell>
          <table:table-cell office:value-type="string">
            <text:p>P</text:p>
          </table:table-cell>
          <table:table-cell table:style-name="Default"/>
          <table:table-cell office:value-type="float" office:value="14">
            <text:p>14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17]&lt;&gt;1;[.AK17];0)" office:value-type="string" office:string-value="11">
            <text:p>11</text:p>
          </table:table-cell>
          <table:table-cell table:style-name="ce10" office:value-type="string">
            <text:p>11</text:p>
          </table:table-cell>
          <table:table-cell table:style-name="ce57" table:formula="of:=COUNTA([.AC17:.AH1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7];1)" office:value-type="float" office:value="0">
            <text:p>#VALUE!</text:p>
          </table:table-cell>
          <table:table-cell table:formula="of:=IF(ISERROR([.AJ17]);[.AA17];LEFT([.AA17];[.AJ17]-1))" office:value-type="string" office:string-value="11">
            <text:p>1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O</text:p>
          </table:table-cell>
          <table:table-cell table:style-name="ce7" office:value-type="string">
            <text:p>その他</text:p>
          </table:table-cell>
          <table:table-cell table:style-name="Default" table:number-columns-repeated="4"/>
          <table:table-cell office:value-type="float" office:value="15">
            <text:p>15</text:p>
          </table:table-cell>
          <table:table-cell/>
          <table:table-cell office:value-type="string">
            <text:p>Q</text:p>
          </table:table-cell>
          <table:table-cell table:style-name="Default"/>
          <table:table-cell office:value-type="float" office:value="15">
            <text:p>15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18]&lt;&gt;1;[.AK18];0)" office:value-type="string" office:string-value="110">
            <text:p>110</text:p>
          </table:table-cell>
          <table:table-cell table:style-name="ce10" office:value-type="string">
            <text:p>110-3:2</text:p>
          </table:table-cell>
          <table:table-cell table:style-name="ce57" table:formula="of:=COUNTA([.AC18:.AH18])" office:value-type="float" office:value="1">
            <text:p>1</text:p>
          </table:table-cell>
          <table:table-cell table:style-name="ce14" office:value-type="string">
            <text:p>2020年11月2日23:47:4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8];1)" office:value-type="float" office:value="4">
            <text:p>4</text:p>
          </table:table-cell>
          <table:table-cell table:formula="of:=IF(ISERROR([.AJ18]);[.AA18];LEFT([.AA18];[.AJ18]-1))" office:value-type="string" office:string-value="110">
            <text:p>11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P</text:p>
          </table:table-cell>
          <table:table-cell table:style-name="ce7" office:value-type="string">
            <text:p>かぼす</text:p>
          </table:table-cell>
          <table:table-cell table:style-name="Default" table:number-columns-repeated="4"/>
          <table:table-cell office:value-type="float" office:value="16">
            <text:p>16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16">
            <text:p>16</text:p>
          </table:table-cell>
          <table:table-cell table:style-name="Default"/>
          <table:table-cell office:value-type="string">
            <text:p>Q</text:p>
          </table:table-cell>
          <table:table-cell office:value-type="string">
            <text:p>S</text:p>
          </table:table-cell>
          <table:table-cell table:style-name="Default" table:number-columns-repeated="10"/>
          <table:table-cell table:formula="of:=IF([.AK19]&lt;&gt;1;[.AK19];0)" office:value-type="string" office:string-value="112">
            <text:p>112</text:p>
          </table:table-cell>
          <table:table-cell table:style-name="ce10" office:value-type="string">
            <text:p>112-2:2</text:p>
          </table:table-cell>
          <table:table-cell table:style-name="ce57" table:formula="of:=COUNTA([.AC19:.AH19])" office:value-type="float" office:value="1">
            <text:p>1</text:p>
          </table:table-cell>
          <table:table-cell table:style-name="ce14" office:value-type="string">
            <text:p>2020年10月25日23:47:0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9];1)" office:value-type="float" office:value="4">
            <text:p>4</text:p>
          </table:table-cell>
          <table:table-cell table:formula="of:=IF(ISERROR([.AJ19]);[.AA19];LEFT([.AA19];[.AJ19]-1))" office:value-type="string" office:string-value="112">
            <text:p>112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Q</text:p>
          </table:table-cell>
          <table:table-cell table:style-name="ce7" office:value-type="string">
            <text:p>ミント：ペパーミント</text:p>
          </table:table-cell>
          <table:table-cell table:style-name="Default" table:number-columns-repeated="4"/>
          <table:table-cell office:value-type="float" office:value="17">
            <text:p>17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17">
            <text:p>17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20]&lt;&gt;1;[.AK20];0)" office:value-type="string" office:string-value="112">
            <text:p>112</text:p>
          </table:table-cell>
          <table:table-cell table:style-name="ce10" office:value-type="string">
            <text:p>112-3:1</text:p>
          </table:table-cell>
          <table:table-cell table:style-name="ce57" table:formula="of:=COUNTA([.AC20:.AH20])" office:value-type="float" office:value="1">
            <text:p>1</text:p>
          </table:table-cell>
          <table:table-cell table:style-name="ce14" office:value-type="string">
            <text:p>2020年10月23日23:16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0];1)" office:value-type="float" office:value="4">
            <text:p>4</text:p>
          </table:table-cell>
          <table:table-cell table:formula="of:=IF(ISERROR([.AJ20]);[.AA20];LEFT([.AA20];[.AJ20]-1))" office:value-type="string" office:string-value="112">
            <text:p>112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R</text:p>
          </table:table-cell>
          <table:table-cell table:style-name="ce7" office:value-type="string">
            <text:p>ディル</text:p>
          </table:table-cell>
          <table:table-cell table:style-name="Default" table:number-columns-repeated="4"/>
          <table:table-cell office:value-type="float" office:value="18">
            <text:p>18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18">
            <text:p>18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21]&lt;&gt;1;[.AK21];0)" office:value-type="string" office:string-value="120">
            <text:p>120</text:p>
          </table:table-cell>
          <table:table-cell table:style-name="ce10" office:value-type="string">
            <text:p>120-2:1</text:p>
          </table:table-cell>
          <table:table-cell table:style-name="ce57" table:formula="of:=COUNTA([.AC21:.AH21])" office:value-type="float" office:value="1">
            <text:p>1</text:p>
          </table:table-cell>
          <table:table-cell table:style-name="ce14" office:value-type="string">
            <text:p>2020年11月9日0:57:0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1];1)" office:value-type="float" office:value="4">
            <text:p>4</text:p>
          </table:table-cell>
          <table:table-cell table:formula="of:=IF(ISERROR([.AJ21]);[.AA21];LEFT([.AA21];[.AJ21]-1))" office:value-type="string" office:string-value="120">
            <text:p>12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S</text:p>
          </table:table-cell>
          <table:table-cell table:style-name="ce7" office:value-type="string">
            <text:p>クレソン</text:p>
          </table:table-cell>
          <table:table-cell table:style-name="Default" table:number-columns-repeated="4"/>
          <table:table-cell office:value-type="float" office:value="19">
            <text:p>19</text:p>
          </table:table-cell>
          <table:table-cell/>
          <table:table-cell table:style-name="Default" table:number-columns-repeated="2"/>
          <table:table-cell office:value-type="float" office:value="19">
            <text:p>19</text:p>
          </table:table-cell>
          <table:table-cell table:style-name="Default"/>
          <table:table-cell office:value-type="string">
            <text:p>S</text:p>
          </table:table-cell>
          <table:table-cell office:value-type="string">
            <text:p>U</text:p>
          </table:table-cell>
          <table:table-cell table:style-name="Default" table:number-columns-repeated="10"/>
          <table:table-cell table:formula="of:=IF([.AK22]&lt;&gt;1;[.AK22];0)" office:value-type="string" office:string-value="120">
            <text:p>120</text:p>
          </table:table-cell>
          <table:table-cell table:style-name="ce10" office:value-type="string">
            <text:p>120-2:2</text:p>
          </table:table-cell>
          <table:table-cell table:style-name="ce57" table:formula="of:=COUNTA([.AC22:.AH22])" office:value-type="float" office:value="1">
            <text:p>1</text:p>
          </table:table-cell>
          <table:table-cell table:style-name="ce14" office:value-type="string">
            <text:p>2020年11月12日0:28:23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2];1)" office:value-type="float" office:value="4">
            <text:p>4</text:p>
          </table:table-cell>
          <table:table-cell table:formula="of:=IF(ISERROR([.AJ22]);[.AA22];LEFT([.AA22];[.AJ22]-1))" office:value-type="string" office:string-value="120">
            <text:p>12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T</text:p>
          </table:table-cell>
          <table:table-cell table:style-name="ce7" office:value-type="string">
            <text:p>オリーブオイル</text:p>
          </table:table-cell>
          <table:table-cell table:style-name="Default" table:number-columns-repeated="4"/>
          <table:table-cell office:value-type="float" office:value="20">
            <text:p>20</text:p>
          </table:table-cell>
          <table:table-cell table:style-name="Default" table:number-columns-repeated="3"/>
          <table:table-cell office:value-type="float" office:value="20">
            <text:p>20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23]&lt;&gt;1;[.AK23];0)" office:value-type="string" office:string-value="121">
            <text:p>121</text:p>
          </table:table-cell>
          <table:table-cell table:style-name="ce10" office:value-type="string">
            <text:p>121-1:3</text:p>
          </table:table-cell>
          <table:table-cell table:style-name="ce57" table:formula="of:=COUNTA([.AC23:.AH23])" office:value-type="float" office:value="1">
            <text:p>1</text:p>
          </table:table-cell>
          <table:table-cell table:style-name="ce14" office:value-type="string">
            <text:p>2020年10月23日23:16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3];1)" office:value-type="float" office:value="4">
            <text:p>4</text:p>
          </table:table-cell>
          <table:table-cell table:formula="of:=IF(ISERROR([.AJ23]);[.AA23];LEFT([.AA23];[.AJ23]-1))" office:value-type="string" office:string-value="121">
            <text:p>12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U</text:p>
          </table:table-cell>
          <table:table-cell table:style-name="ce7" office:value-type="string">
            <text:p>チャービル</text:p>
          </table:table-cell>
          <table:table-cell table:style-name="Default" table:number-columns-repeated="22"/>
          <table:table-cell table:formula="of:=IF([.AK24]&lt;&gt;1;[.AK24];0)" office:value-type="string" office:string-value="121">
            <text:p>121</text:p>
          </table:table-cell>
          <table:table-cell table:style-name="ce10" office:value-type="string">
            <text:p>121-2:2</text:p>
          </table:table-cell>
          <table:table-cell table:style-name="ce57" table:formula="of:=COUNTA([.AC24:.AH24])" office:value-type="float" office:value="1">
            <text:p>1</text:p>
          </table:table-cell>
          <table:table-cell table:style-name="ce14" office:value-type="string">
            <text:p>2020年11月11日0:16:2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4];1)" office:value-type="float" office:value="4">
            <text:p>4</text:p>
          </table:table-cell>
          <table:table-cell table:formula="of:=IF(ISERROR([.AJ24]);[.AA24];LEFT([.AA24];[.AJ24]-1))" office:value-type="string" office:string-value="121">
            <text:p>12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V</text:p>
          </table:table-cell>
          <table:table-cell table:style-name="ce7" office:value-type="string">
            <text:p>パクチー</text:p>
          </table:table-cell>
          <table:table-cell table:style-name="Default" table:number-columns-repeated="22"/>
          <table:table-cell table:formula="of:=IF([.AK25]&lt;&gt;1;[.AK25];0)" office:value-type="string" office:string-value="125">
            <text:p>125</text:p>
          </table:table-cell>
          <table:table-cell table:style-name="ce10" office:value-type="string">
            <text:p>125</text:p>
          </table:table-cell>
          <table:table-cell table:style-name="ce57" table:formula="of:=COUNTA([.AC25:.AH25])" office:value-type="float" office:value="2">
            <text:p>2</text:p>
          </table:table-cell>
          <table:table-cell table:style-name="ce14" office:value-type="string">
            <text:p>2020年10月28日1:07:31</text:p>
          </table:table-cell>
          <table:table-cell table:style-name="ce14" office:value-type="string">
            <text:p>2020年10月29日0:42:21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25];1)" office:value-type="float" office:value="0">
            <text:p>#VALUE!</text:p>
          </table:table-cell>
          <table:table-cell table:formula="of:=IF(ISERROR([.AJ25]);[.AA25];LEFT([.AA25];[.AJ25]-1))" office:value-type="string" office:string-value="125">
            <text:p>125</text:p>
          </table:table-cell>
          <table:table-cell table:number-columns-repeated="985"/>
        </table:table-row>
        <table:table-row table:style-name="ro5">
          <table:table-cell/>
          <table:table-cell table:style-name="ce7" table:number-columns-repeated="2"/>
          <table:table-cell table:style-name="Default" table:number-columns-repeated="22"/>
          <table:table-cell table:formula="of:=IF([.AK26]&lt;&gt;1;[.AK26];0)" office:value-type="string" office:string-value="126">
            <text:p>126</text:p>
          </table:table-cell>
          <table:table-cell table:style-name="ce10" office:value-type="string">
            <text:p>126-2:1</text:p>
          </table:table-cell>
          <table:table-cell table:style-name="ce57" table:formula="of:=COUNTA([.AC26:.AH26])" office:value-type="float" office:value="1">
            <text:p>1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6];1)" office:value-type="float" office:value="4">
            <text:p>4</text:p>
          </table:table-cell>
          <table:table-cell table:formula="of:=IF(ISERROR([.AJ26]);[.AA26];LEFT([.AA26];[.AJ26]-1))" office:value-type="string" office:string-value="126">
            <text:p>126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22"/>
          <table:table-cell table:formula="of:=IF([.AK27]&lt;&gt;1;[.AK27];0)" office:value-type="string" office:string-value="126">
            <text:p>126</text:p>
          </table:table-cell>
          <table:table-cell table:style-name="ce10" office:value-type="string">
            <text:p>126-3:1</text:p>
          </table:table-cell>
          <table:table-cell table:style-name="ce57" table:formula="of:=COUNTA([.AC27:.AH27])" office:value-type="float" office:value="1">
            <text:p>1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7];1)" office:value-type="float" office:value="4">
            <text:p>4</text:p>
          </table:table-cell>
          <table:table-cell table:formula="of:=IF(ISERROR([.AJ27]);[.AA27];LEFT([.AA27];[.AJ27]-1))" office:value-type="string" office:string-value="126">
            <text:p>126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24"/>
          <table:table-cell table:formula="of:=IF([.AK28]&lt;&gt;1;[.AK28];0)" office:value-type="string" office:string-value="127">
            <text:p>127</text:p>
          </table:table-cell>
          <table:table-cell table:style-name="ce10" office:value-type="string">
            <text:p>127-3:2</text:p>
          </table:table-cell>
          <table:table-cell table:style-name="ce57" table:formula="of:=COUNTA([.AC28:.AH28])" office:value-type="float" office:value="1">
            <text:p>1</text:p>
          </table:table-cell>
          <table:table-cell table:style-name="ce14" office:value-type="string">
            <text:p>2020年11月1日23:44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8];1)" office:value-type="float" office:value="4">
            <text:p>4</text:p>
          </table:table-cell>
          <table:table-cell table:formula="of:=IF(ISERROR([.AJ28]);[.AA28];LEFT([.AA28];[.AJ28]-1))" office:value-type="string" office:string-value="127">
            <text:p>127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$C$30:.$W$52]))" office:value-type="string" office:string-value="max id=241">
            <text:p>max id=241</text:p>
          </table:table-cell>
          <table:table-cell table:style-name="ce51" table:formula="of:=[.B30]" office:value-type="string" office:string-value="B">
            <text:p>B</text:p>
          </table:table-cell>
          <table:table-cell table:style-name="ce51" table:formula="of:=[.B31]" office:value-type="string" office:string-value="C">
            <text:p>C</text:p>
          </table:table-cell>
          <table:table-cell table:style-name="ce51" table:formula="of:=[.B32]" office:value-type="string" office:string-value="D">
            <text:p>D</text:p>
          </table:table-cell>
          <table:table-cell table:style-name="ce51" office:value-type="string">
            <text:p>A</text:p>
          </table:table-cell>
          <table:table-cell table:style-name="ce51" office:value-type="string">
            <text:p>A*E</text:p>
          </table:table-cell>
          <table:table-cell table:style-name="ce51" office:value-type="string">
            <text:p>A*F</text:p>
          </table:table-cell>
          <table:table-cell table:style-name="ce51" office:value-type="string">
            <text:p>A*G</text:p>
          </table:table-cell>
          <table:table-cell table:style-name="ce51" office:value-type="string">
            <text:p>A*H</text:p>
          </table:table-cell>
          <table:table-cell table:style-name="ce51" office:value-type="string">
            <text:p>A*I</text:p>
          </table:table-cell>
          <table:table-cell table:style-name="ce51" office:value-type="string">
            <text:p>A*J</text:p>
          </table:table-cell>
          <table:table-cell table:style-name="ce51" office:value-type="string">
            <text:p>A*K</text:p>
          </table:table-cell>
          <table:table-cell table:style-name="ce51" office:value-type="string">
            <text:p>A*L</text:p>
          </table:table-cell>
          <table:table-cell table:style-name="ce51" office:value-type="string">
            <text:p>A*N</text:p>
          </table:table-cell>
          <table:table-cell table:style-name="ce51" office:value-type="string">
            <text:p>A*O</text:p>
          </table:table-cell>
          <table:table-cell table:style-name="ce51" office:value-type="string">
            <text:p>A*P</text:p>
          </table:table-cell>
          <table:table-cell table:style-name="ce51" office:value-type="string">
            <text:p>A*Q</text:p>
          </table:table-cell>
          <table:table-cell table:style-name="ce51" office:value-type="string">
            <text:p>A*R</text:p>
          </table:table-cell>
          <table:table-cell table:style-name="ce51" office:value-type="string">
            <text:p>A*S</text:p>
          </table:table-cell>
          <table:table-cell table:style-name="ce51" office:value-type="string">
            <text:p>T</text:p>
          </table:table-cell>
          <table:table-cell table:style-name="ce51" office:value-type="string">
            <text:p>U</text:p>
          </table:table-cell>
          <table:table-cell table:style-name="ce51" office:value-type="string">
            <text:p>V</text:p>
          </table:table-cell>
          <table:table-cell table:style-name="ce51" office:value-type="string">
            <text:p>*</text:p>
          </table:table-cell>
          <table:table-cell table:style-name="ce51"/>
          <table:table-cell table:formula="of:=IF([.AK29]&lt;&gt;1;[.AK29];0)" office:value-type="string" office:string-value="128">
            <text:p>128</text:p>
          </table:table-cell>
          <table:table-cell table:style-name="ce10" office:value-type="string">
            <text:p>128-2:2</text:p>
          </table:table-cell>
          <table:table-cell table:style-name="ce57" table:formula="of:=COUNTA([.AC29:.AH29])" office:value-type="float" office:value="1">
            <text:p>1</text:p>
          </table:table-cell>
          <table:table-cell table:style-name="ce14" office:value-type="string">
            <text:p>2020年11月20日0:00:2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9];1)" office:value-type="float" office:value="4">
            <text:p>4</text:p>
          </table:table-cell>
          <table:table-cell table:formula="of:=IF(ISERROR([.AJ29]);[.AA29];LEFT([.AA29];[.AJ29]-1))" office:value-type="string" office:string-value="128">
            <text:p>128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B</text:p>
          </table:table-cell>
          <table:table-cell table:style-name="ce52" office:value-type="float" office:value="7">
            <text:p>7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3">
            <text:p>3</text:p>
          </table:table-cell>
          <table:table-cell table:style-name="ce52" office:value-type="float" office:value="12">
            <text:p>1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52" office:value-type="float" office:value="31">
            <text:p>31</text:p>
          </table:table-cell>
          <table:table-cell table:style-name="ce52" office:value-type="float" office:value="38">
            <text:p>38</text:p>
          </table:table-cell>
          <table:table-cell table:style-name="ce52" office:value-type="float" office:value="49">
            <text:p>49</text:p>
          </table:table-cell>
          <table:table-cell table:style-name="ce52" office:value-type="float" office:value="58">
            <text:p>58</text:p>
          </table:table-cell>
          <table:table-cell table:style-name="ce52" office:value-type="float" office:value="68">
            <text:p>68</text:p>
          </table:table-cell>
          <table:table-cell table:style-name="ce52" office:value-type="float" office:value="80">
            <text:p>80</text:p>
          </table:table-cell>
          <table:table-cell table:style-name="ce52" office:value-type="float" office:value="95">
            <text:p>95</text:p>
          </table:table-cell>
          <table:table-cell table:style-name="ce52" office:value-type="float" office:value="110">
            <text:p>110</text:p>
          </table:table-cell>
          <table:table-cell table:style-name="ce52" office:value-type="float" office:value="126">
            <text:p>126</text:p>
          </table:table-cell>
          <table:table-cell table:style-name="ce52" office:value-type="float" office:value="143">
            <text:p>143</text:p>
          </table:table-cell>
          <table:table-cell table:style-name="ce52" office:value-type="float" office:value="161">
            <text:p>161</text:p>
          </table:table-cell>
          <table:table-cell table:style-name="ce52" office:value-type="float" office:value="180">
            <text:p>180</text:p>
          </table:table-cell>
          <table:table-cell table:style-name="ce52" office:value-type="float" office:value="200">
            <text:p>200</text:p>
          </table:table-cell>
          <table:table-cell table:style-name="ce52" office:value-type="float" office:value="221">
            <text:p>221</text:p>
          </table:table-cell>
          <table:table-cell office:value-type="string">
            <text:p>*</text:p>
          </table:table-cell>
          <table:table-cell/>
          <table:table-cell table:formula="of:=IF([.AK30]&lt;&gt;1;[.AK30];0)" office:value-type="string" office:string-value="128">
            <text:p>128</text:p>
          </table:table-cell>
          <table:table-cell table:style-name="ce10" office:value-type="string">
            <text:p>128-3:2</text:p>
          </table:table-cell>
          <table:table-cell table:style-name="ce57" table:formula="of:=COUNTA([.AC30:.AH30])" office:value-type="float" office:value="1">
            <text:p>1</text:p>
          </table:table-cell>
          <table:table-cell table:style-name="ce14" office:value-type="string">
            <text:p>2020年11月24日0:19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0];1)" office:value-type="float" office:value="4">
            <text:p>4</text:p>
          </table:table-cell>
          <table:table-cell table:formula="of:=IF(ISERROR([.AJ30]);[.AA30];LEFT([.AA30];[.AJ30]-1))" office:value-type="string" office:string-value="128">
            <text:p>128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C</text:p>
          </table:table-cell>
          <table:table-cell table:style-name="ce53"/>
          <table:table-cell table:style-name="ce53" office:value-type="float" office:value="8">
            <text:p>8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5">
            <text:p>5</text:p>
          </table:table-cell>
          <table:table-cell table:style-name="ce53" office:value-type="float" office:value="13">
            <text:p>13</text:p>
          </table:table-cell>
          <table:table-cell table:style-name="ce53" office:value-type="float" office:value="18">
            <text:p>18</text:p>
          </table:table-cell>
          <table:table-cell table:style-name="ce53" office:value-type="float" office:value="26">
            <text:p>26</text:p>
          </table:table-cell>
          <table:table-cell table:style-name="ce53" office:value-type="float" office:value="32">
            <text:p>32</text:p>
          </table:table-cell>
          <table:table-cell table:style-name="ce53" office:value-type="float" office:value="39">
            <text:p>39</text:p>
          </table:table-cell>
          <table:table-cell table:style-name="ce53" office:value-type="float" office:value="50">
            <text:p>50</text:p>
          </table:table-cell>
          <table:table-cell table:style-name="ce53" office:value-type="float" office:value="59">
            <text:p>59</text:p>
          </table:table-cell>
          <table:table-cell table:style-name="ce53" office:value-type="float" office:value="69">
            <text:p>69</text:p>
          </table:table-cell>
          <table:table-cell table:style-name="ce53" office:value-type="float" office:value="81">
            <text:p>81</text:p>
          </table:table-cell>
          <table:table-cell table:style-name="ce53" office:value-type="float" office:value="96">
            <text:p>96</text:p>
          </table:table-cell>
          <table:table-cell table:style-name="ce53" office:value-type="float" office:value="111">
            <text:p>111</text:p>
          </table:table-cell>
          <table:table-cell table:style-name="ce53" office:value-type="float" office:value="127">
            <text:p>127</text:p>
          </table:table-cell>
          <table:table-cell table:style-name="ce53" office:value-type="float" office:value="144">
            <text:p>144</text:p>
          </table:table-cell>
          <table:table-cell table:style-name="ce53" office:value-type="float" office:value="162">
            <text:p>162</text:p>
          </table:table-cell>
          <table:table-cell table:style-name="ce53" office:value-type="float" office:value="181">
            <text:p>181</text:p>
          </table:table-cell>
          <table:table-cell table:style-name="ce53" office:value-type="float" office:value="201">
            <text:p>201</text:p>
          </table:table-cell>
          <table:table-cell table:style-name="ce53" office:value-type="float" office:value="222">
            <text:p>222</text:p>
          </table:table-cell>
          <table:table-cell office:value-type="string">
            <text:p>*</text:p>
          </table:table-cell>
          <table:table-cell/>
          <table:table-cell table:formula="of:=IF([.AK31]&lt;&gt;1;[.AK31];0)" office:value-type="string" office:string-value="129">
            <text:p>129</text:p>
          </table:table-cell>
          <table:table-cell table:style-name="ce10" office:value-type="string">
            <text:p>129-2:2</text:p>
          </table:table-cell>
          <table:table-cell table:style-name="ce57" table:formula="of:=COUNTA([.AC31:.AH31])" office:value-type="float" office:value="1">
            <text:p>1</text:p>
          </table:table-cell>
          <table:table-cell table:style-name="ce14" office:value-type="string">
            <text:p>2020年10月28日1:07:3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1];1)" office:value-type="float" office:value="4">
            <text:p>4</text:p>
          </table:table-cell>
          <table:table-cell table:formula="of:=IF(ISERROR([.AJ31]);[.AA31];LEFT([.AA31];[.AJ31]-1))" office:value-type="string" office:string-value="129">
            <text:p>129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D</text:p>
          </table:table-cell>
          <table:table-cell table:style-name="ce52" table:number-columns-repeated="2"/>
          <table:table-cell table:style-name="ce52" office:value-type="float" office:value="9">
            <text:p>9</text:p>
          </table:table-cell>
          <table:table-cell table:style-name="ce52" office:value-type="float" office:value="6">
            <text:p>6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27">
            <text:p>27</text:p>
          </table:table-cell>
          <table:table-cell table:style-name="ce52" office:value-type="float" office:value="33">
            <text:p>33</text:p>
          </table:table-cell>
          <table:table-cell table:style-name="ce52" office:value-type="float" office:value="40">
            <text:p>40</text:p>
          </table:table-cell>
          <table:table-cell table:style-name="ce52" office:value-type="float" office:value="51">
            <text:p>51</text:p>
          </table:table-cell>
          <table:table-cell table:style-name="ce52" office:value-type="float" office:value="60">
            <text:p>60</text:p>
          </table:table-cell>
          <table:table-cell table:style-name="ce52" office:value-type="float" office:value="70">
            <text:p>70</text:p>
          </table:table-cell>
          <table:table-cell table:style-name="ce52" office:value-type="float" office:value="82">
            <text:p>82</text:p>
          </table:table-cell>
          <table:table-cell table:style-name="ce52" office:value-type="float" office:value="97">
            <text:p>97</text:p>
          </table:table-cell>
          <table:table-cell table:style-name="ce52" office:value-type="float" office:value="112">
            <text:p>112</text:p>
          </table:table-cell>
          <table:table-cell table:style-name="ce52" office:value-type="float" office:value="128">
            <text:p>128</text:p>
          </table:table-cell>
          <table:table-cell table:style-name="ce52" office:value-type="float" office:value="145">
            <text:p>145</text:p>
          </table:table-cell>
          <table:table-cell table:style-name="ce52" office:value-type="float" office:value="163">
            <text:p>163</text:p>
          </table:table-cell>
          <table:table-cell table:style-name="ce52" office:value-type="float" office:value="182">
            <text:p>182</text:p>
          </table:table-cell>
          <table:table-cell table:style-name="ce52" office:value-type="float" office:value="202">
            <text:p>202</text:p>
          </table:table-cell>
          <table:table-cell table:style-name="ce52" office:value-type="float" office:value="223">
            <text:p>223</text:p>
          </table:table-cell>
          <table:table-cell office:value-type="string">
            <text:p>*</text:p>
          </table:table-cell>
          <table:table-cell/>
          <table:table-cell table:formula="of:=IF([.AK32]&lt;&gt;1;[.AK32];0)" office:value-type="string" office:string-value="137">
            <text:p>137</text:p>
          </table:table-cell>
          <table:table-cell table:style-name="ce10" office:value-type="string">
            <text:p>137-1:3</text:p>
          </table:table-cell>
          <table:table-cell table:style-name="ce57" table:formula="of:=COUNTA([.AC32:.AH32])" office:value-type="float" office:value="1">
            <text:p>1</text:p>
          </table:table-cell>
          <table:table-cell table:style-name="ce14" office:value-type="string">
            <text:p>2020年11月13日0:21:1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2];1)" office:value-type="float" office:value="4">
            <text:p>4</text:p>
          </table:table-cell>
          <table:table-cell table:formula="of:=IF(ISERROR([.AJ32]);[.AA32];LEFT([.AA32];[.AJ32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</text:p>
          </table:table-cell>
          <table:table-cell table:style-name="ce53" table:number-columns-repeated="3"/>
          <table:table-cell table:style-name="ce53" office:value-type="float" office:value="10">
            <text:p>10</text:p>
          </table:table-cell>
          <table:table-cell table:style-name="ce53" office:value-type="float" office:value="15">
            <text:p>15</text:p>
          </table:table-cell>
          <table:table-cell table:style-name="ce53" office:value-type="float" office:value="20">
            <text:p>20</text:p>
          </table:table-cell>
          <table:table-cell table:style-name="ce53" office:value-type="float" office:value="28">
            <text:p>28</text:p>
          </table:table-cell>
          <table:table-cell table:style-name="ce53" office:value-type="float" office:value="34">
            <text:p>34</text:p>
          </table:table-cell>
          <table:table-cell table:style-name="ce53" office:value-type="float" office:value="41">
            <text:p>41</text:p>
          </table:table-cell>
          <table:table-cell table:style-name="ce53" office:value-type="float" office:value="52">
            <text:p>52</text:p>
          </table:table-cell>
          <table:table-cell table:style-name="ce53" office:value-type="float" office:value="61">
            <text:p>61</text:p>
          </table:table-cell>
          <table:table-cell table:style-name="ce53" office:value-type="float" office:value="71">
            <text:p>71</text:p>
          </table:table-cell>
          <table:table-cell table:style-name="ce53" office:value-type="float" office:value="83">
            <text:p>83</text:p>
          </table:table-cell>
          <table:table-cell table:style-name="ce53" office:value-type="float" office:value="98">
            <text:p>98</text:p>
          </table:table-cell>
          <table:table-cell table:style-name="ce53" office:value-type="float" office:value="113">
            <text:p>113</text:p>
          </table:table-cell>
          <table:table-cell table:style-name="ce53" office:value-type="float" office:value="129">
            <text:p>129</text:p>
          </table:table-cell>
          <table:table-cell table:style-name="ce53" office:value-type="float" office:value="146">
            <text:p>146</text:p>
          </table:table-cell>
          <table:table-cell table:style-name="ce53" office:value-type="float" office:value="164">
            <text:p>164</text:p>
          </table:table-cell>
          <table:table-cell table:style-name="ce53" office:value-type="float" office:value="183">
            <text:p>183</text:p>
          </table:table-cell>
          <table:table-cell table:style-name="ce53" office:value-type="float" office:value="203">
            <text:p>203</text:p>
          </table:table-cell>
          <table:table-cell table:style-name="ce53" office:value-type="float" office:value="224">
            <text:p>224</text:p>
          </table:table-cell>
          <table:table-cell office:value-type="string">
            <text:p>*</text:p>
          </table:table-cell>
          <table:table-cell/>
          <table:table-cell table:formula="of:=IF([.AK33]&lt;&gt;1;[.AK33];0)" office:value-type="string" office:string-value="137">
            <text:p>137</text:p>
          </table:table-cell>
          <table:table-cell table:style-name="ce10" office:value-type="string">
            <text:p>137-2:1</text:p>
          </table:table-cell>
          <table:table-cell table:style-name="ce57" table:formula="of:=COUNTA([.AC33:.AH33])" office:value-type="float" office:value="1">
            <text:p>1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3];1)" office:value-type="float" office:value="4">
            <text:p>4</text:p>
          </table:table-cell>
          <table:table-cell table:formula="of:=IF(ISERROR([.AJ33]);[.AA33];LEFT([.AA33];[.AJ33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E</text:p>
          </table:table-cell>
          <table:table-cell table:style-name="ce52" table:number-columns-repeated="4"/>
          <table:table-cell table:style-name="ce52" office:value-type="float" office:value="11">
            <text:p>11</text:p>
          </table:table-cell>
          <table:table-cell table:style-name="ce52" office:value-type="float" office:value="21">
            <text:p>21</text:p>
          </table:table-cell>
          <table:table-cell table:style-name="ce52" office:value-type="float" office:value="29">
            <text:p>29</text:p>
          </table:table-cell>
          <table:table-cell table:style-name="ce52" office:value-type="float" office:value="35">
            <text:p>35</text:p>
          </table:table-cell>
          <table:table-cell table:style-name="ce52" office:value-type="float" office:value="42">
            <text:p>42</text:p>
          </table:table-cell>
          <table:table-cell table:style-name="ce52" office:value-type="float" office:value="53">
            <text:p>53</text:p>
          </table:table-cell>
          <table:table-cell table:style-name="ce52" office:value-type="float" office:value="62">
            <text:p>62</text:p>
          </table:table-cell>
          <table:table-cell table:style-name="ce52" office:value-type="float" office:value="72">
            <text:p>72</text:p>
          </table:table-cell>
          <table:table-cell table:style-name="ce52" office:value-type="float" office:value="84">
            <text:p>84</text:p>
          </table:table-cell>
          <table:table-cell table:style-name="ce52" office:value-type="float" office:value="99">
            <text:p>99</text:p>
          </table:table-cell>
          <table:table-cell table:style-name="ce52" office:value-type="float" office:value="114">
            <text:p>114</text:p>
          </table:table-cell>
          <table:table-cell table:style-name="ce52" office:value-type="float" office:value="130">
            <text:p>130</text:p>
          </table:table-cell>
          <table:table-cell table:style-name="ce52" office:value-type="float" office:value="147">
            <text:p>147</text:p>
          </table:table-cell>
          <table:table-cell table:style-name="ce52" office:value-type="float" office:value="165">
            <text:p>165</text:p>
          </table:table-cell>
          <table:table-cell table:style-name="ce52" office:value-type="float" office:value="184">
            <text:p>184</text:p>
          </table:table-cell>
          <table:table-cell table:style-name="ce52" office:value-type="float" office:value="204">
            <text:p>204</text:p>
          </table:table-cell>
          <table:table-cell table:style-name="ce52" office:value-type="float" office:value="225">
            <text:p>225</text:p>
          </table:table-cell>
          <table:table-cell office:value-type="string">
            <text:p>*</text:p>
          </table:table-cell>
          <table:table-cell/>
          <table:table-cell table:formula="of:=IF([.AK34]&lt;&gt;1;[.AK34];0)" office:value-type="string" office:string-value="137">
            <text:p>137</text:p>
          </table:table-cell>
          <table:table-cell table:style-name="ce10" office:value-type="string">
            <text:p>137-2:2</text:p>
          </table:table-cell>
          <table:table-cell table:style-name="ce57" table:formula="of:=COUNTA([.AC34:.AH34])" office:value-type="float" office:value="2">
            <text:p>2</text:p>
          </table:table-cell>
          <table:table-cell table:style-name="ce14" office:value-type="string">
            <text:p>2020年10月30日0:12:20</text:p>
          </table:table-cell>
          <table:table-cell table:style-name="ce14" office:value-type="string">
            <text:p>2020年11月7日0:47:2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34];1)" office:value-type="float" office:value="4">
            <text:p>4</text:p>
          </table:table-cell>
          <table:table-cell table:formula="of:=IF(ISERROR([.AJ34]);[.AA34];LEFT([.AA34];[.AJ34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F</text:p>
          </table:table-cell>
          <table:table-cell table:style-name="ce53"/>
          <table:table-cell table:style-name="ce56" table:formula="of:=MAX([.D30:.D31])" office:value-type="float" office:value="8">
            <text:p>8</text:p>
          </table:table-cell>
          <table:table-cell table:style-name="ce53" table:number-columns-repeated="3"/>
          <table:table-cell table:style-name="ce53" office:value-type="float" office:value="16">
            <text:p>16</text:p>
          </table:table-cell>
          <table:table-cell table:style-name="ce53" office:value-type="float" office:value="30">
            <text:p>30</text:p>
          </table:table-cell>
          <table:table-cell table:style-name="ce53" office:value-type="float" office:value="36">
            <text:p>36</text:p>
          </table:table-cell>
          <table:table-cell table:style-name="ce53" office:value-type="float" office:value="43">
            <text:p>43</text:p>
          </table:table-cell>
          <table:table-cell table:style-name="ce53" office:value-type="float" office:value="54">
            <text:p>54</text:p>
          </table:table-cell>
          <table:table-cell table:style-name="ce53" office:value-type="float" office:value="63">
            <text:p>63</text:p>
          </table:table-cell>
          <table:table-cell table:style-name="ce53" office:value-type="float" office:value="73">
            <text:p>73</text:p>
          </table:table-cell>
          <table:table-cell table:style-name="ce53" office:value-type="float" office:value="85">
            <text:p>85</text:p>
          </table:table-cell>
          <table:table-cell table:style-name="ce53" office:value-type="float" office:value="100">
            <text:p>100</text:p>
          </table:table-cell>
          <table:table-cell table:style-name="ce53" office:value-type="float" office:value="115">
            <text:p>115</text:p>
          </table:table-cell>
          <table:table-cell table:style-name="ce53" office:value-type="float" office:value="131">
            <text:p>131</text:p>
          </table:table-cell>
          <table:table-cell table:style-name="ce53" office:value-type="float" office:value="148">
            <text:p>148</text:p>
          </table:table-cell>
          <table:table-cell table:style-name="ce53" office:value-type="float" office:value="166">
            <text:p>166</text:p>
          </table:table-cell>
          <table:table-cell table:style-name="ce53" office:value-type="float" office:value="185">
            <text:p>185</text:p>
          </table:table-cell>
          <table:table-cell table:style-name="ce53" office:value-type="float" office:value="205">
            <text:p>205</text:p>
          </table:table-cell>
          <table:table-cell table:style-name="ce53" office:value-type="float" office:value="226">
            <text:p>226</text:p>
          </table:table-cell>
          <table:table-cell office:value-type="string">
            <text:p>*</text:p>
          </table:table-cell>
          <table:table-cell/>
          <table:table-cell table:formula="of:=IF([.AK35]&lt;&gt;1;[.AK35];0)" office:value-type="string" office:string-value="137">
            <text:p>137</text:p>
          </table:table-cell>
          <table:table-cell table:style-name="ce10" office:value-type="string">
            <text:p>137-2:3</text:p>
          </table:table-cell>
          <table:table-cell table:style-name="ce57" table:formula="of:=COUNTA([.AC35:.AH35])" office:value-type="float" office:value="1">
            <text:p>1</text:p>
          </table:table-cell>
          <table:table-cell table:style-name="ce14" office:value-type="string">
            <text:p>2020年10月30日23:34:0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5];1)" office:value-type="float" office:value="4">
            <text:p>4</text:p>
          </table:table-cell>
          <table:table-cell table:formula="of:=IF(ISERROR([.AJ35]);[.AA35];LEFT([.AA35];[.AJ35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G</text:p>
          </table:table-cell>
          <table:table-cell table:style-name="ce52" table:number-columns-repeated="6"/>
          <table:table-cell table:style-name="ce52" office:value-type="float" office:value="22">
            <text:p>22</text:p>
          </table:table-cell>
          <table:table-cell table:style-name="ce52" office:value-type="float" office:value="37">
            <text:p>37</text:p>
          </table:table-cell>
          <table:table-cell table:style-name="ce52" office:value-type="float" office:value="44">
            <text:p>44</text:p>
          </table:table-cell>
          <table:table-cell table:style-name="ce52" office:value-type="float" office:value="55">
            <text:p>55</text:p>
          </table:table-cell>
          <table:table-cell table:style-name="ce52" office:value-type="float" office:value="64">
            <text:p>64</text:p>
          </table:table-cell>
          <table:table-cell table:style-name="ce52" office:value-type="float" office:value="74">
            <text:p>74</text:p>
          </table:table-cell>
          <table:table-cell table:style-name="ce52" office:value-type="float" office:value="86">
            <text:p>86</text:p>
          </table:table-cell>
          <table:table-cell table:style-name="ce52" office:value-type="float" office:value="101">
            <text:p>101</text:p>
          </table:table-cell>
          <table:table-cell table:style-name="ce52" office:value-type="float" office:value="116">
            <text:p>116</text:p>
          </table:table-cell>
          <table:table-cell table:style-name="ce52" office:value-type="float" office:value="132">
            <text:p>132</text:p>
          </table:table-cell>
          <table:table-cell table:style-name="ce52" office:value-type="float" office:value="149">
            <text:p>149</text:p>
          </table:table-cell>
          <table:table-cell table:style-name="ce52" office:value-type="float" office:value="167">
            <text:p>167</text:p>
          </table:table-cell>
          <table:table-cell table:style-name="ce52" office:value-type="float" office:value="186">
            <text:p>186</text:p>
          </table:table-cell>
          <table:table-cell table:style-name="ce52" office:value-type="float" office:value="206">
            <text:p>206</text:p>
          </table:table-cell>
          <table:table-cell table:style-name="ce52" office:value-type="float" office:value="227">
            <text:p>227</text:p>
          </table:table-cell>
          <table:table-cell office:value-type="string">
            <text:p>*</text:p>
          </table:table-cell>
          <table:table-cell/>
          <table:table-cell table:formula="of:=IF([.AK36]&lt;&gt;1;[.AK36];0)" office:value-type="string" office:string-value="137">
            <text:p>137</text:p>
          </table:table-cell>
          <table:table-cell table:style-name="ce10" office:value-type="string">
            <text:p>137-3:1</text:p>
          </table:table-cell>
          <table:table-cell table:style-name="ce57" table:formula="of:=COUNTA([.AC36:.AH36])" office:value-type="float" office:value="3">
            <text:p>3</text:p>
          </table:table-cell>
          <table:table-cell table:style-name="ce14" office:value-type="string">
            <text:p>2020年10月28日1:07:31</text:p>
          </table:table-cell>
          <table:table-cell table:style-name="ce14" office:value-type="string">
            <text:p>2020年11月7日0:47:20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36];1)" office:value-type="float" office:value="4">
            <text:p>4</text:p>
          </table:table-cell>
          <table:table-cell table:formula="of:=IF(ISERROR([.AJ36]);[.AA36];LEFT([.AA36];[.AJ36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H</text:p>
          </table:table-cell>
          <table:table-cell table:style-name="ce53" table:number-columns-repeated="7"/>
          <table:table-cell table:style-name="ce53" office:value-type="float" office:value="23">
            <text:p>23</text:p>
          </table:table-cell>
          <table:table-cell table:style-name="ce53" office:value-type="float" office:value="45">
            <text:p>45</text:p>
          </table:table-cell>
          <table:table-cell table:style-name="ce53" office:value-type="float" office:value="56">
            <text:p>56</text:p>
          </table:table-cell>
          <table:table-cell table:style-name="ce53" office:value-type="float" office:value="65">
            <text:p>65</text:p>
          </table:table-cell>
          <table:table-cell table:style-name="ce53" office:value-type="float" office:value="75">
            <text:p>75</text:p>
          </table:table-cell>
          <table:table-cell table:style-name="ce53" office:value-type="float" office:value="87">
            <text:p>87</text:p>
          </table:table-cell>
          <table:table-cell table:style-name="ce53" office:value-type="float" office:value="102">
            <text:p>102</text:p>
          </table:table-cell>
          <table:table-cell table:style-name="ce53" office:value-type="float" office:value="117">
            <text:p>117</text:p>
          </table:table-cell>
          <table:table-cell table:style-name="ce53" office:value-type="float" office:value="133">
            <text:p>133</text:p>
          </table:table-cell>
          <table:table-cell table:style-name="ce53" office:value-type="float" office:value="150">
            <text:p>150</text:p>
          </table:table-cell>
          <table:table-cell table:style-name="ce53" office:value-type="float" office:value="168">
            <text:p>168</text:p>
          </table:table-cell>
          <table:table-cell table:style-name="ce53" office:value-type="float" office:value="187">
            <text:p>187</text:p>
          </table:table-cell>
          <table:table-cell table:style-name="ce53" office:value-type="float" office:value="207">
            <text:p>207</text:p>
          </table:table-cell>
          <table:table-cell table:style-name="ce53" office:value-type="float" office:value="228">
            <text:p>228</text:p>
          </table:table-cell>
          <table:table-cell office:value-type="string">
            <text:p>*</text:p>
          </table:table-cell>
          <table:table-cell/>
          <table:table-cell table:formula="of:=IF([.AK37]&lt;&gt;1;[.AK37];0)" office:value-type="string" office:string-value="137">
            <text:p>137</text:p>
          </table:table-cell>
          <table:table-cell table:style-name="ce10" office:value-type="string">
            <text:p>137-3:2</text:p>
          </table:table-cell>
          <table:table-cell table:style-name="ce57" table:formula="of:=COUNTA([.AC37:.AH37])" office:value-type="float" office:value="1">
            <text:p>1</text:p>
          </table:table-cell>
          <table:table-cell table:style-name="ce14" office:value-type="string">
            <text:p>2020年10月29日0:42:2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7];1)" office:value-type="float" office:value="4">
            <text:p>4</text:p>
          </table:table-cell>
          <table:table-cell table:formula="of:=IF(ISERROR([.AJ37]);[.AA37];LEFT([.AA37];[.AJ37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I</text:p>
          </table:table-cell>
          <table:table-cell table:style-name="ce52" table:number-columns-repeated="8"/>
          <table:table-cell table:style-name="ce52" office:value-type="float" office:value="24">
            <text:p>24</text:p>
          </table:table-cell>
          <table:table-cell table:style-name="ce52" office:value-type="float" office:value="57">
            <text:p>57</text:p>
          </table:table-cell>
          <table:table-cell table:style-name="ce52" office:value-type="float" office:value="66">
            <text:p>66</text:p>
          </table:table-cell>
          <table:table-cell table:style-name="ce52" office:value-type="float" office:value="76">
            <text:p>76</text:p>
          </table:table-cell>
          <table:table-cell table:style-name="ce52" office:value-type="float" office:value="88">
            <text:p>88</text:p>
          </table:table-cell>
          <table:table-cell table:style-name="ce52" office:value-type="float" office:value="103">
            <text:p>103</text:p>
          </table:table-cell>
          <table:table-cell table:style-name="ce52" office:value-type="float" office:value="118">
            <text:p>118</text:p>
          </table:table-cell>
          <table:table-cell table:style-name="ce52" office:value-type="float" office:value="134">
            <text:p>134</text:p>
          </table:table-cell>
          <table:table-cell table:style-name="ce52" office:value-type="float" office:value="151">
            <text:p>151</text:p>
          </table:table-cell>
          <table:table-cell table:style-name="ce52" office:value-type="float" office:value="169">
            <text:p>169</text:p>
          </table:table-cell>
          <table:table-cell table:style-name="ce52" office:value-type="float" office:value="188">
            <text:p>188</text:p>
          </table:table-cell>
          <table:table-cell table:style-name="ce52" office:value-type="float" office:value="208">
            <text:p>208</text:p>
          </table:table-cell>
          <table:table-cell table:style-name="ce52" office:value-type="float" office:value="229">
            <text:p>229</text:p>
          </table:table-cell>
          <table:table-cell office:value-type="string">
            <text:p>*</text:p>
          </table:table-cell>
          <table:table-cell/>
          <table:table-cell table:formula="of:=IF([.AK38]&lt;&gt;1;[.AK38];0)" office:value-type="string" office:string-value="14">
            <text:p>14</text:p>
          </table:table-cell>
          <table:table-cell table:style-name="ce10" office:value-type="string">
            <text:p>14-2:2</text:p>
          </table:table-cell>
          <table:table-cell table:style-name="ce57" table:formula="of:=COUNTA([.AC38:.AH38])" office:value-type="float" office:value="1">
            <text:p>1</text:p>
          </table:table-cell>
          <table:table-cell table:style-name="ce14" office:value-type="string">
            <text:p>2020年10月15日0:36:2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8];1)" office:value-type="float" office:value="3">
            <text:p>3</text:p>
          </table:table-cell>
          <table:table-cell table:formula="of:=IF(ISERROR([.AJ38]);[.AA38];LEFT([.AA38];[.AJ38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J</text:p>
          </table:table-cell>
          <table:table-cell table:style-name="ce53" table:number-columns-repeated="9"/>
          <table:table-cell table:style-name="ce53" office:value-type="float" office:value="46">
            <text:p>46</text:p>
          </table:table-cell>
          <table:table-cell table:style-name="ce53" office:value-type="float" office:value="67">
            <text:p>67</text:p>
          </table:table-cell>
          <table:table-cell table:style-name="ce53" office:value-type="float" office:value="77">
            <text:p>77</text:p>
          </table:table-cell>
          <table:table-cell table:style-name="ce53" office:value-type="float" office:value="89">
            <text:p>89</text:p>
          </table:table-cell>
          <table:table-cell table:style-name="ce53" office:value-type="float" office:value="104">
            <text:p>104</text:p>
          </table:table-cell>
          <table:table-cell table:style-name="ce53" office:value-type="float" office:value="119">
            <text:p>119</text:p>
          </table:table-cell>
          <table:table-cell table:style-name="ce53" office:value-type="float" office:value="135">
            <text:p>135</text:p>
          </table:table-cell>
          <table:table-cell table:style-name="ce53" office:value-type="float" office:value="152">
            <text:p>152</text:p>
          </table:table-cell>
          <table:table-cell table:style-name="ce53" office:value-type="float" office:value="170">
            <text:p>170</text:p>
          </table:table-cell>
          <table:table-cell table:style-name="ce53" office:value-type="float" office:value="189">
            <text:p>189</text:p>
          </table:table-cell>
          <table:table-cell table:style-name="ce53" office:value-type="float" office:value="209">
            <text:p>209</text:p>
          </table:table-cell>
          <table:table-cell table:style-name="ce53" office:value-type="float" office:value="230">
            <text:p>230</text:p>
          </table:table-cell>
          <table:table-cell office:value-type="string">
            <text:p>*</text:p>
          </table:table-cell>
          <table:table-cell/>
          <table:table-cell table:formula="of:=IF([.AK39]&lt;&gt;1;[.AK39];0)" office:value-type="string" office:string-value="14">
            <text:p>14</text:p>
          </table:table-cell>
          <table:table-cell table:style-name="ce10" office:value-type="string">
            <text:p>14-3:1</text:p>
          </table:table-cell>
          <table:table-cell table:style-name="ce57" table:formula="of:=COUNTA([.AC39:.AH39])" office:value-type="float" office:value="1">
            <text:p>1</text:p>
          </table:table-cell>
          <table:table-cell table:style-name="ce14" office:value-type="date" office:date-value="2020-10-15T23:42:11.8">
            <text:p>20/10/15 23:4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9];1)" office:value-type="float" office:value="3">
            <text:p>3</text:p>
          </table:table-cell>
          <table:table-cell table:formula="of:=IF(ISERROR([.AJ39]);[.AA39];LEFT([.AA39];[.AJ39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K</text:p>
          </table:table-cell>
          <table:table-cell table:style-name="ce52" table:number-columns-repeated="10"/>
          <table:table-cell table:style-name="ce52" office:value-type="float" office:value="47">
            <text:p>47</text:p>
          </table:table-cell>
          <table:table-cell table:style-name="ce52" office:value-type="float" office:value="78">
            <text:p>78</text:p>
          </table:table-cell>
          <table:table-cell table:style-name="ce52" office:value-type="float" office:value="90">
            <text:p>90</text:p>
          </table:table-cell>
          <table:table-cell table:style-name="ce52" office:value-type="float" office:value="105">
            <text:p>105</text:p>
          </table:table-cell>
          <table:table-cell table:style-name="ce52" office:value-type="float" office:value="120">
            <text:p>120</text:p>
          </table:table-cell>
          <table:table-cell table:style-name="ce52" office:value-type="float" office:value="136">
            <text:p>136</text:p>
          </table:table-cell>
          <table:table-cell table:style-name="ce52" office:value-type="float" office:value="153">
            <text:p>153</text:p>
          </table:table-cell>
          <table:table-cell table:style-name="ce52" office:value-type="float" office:value="171">
            <text:p>171</text:p>
          </table:table-cell>
          <table:table-cell table:style-name="ce52" office:value-type="float" office:value="190">
            <text:p>190</text:p>
          </table:table-cell>
          <table:table-cell table:style-name="ce52" office:value-type="float" office:value="210">
            <text:p>210</text:p>
          </table:table-cell>
          <table:table-cell table:style-name="ce52" office:value-type="float" office:value="231">
            <text:p>231</text:p>
          </table:table-cell>
          <table:table-cell office:value-type="string">
            <text:p>*</text:p>
          </table:table-cell>
          <table:table-cell/>
          <table:table-cell table:formula="of:=IF([.AK40]&lt;&gt;1;[.AK40];0)" office:value-type="string" office:string-value="14">
            <text:p>14</text:p>
          </table:table-cell>
          <table:table-cell table:style-name="ce10" office:value-type="string">
            <text:p>14-3:2</text:p>
          </table:table-cell>
          <table:table-cell table:style-name="ce57" table:formula="of:=COUNTA([.AC40:.AH40])" office:value-type="float" office:value="1">
            <text:p>1</text:p>
          </table:table-cell>
          <table:table-cell table:style-name="ce14" office:value-type="string">
            <text:p>2020年10月12日23:55:4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0];1)" office:value-type="float" office:value="3">
            <text:p>3</text:p>
          </table:table-cell>
          <table:table-cell table:formula="of:=IF(ISERROR([.AJ40]);[.AA40];LEFT([.AA40];[.AJ40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L</text:p>
          </table:table-cell>
          <table:table-cell table:style-name="ce53" table:number-columns-repeated="11"/>
          <table:table-cell table:style-name="ce53" office:value-type="float" office:value="48">
            <text:p>48</text:p>
          </table:table-cell>
          <table:table-cell table:style-name="ce53" office:value-type="float" office:value="91">
            <text:p>91</text:p>
          </table:table-cell>
          <table:table-cell table:style-name="ce53" office:value-type="float" office:value="106">
            <text:p>106</text:p>
          </table:table-cell>
          <table:table-cell table:style-name="ce53" office:value-type="float" office:value="121">
            <text:p>121</text:p>
          </table:table-cell>
          <table:table-cell table:style-name="ce53" office:value-type="float" office:value="137">
            <text:p>137</text:p>
          </table:table-cell>
          <table:table-cell table:style-name="ce53" office:value-type="float" office:value="154">
            <text:p>154</text:p>
          </table:table-cell>
          <table:table-cell table:style-name="ce53" office:value-type="float" office:value="172">
            <text:p>172</text:p>
          </table:table-cell>
          <table:table-cell table:style-name="ce53" office:value-type="float" office:value="191">
            <text:p>191</text:p>
          </table:table-cell>
          <table:table-cell table:style-name="ce53" office:value-type="float" office:value="211">
            <text:p>211</text:p>
          </table:table-cell>
          <table:table-cell table:style-name="ce53" office:value-type="float" office:value="232">
            <text:p>232</text:p>
          </table:table-cell>
          <table:table-cell office:value-type="string">
            <text:p>*</text:p>
          </table:table-cell>
          <table:table-cell/>
          <table:table-cell table:formula="of:=IF([.AK41]&lt;&gt;1;[.AK41];0)" office:value-type="string" office:string-value="14">
            <text:p>14</text:p>
          </table:table-cell>
          <table:table-cell table:style-name="ce10" office:value-type="string">
            <text:p>14-5:3</text:p>
          </table:table-cell>
          <table:table-cell table:style-name="ce57" table:formula="of:=COUNTA([.AC41:.AH41])" office:value-type="float" office:value="1">
            <text:p>1</text:p>
          </table:table-cell>
          <table:table-cell table:style-name="ce14" office:value-type="string">
            <text:p>2020年10月6日23:59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1];1)" office:value-type="float" office:value="3">
            <text:p>3</text:p>
          </table:table-cell>
          <table:table-cell table:formula="of:=IF(ISERROR([.AJ41]);[.AA41];LEFT([.AA41];[.AJ41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</text:p>
          </table:table-cell>
          <table:table-cell table:style-name="ce52" table:number-columns-repeated="3"/>
          <table:table-cell table:style-name="ce52" office:value-type="float" office:value="79">
            <text:p>79</text:p>
          </table:table-cell>
          <table:table-cell table:style-name="ce52" table:number-columns-repeated="8"/>
          <table:table-cell table:style-name="ce52" office:value-type="float" office:value="92">
            <text:p>92</text:p>
          </table:table-cell>
          <table:table-cell table:style-name="ce52" office:value-type="float" office:value="107">
            <text:p>107</text:p>
          </table:table-cell>
          <table:table-cell table:style-name="ce52" office:value-type="float" office:value="122">
            <text:p>122</text:p>
          </table:table-cell>
          <table:table-cell table:style-name="ce52" office:value-type="float" office:value="138">
            <text:p>138</text:p>
          </table:table-cell>
          <table:table-cell table:style-name="ce52" office:value-type="float" office:value="155">
            <text:p>155</text:p>
          </table:table-cell>
          <table:table-cell table:style-name="ce52" office:value-type="float" office:value="173">
            <text:p>173</text:p>
          </table:table-cell>
          <table:table-cell table:style-name="ce52" office:value-type="float" office:value="192">
            <text:p>192</text:p>
          </table:table-cell>
          <table:table-cell table:style-name="ce52" office:value-type="float" office:value="212">
            <text:p>212</text:p>
          </table:table-cell>
          <table:table-cell table:style-name="ce52" office:value-type="float" office:value="233">
            <text:p>233</text:p>
          </table:table-cell>
          <table:table-cell office:value-type="string">
            <text:p>*</text:p>
          </table:table-cell>
          <table:table-cell/>
          <table:table-cell table:formula="of:=IF([.AK42]&lt;&gt;1;[.AK42];0)" office:value-type="string" office:string-value="141">
            <text:p>141</text:p>
          </table:table-cell>
          <table:table-cell table:style-name="ce10" office:value-type="string">
            <text:p>141-1:2</text:p>
          </table:table-cell>
          <table:table-cell table:style-name="ce57" table:formula="of:=COUNTA([.AC42:.AH42])" office:value-type="float" office:value="1">
            <text:p>1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2];1)" office:value-type="float" office:value="4">
            <text:p>4</text:p>
          </table:table-cell>
          <table:table-cell table:formula="of:=IF(ISERROR([.AJ42]);[.AA42];LEFT([.AA42];[.AJ42]-1))" office:value-type="string" office:string-value="141">
            <text:p>141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N</text:p>
          </table:table-cell>
          <table:table-cell table:style-name="ce53" table:number-columns-repeated="12"/>
          <table:table-cell table:style-name="ce53" office:value-type="float" office:value="93">
            <text:p>93</text:p>
          </table:table-cell>
          <table:table-cell table:style-name="ce53" office:value-type="float" office:value="108">
            <text:p>108</text:p>
          </table:table-cell>
          <table:table-cell table:style-name="ce53" office:value-type="float" office:value="123">
            <text:p>123</text:p>
          </table:table-cell>
          <table:table-cell table:style-name="ce53" office:value-type="float" office:value="139">
            <text:p>139</text:p>
          </table:table-cell>
          <table:table-cell table:style-name="ce53" office:value-type="float" office:value="156">
            <text:p>156</text:p>
          </table:table-cell>
          <table:table-cell table:style-name="ce53" office:value-type="float" office:value="174">
            <text:p>174</text:p>
          </table:table-cell>
          <table:table-cell table:style-name="ce53" office:value-type="float" office:value="193">
            <text:p>193</text:p>
          </table:table-cell>
          <table:table-cell table:style-name="ce53" office:value-type="float" office:value="213">
            <text:p>213</text:p>
          </table:table-cell>
          <table:table-cell table:style-name="ce53" office:value-type="float" office:value="234">
            <text:p>234</text:p>
          </table:table-cell>
          <table:table-cell office:value-type="string">
            <text:p>*</text:p>
          </table:table-cell>
          <table:table-cell/>
          <table:table-cell table:formula="of:=IF([.AK43]&lt;&gt;1;[.AK43];0)" office:value-type="string" office:string-value="142">
            <text:p>142</text:p>
          </table:table-cell>
          <table:table-cell table:style-name="ce10" office:value-type="string">
            <text:p>142</text:p>
          </table:table-cell>
          <table:table-cell table:style-name="ce57" table:formula="of:=COUNTA([.AC43:.AH43])" office:value-type="float" office:value="1">
            <text:p>1</text:p>
          </table:table-cell>
          <table:table-cell table:style-name="ce14" office:value-type="string">
            <text:p>2020年11月2日23:47:4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3];1)" office:value-type="float" office:value="0">
            <text:p>#VALUE!</text:p>
          </table:table-cell>
          <table:table-cell table:formula="of:=IF(ISERROR([.AJ43]);[.AA43];LEFT([.AA43];[.AJ43]-1))" office:value-type="string" office:string-value="142">
            <text:p>142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O</text:p>
          </table:table-cell>
          <table:table-cell table:style-name="ce52" table:number-columns-repeated="13"/>
          <table:table-cell table:style-name="ce52" office:value-type="float" office:value="94">
            <text:p>94</text:p>
          </table:table-cell>
          <table:table-cell table:style-name="ce52" office:value-type="float" office:value="124">
            <text:p>124</text:p>
          </table:table-cell>
          <table:table-cell table:style-name="ce52" office:value-type="float" office:value="140">
            <text:p>140</text:p>
          </table:table-cell>
          <table:table-cell table:style-name="ce52" office:value-type="float" office:value="157">
            <text:p>157</text:p>
          </table:table-cell>
          <table:table-cell table:style-name="ce52" office:value-type="float" office:value="175">
            <text:p>175</text:p>
          </table:table-cell>
          <table:table-cell table:style-name="ce52" office:value-type="float" office:value="194">
            <text:p>194</text:p>
          </table:table-cell>
          <table:table-cell table:style-name="ce52" office:value-type="float" office:value="214">
            <text:p>214</text:p>
          </table:table-cell>
          <table:table-cell table:style-name="ce52" office:value-type="float" office:value="235">
            <text:p>235</text:p>
          </table:table-cell>
          <table:table-cell office:value-type="string">
            <text:p>*</text:p>
          </table:table-cell>
          <table:table-cell/>
          <table:table-cell table:formula="of:=IF([.AK44]&lt;&gt;1;[.AK44];0)" office:value-type="string" office:string-value="143">
            <text:p>143</text:p>
          </table:table-cell>
          <table:table-cell table:style-name="ce10" office:value-type="string">
            <text:p>143-2:2</text:p>
          </table:table-cell>
          <table:table-cell table:style-name="ce57" table:formula="of:=COUNTA([.AC44:.AH44])" office:value-type="float" office:value="1">
            <text:p>1</text:p>
          </table:table-cell>
          <table:table-cell table:style-name="ce14" office:value-type="string">
            <text:p>2020年11月7日23:52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4];1)" office:value-type="float" office:value="4">
            <text:p>4</text:p>
          </table:table-cell>
          <table:table-cell table:formula="of:=IF(ISERROR([.AJ44]);[.AA44];LEFT([.AA44];[.AJ44]-1))" office:value-type="string" office:string-value="143">
            <text:p>143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P</text:p>
          </table:table-cell>
          <table:table-cell table:style-name="ce53" table:number-columns-repeated="14"/>
          <table:table-cell table:style-name="ce53" office:value-type="float" office:value="109">
            <text:p>109</text:p>
          </table:table-cell>
          <table:table-cell table:style-name="ce53" office:value-type="float" office:value="141">
            <text:p>141</text:p>
          </table:table-cell>
          <table:table-cell table:style-name="ce53" office:value-type="float" office:value="158">
            <text:p>158</text:p>
          </table:table-cell>
          <table:table-cell table:style-name="ce53" office:value-type="float" office:value="176">
            <text:p>176</text:p>
          </table:table-cell>
          <table:table-cell table:style-name="ce53" office:value-type="float" office:value="195">
            <text:p>195</text:p>
          </table:table-cell>
          <table:table-cell table:style-name="ce53" office:value-type="float" office:value="215">
            <text:p>215</text:p>
          </table:table-cell>
          <table:table-cell table:style-name="ce53" office:value-type="float" office:value="236">
            <text:p>236</text:p>
          </table:table-cell>
          <table:table-cell office:value-type="string">
            <text:p>*</text:p>
          </table:table-cell>
          <table:table-cell/>
          <table:table-cell table:formula="of:=IF([.AK45]&lt;&gt;1;[.AK45];0)" office:value-type="string" office:string-value="143">
            <text:p>143</text:p>
          </table:table-cell>
          <table:table-cell table:style-name="ce10" office:value-type="string">
            <text:p>143-3:1</text:p>
          </table:table-cell>
          <table:table-cell table:style-name="ce57" table:formula="of:=COUNTA([.AC45:.AH45])" office:value-type="float" office:value="1">
            <text:p>1</text:p>
          </table:table-cell>
          <table:table-cell table:style-name="ce14" office:value-type="string">
            <text:p>2020年11月7日23:52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5];1)" office:value-type="float" office:value="4">
            <text:p>4</text:p>
          </table:table-cell>
          <table:table-cell table:formula="of:=IF(ISERROR([.AJ45]);[.AA45];LEFT([.AA45];[.AJ45]-1))" office:value-type="string" office:string-value="143">
            <text:p>143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0" office:value-type="string">
            <text:p>Q</text:p>
          </table:table-cell>
          <table:table-cell table:style-name="ce52" table:number-columns-repeated="15"/>
          <table:table-cell table:style-name="ce52" office:value-type="float" office:value="125">
            <text:p>125</text:p>
          </table:table-cell>
          <table:table-cell table:style-name="ce52" office:value-type="float" office:value="159">
            <text:p>159</text:p>
          </table:table-cell>
          <table:table-cell table:style-name="ce52" office:value-type="float" office:value="177">
            <text:p>177</text:p>
          </table:table-cell>
          <table:table-cell table:style-name="ce52" office:value-type="float" office:value="196">
            <text:p>196</text:p>
          </table:table-cell>
          <table:table-cell table:style-name="ce52" office:value-type="float" office:value="216">
            <text:p>216</text:p>
          </table:table-cell>
          <table:table-cell table:style-name="ce52" office:value-type="float" office:value="237">
            <text:p>237</text:p>
          </table:table-cell>
          <table:table-cell office:value-type="string">
            <text:p>*</text:p>
          </table:table-cell>
          <table:table-cell/>
          <table:table-cell table:formula="of:=IF([.AK46]&lt;&gt;1;[.AK46];0)" office:value-type="string" office:string-value="154">
            <text:p>154</text:p>
          </table:table-cell>
          <table:table-cell table:style-name="ce10" office:value-type="string">
            <text:p>154-2:2</text:p>
          </table:table-cell>
          <table:table-cell table:style-name="ce57" table:formula="of:=COUNTA([.AC46:.AH46])" office:value-type="float" office:value="3">
            <text:p>3</text:p>
          </table:table-cell>
          <table:table-cell table:style-name="ce14" office:value-type="string">
            <text:p>2020年11月9日23:50:48</text:p>
          </table:table-cell>
          <table:table-cell table:style-name="ce14" office:value-type="string">
            <text:p>2020年11月12日0:28:23</text:p>
          </table:table-cell>
          <table:table-cell table:style-name="ce14" office:value-type="string">
            <text:p>2020年11月13日0:21:19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46];1)" office:value-type="float" office:value="4">
            <text:p>4</text:p>
          </table:table-cell>
          <table:table-cell table:formula="of:=IF(ISERROR([.AJ46]);[.AA46];LEFT([.AA46];[.AJ46]-1))" office:value-type="string" office:string-value="154">
            <text:p>154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0" office:value-type="string">
            <text:p>R</text:p>
          </table:table-cell>
          <table:table-cell table:style-name="ce53" table:number-columns-repeated="16"/>
          <table:table-cell table:style-name="ce53" office:value-type="float" office:value="142">
            <text:p>142</text:p>
          </table:table-cell>
          <table:table-cell table:style-name="ce53" office:value-type="float" office:value="178">
            <text:p>178</text:p>
          </table:table-cell>
          <table:table-cell table:style-name="ce53" office:value-type="float" office:value="197">
            <text:p>197</text:p>
          </table:table-cell>
          <table:table-cell table:style-name="ce53" office:value-type="float" office:value="217">
            <text:p>217</text:p>
          </table:table-cell>
          <table:table-cell table:style-name="ce53" office:value-type="float" office:value="238">
            <text:p>238</text:p>
          </table:table-cell>
          <table:table-cell office:value-type="string">
            <text:p>*</text:p>
          </table:table-cell>
          <table:table-cell/>
          <table:table-cell table:formula="of:=IF([.AK47]&lt;&gt;1;[.AK47];0)" office:value-type="string" office:string-value="158">
            <text:p>158</text:p>
          </table:table-cell>
          <table:table-cell table:style-name="ce10" office:value-type="string">
            <text:p>158-2:2</text:p>
          </table:table-cell>
          <table:table-cell table:style-name="ce57" table:formula="of:=COUNTA([.AC47:.AH47])" office:value-type="float" office:value="2">
            <text:p>2</text:p>
          </table:table-cell>
          <table:table-cell table:style-name="ce14" office:value-type="string">
            <text:p>2020年11月7日0:47:20</text:p>
          </table:table-cell>
          <table:table-cell table:style-name="ce14" office:value-type="string">
            <text:p>2020年11月9日23:50:48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47];1)" office:value-type="float" office:value="4">
            <text:p>4</text:p>
          </table:table-cell>
          <table:table-cell table:formula="of:=IF(ISERROR([.AJ47]);[.AA47];LEFT([.AA47];[.AJ47]-1))" office:value-type="string" office:string-value="158">
            <text:p>15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0" office:value-type="string">
            <text:p>S</text:p>
          </table:table-cell>
          <table:table-cell table:style-name="ce52" table:number-columns-repeated="17"/>
          <table:table-cell table:style-name="ce52" office:value-type="float" office:value="160">
            <text:p>160</text:p>
          </table:table-cell>
          <table:table-cell table:style-name="ce52" office:value-type="float" office:value="198">
            <text:p>198</text:p>
          </table:table-cell>
          <table:table-cell table:style-name="ce52" office:value-type="float" office:value="218">
            <text:p>218</text:p>
          </table:table-cell>
          <table:table-cell table:style-name="ce52" office:value-type="float" office:value="239">
            <text:p>239</text:p>
          </table:table-cell>
          <table:table-cell office:value-type="string">
            <text:p>*</text:p>
          </table:table-cell>
          <table:table-cell/>
          <table:table-cell table:formula="of:=IF([.AK48]&lt;&gt;1;[.AK48];0)" office:value-type="string" office:string-value="159">
            <text:p>159</text:p>
          </table:table-cell>
          <table:table-cell table:style-name="ce10" office:value-type="string">
            <text:p>159-1:3</text:p>
          </table:table-cell>
          <table:table-cell table:style-name="ce57" table:formula="of:=COUNTA([.AC48:.AH48])" office:value-type="float" office:value="1">
            <text:p>1</text:p>
          </table:table-cell>
          <table:table-cell table:style-name="ce14" office:value-type="string">
            <text:p>2020年11月7日0:47:2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8];1)" office:value-type="float" office:value="4">
            <text:p>4</text:p>
          </table:table-cell>
          <table:table-cell table:formula="of:=IF(ISERROR([.AJ48]);[.AA48];LEFT([.AA48];[.AJ48]-1))" office:value-type="string" office:string-value="159">
            <text:p>159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0" office:value-type="string">
            <text:p>T</text:p>
          </table:table-cell>
          <table:table-cell table:style-name="ce53" table:number-columns-repeated="18"/>
          <table:table-cell table:style-name="ce53" office:value-type="float" office:value="179">
            <text:p>179</text:p>
          </table:table-cell>
          <table:table-cell table:style-name="ce53" office:value-type="float" office:value="219">
            <text:p>219</text:p>
          </table:table-cell>
          <table:table-cell table:style-name="ce53" office:value-type="float" office:value="240">
            <text:p>240</text:p>
          </table:table-cell>
          <table:table-cell office:value-type="string">
            <text:p>*</text:p>
          </table:table-cell>
          <table:table-cell/>
          <table:table-cell table:formula="of:=IF([.AK49]&lt;&gt;1;[.AK49];0)" office:value-type="string" office:string-value="16">
            <text:p>16</text:p>
          </table:table-cell>
          <table:table-cell table:style-name="ce10" office:value-type="string">
            <text:p>16</text:p>
          </table:table-cell>
          <table:table-cell table:style-name="ce57" table:formula="of:=COUNTA([.AC49:.AH4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49];1)" office:value-type="float" office:value="0">
            <text:p>#VALUE!</text:p>
          </table:table-cell>
          <table:table-cell table:formula="of:=IF(ISERROR([.AJ49]);[.AA49];LEFT([.AA49];[.AJ49]-1))" office:value-type="string" office:string-value="16">
            <text:p>1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0" office:value-type="string">
            <text:p>U</text:p>
          </table:table-cell>
          <table:table-cell table:style-name="ce53" table:number-columns-repeated="19"/>
          <table:table-cell table:style-name="ce53" office:value-type="float" office:value="199">
            <text:p>199</text:p>
          </table:table-cell>
          <table:table-cell table:style-name="ce52" office:value-type="float" office:value="241">
            <text:p>241</text:p>
          </table:table-cell>
          <table:table-cell office:value-type="string">
            <text:p>*</text:p>
          </table:table-cell>
          <table:table-cell/>
          <table:table-cell table:formula="of:=IF([.AK50]&lt;&gt;1;[.AK50];0)" office:value-type="string" office:string-value="160">
            <text:p>160</text:p>
          </table:table-cell>
          <table:table-cell table:style-name="ce10" office:value-type="string">
            <text:p>160-3</text:p>
          </table:table-cell>
          <table:table-cell table:style-name="ce57" table:formula="of:=COUNTA([.AC50:.AH50])" office:value-type="float" office:value="2">
            <text:p>2</text:p>
          </table:table-cell>
          <table:table-cell table:style-name="ce14" office:value-type="string">
            <text:p>2020年11月12日0:28:23</text:p>
          </table:table-cell>
          <table:table-cell table:style-name="ce14" office:value-type="string">
            <text:p>2020年11月15日1:02:2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50];1)" office:value-type="float" office:value="4">
            <text:p>4</text:p>
          </table:table-cell>
          <table:table-cell table:formula="of:=IF(ISERROR([.AJ50]);[.AA50];LEFT([.AA50];[.AJ50]-1))" office:value-type="string" office:string-value="160">
            <text:p>160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0" office:value-type="string">
            <text:p>V</text:p>
          </table:table-cell>
          <table:table-cell table:style-name="ce53" table:number-columns-repeated="20"/>
          <table:table-cell table:style-name="ce53" office:value-type="float" office:value="220">
            <text:p>220</text:p>
          </table:table-cell>
          <table:table-cell office:value-type="string">
            <text:p>*</text:p>
          </table:table-cell>
          <table:table-cell/>
          <table:table-cell table:formula="of:=IF([.AK51]&lt;&gt;1;[.AK51];0)" office:value-type="string" office:string-value="163">
            <text:p>163</text:p>
          </table:table-cell>
          <table:table-cell table:style-name="ce10" office:value-type="string">
            <text:p>163-2:3</text:p>
          </table:table-cell>
          <table:table-cell table:style-name="ce57" table:formula="of:=COUNTA([.AC51:.AH51])" office:value-type="float" office:value="1">
            <text:p>1</text:p>
          </table:table-cell>
          <table:table-cell table:style-name="ce14" office:value-type="string">
            <text:p>2020年11月22日23:58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1];1)" office:value-type="float" office:value="4">
            <text:p>4</text:p>
          </table:table-cell>
          <table:table-cell table:formula="of:=IF(ISERROR([.AJ51]);[.AA51];LEFT([.AA51];[.AJ51]-1))" office:value-type="string" office:string-value="163">
            <text:p>163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0"/>
          <table:table-cell table:style-name="ce53" table:number-columns-repeated="21"/>
          <table:table-cell office:value-type="string">
            <text:p>*</text:p>
          </table:table-cell>
          <table:table-cell/>
          <table:table-cell table:formula="of:=IF([.AK52]&lt;&gt;1;[.AK52];0)" office:value-type="string" office:string-value="176">
            <text:p>176</text:p>
          </table:table-cell>
          <table:table-cell table:style-name="ce10" office:value-type="string">
            <text:p>176-1:3</text:p>
          </table:table-cell>
          <table:table-cell table:style-name="ce57" table:formula="of:=COUNTA([.AC52:.AH52])" office:value-type="float" office:value="1">
            <text:p>1</text:p>
          </table:table-cell>
          <table:table-cell table:style-name="ce14" office:value-type="string">
            <text:p>2020年11月19日0:2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2];1)" office:value-type="float" office:value="4">
            <text:p>4</text:p>
          </table:table-cell>
          <table:table-cell table:formula="of:=IF(ISERROR([.AJ52]);[.AA52];LEFT([.AA52];[.AJ52]-1))" office:value-type="string" office:string-value="176">
            <text:p>17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number-columns-repeated="22" office:value-type="string">
            <text:p>*</text:p>
          </table:table-cell>
          <table:table-cell table:formula="of:=[.B29]" office:value-type="string" office:string-value="max id=241">
            <text:p>max id=241</text:p>
          </table:table-cell>
          <table:table-cell/>
          <table:table-cell table:formula="of:=IF([.AK53]&lt;&gt;1;[.AK53];0)" office:value-type="string" office:string-value="18">
            <text:p>18</text:p>
          </table:table-cell>
          <table:table-cell table:style-name="ce10" office:value-type="string">
            <text:p>18-2:2</text:p>
          </table:table-cell>
          <table:table-cell table:style-name="ce57" table:formula="of:=COUNTA([.AC53:.AH53])" office:value-type="float" office:value="1">
            <text:p>1</text:p>
          </table:table-cell>
          <table:table-cell table:style-name="ce14" office:value-type="date" office:date-value="2020-10-11T00:38:17.21">
            <text:p>20/10/11 00:3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3];1)" office:value-type="float" office:value="3">
            <text:p>3</text:p>
          </table:table-cell>
          <table:table-cell table:formula="of:=IF(ISERROR([.AJ53]);[.AA53];LEFT([.AA53];[.AJ53]-1))" office:value-type="string" office:string-value="18">
            <text:p>1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 table:number-columns-repeated="25"/>
          <table:table-cell table:formula="of:=IF([.AK54]&lt;&gt;1;[.AK54];0)" office:value-type="string" office:string-value="199">
            <text:p>199</text:p>
          </table:table-cell>
          <table:table-cell table:style-name="ce10" office:value-type="string">
            <text:p>199-3:0</text:p>
          </table:table-cell>
          <table:table-cell table:style-name="ce57" table:formula="of:=COUNTA([.AC54:.AH54])" office:value-type="float" office:value="1">
            <text:p>1</text:p>
          </table:table-cell>
          <table:table-cell table:style-name="ce14" office:value-type="string">
            <text:p>2020年11月22日23:58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4];1)" office:value-type="float" office:value="4">
            <text:p>4</text:p>
          </table:table-cell>
          <table:table-cell table:formula="of:=IF(ISERROR([.AJ54]);[.AA54];LEFT([.AA54];[.AJ54]-1))" office:value-type="string" office:string-value="199">
            <text:p>199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25"/>
          <table:table-cell table:formula="of:=IF([.AK55]&lt;&gt;1;[.AK55];0)" office:value-type="string" office:string-value="2">
            <text:p>2</text:p>
          </table:table-cell>
          <table:table-cell table:style-name="ce10" office:value-type="string">
            <text:p>2-2:2</text:p>
          </table:table-cell>
          <table:table-cell table:style-name="ce57" table:formula="of:=COUNTA([.AC55:.AH55])" office:value-type="float" office:value="1">
            <text:p>1</text:p>
          </table:table-cell>
          <table:table-cell table:style-name="ce14" office:value-type="string">
            <text:p>2020年11月16日0:05:3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5];1)" office:value-type="float" office:value="2">
            <text:p>2</text:p>
          </table:table-cell>
          <table:table-cell table:formula="of:=IF(ISERROR([.AJ55]);[.AA55];LEFT([.AA55];[.AJ55]-1))" office:value-type="string" office:string-value="2">
            <text:p>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7" office:value-type="string">
            <text:p>ratio</text:p>
          </table:table-cell>
          <table:table-cell table:style-name="ce54" office:value-type="string">
            <text:p>1:1</text:p>
          </table:table-cell>
          <table:table-cell table:style-name="ce54" office:value-type="string">
            <text:p>1:2</text:p>
          </table:table-cell>
          <table:table-cell table:style-name="ce54" office:value-type="string">
            <text:p>1:3</text:p>
          </table:table-cell>
          <table:table-cell table:number-columns-repeated="20"/>
          <table:table-cell table:formula="of:=IF([.AK56]&lt;&gt;1;[.AK56];0)" office:value-type="string" office:string-value="2">
            <text:p>2</text:p>
          </table:table-cell>
          <table:table-cell table:style-name="ce10" office:value-type="string">
            <text:p>2-4:3</text:p>
          </table:table-cell>
          <table:table-cell table:style-name="ce57" table:formula="of:=COUNTA([.AC56:.AH56])" office:value-type="float" office:value="1">
            <text:p>1</text:p>
          </table:table-cell>
          <table:table-cell table:style-name="ce14" office:value-type="string">
            <text:p>2020年10月6日23:59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6];1)" office:value-type="float" office:value="2">
            <text:p>2</text:p>
          </table:table-cell>
          <table:table-cell table:formula="of:=IF(ISERROR([.AJ56]);[.AA56];LEFT([.AA56];[.AJ56]-1))" office:value-type="string" office:string-value="2">
            <text:p>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7" office:value-type="float" office:value="2">
            <text:p>2</text:p>
          </table:table-cell>
          <table:table-cell table:style-name="ce54" office:value-type="string">
            <text:p>2-1</text:p>
          </table:table-cell>
          <table:table-cell table:style-name="ce54" office:value-type="string">
            <text:p>2-2</text:p>
          </table:table-cell>
          <table:table-cell table:style-name="ce54" office:value-type="string">
            <text:p>2-3</text:p>
          </table:table-cell>
          <table:table-cell table:number-columns-repeated="20"/>
          <table:table-cell table:formula="of:=IF([.AK57]&lt;&gt;1;[.AK57];0)" office:value-type="string" office:string-value="202">
            <text:p>202</text:p>
          </table:table-cell>
          <table:table-cell table:style-name="ce10" office:value-type="string">
            <text:p>202-2:3</text:p>
          </table:table-cell>
          <table:table-cell table:style-name="ce57" table:formula="of:=COUNTA([.AC57:.AH57])" office:value-type="float" office:value="1">
            <text:p>1</text:p>
          </table:table-cell>
          <table:table-cell table:style-name="ce14" office:value-type="string">
            <text:p>2020年11月24日0:19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7];1)" office:value-type="float" office:value="4">
            <text:p>4</text:p>
          </table:table-cell>
          <table:table-cell table:formula="of:=IF(ISERROR([.AJ57]);[.AA57];LEFT([.AA57];[.AJ57]-1))" office:value-type="string" office:string-value="202">
            <text:p>20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25"/>
          <table:table-cell table:formula="of:=IF([.AK58]&lt;&gt;1;[.AK58];0)" office:value-type="string" office:string-value="21">
            <text:p>21</text:p>
          </table:table-cell>
          <table:table-cell table:style-name="ce10" office:value-type="string">
            <text:p>21-2:2</text:p>
          </table:table-cell>
          <table:table-cell table:style-name="ce57" table:formula="of:=COUNTA([.AC58:.AH58])" office:value-type="float" office:value="1">
            <text:p>1</text:p>
          </table:table-cell>
          <table:table-cell table:style-name="ce14" office:value-type="string">
            <text:p>2020年10月15日0:36:2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8];1)" office:value-type="float" office:value="3">
            <text:p>3</text:p>
          </table:table-cell>
          <table:table-cell table:formula="of:=IF(ISERROR([.AJ58]);[.AA58];LEFT([.AA58];[.AJ58]-1))" office:value-type="string" office:string-value="21">
            <text:p>2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59]&lt;&gt;1;[.AK59];0)" office:value-type="string" office:string-value="22">
            <text:p>22</text:p>
          </table:table-cell>
          <table:table-cell table:style-name="ce10" office:value-type="string">
            <text:p>22</text:p>
          </table:table-cell>
          <table:table-cell table:style-name="ce57" table:formula="of:=COUNTA([.AC59:.AH59])" office:value-type="float" office:value="2">
            <text:p>2</text:p>
          </table:table-cell>
          <table:table-cell table:style-name="ce14" office:value-type="date" office:date-value="2020-10-16T00:09:59.28">
            <text:p>20/10/16 00:09</text:p>
          </table:table-cell>
          <table:table-cell table:style-name="ce14" office:value-type="string">
            <text:p>2020年10月19日0:56:3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59];1)" office:value-type="float" office:value="0">
            <text:p>#VALUE!</text:p>
          </table:table-cell>
          <table:table-cell table:formula="of:=IF(ISERROR([.AJ59]);[.AA59];LEFT([.AA59];[.AJ59]-1))" office:value-type="string" office:string-value="22">
            <text:p>22</text:p>
          </table:table-cell>
          <table:table-cell table:number-columns-repeated="985"/>
        </table:table-row>
        <table:table-row table:style-name="ro2">
          <table:table-cell/>
          <table:table-cell table:style-name="ce7"/>
          <table:table-cell table:style-name="ce46" table:number-columns-repeated="7"/>
          <table:table-cell table:number-columns-repeated="16"/>
          <table:table-cell table:formula="of:=IF([.AK60]&lt;&gt;1;[.AK60];0)" office:value-type="string" office:string-value="220">
            <text:p>220</text:p>
          </table:table-cell>
          <table:table-cell table:style-name="ce10" office:value-type="string">
            <text:p>220-3:0</text:p>
          </table:table-cell>
          <table:table-cell table:style-name="ce57" table:formula="of:=COUNTA([.AC60:.AH60])" office:value-type="float" office:value="1">
            <text:p>1</text:p>
          </table:table-cell>
          <table:table-cell table:style-name="ce14" office:value-type="string">
            <text:p>2020年11月22日23:58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0];1)" office:value-type="float" office:value="4">
            <text:p>4</text:p>
          </table:table-cell>
          <table:table-cell table:formula="of:=IF(ISERROR([.AJ60]);[.AA60];LEFT([.AA60];[.AJ60]-1))" office:value-type="string" office:string-value="220">
            <text:p>22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5" table:number-columns-repeated="2"/>
          <table:table-cell table:style-name="ce53" table:number-columns-repeated="5"/>
          <table:table-cell table:number-columns-repeated="16"/>
          <table:table-cell table:formula="of:=IF([.AK61]&lt;&gt;1;[.AK61];0)" office:value-type="string" office:string-value="23">
            <text:p>23</text:p>
          </table:table-cell>
          <table:table-cell table:style-name="ce10" office:value-type="string">
            <text:p>23</text:p>
          </table:table-cell>
          <table:table-cell table:style-name="ce57" table:formula="of:=COUNTA([.AC61:.AH61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61];1)" office:value-type="float" office:value="0">
            <text:p>#VALUE!</text:p>
          </table:table-cell>
          <table:table-cell table:formula="of:=IF(ISERROR([.AJ61]);[.AA61];LEFT([.AA61];[.AJ61]-1))" office:value-type="string" office:string-value="23">
            <text:p>23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2]&lt;&gt;1;[.AK62];0)" office:value-type="string" office:string-value="27">
            <text:p>27</text:p>
          </table:table-cell>
          <table:table-cell table:style-name="ce10" office:value-type="string">
            <text:p>27-1:1</text:p>
          </table:table-cell>
          <table:table-cell table:style-name="ce57" table:formula="of:=COUNTA([.AC62:.AH62])" office:value-type="float" office:value="3">
            <text:p>3</text:p>
          </table:table-cell>
          <table:table-cell table:style-name="ce14" office:value-type="string">
            <text:p>2020年10月16日23:43:34</text:p>
          </table:table-cell>
          <table:table-cell table:style-name="ce14" office:value-type="string">
            <text:p>2020年10月20日0:25:30</text:p>
          </table:table-cell>
          <table:table-cell table:style-name="ce14" office:value-type="string">
            <text:p>2020年10月20日23:38:16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62];1)" office:value-type="float" office:value="3">
            <text:p>3</text:p>
          </table:table-cell>
          <table:table-cell table:formula="of:=IF(ISERROR([.AJ62]);[.AA62];LEFT([.AA62];[.AJ62]-1))" office:value-type="string" office:string-value="27">
            <text:p>27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3]&lt;&gt;1;[.AK63];0)" office:value-type="string" office:string-value="29">
            <text:p>29</text:p>
          </table:table-cell>
          <table:table-cell table:style-name="ce10" office:value-type="string">
            <text:p>29-2:2</text:p>
          </table:table-cell>
          <table:table-cell table:style-name="ce57" table:formula="of:=COUNTA([.AC63:.AH63])" office:value-type="float" office:value="1">
            <text:p>1</text:p>
          </table:table-cell>
          <table:table-cell table:style-name="ce14" office:value-type="date" office:date-value="2020-10-15T00:47:45.07">
            <text:p>20/10/15 00:4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3];1)" office:value-type="float" office:value="3">
            <text:p>3</text:p>
          </table:table-cell>
          <table:table-cell table:formula="of:=IF(ISERROR([.AJ63]);[.AA63];LEFT([.AA63];[.AJ63]-1))" office:value-type="string" office:string-value="29">
            <text:p>29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4]&lt;&gt;1;[.AK64];0)" office:value-type="string" office:string-value="29">
            <text:p>29</text:p>
          </table:table-cell>
          <table:table-cell table:style-name="ce10" office:value-type="string">
            <text:p>29-3:1</text:p>
          </table:table-cell>
          <table:table-cell table:style-name="ce57" table:formula="of:=COUNTA([.AC64:.AH64])" office:value-type="float" office:value="1">
            <text:p>1</text:p>
          </table:table-cell>
          <table:table-cell table:style-name="ce14" office:value-type="date" office:date-value="2020-10-17T00:24:49.07">
            <text:p>20/10/17 00:2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4];1)" office:value-type="float" office:value="3">
            <text:p>3</text:p>
          </table:table-cell>
          <table:table-cell table:formula="of:=IF(ISERROR([.AJ64]);[.AA64];LEFT([.AA64];[.AJ64]-1))" office:value-type="string" office:string-value="29">
            <text:p>29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5]&lt;&gt;1;[.AK65];0)" office:value-type="string" office:string-value="3">
            <text:p>3</text:p>
          </table:table-cell>
          <table:table-cell table:style-name="ce10" office:value-type="string">
            <text:p>3-1:2</text:p>
          </table:table-cell>
          <table:table-cell table:style-name="ce57" table:formula="of:=COUNTA([.AC65:.AH65])" office:value-type="float" office:value="1">
            <text:p>1</text:p>
          </table:table-cell>
          <table:table-cell table:style-name="ce14" office:value-type="string">
            <text:p>2020年11月24日0:19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5];1)" office:value-type="float" office:value="2">
            <text:p>2</text:p>
          </table:table-cell>
          <table:table-cell table:formula="of:=IF(ISERROR([.AJ65]);[.AA65];LEFT([.AA65];[.AJ65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6]&lt;&gt;1;[.AK66];0)" office:value-type="string" office:string-value="3">
            <text:p>3</text:p>
          </table:table-cell>
          <table:table-cell table:style-name="ce10" office:value-type="string">
            <text:p>3-2</text:p>
          </table:table-cell>
          <table:table-cell table:style-name="ce57" table:formula="of:=COUNTA([.AC66:.AH6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66];1)" office:value-type="float" office:value="2">
            <text:p>2</text:p>
          </table:table-cell>
          <table:table-cell table:formula="of:=IF(ISERROR([.AJ66]);[.AA66];LEFT([.AA66];[.AJ66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7]&lt;&gt;1;[.AK67];0)" office:value-type="string" office:string-value="3">
            <text:p>3</text:p>
          </table:table-cell>
          <table:table-cell table:style-name="ce10" office:value-type="string">
            <text:p>3-3</text:p>
          </table:table-cell>
          <table:table-cell table:style-name="ce57" table:formula="of:=COUNTA([.AC67:.AH6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67];1)" office:value-type="float" office:value="2">
            <text:p>2</text:p>
          </table:table-cell>
          <table:table-cell table:formula="of:=IF(ISERROR([.AJ67]);[.AA67];LEFT([.AA67];[.AJ67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8]&lt;&gt;1;[.AK68];0)" office:value-type="string" office:string-value="4">
            <text:p>4</text:p>
          </table:table-cell>
          <table:table-cell table:style-name="ce10" office:value-type="string">
            <text:p>4-1:1</text:p>
          </table:table-cell>
          <table:table-cell table:style-name="ce57" table:formula="of:=COUNTA([.AC68:.AH68])" office:value-type="float" office:value="1">
            <text:p>1</text:p>
          </table:table-cell>
          <table:table-cell table:style-name="ce14" office:value-type="string">
            <text:p>2020年10月6日23:59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8];1)" office:value-type="float" office:value="2">
            <text:p>2</text:p>
          </table:table-cell>
          <table:table-cell table:formula="of:=IF(ISERROR([.AJ68]);[.AA68];LEFT([.AA68];[.AJ68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9]&lt;&gt;1;[.AK69];0)" office:value-type="string" office:string-value="4">
            <text:p>4</text:p>
          </table:table-cell>
          <table:table-cell table:style-name="ce10" office:value-type="string">
            <text:p>4-1:3</text:p>
          </table:table-cell>
          <table:table-cell table:style-name="ce57" table:formula="of:=COUNTA([.AC69:.AH69])" office:value-type="float" office:value="1">
            <text:p>1</text:p>
          </table:table-cell>
          <table:table-cell table:style-name="ce14" office:value-type="string">
            <text:p>2020年11月18日0:19:0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9];1)" office:value-type="float" office:value="2">
            <text:p>2</text:p>
          </table:table-cell>
          <table:table-cell table:formula="of:=IF(ISERROR([.AJ69]);[.AA69];LEFT([.AA69];[.AJ69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70]&lt;&gt;1;[.AK70];0)" office:value-type="string" office:string-value="4">
            <text:p>4</text:p>
          </table:table-cell>
          <table:table-cell table:style-name="ce10" office:value-type="string">
            <text:p>4-2:2</text:p>
          </table:table-cell>
          <table:table-cell table:style-name="ce57" table:formula="of:=COUNTA([.AC70:.AH70])" office:value-type="float" office:value="1">
            <text:p>1</text:p>
          </table:table-cell>
          <table:table-cell table:style-name="ce14" office:value-type="string">
            <text:p>2020年11月16日0:05:3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0];1)" office:value-type="float" office:value="2">
            <text:p>2</text:p>
          </table:table-cell>
          <table:table-cell table:formula="of:=IF(ISERROR([.AJ70]);[.AA70];LEFT([.AA70];[.AJ70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71]&lt;&gt;1;[.AK71];0)" office:value-type="string" office:string-value="5">
            <text:p>5</text:p>
          </table:table-cell>
          <table:table-cell table:style-name="ce10" office:value-type="string">
            <text:p>5-2</text:p>
          </table:table-cell>
          <table:table-cell table:style-name="ce57" table:formula="of:=COUNTA([.AC71:.AH71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71];1)" office:value-type="float" office:value="2">
            <text:p>2</text:p>
          </table:table-cell>
          <table:table-cell table:formula="of:=IF(ISERROR([.AJ71]);[.AA71];LEFT([.AA71];[.AJ71]-1))" office:value-type="string" office:string-value="5">
            <text:p>5</text:p>
          </table:table-cell>
          <table:table-cell table:formula="of:=ISERROR([.AK71])" office:value-type="boolean" office:boolean-value="false">
            <text:p>FALSE</text:p>
          </table:table-cell>
          <table:table-cell table:number-columns-repeated="984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72]&lt;&gt;1;[.AK72];0)" office:value-type="string" office:string-value="6">
            <text:p>6</text:p>
          </table:table-cell>
          <table:table-cell table:style-name="ce10" office:value-type="string">
            <text:p>6-2:2</text:p>
          </table:table-cell>
          <table:table-cell table:style-name="ce57" table:formula="of:=COUNTA([.AC72:.AH72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2];1)" office:value-type="float" office:value="2">
            <text:p>2</text:p>
          </table:table-cell>
          <table:table-cell table:formula="of:=IF(ISERROR([.AJ72]);[.AA72];LEFT([.AA72];[.AJ72]-1))" office:value-type="string" office:string-value="6">
            <text:p>6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73]&lt;&gt;1;[.AK73];0)" office:value-type="string" office:string-value="68">
            <text:p>68</text:p>
          </table:table-cell>
          <table:table-cell table:style-name="ce10" office:value-type="string">
            <text:p>68-2:2</text:p>
          </table:table-cell>
          <table:table-cell table:style-name="ce57" table:formula="of:=COUNTA([.AC73:.AH73])" office:value-type="float" office:value="1">
            <text:p>1</text:p>
          </table:table-cell>
          <table:table-cell table:style-name="ce14" office:value-type="string">
            <text:p>2020年11月12日0:28:23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3];1)" office:value-type="float" office:value="3">
            <text:p>3</text:p>
          </table:table-cell>
          <table:table-cell table:formula="of:=IF(ISERROR([.AJ73]);[.AA73];LEFT([.AA73];[.AJ73]-1))" office:value-type="string" office:string-value="68">
            <text:p>68</text:p>
          </table:table-cell>
          <table:table-cell table:number-columns-repeated="985"/>
        </table:table-row>
        <table:table-row table:style-name="ro5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74]&lt;&gt;1;[.AK74];0)" office:value-type="string" office:string-value="68">
            <text:p>68</text:p>
          </table:table-cell>
          <table:table-cell table:style-name="ce10" office:value-type="string">
            <text:p>68-3:0.5</text:p>
          </table:table-cell>
          <table:table-cell table:style-name="ce57" table:formula="of:=COUNTA([.AC74:.AH74])" office:value-type="float" office:value="1">
            <text:p>1</text:p>
          </table:table-cell>
          <table:table-cell table:style-name="ce14" office:value-type="string">
            <text:p>2020年11月1日23:44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4];1)" office:value-type="float" office:value="3">
            <text:p>3</text:p>
          </table:table-cell>
          <table:table-cell table:formula="of:=IF(ISERROR([.AJ74]);[.AA74];LEFT([.AA74];[.AJ74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5]&lt;&gt;1;[.AK75];0)" office:value-type="string" office:string-value="68">
            <text:p>68</text:p>
          </table:table-cell>
          <table:table-cell table:style-name="ce10" office:value-type="string">
            <text:p>68-3:1</text:p>
          </table:table-cell>
          <table:table-cell table:style-name="ce57" table:formula="of:=COUNTA([.AC75:.AH75])" office:value-type="float" office:value="1">
            <text:p>1</text:p>
          </table:table-cell>
          <table:table-cell table:style-name="ce14" office:value-type="string">
            <text:p>2020年11月1日0:02:2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5];1)" office:value-type="float" office:value="3">
            <text:p>3</text:p>
          </table:table-cell>
          <table:table-cell table:formula="of:=IF(ISERROR([.AJ75]);[.AA75];LEFT([.AA75];[.AJ75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6]&lt;&gt;1;[.AK76];0)" office:value-type="string" office:string-value="68">
            <text:p>68</text:p>
          </table:table-cell>
          <table:table-cell table:style-name="ce10" office:value-type="string">
            <text:p>68-4:0.5</text:p>
          </table:table-cell>
          <table:table-cell table:style-name="ce57" table:formula="of:=COUNTA([.AC76:.AH76])" office:value-type="float" office:value="1">
            <text:p>1</text:p>
          </table:table-cell>
          <table:table-cell table:style-name="ce14" office:value-type="string">
            <text:p>2020年10月9日0:0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6];1)" office:value-type="float" office:value="3">
            <text:p>3</text:p>
          </table:table-cell>
          <table:table-cell table:formula="of:=IF(ISERROR([.AJ76]);[.AA76];LEFT([.AA76];[.AJ76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7]&lt;&gt;1;[.AK77];0)" office:value-type="string" office:string-value="69">
            <text:p>69</text:p>
          </table:table-cell>
          <table:table-cell table:style-name="ce10" office:value-type="string">
            <text:p>69-2:1</text:p>
          </table:table-cell>
          <table:table-cell table:style-name="ce57" table:formula="of:=COUNTA([.AC77:.AH77])" office:value-type="float" office:value="1">
            <text:p>1</text:p>
          </table:table-cell>
          <table:table-cell table:style-name="ce14" office:value-type="string">
            <text:p>2020年11月3日23:5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7];1)" office:value-type="float" office:value="3">
            <text:p>3</text:p>
          </table:table-cell>
          <table:table-cell table:formula="of:=IF(ISERROR([.AJ77]);[.AA77];LEFT([.AA77];[.AJ77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7"/>
          <table:table-cell table:style-name="ce46" table:number-columns-repeated="7"/>
          <table:table-cell table:number-columns-repeated="16"/>
          <table:table-cell table:formula="of:=IF([.AK78]&lt;&gt;1;[.AK78];0)" office:value-type="string" office:string-value="69">
            <text:p>69</text:p>
          </table:table-cell>
          <table:table-cell table:style-name="ce10" office:value-type="string">
            <text:p>69-2:2</text:p>
          </table:table-cell>
          <table:table-cell table:style-name="ce57" table:formula="of:=COUNTA([.AC78:.AH78])" office:value-type="float" office:value="3">
            <text:p>3</text:p>
          </table:table-cell>
          <table:table-cell table:style-name="ce14" office:value-type="string">
            <text:p>2020年11月1日0:02:25</text:p>
          </table:table-cell>
          <table:table-cell table:style-name="ce14" office:value-type="string">
            <text:p>2020年11月7日23:52:30</text:p>
          </table:table-cell>
          <table:table-cell table:style-name="ce14" office:value-type="string">
            <text:p>2020年11月9日0:57:01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78];1)" office:value-type="float" office:value="3">
            <text:p>3</text:p>
          </table:table-cell>
          <table:table-cell table:formula="of:=IF(ISERROR([.AJ78]);[.AA78];LEFT([.AA78];[.AJ78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5" table:number-columns-repeated="2"/>
          <table:table-cell table:style-name="ce53" table:number-columns-repeated="5"/>
          <table:table-cell table:number-columns-repeated="16"/>
          <table:table-cell table:formula="of:=IF([.AK79]&lt;&gt;1;[.AK79];0)" office:value-type="string" office:string-value="69">
            <text:p>69</text:p>
          </table:table-cell>
          <table:table-cell table:style-name="ce10" office:value-type="string">
            <text:p>69-3:1</text:p>
          </table:table-cell>
          <table:table-cell table:style-name="ce57" table:formula="of:=COUNTA([.AC79:.AH79])" office:value-type="float" office:value="2">
            <text:p>2</text:p>
          </table:table-cell>
          <table:table-cell table:style-name="ce14" office:value-type="string">
            <text:p>2020年11月7日23:52:30</text:p>
          </table:table-cell>
          <table:table-cell table:style-name="ce14" office:value-type="string">
            <text:p>2020年11月9日0:57:01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79];1)" office:value-type="float" office:value="3">
            <text:p>3</text:p>
          </table:table-cell>
          <table:table-cell table:formula="of:=IF(ISERROR([.AJ79]);[.AA79];LEFT([.AA79];[.AJ79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0]&lt;&gt;1;[.AK80];0)" office:value-type="string" office:string-value="69">
            <text:p>69</text:p>
          </table:table-cell>
          <table:table-cell table:style-name="ce10" office:value-type="string">
            <text:p>69-4:1</text:p>
          </table:table-cell>
          <table:table-cell table:style-name="ce57" table:formula="of:=COUNTA([.AC80:.AH80])" office:value-type="float" office:value="2">
            <text:p>2</text:p>
          </table:table-cell>
          <table:table-cell table:style-name="ce14" office:value-type="string">
            <text:p>2020年10月9日23:31:25</text:p>
          </table:table-cell>
          <table:table-cell table:style-name="ce14" office:value-type="date" office:date-value="2020-10-11T00:20:39.93">
            <text:p>20/10/11 00:2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80];1)" office:value-type="float" office:value="3">
            <text:p>3</text:p>
          </table:table-cell>
          <table:table-cell table:formula="of:=IF(ISERROR([.AJ80]);[.AA80];LEFT([.AA80];[.AJ80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1]&lt;&gt;1;[.AK81];0)" office:value-type="string" office:string-value="7">
            <text:p>7</text:p>
          </table:table-cell>
          <table:table-cell table:style-name="ce10" office:value-type="string">
            <text:p>7</text:p>
          </table:table-cell>
          <table:table-cell table:style-name="ce57" table:formula="of:=COUNTA([.AC81:.AH81])" office:value-type="float" office:value="1">
            <text:p>1</text:p>
          </table:table-cell>
          <table:table-cell table:style-name="ce14" office:value-type="string">
            <text:p>2020年10月30日23:34:0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1];1)" office:value-type="float" office:value="0">
            <text:p>#VALUE!</text:p>
          </table:table-cell>
          <table:table-cell table:formula="of:=IF(ISERROR([.AJ81]);[.AA81];LEFT([.AA81];[.AJ81]-1))" office:value-type="string" office:string-value="7">
            <text:p>7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2]&lt;&gt;1;[.AK82];0)" office:value-type="string" office:string-value="70">
            <text:p>70</text:p>
          </table:table-cell>
          <table:table-cell table:style-name="ce10" office:value-type="string">
            <text:p>70-0.5</text:p>
          </table:table-cell>
          <table:table-cell table:style-name="ce57" table:formula="of:=COUNTA([.AC82:.AH82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82];1)" office:value-type="float" office:value="3">
            <text:p>3</text:p>
          </table:table-cell>
          <table:table-cell table:formula="of:=IF(ISERROR([.AJ82]);[.AA82];LEFT([.AA82];[.AJ82]-1))" office:value-type="string" office:string-value="70">
            <text:p>7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3]&lt;&gt;1;[.AK83];0)" office:value-type="string" office:string-value="70">
            <text:p>70</text:p>
          </table:table-cell>
          <table:table-cell table:style-name="ce10" office:value-type="string">
            <text:p>70-2:2</text:p>
          </table:table-cell>
          <table:table-cell table:style-name="ce57" table:formula="of:=COUNTA([.AC83:.AH83])" office:value-type="float" office:value="1">
            <text:p>1</text:p>
          </table:table-cell>
          <table:table-cell table:style-name="ce14" office:value-type="string">
            <text:p>2020年11月15日1:02:2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3];1)" office:value-type="float" office:value="3">
            <text:p>3</text:p>
          </table:table-cell>
          <table:table-cell table:formula="of:=IF(ISERROR([.AJ83]);[.AA83];LEFT([.AA83];[.AJ83]-1))" office:value-type="string" office:string-value="70">
            <text:p>7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4]&lt;&gt;1;[.AK84];0)" office:value-type="string" office:string-value="71">
            <text:p>71</text:p>
          </table:table-cell>
          <table:table-cell table:style-name="ce10" office:value-type="string">
            <text:p>71-1:3</text:p>
          </table:table-cell>
          <table:table-cell table:style-name="ce57" table:formula="of:=COUNTA([.AC84:.AH84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4];1)" office:value-type="float" office:value="3">
            <text:p>3</text:p>
          </table:table-cell>
          <table:table-cell table:formula="of:=IF(ISERROR([.AJ84]);[.AA84];LEFT([.AA84];[.AJ84]-1))" office:value-type="string" office:string-value="71">
            <text:p>71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5]&lt;&gt;1;[.AK85];0)" office:value-type="string" office:string-value="73">
            <text:p>73</text:p>
          </table:table-cell>
          <table:table-cell table:style-name="ce10" office:value-type="string">
            <text:p>73-3:1</text:p>
          </table:table-cell>
          <table:table-cell table:style-name="ce57" table:formula="of:=COUNTA([.AC85:.AH85])" office:value-type="float" office:value="1">
            <text:p>1</text:p>
          </table:table-cell>
          <table:table-cell table:style-name="ce14" office:value-type="date" office:date-value="2020-10-16T00:05:26.2">
            <text:p>20/10/16 00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5];1)" office:value-type="float" office:value="3">
            <text:p>3</text:p>
          </table:table-cell>
          <table:table-cell table:formula="of:=IF(ISERROR([.AJ85]);[.AA85];LEFT([.AA85];[.AJ85]-1))" office:value-type="string" office:string-value="73">
            <text:p>73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6]&lt;&gt;1;[.AK86];0)" office:value-type="string" office:string-value="74">
            <text:p>74</text:p>
          </table:table-cell>
          <table:table-cell table:style-name="ce10" office:value-type="string">
            <text:p>74-2:2</text:p>
          </table:table-cell>
          <table:table-cell table:style-name="ce57" table:formula="of:=COUNTA([.AC86:.AH86])" office:value-type="float" office:value="1">
            <text:p>1</text:p>
          </table:table-cell>
          <table:table-cell table:style-name="ce14" office:value-type="date" office:date-value="2020-10-15T23:27:08.32">
            <text:p>20/10/15 23:2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6];1)" office:value-type="float" office:value="3">
            <text:p>3</text:p>
          </table:table-cell>
          <table:table-cell table:formula="of:=IF(ISERROR([.AJ86]);[.AA86];LEFT([.AA86];[.AJ86]-1))" office:value-type="string" office:string-value="74">
            <text:p>74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7]&lt;&gt;1;[.AK87];0)" office:value-type="string" office:string-value="74">
            <text:p>74</text:p>
          </table:table-cell>
          <table:table-cell table:style-name="ce10" office:value-type="string">
            <text:p>74-3:1</text:p>
          </table:table-cell>
          <table:table-cell table:style-name="ce57" table:formula="of:=COUNTA([.AC87:.AH87])" office:value-type="float" office:value="2">
            <text:p>2</text:p>
          </table:table-cell>
          <table:table-cell table:style-name="ce14" office:value-type="date" office:date-value="2020-10-15T00:47:45.07">
            <text:p>20/10/15 00:47</text:p>
          </table:table-cell>
          <table:table-cell table:style-name="ce14" office:value-type="date" office:date-value="2020-10-15T23:27:16.18">
            <text:p>20/10/15 23:27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87];1)" office:value-type="float" office:value="3">
            <text:p>3</text:p>
          </table:table-cell>
          <table:table-cell table:formula="of:=IF(ISERROR([.AJ87]);[.AA87];LEFT([.AA87];[.AJ87]-1))" office:value-type="string" office:string-value="74">
            <text:p>74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8]&lt;&gt;1;[.AK88];0)" office:value-type="string" office:string-value="8">
            <text:p>8</text:p>
          </table:table-cell>
          <table:table-cell table:style-name="ce10" office:value-type="string">
            <text:p>8</text:p>
          </table:table-cell>
          <table:table-cell table:style-name="ce57" table:formula="of:=COUNTA([.AC88:.AH88])" office:value-type="float" office:value="1">
            <text:p>1</text:p>
          </table:table-cell>
          <table:table-cell table:style-name="ce14" office:value-type="string">
            <text:p>2020年11月1日0:02:2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8];1)" office:value-type="float" office:value="0">
            <text:p>#VALUE!</text:p>
          </table:table-cell>
          <table:table-cell table:formula="of:=IF(ISERROR([.AJ88]);[.AA88];LEFT([.AA88];[.AJ88]-1))" office:value-type="string" office:string-value="8">
            <text:p>8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9]&lt;&gt;1;[.AK89];0)" office:value-type="string" office:string-value="82">
            <text:p>82</text:p>
          </table:table-cell>
          <table:table-cell table:style-name="ce10" office:value-type="string">
            <text:p>82-2:2</text:p>
          </table:table-cell>
          <table:table-cell table:style-name="ce57" table:formula="of:=COUNTA([.AC89:.AH89])" office:value-type="float" office:value="2">
            <text:p>2</text:p>
          </table:table-cell>
          <table:table-cell table:style-name="ce14" office:value-type="string">
            <text:p>2020年10月19日0:56:32</text:p>
          </table:table-cell>
          <table:table-cell table:style-name="ce14" office:value-type="string">
            <text:p>2020年10月20日0:25:3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89];1)" office:value-type="float" office:value="3">
            <text:p>3</text:p>
          </table:table-cell>
          <table:table-cell table:formula="of:=IF(ISERROR([.AJ89]);[.AA89];LEFT([.AA89];[.AJ89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90]&lt;&gt;1;[.AK90];0)" office:value-type="string" office:string-value="82">
            <text:p>82</text:p>
          </table:table-cell>
          <table:table-cell table:style-name="ce10" office:value-type="string">
            <text:p>82-2.5:2.5</text:p>
          </table:table-cell>
          <table:table-cell table:style-name="ce57" table:formula="of:=COUNTA([.AC90:.AH90])" office:value-type="float" office:value="1">
            <text:p>1</text:p>
          </table:table-cell>
          <table:table-cell table:style-name="ce14" office:value-type="string">
            <text:p>2020年10月25日23:47:0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0];1)" office:value-type="float" office:value="3">
            <text:p>3</text:p>
          </table:table-cell>
          <table:table-cell table:formula="of:=IF(ISERROR([.AJ90]);[.AA90];LEFT([.AA90];[.AJ90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91]&lt;&gt;1;[.AK91];0)" office:value-type="string" office:string-value="82">
            <text:p>82</text:p>
          </table:table-cell>
          <table:table-cell table:style-name="ce10" office:value-type="string">
            <text:p>82-3:2</text:p>
          </table:table-cell>
          <table:table-cell table:style-name="ce57" table:formula="of:=COUNTA([.AC91:.AH91])" office:value-type="float" office:value="1">
            <text:p>1</text:p>
          </table:table-cell>
          <table:table-cell table:style-name="ce14" office:value-type="string">
            <text:p>2020年10月24日22:59:5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1];1)" office:value-type="float" office:value="3">
            <text:p>3</text:p>
          </table:table-cell>
          <table:table-cell table:formula="of:=IF(ISERROR([.AJ91]);[.AA91];LEFT([.AA91];[.AJ91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92]&lt;&gt;1;[.AK92];0)" office:value-type="string" office:string-value="83">
            <text:p>83</text:p>
          </table:table-cell>
          <table:table-cell table:style-name="ce10" office:value-type="string">
            <text:p>83-1:2</text:p>
          </table:table-cell>
          <table:table-cell table:style-name="ce57" table:formula="of:=COUNTA([.AC92:.AH92])" office:value-type="float" office:value="1">
            <text:p>1</text:p>
          </table:table-cell>
          <table:table-cell table:style-name="ce14" office:value-type="string">
            <text:p>2020年10月20日23:38:1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2];1)" office:value-type="float" office:value="3">
            <text:p>3</text:p>
          </table:table-cell>
          <table:table-cell table:formula="of:=IF(ISERROR([.AJ92]);[.AA92];LEFT([.AA92];[.AJ92]-1))" office:value-type="string" office:string-value="83">
            <text:p>83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3]&lt;&gt;1;[.AK93];0)" office:value-type="string" office:string-value="9">
            <text:p>9</text:p>
          </table:table-cell>
          <table:table-cell table:style-name="ce10" office:value-type="string">
            <text:p>9</text:p>
          </table:table-cell>
          <table:table-cell table:style-name="ce57" table:formula="of:=COUNTA([.AC93:.AH93])" office:value-type="float" office:value="2">
            <text:p>2</text:p>
          </table:table-cell>
          <table:table-cell table:number-columns-repeated="2" table:style-name="ce14" office:value-type="date" office:date-value="2020-10-11T01:02:46.25">
            <text:p>20/10/11 01:0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93];1)" office:value-type="float" office:value="0">
            <text:p>#VALUE!</text:p>
          </table:table-cell>
          <table:table-cell table:formula="of:=IF(ISERROR([.AJ93]);[.AA93];LEFT([.AA93];[.AJ93]-1))" office:value-type="string" office:string-value="9">
            <text:p>9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4]&lt;&gt;1;[.AK94];0)" office:value-type="string" office:string-value="91">
            <text:p>91</text:p>
          </table:table-cell>
          <table:table-cell table:style-name="ce10" office:value-type="string">
            <text:p>91-2:2</text:p>
          </table:table-cell>
          <table:table-cell table:style-name="ce57" table:formula="of:=COUNTA([.AC94:.AH94])" office:value-type="float" office:value="2">
            <text:p>2</text:p>
          </table:table-cell>
          <table:table-cell table:style-name="ce14" office:value-type="string">
            <text:p>2020年10月23日23:16:04</text:p>
          </table:table-cell>
          <table:table-cell table:style-name="ce14" office:value-type="string">
            <text:p>2020年10月30日0:12:2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94];1)" office:value-type="float" office:value="3">
            <text:p>3</text:p>
          </table:table-cell>
          <table:table-cell table:formula="of:=IF(ISERROR([.AJ94]);[.AA94];LEFT([.AA94];[.AJ94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5]&lt;&gt;1;[.AK95];0)" office:value-type="string" office:string-value="91">
            <text:p>91</text:p>
          </table:table-cell>
          <table:table-cell table:style-name="ce10" office:value-type="string">
            <text:p>91-3:0.5</text:p>
          </table:table-cell>
          <table:table-cell table:style-name="ce57" table:formula="of:=COUNTA([.AC95:.AH95])" office:value-type="float" office:value="3">
            <text:p>3</text:p>
          </table:table-cell>
          <table:table-cell table:style-name="ce14" office:value-type="string">
            <text:p>2020年10月19日0:56:32</text:p>
          </table:table-cell>
          <table:table-cell table:number-columns-repeated="2" table:style-name="ce14" office:value-type="string">
            <text:p>2020年10月20日0:25:30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95];1)" office:value-type="float" office:value="3">
            <text:p>3</text:p>
          </table:table-cell>
          <table:table-cell table:formula="of:=IF(ISERROR([.AJ95]);[.AA95];LEFT([.AA95];[.AJ95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6]&lt;&gt;1;[.AK96];0)" office:value-type="string" office:string-value="91">
            <text:p>91</text:p>
          </table:table-cell>
          <table:table-cell table:style-name="ce10" office:value-type="string">
            <text:p>91-3:1</text:p>
          </table:table-cell>
          <table:table-cell table:style-name="ce57" table:formula="of:=COUNTA([.AC96:.AH96])" office:value-type="float" office:value="2">
            <text:p>2</text:p>
          </table:table-cell>
          <table:table-cell table:style-name="ce14" office:value-type="string">
            <text:p>2020年10月20日23:38:16</text:p>
          </table:table-cell>
          <table:table-cell table:style-name="ce14" office:value-type="string">
            <text:p>2020年10月29日0:42:21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96];1)" office:value-type="float" office:value="3">
            <text:p>3</text:p>
          </table:table-cell>
          <table:table-cell table:formula="of:=IF(ISERROR([.AJ96]);[.AA96];LEFT([.AA96];[.AJ96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7]&lt;&gt;1;[.AK97];0)" office:value-type="string" office:string-value="91">
            <text:p>91</text:p>
          </table:table-cell>
          <table:table-cell table:style-name="ce10" office:value-type="string">
            <text:p>91-3:2</text:p>
          </table:table-cell>
          <table:table-cell table:style-name="ce57" table:formula="of:=COUNTA([.AC97:.AH97])" office:value-type="float" office:value="1">
            <text:p>1</text:p>
          </table:table-cell>
          <table:table-cell table:style-name="ce14" office:value-type="string">
            <text:p>2020年10月23日23:16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7];1)" office:value-type="float" office:value="3">
            <text:p>3</text:p>
          </table:table-cell>
          <table:table-cell table:formula="of:=IF(ISERROR([.AJ97]);[.AA97];LEFT([.AA97];[.AJ97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8]&lt;&gt;1;[.AK98];0)" office:value-type="string" office:string-value="91">
            <text:p>91</text:p>
          </table:table-cell>
          <table:table-cell table:style-name="ce10" office:value-type="string">
            <text:p>91-3.5:1</text:p>
          </table:table-cell>
          <table:table-cell table:style-name="ce57" table:formula="of:=COUNTA([.AC98:.AH98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8];1)" office:value-type="float" office:value="3">
            <text:p>3</text:p>
          </table:table-cell>
          <table:table-cell table:formula="of:=IF(ISERROR([.AJ98]);[.AA98];LEFT([.AA98];[.AJ98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9]&lt;&gt;1;[.AK99];0)" office:value-type="string" office:string-value="92">
            <text:p>92</text:p>
          </table:table-cell>
          <table:table-cell table:style-name="ce10" office:value-type="string">
            <text:p>92-2:2</text:p>
          </table:table-cell>
          <table:table-cell table:style-name="ce57" table:formula="of:=COUNTA([.AC99:.AH99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9];1)" office:value-type="float" office:value="3">
            <text:p>3</text:p>
          </table:table-cell>
          <table:table-cell table:formula="of:=IF(ISERROR([.AJ99]);[.AA99];LEFT([.AA99];[.AJ99]-1))" office:value-type="string" office:string-value="92">
            <text:p>92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formula="of:=IF([.AK100]&lt;&gt;1;[.AK100];0)" office:value-type="string" office:string-value="93">
            <text:p>93</text:p>
          </table:table-cell>
          <table:table-cell table:style-name="ce10" office:value-type="string">
            <text:p>93</text:p>
          </table:table-cell>
          <table:table-cell table:style-name="ce57" table:formula="of:=COUNTA([.AC100:.AH100])" office:value-type="float" office:value="1">
            <text:p>1</text:p>
          </table:table-cell>
          <table:table-cell table:style-name="ce14" office:value-type="string">
            <text:p>2020年10月19日0:56:3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00];1)" office:value-type="float" office:value="0">
            <text:p>#VALUE!</text:p>
          </table:table-cell>
          <table:table-cell table:formula="of:=IF(ISERROR([.AJ100]);[.AA100];LEFT([.AA100];[.AJ100]-1))" office:value-type="string" office:string-value="93">
            <text:p>93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formula="of:=IF([.AK101]&lt;&gt;1;[.AK101];0)" office:value-type="string" office:string-value="98">
            <text:p>98</text:p>
          </table:table-cell>
          <table:table-cell table:style-name="ce10" office:value-type="string">
            <text:p>98-3:3</text:p>
          </table:table-cell>
          <table:table-cell table:style-name="ce57" table:formula="of:=COUNTA([.AC101:.AH101])" office:value-type="float" office:value="1">
            <text:p>1</text:p>
          </table:table-cell>
          <table:table-cell table:style-name="ce14" office:value-type="string">
            <text:p>2020年10月20日0:25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01];1)" office:value-type="float" office:value="3">
            <text:p>3</text:p>
          </table:table-cell>
          <table:table-cell table:formula="of:=IF(ISERROR([.AJ101]);[.AA101];LEFT([.AA101];[.AJ101]-1))" office:value-type="string" office:string-value="98">
            <text:p>98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number-columns-repeated="3" office:value-type="string">
            <text:p>*</text:p>
          </table:table-cell>
          <table:table-cell table:formula="of:=NOW()" office:value-type="date" office:date-value="2020-12-16T00:41:13.78">
            <text:p>2020/12/16 0:41</text:p>
          </table:table-cell>
          <table:table-cell table:formula="of:=NOW()" office:value-type="date" office:date-value="2020-12-16T00:41:13.78">
            <text:p>2020/12/16 0:41</text:p>
          </table:table-cell>
          <table:table-cell table:formula="of:=NOW()" office:value-type="date" office:date-value="2020-12-16T00:41:13.78">
            <text:p>2020/12/16 0:41</text:p>
          </table:table-cell>
          <table:table-cell table:formula="of:=NOW()" office:value-type="date" office:date-value="2020-12-16T00:41:13.78">
            <text:p>2020/12/16 0:41</text:p>
          </table:table-cell>
          <table:table-cell table:formula="of:=NOW()" office:value-type="date" office:date-value="2020-12-16T00:41:13.78">
            <text:p>2020/12/16 0:41</text:p>
          </table:table-cell>
          <table:table-cell table:formula="of:=NOW()" office:value-type="date" office:date-value="2020-12-16T00:41:13.78">
            <text:p>2020/12/16 0:41</text:p>
          </table:table-cell>
          <table:table-cell table:number-columns-repeated="2" office:value-type="string">
            <text:p>*</text:p>
          </table:table-cell>
          <table:table-cell table:formula="of:=IF(ISERROR([.AJ102]);[.AA102];LEFT([.AA102];[.AJ102]-1))" office:value-type="float" office:value="0">
            <text:p>#VALUE!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1020"/>
          <table:table-cell table:style-name="ce1" table:number-columns-repeated="2"/>
        </table:table-row>
        <table:table-row table:style-name="ro2">
          <table:table-cell table:number-columns-repeated="26"/>
          <table:table-cell office:value-type="string">
            <text:p>3 items</text:p>
          </table:table-cell>
          <table:table-cell table:number-columns-repeated="995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number-columns-repeated="17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formula="of:=FIND(&quot;-&quot;;[.AA105];1)" office:value-type="float" office:value="0">
            <text:p>#VALUE!</text:p>
          </table:table-cell>
          <table:table-cell table:formula="of:=IF(ISERROR([.AJ105]);[.AA105];LEFT([.AA105];[.AJ105]-1))" office:value-type="string" office:string-value="id">
            <text:p>id</text:p>
          </table:table-cell>
          <table:table-cell table:number-columns-repeated="985"/>
        </table:table-row>
        <table:table-row table:style-name="ro2">
          <table:table-cell/>
          <table:table-cell office:value-type="string">
            <text:p>3 items</text:p>
          </table:table-cell>
          <table:table-cell table:number-columns-repeated="23"/>
          <table:table-cell table:formula="of:=IF([.AK106]&lt;&gt;1;[.AK106];0)" office:value-type="float" office:value="13">
            <text:p>13</text:p>
          </table:table-cell>
          <table:table-cell table:style-name="ce10" office:value-type="float" office:value="13">
            <text:p>13</text:p>
          </table:table-cell>
          <table:table-cell table:style-name="ce57" table:formula="of:=COUNTA([.AC106:.AH10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06];1)" office:value-type="float" office:value="0">
            <text:p>#VALUE!</text:p>
          </table:table-cell>
          <table:table-cell table:formula="of:=IF(ISERROR([.AJ106]);[.AA106];LEFT([.AA106];[.AJ106]-1))" office:value-type="float" office:value="13">
            <text:p>13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C108:.K123]))" office:value-type="string" office:string-value="max id=48">
            <office:annotation office:display="true" draw:style-name="gr3" draw:text-style-name="P2" svg:width="8.776cm" svg:height="3.235cm" svg:x="10.545cm" svg:y="57.482cm" draw:caption-point-x="-5.503cm" draw:caption-point-y="3.558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48</text:p>
          </table:table-cell>
          <table:table-cell table:style-name="ce46" office:value-type="string">
            <text:p>D</text:p>
          </table:table-cell>
          <table:table-cell table:style-name="ce46" office:value-type="string">
            <text:p>E</text:p>
          </table:table-cell>
          <table:table-cell table:style-name="ce46" office:value-type="string">
            <text:p>F</text:p>
          </table:table-cell>
          <table:table-cell table:style-name="ce46" office:value-type="string">
            <text:p>A</text:p>
          </table:table-cell>
          <table:table-cell table:style-name="ce46" office:value-type="string">
            <text:p>L</text:p>
          </table:table-cell>
          <table:table-cell table:style-name="ce46" office:value-type="string">
            <text:p>P</text:p>
          </table:table-cell>
          <table:table-cell table:style-name="ce46" office:value-type="string">
            <text:p>Q</text:p>
          </table:table-cell>
          <table:table-cell table:style-name="ce46" office:value-type="string">
            <text:p>T</text:p>
          </table:table-cell>
          <table:table-cell table:style-name="ce46" office:value-type="string">
            <text:p>*</text:p>
          </table:table-cell>
          <table:table-cell office:value-type="string">
            <text:p>*</text:p>
          </table:table-cell>
          <table:table-cell table:number-columns-repeated="13"/>
          <table:table-cell table:formula="of:=IF([.AK107]&lt;&gt;1;[.AK107];0)" office:value-type="string" office:string-value="14">
            <text:p>14</text:p>
          </table:table-cell>
          <table:table-cell table:style-name="ce10" office:value-type="string">
            <text:p>14</text:p>
          </table:table-cell>
          <table:table-cell table:style-name="ce57" table:formula="of:=COUNTA([.AC107:.AH10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07];1)" office:value-type="float" office:value="0">
            <text:p>#VALUE!</text:p>
          </table:table-cell>
          <table:table-cell table:formula="of:=IF(ISERROR([.AJ107]);[.AA107];LEFT([.AA107];[.AJ107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B+C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0">
            <text:p>10</text:p>
          </table:table-cell>
          <table:table-cell table:style-name="ce53" office:value-type="float" office:value="23">
            <text:p>23</text:p>
          </table:table-cell>
          <table:table-cell table:style-name="ce53" office:value-type="float" office:value="17">
            <text:p>17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13"/>
          <table:table-cell table:formula="of:=IF([.AK108]&lt;&gt;1;[.AK108];0)" office:value-type="string" office:string-value="14">
            <text:p>14</text:p>
          </table:table-cell>
          <table:table-cell table:style-name="ce10" office:value-type="string">
            <text:p>14-4:4.5:0.5</text:p>
          </table:table-cell>
          <table:table-cell table:style-name="ce57" table:formula="of:=COUNTA([.AC108:.AH108])" office:value-type="float" office:value="1">
            <text:p>1</text:p>
          </table:table-cell>
          <table:table-cell table:style-name="ce14" office:value-type="string">
            <text:p>2020年10月7日23:22:1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08];1)" office:value-type="float" office:value="3">
            <text:p>3</text:p>
          </table:table-cell>
          <table:table-cell table:formula="of:=IF(ISERROR([.AJ108]);[.AA108];LEFT([.AA108];[.AJ108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B+D</text:p>
          </table:table-cell>
          <table:table-cell table:style-name="ce53" office:value-type="string">
            <text:p>-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5">
            <text:p>5</text:p>
          </table:table-cell>
          <table:table-cell table:style-name="ce53" office:value-type="float" office:value="8">
            <text:p>8</text:p>
          </table:table-cell>
          <table:table-cell table:style-name="ce53" office:value-type="float" office:value="11">
            <text:p>11</text:p>
          </table:table-cell>
          <table:table-cell table:style-name="ce53" office:value-type="float" office:value="24">
            <text:p>24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09]&lt;&gt;1;[.AK109];0)" office:value-type="string" office:string-value="15">
            <text:p>15</text:p>
          </table:table-cell>
          <table:table-cell table:style-name="ce10" office:value-type="string">
            <text:p>15</text:p>
          </table:table-cell>
          <table:table-cell table:style-name="ce57" table:formula="of:=COUNTA([.AC109:.AH109])" office:value-type="float" office:value="1">
            <text:p>1</text:p>
          </table:table-cell>
          <table:table-cell table:style-name="ce14" office:value-type="date" office:date-value="2020-10-17T00:24:16.06">
            <text:p>20/10/17 00:2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09];1)" office:value-type="float" office:value="0">
            <text:p>#VALUE!</text:p>
          </table:table-cell>
          <table:table-cell table:formula="of:=IF(ISERROR([.AJ109]);[.AA109];LEFT([.AA109];[.AJ109]-1))" office:value-type="string" office:string-value="15">
            <text:p>15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B+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office:value-type="float" office:value="6">
            <text:p>6</text:p>
          </table:table-cell>
          <table:table-cell table:style-name="ce53" office:value-type="float" office:value="9">
            <text:p>9</text:p>
          </table:table-cell>
          <table:table-cell table:style-name="ce53" office:value-type="float" office:value="12">
            <text:p>12</text:p>
          </table:table-cell>
          <table:table-cell table:style-name="ce53" office:value-type="float" office:value="25">
            <text:p>25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0]&lt;&gt;1;[.AK110];0)" office:value-type="string" office:string-value="15">
            <text:p>15</text:p>
          </table:table-cell>
          <table:table-cell table:style-name="ce10" office:value-type="string">
            <text:p>15-2:1:1</text:p>
          </table:table-cell>
          <table:table-cell table:style-name="ce57" table:formula="of:=COUNTA([.AC110:.AH110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0];1)" office:value-type="float" office:value="3">
            <text:p>3</text:p>
          </table:table-cell>
          <table:table-cell table:formula="of:=IF(ISERROR([.AJ110]);[.AA110];LEFT([.AA110];[.AJ110]-1))" office:value-type="string" office:string-value="15">
            <text:p>15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C+D</text:p>
          </table:table-cell>
          <table:table-cell table:style-name="ce53" office:value-type="string">
            <text:p>-</text:p>
          </table:table-cell>
          <table:table-cell table:style-name="ce53" office:value-type="float" office:value="39">
            <text:p>39</text:p>
          </table:table-cell>
          <table:table-cell table:style-name="ce53" table:number-columns-repeated="2"/>
          <table:table-cell table:style-name="ce53" office:value-type="float" office:value="14">
            <text:p>14</text:p>
          </table:table-cell>
          <table:table-cell table:style-name="ce53" office:value-type="float" office:value="26">
            <text:p>26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1]&lt;&gt;1;[.AK111];0)" office:value-type="string" office:string-value="16">
            <text:p>16</text:p>
          </table:table-cell>
          <table:table-cell table:style-name="ce10" office:value-type="string">
            <text:p>16-1:1:2</text:p>
          </table:table-cell>
          <table:table-cell table:style-name="ce57" table:formula="of:=COUNTA([.AC111:.AH111])" office:value-type="float" office:value="1">
            <text:p>1</text:p>
          </table:table-cell>
          <table:table-cell table:style-name="ce14" office:value-type="string">
            <text:p>2020年11月1日23:44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1];1)" office:value-type="float" office:value="3">
            <text:p>3</text:p>
          </table:table-cell>
          <table:table-cell table:formula="of:=IF(ISERROR([.AJ111]);[.AA111];LEFT([.AA111];[.AJ111]-1))" office:value-type="string" office:string-value="16">
            <text:p>16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C+Q</text:p>
          </table:table-cell>
          <table:table-cell table:style-name="ce53" office:value-type="float" office:value="34">
            <text:p>34</text:p>
          </table:table-cell>
          <table:table-cell table:style-name="ce53" office:value-type="float" office:value="40">
            <text:p>40</text:p>
          </table:table-cell>
          <table:table-cell table:style-name="ce53" table:number-columns-repeated="2"/>
          <table:table-cell table:style-name="ce53" office:value-type="float" office:value="16">
            <text:p>16</text:p>
          </table:table-cell>
          <table:table-cell table:style-name="ce53" office:value-type="float" office:value="27">
            <text:p>27</text:p>
          </table:table-cell>
          <table:table-cell table:style-name="ce53" office:value-type="string">
            <text:p>-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13"/>
          <table:table-cell table:formula="of:=IF([.AK112]&lt;&gt;1;[.AK112];0)" office:value-type="string" office:string-value="17">
            <text:p>17</text:p>
          </table:table-cell>
          <table:table-cell table:style-name="ce10" office:value-type="string">
            <text:p>17-2:1:1</text:p>
          </table:table-cell>
          <table:table-cell table:style-name="ce57" table:formula="of:=COUNTA([.AC112:.AH112])" office:value-type="float" office:value="1">
            <text:p>1</text:p>
          </table:table-cell>
          <table:table-cell table:style-name="ce14" office:value-type="string">
            <text:p>2020年11月3日23:5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2];1)" office:value-type="float" office:value="3">
            <text:p>3</text:p>
          </table:table-cell>
          <table:table-cell table:formula="of:=IF(ISERROR([.AJ112]);[.AA112];LEFT([.AA112];[.AJ112]-1))" office:value-type="string" office:string-value="17">
            <text:p>17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C+K</text:p>
          </table:table-cell>
          <table:table-cell table:style-name="ce53" office:value-type="float" office:value="35">
            <text:p>35</text:p>
          </table:table-cell>
          <table:table-cell table:style-name="ce53" office:value-type="float" office:value="41">
            <text:p>41</text:p>
          </table:table-cell>
          <table:table-cell table:style-name="ce53" table:number-columns-repeated="2"/>
          <table:table-cell table:style-name="ce53" office:value-type="float" office:value="18">
            <text:p>18</text:p>
          </table:table-cell>
          <table:table-cell table:style-name="ce53" office:value-type="float" office:value="28">
            <text:p>28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3]&lt;&gt;1;[.AK113];0)" office:value-type="string" office:string-value="18">
            <text:p>18</text:p>
          </table:table-cell>
          <table:table-cell table:style-name="ce10" office:value-type="string">
            <text:p>18-1:1:2</text:p>
          </table:table-cell>
          <table:table-cell table:style-name="ce57" table:formula="of:=COUNTA([.AC113:.AH113])" office:value-type="float" office:value="1">
            <text:p>1</text:p>
          </table:table-cell>
          <table:table-cell table:style-name="ce14" office:value-type="string">
            <text:p>2020年11月9日23:50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3];1)" office:value-type="float" office:value="3">
            <text:p>3</text:p>
          </table:table-cell>
          <table:table-cell table:formula="of:=IF(ISERROR([.AJ113]);[.AA113];LEFT([.AA113];[.AJ113]-1))" office:value-type="string" office:string-value="18">
            <text:p>18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D+E</text:p>
          </table:table-cell>
          <table:table-cell table:number-columns-repeated="2" table:style-name="ce53" office:value-type="string">
            <text:p>-</text:p>
          </table:table-cell>
          <table:table-cell table:style-name="ce53" table:number-columns-repeated="2"/>
          <table:table-cell table:style-name="ce53" office:value-type="float" office:value="13">
            <text:p>13</text:p>
          </table:table-cell>
          <table:table-cell table:style-name="ce53" office:value-type="float" office:value="29">
            <text:p>29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4]&lt;&gt;1;[.AK114];0)" office:value-type="string" office:string-value="21">
            <text:p>21</text:p>
          </table:table-cell>
          <table:table-cell table:style-name="ce10" office:value-type="string">
            <text:p>21-1:1:2</text:p>
          </table:table-cell>
          <table:table-cell table:style-name="ce57" table:formula="of:=COUNTA([.AC114:.AH114])" office:value-type="float" office:value="1">
            <text:p>1</text:p>
          </table:table-cell>
          <table:table-cell table:style-name="ce14" office:value-type="string">
            <text:p>2020年11月13日0:21:1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4];1)" office:value-type="float" office:value="3">
            <text:p>3</text:p>
          </table:table-cell>
          <table:table-cell table:formula="of:=IF(ISERROR([.AJ114]);[.AA114];LEFT([.AA114];[.AJ114]-1))" office:value-type="string" office:string-value="21">
            <text:p>21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D G</text:p>
          </table:table-cell>
          <table:table-cell table:style-name="ce53" office:value-type="string">
            <text:p>-</text:p>
          </table:table-cell>
          <table:table-cell table:style-name="ce53" office:value-type="float" office:value="42">
            <text:p>42</text:p>
          </table:table-cell>
          <table:table-cell table:style-name="ce53" table:number-columns-repeated="2"/>
          <table:table-cell table:style-name="ce53" office:value-type="float" office:value="15">
            <text:p>15</text:p>
          </table:table-cell>
          <table:table-cell table:style-name="ce53" office:value-type="float" office:value="30">
            <text:p>30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5]&lt;&gt;1;[.AK115];0)" office:value-type="string" office:string-value="22">
            <text:p>22</text:p>
          </table:table-cell>
          <table:table-cell table:style-name="ce10" office:value-type="string">
            <text:p>22-1:1:2</text:p>
          </table:table-cell>
          <table:table-cell table:style-name="ce57" table:formula="of:=COUNTA([.AC115:.AH115])" office:value-type="float" office:value="2">
            <text:p>2</text:p>
          </table:table-cell>
          <table:table-cell table:style-name="ce14" office:value-type="string">
            <text:p>2020年11月15日1:02:22</text:p>
          </table:table-cell>
          <table:table-cell table:style-name="ce14" office:value-type="string">
            <text:p>2020年11月18日0:19:0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115];1)" office:value-type="float" office:value="3">
            <text:p>3</text:p>
          </table:table-cell>
          <table:table-cell table:formula="of:=IF(ISERROR([.AJ115]);[.AA115];LEFT([.AA115];[.AJ115]-1))" office:value-type="string" office:string-value="22">
            <text:p>22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K Q</text:p>
          </table:table-cell>
          <table:table-cell table:style-name="ce53" office:value-type="float" office:value="36">
            <text:p>36</text:p>
          </table:table-cell>
          <table:table-cell table:style-name="ce53" office:value-type="float" office:value="43">
            <text:p>43</text:p>
          </table:table-cell>
          <table:table-cell table:style-name="ce53" table:number-columns-repeated="2"/>
          <table:table-cell table:style-name="ce53" office:value-type="float" office:value="19">
            <text:p>19</text:p>
          </table:table-cell>
          <table:table-cell table:style-name="ce53" office:value-type="float" office:value="31">
            <text:p>31</text:p>
          </table:table-cell>
          <table:table-cell table:style-name="ce53" office:value-type="string">
            <text:p>-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13"/>
          <table:table-cell table:formula="of:=IF([.AK116]&lt;&gt;1;[.AK116];0)" office:value-type="string" office:string-value="26">
            <text:p>26</text:p>
          </table:table-cell>
          <table:table-cell table:style-name="ce10" office:value-type="string">
            <text:p>26-2:2:1</text:p>
          </table:table-cell>
          <table:table-cell table:style-name="ce57" table:formula="of:=COUNTA([.AC116:.AH116])" office:value-type="float" office:value="1">
            <text:p>1</text:p>
          </table:table-cell>
          <table:table-cell table:style-name="ce14" office:value-type="string">
            <text:p>2020年11月22日0:14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6];1)" office:value-type="float" office:value="3">
            <text:p>3</text:p>
          </table:table-cell>
          <table:table-cell table:formula="of:=IF(ISERROR([.AJ116]);[.AA116];LEFT([.AA116];[.AJ116]-1))" office:value-type="string" office:string-value="26">
            <text:p>26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K R</text:p>
          </table:table-cell>
          <table:table-cell table:style-name="ce53" office:value-type="float" office:value="37">
            <text:p>37</text:p>
          </table:table-cell>
          <table:table-cell table:style-name="ce53" office:value-type="float" office:value="44">
            <text:p>44</text:p>
          </table:table-cell>
          <table:table-cell table:style-name="ce53" table:number-columns-repeated="2"/>
          <table:table-cell table:style-name="ce53" office:value-type="float" office:value="20">
            <text:p>20</text:p>
          </table:table-cell>
          <table:table-cell table:style-name="ce53" office:value-type="float" office:value="32">
            <text:p>32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7]&lt;&gt;1;[.AK117];0)" office:value-type="string" office:string-value="47">
            <text:p>47</text:p>
          </table:table-cell>
          <table:table-cell table:style-name="ce10" office:value-type="string">
            <text:p>47-2:2:1</text:p>
          </table:table-cell>
          <table:table-cell table:style-name="ce57" table:formula="of:=COUNTA([.AC117:.AH117])" office:value-type="float" office:value="1">
            <text:p>1</text:p>
          </table:table-cell>
          <table:table-cell table:style-name="ce14" office:value-type="string">
            <text:p>2020年11月22日0:14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7];1)" office:value-type="float" office:value="3">
            <text:p>3</text:p>
          </table:table-cell>
          <table:table-cell table:formula="of:=IF(ISERROR([.AJ117]);[.AA117];LEFT([.AA117];[.AJ117]-1))" office:value-type="string" office:string-value="47">
            <text:p>47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K P</text:p>
          </table:table-cell>
          <table:table-cell table:style-name="ce53" office:value-type="float" office:value="38">
            <text:p>38</text:p>
          </table:table-cell>
          <table:table-cell table:style-name="ce53" office:value-type="float" office:value="45">
            <text:p>45</text:p>
          </table:table-cell>
          <table:table-cell table:style-name="ce53" table:number-columns-repeated="2"/>
          <table:table-cell table:style-name="ce53" office:value-type="float" office:value="21">
            <text:p>21</text:p>
          </table:table-cell>
          <table:table-cell table:style-name="ce53" office:value-type="string">
            <text:p>-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8]&lt;&gt;1;[.AK118];0)" office:value-type="string" office:string-value="48">
            <text:p>48</text:p>
          </table:table-cell>
          <table:table-cell table:style-name="ce10" office:value-type="string">
            <text:p>48-2:2:1</text:p>
          </table:table-cell>
          <table:table-cell table:style-name="ce57" table:formula="of:=COUNTA([.AC118:.AH118])" office:value-type="float" office:value="1">
            <text:p>1</text:p>
          </table:table-cell>
          <table:table-cell table:style-name="ce14" office:value-type="string">
            <text:p>2020年11月22日23:58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8];1)" office:value-type="float" office:value="3">
            <text:p>3</text:p>
          </table:table-cell>
          <table:table-cell table:formula="of:=IF(ISERROR([.AJ118]);[.AA118];LEFT([.AA118];[.AJ118]-1))" office:value-type="string" office:string-value="48">
            <text:p>48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D K</text:p>
          </table:table-cell>
          <table:table-cell table:style-name="ce53" office:value-type="string">
            <text:p>-</text:p>
          </table:table-cell>
          <table:table-cell table:style-name="ce53" office:value-type="float" office:value="46">
            <text:p>46</text:p>
          </table:table-cell>
          <table:table-cell table:style-name="ce53" table:number-columns-repeated="2"/>
          <table:table-cell table:style-name="ce53" office:value-type="float" office:value="22">
            <text:p>22</text:p>
          </table:table-cell>
          <table:table-cell table:style-name="ce53" office:value-type="float" office:value="33">
            <text:p>33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9]&lt;&gt;1;[.AK119];0)" office:value-type="float" office:value="0">
            <text:p>0</text:p>
          </table:table-cell>
          <table:table-cell table:style-name="ce10"/>
          <table:table-cell table:style-name="ce57" table:formula="of:=COUNTA([.AC119:.AH11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19];1)" office:value-type="float" office:value="0">
            <text:p>#VALUE!</text:p>
          </table:table-cell>
          <table:table-cell table:formula="of:=IF(ISERROR([.AJ119]);[.AA119];LEFT([.AA119];[.AJ119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L Q</text:p>
          </table:table-cell>
          <table:table-cell table:style-name="ce53" table:number-columns-repeated="7"/>
          <table:table-cell table:style-name="ce53" office:value-type="float" office:value="47">
            <text:p>47</text:p>
          </table:table-cell>
          <table:table-cell table:style-name="ce53"/>
          <table:table-cell office:value-type="string">
            <text:p>*</text:p>
          </table:table-cell>
          <table:table-cell table:number-columns-repeated="13"/>
          <table:table-cell table:number-columns-repeated="3" office:value-type="string">
            <text:p>*</text:p>
          </table:table-cell>
          <table:table-cell table:formula="of:=NOW()" office:value-type="date" office:date-value="2020-12-16T00:41:13.78">
            <text:p>2020/12/16 0:41</text:p>
          </table:table-cell>
          <table:table-cell table:formula="of:=NOW()" office:value-type="date" office:date-value="2020-12-16T00:41:13.78">
            <text:p>2020/12/16 0:41</text:p>
          </table:table-cell>
          <table:table-cell table:formula="of:=NOW()" office:value-type="date" office:date-value="2020-12-16T00:41:13.78">
            <text:p>2020/12/16 0:41</text:p>
          </table:table-cell>
          <table:table-cell table:formula="of:=NOW()" office:value-type="date" office:date-value="2020-12-16T00:41:13.78">
            <text:p>2020/12/16 0:41</text:p>
          </table:table-cell>
          <table:table-cell table:formula="of:=NOW()" office:value-type="date" office:date-value="2020-12-16T00:41:13.78">
            <text:p>2020/12/16 0:41</text:p>
          </table:table-cell>
          <table:table-cell table:formula="of:=NOW()" office:value-type="date" office:date-value="2020-12-16T00:41:13.78">
            <text:p>2020/12/16 0:41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/>
          <table:table-cell table:style-name="ce50" office:value-type="string">
            <text:p>C L</text:p>
          </table:table-cell>
          <table:table-cell table:style-name="ce53" table:number-columns-repeated="7"/>
          <table:table-cell table:style-name="ce53" office:value-type="float" office:value="48">
            <text:p>48</text:p>
          </table:table-cell>
          <table:table-cell table:style-name="ce53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2">
          <table:table-cell/>
          <table:table-cell table:style-name="ce50"/>
          <table:table-cell table:style-name="ce53" table:number-columns-repeated="9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2">
          <table:table-cell/>
          <table:table-cell table:style-name="ce50"/>
          <table:table-cell table:style-name="ce53" table:number-columns-repeated="9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/>
          <table:table-cell table:number-columns-repeated="10" office:value-type="string">
            <text:p>*</text:p>
          </table:table-cell>
          <table:table-cell table:formula="of:=[.B107]" office:value-type="string" office:string-value="max id=48">
            <text:p>max id=48</text:p>
          </table:table-cell>
          <table:table-cell table:number-columns-repeated="1010"/>
        </table:table-row>
        <table:table-row table:style-name="ro2">
          <table:table-cell table:number-columns-repeated="1022"/>
        </table:table-row>
        <table:table-row table:style-name="ro2">
          <table:table-cell/>
          <table:table-cell office:value-type="string">
            <text:p>4 items</text:p>
          </table:table-cell>
          <table:table-cell table:number-columns-repeated="1020"/>
        </table:table-row>
        <table:table-row table:style-name="ro2">
          <table:table-cell/>
          <table:table-cell table:style-name="ce7" table:formula="of:=CONCATENATE(&quot;max id=&quot;;MAX([.C128:.I141]))" office:value-type="string" office:string-value="max id=3">
            <office:annotation office:display="true" draw:style-name="gr3" draw:text-style-name="P2" svg:width="8.776cm" svg:height="3.235cm" svg:x="17.434cm" svg:y="72.271cm" draw:caption-point-x="-12.392cm" draw:caption-point-y="0.333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3</text:p>
          </table:table-cell>
          <table:table-cell table:style-name="ce46" office:value-type="string">
            <text:p>D</text:p>
          </table:table-cell>
          <table:table-cell table:style-name="ce46" office:value-type="string">
            <text:p>E</text:p>
          </table:table-cell>
          <table:table-cell table:style-name="ce46" office:value-type="string">
            <text:p>F</text:p>
          </table:table-cell>
          <table:table-cell table:style-name="ce46" office:value-type="string">
            <text:p>A</text:p>
          </table:table-cell>
          <table:table-cell table:style-name="ce46" office:value-type="string">
            <text:p>L</text:p>
          </table:table-cell>
          <table:table-cell table:style-name="ce46" office:value-type="string">
            <text:p>Q</text:p>
          </table:table-cell>
          <table:table-cell table:style-name="ce46" office:value-type="string">
            <text:p>*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/>
          <table:table-cell table:style-name="ce50" office:value-type="string">
            <text:p>D K S</text:p>
          </table:table-cell>
          <table:table-cell table:style-name="ce55" table:number-columns-repeated="2"/>
          <table:table-cell table:style-name="ce53" table:number-columns-repeated="2"/>
          <table:table-cell table:style-name="ce53" office:value-type="float" office:value="1">
            <text:p>1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/>
          <table:table-cell table:style-name="ce50" office:value-type="string">
            <text:p>C D T</text:p>
          </table:table-cell>
          <table:table-cell table:style-name="ce53" table:number-columns-repeated="4"/>
          <table:table-cell table:style-name="ce53" office:value-type="float" office:value="2">
            <text:p>2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16"/>
          <table:table-cell office:value-type="string">
            <text:p>4 items</text:p>
          </table:table-cell>
          <table:table-cell table:number-columns-repeated="995"/>
        </table:table-row>
        <table:table-row table:style-name="ro2">
          <table:table-cell/>
          <table:table-cell table:style-name="ce50" office:value-type="string">
            <text:p>D T V</text:p>
          </table:table-cell>
          <table:table-cell table:style-name="ce53" table:number-columns-repeated="4"/>
          <table:table-cell table:style-name="ce53" office:value-type="float" office:value="3">
            <text:p>3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16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formula="of:=FIND(&quot;-&quot;;[.AA130];1)" office:value-type="float" office:value="0">
            <text:p>#VALUE!</text:p>
          </table:table-cell>
          <table:table-cell table:formula="of:=IF(ISERROR([.AJ130]);[.AA130];LEFT([.AA130];[.AJ130]-1))" office:value-type="string" office:string-value="id">
            <text:p>id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1]&lt;&gt;1;[.AK131];0)" office:value-type="string" office:string-value="1">
            <text:p>1</text:p>
          </table:table-cell>
          <table:table-cell table:style-name="ce10" office:value-type="string">
            <text:p>1-1:1:1:2</text:p>
          </table:table-cell>
          <table:table-cell table:style-name="ce57" table:formula="of:=COUNTA([.AC131:.AH131])" office:value-type="float" office:value="1">
            <text:p>1</text:p>
          </table:table-cell>
          <table:table-cell table:style-name="ce14" office:value-type="string">
            <text:p>2020年11月19日0:2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31];1)" office:value-type="float" office:value="2">
            <text:p>2</text:p>
          </table:table-cell>
          <table:table-cell table:formula="of:=IF(ISERROR([.AJ131]);[.AA131];LEFT([.AA131];[.AJ131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2]&lt;&gt;1;[.AK132];0)" office:value-type="string" office:string-value="2">
            <text:p>2</text:p>
          </table:table-cell>
          <table:table-cell table:style-name="ce10" office:value-type="string">
            <text:p>2-1:1:1:3</text:p>
          </table:table-cell>
          <table:table-cell table:style-name="ce57" table:formula="of:=COUNTA([.AC132:.AH132])" office:value-type="float" office:value="1">
            <text:p>1</text:p>
          </table:table-cell>
          <table:table-cell table:style-name="ce14" office:value-type="string">
            <text:p>2020年11月20日0:00:2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32];1)" office:value-type="float" office:value="2">
            <text:p>2</text:p>
          </table:table-cell>
          <table:table-cell table:formula="of:=IF(ISERROR([.AJ132]);[.AA132];LEFT([.AA132];[.AJ132]-1))" office:value-type="string" office:string-value="2">
            <text:p>2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3]&lt;&gt;1;[.AK133];0)" office:value-type="string" office:string-value="3">
            <text:p>3</text:p>
          </table:table-cell>
          <table:table-cell table:style-name="ce10" office:value-type="string">
            <text:p>3-1:2:1:1</text:p>
          </table:table-cell>
          <table:table-cell table:style-name="ce57" table:formula="of:=COUNTA([.AC133:.AH133])" office:value-type="float" office:value="1">
            <text:p>1</text:p>
          </table:table-cell>
          <table:table-cell table:style-name="ce14" office:value-type="string">
            <text:p>2020年11月24日0:19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33];1)" office:value-type="float" office:value="2">
            <text:p>2</text:p>
          </table:table-cell>
          <table:table-cell table:formula="of:=IF(ISERROR([.AJ133]);[.AA133];LEFT([.AA133];[.AJ133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4]&lt;&gt;1;[.AK134];0)" office:value-type="float" office:value="0">
            <text:p>0</text:p>
          </table:table-cell>
          <table:table-cell table:style-name="ce10"/>
          <table:table-cell table:style-name="ce57" table:formula="of:=COUNTA([.AC134:.AH134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4];1)" office:value-type="float" office:value="0">
            <text:p>#VALUE!</text:p>
          </table:table-cell>
          <table:table-cell table:formula="of:=IF(ISERROR([.AJ134]);[.AA134];LEFT([.AA134];[.AJ134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5]&lt;&gt;1;[.AK135];0)" office:value-type="float" office:value="0">
            <text:p>0</text:p>
          </table:table-cell>
          <table:table-cell table:style-name="ce10"/>
          <table:table-cell table:style-name="ce57" table:formula="of:=COUNTA([.AC135:.AH135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5];1)" office:value-type="float" office:value="0">
            <text:p>#VALUE!</text:p>
          </table:table-cell>
          <table:table-cell table:formula="of:=IF(ISERROR([.AJ135]);[.AA135];LEFT([.AA135];[.AJ135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6]&lt;&gt;1;[.AK136];0)" office:value-type="float" office:value="0">
            <text:p>0</text:p>
          </table:table-cell>
          <table:table-cell table:style-name="ce10"/>
          <table:table-cell table:style-name="ce57" table:formula="of:=COUNTA([.AC136:.AH13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6];1)" office:value-type="float" office:value="0">
            <text:p>#VALUE!</text:p>
          </table:table-cell>
          <table:table-cell table:formula="of:=IF(ISERROR([.AJ136]);[.AA136];LEFT([.AA136];[.AJ136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7]&lt;&gt;1;[.AK137];0)" office:value-type="float" office:value="0">
            <text:p>0</text:p>
          </table:table-cell>
          <table:table-cell table:style-name="ce10"/>
          <table:table-cell table:style-name="ce57" table:formula="of:=COUNTA([.AC137:.AH13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7];1)" office:value-type="float" office:value="0">
            <text:p>#VALUE!</text:p>
          </table:table-cell>
          <table:table-cell table:formula="of:=IF(ISERROR([.AJ137]);[.AA137];LEFT([.AA137];[.AJ137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8]&lt;&gt;1;[.AK138];0)" office:value-type="float" office:value="0">
            <text:p>0</text:p>
          </table:table-cell>
          <table:table-cell table:style-name="ce10"/>
          <table:table-cell table:style-name="ce57" table:formula="of:=COUNTA([.AC138:.AH13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8];1)" office:value-type="float" office:value="0">
            <text:p>#VALUE!</text:p>
          </table:table-cell>
          <table:table-cell table:formula="of:=IF(ISERROR([.AJ138]);[.AA138];LEFT([.AA138];[.AJ138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9]&lt;&gt;1;[.AK139];0)" office:value-type="float" office:value="0">
            <text:p>0</text:p>
          </table:table-cell>
          <table:table-cell table:style-name="ce10"/>
          <table:table-cell table:style-name="ce57" table:formula="of:=COUNTA([.AC139:.AH13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9];1)" office:value-type="float" office:value="0">
            <text:p>#VALUE!</text:p>
          </table:table-cell>
          <table:table-cell table:formula="of:=IF(ISERROR([.AJ139]);[.AA139];LEFT([.AA139];[.AJ139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40]&lt;&gt;1;[.AK140];0)" office:value-type="float" office:value="0">
            <text:p>0</text:p>
          </table:table-cell>
          <table:table-cell table:style-name="ce10"/>
          <table:table-cell table:style-name="ce57" table:formula="of:=COUNTA([.AC140:.AH140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0];1)" office:value-type="float" office:value="0">
            <text:p>#VALUE!</text:p>
          </table:table-cell>
          <table:table-cell table:formula="of:=IF(ISERROR([.AJ140]);[.AA140];LEFT([.AA140];[.AJ140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41]&lt;&gt;1;[.AK141];0)" office:value-type="float" office:value="0">
            <text:p>0</text:p>
          </table:table-cell>
          <table:table-cell table:style-name="ce10"/>
          <table:table-cell table:style-name="ce57" table:formula="of:=COUNTA([.AC141:.AH141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1];1)" office:value-type="float" office:value="0">
            <text:p>#VALUE!</text:p>
          </table:table-cell>
          <table:table-cell table:formula="of:=IF(ISERROR([.AJ141]);[.AA141];LEFT([.AA141];[.AJ141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formula="of:=[.B127]" office:value-type="string" office:string-value="max id=3">
            <text:p>max id=3</text:p>
          </table:table-cell>
          <table:table-cell table:number-columns-repeated="15"/>
          <table:table-cell table:formula="of:=IF([.AK142]&lt;&gt;1;[.AK142];0)" office:value-type="float" office:value="0">
            <text:p>0</text:p>
          </table:table-cell>
          <table:table-cell table:style-name="ce10"/>
          <table:table-cell table:style-name="ce57" table:formula="of:=COUNTA([.AC142:.AH142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2];1)" office:value-type="float" office:value="0">
            <text:p>#VALUE!</text:p>
          </table:table-cell>
          <table:table-cell table:formula="of:=IF(ISERROR([.AJ142]);[.AA142];LEFT([.AA142];[.AJ142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143]&lt;&gt;1;[.AK143];0)" office:value-type="float" office:value="0">
            <text:p>0</text:p>
          </table:table-cell>
          <table:table-cell table:style-name="ce10"/>
          <table:table-cell table:style-name="ce57" table:formula="of:=COUNTA([.AC143:.AH143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3];1)" office:value-type="float" office:value="0">
            <text:p>#VALUE!</text:p>
          </table:table-cell>
          <table:table-cell table:formula="of:=IF(ISERROR([.AJ143]);[.AA143];LEFT([.AA143];[.AJ143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144]&lt;&gt;1;[.AK144];0)" office:value-type="float" office:value="0">
            <text:p>0</text:p>
          </table:table-cell>
          <table:table-cell table:style-name="ce10"/>
          <table:table-cell table:style-name="ce57" table:formula="of:=COUNTA([.AC144:.AH144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4];1)" office:value-type="float" office:value="0">
            <text:p>#VALUE!</text:p>
          </table:table-cell>
          <table:table-cell table:formula="of:=IF(ISERROR([.AJ144]);[.AA144];LEFT([.AA144];[.AJ144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number-columns-repeated="3" office:value-type="string">
            <text:p>*</text:p>
          </table:table-cell>
          <table:table-cell table:formula="of:=NOW()" office:value-type="date" office:date-value="2020-12-16T00:41:13.79">
            <text:p>2020/12/16 0:41</text:p>
          </table:table-cell>
          <table:table-cell table:formula="of:=NOW()" office:value-type="date" office:date-value="2020-12-16T00:41:13.79">
            <text:p>2020/12/16 0:41</text:p>
          </table:table-cell>
          <table:table-cell table:formula="of:=NOW()" office:value-type="date" office:date-value="2020-12-16T00:41:13.79">
            <text:p>2020/12/16 0:41</text:p>
          </table:table-cell>
          <table:table-cell table:formula="of:=NOW()" office:value-type="date" office:date-value="2020-12-16T00:41:13.79">
            <text:p>2020/12/16 0:41</text:p>
          </table:table-cell>
          <table:table-cell table:formula="of:=NOW()" office:value-type="date" office:date-value="2020-12-16T00:41:13.79">
            <text:p>2020/12/16 0:41</text:p>
          </table:table-cell>
          <table:table-cell table:formula="of:=NOW()" office:value-type="date" office:date-value="2020-12-16T00:41:13.79">
            <text:p>2020/12/16 0:41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2" table:number-rows-repeated="104843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1" table:style-name="ta1" table:print="false">
        <table:table-column table:style-name="co1" table:default-cell-style-name="ce1"/>
        <table:table-column table:style-name="co20" table:default-cell-style-name="ce1"/>
        <table:table-column table:style-name="co21" table:number-columns-repeated="13" table:default-cell-style-name="ce1"/>
        <table:table-column table:style-name="co15" table:number-columns-repeated="2" table:default-cell-style-name="ce1"/>
        <table:table-column table:style-name="co22" table:default-cell-style-name="ce1"/>
        <table:table-column table:style-name="co17" table:default-cell-style-name="ce1"/>
        <table:table-column table:style-name="co19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1"/>
        </table:table-row>
        <table:table-row table:style-name="ro2">
          <table:table-cell table:number-columns-repeated="3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5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A</text:p>
          </table:table-cell>
          <table:table-cell table:style-name="ce6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1008"/>
        </table:table-row>
        <table:table-row table:style-name="ro2">
          <table:table-cell/>
          <table:table-cell table:style-name="ce7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14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14"/>
          <table:table-cell table:style-name="ce10" office:value-type="float" office:value="1">
            <text:p>1</text:p>
          </table:table-cell>
          <table:table-cell table:style-name="ce60" table:formula="of:=COUNTA([.T7:.Y7])" office:value-type="float" office:value="1">
            <text:p>1</text:p>
          </table:table-cell>
          <table:table-cell table:style-name="ce14" office:value-type="date" office:date-value="2020-10-05T00:56:19.41">
            <text:p>20/10/05 00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13"/>
          <table:table-cell/>
          <table:table-cell table:style-name="ce10" office:value-type="float" office:value="2">
            <text:p>2</text:p>
          </table:table-cell>
          <table:table-cell table:style-name="ce60" table:formula="of:=COUNTA([.T8:.Y8])" office:value-type="float" office:value="1">
            <text:p>1</text:p>
          </table:table-cell>
          <table:table-cell table:style-name="ce14" office:value-type="date" office:date-value="2020-10-07T00:15:54.93">
            <text:p>20/10/07 00:1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G</text:p>
          </table:table-cell>
          <table:table-cell table:style-name="ce6" office:value-type="string">
            <text:p>ミント</text:p>
          </table:table-cell>
          <table:table-cell table:style-name="Default" table:number-columns-repeated="13"/>
          <table:table-cell/>
          <table:table-cell table:style-name="ce10" office:value-type="float" office:value="3">
            <text:p>3</text:p>
          </table:table-cell>
          <table:table-cell table:style-name="ce60" table:formula="of:=COUNTA([.T9:.Y9])" office:value-type="float" office:value="1">
            <text:p>1</text:p>
          </table:table-cell>
          <table:table-cell table:style-name="ce14" office:value-type="date" office:date-value="2020-10-05T00:57:19">
            <text:p>20/10/05 00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13"/>
          <table:table-cell/>
          <table:table-cell table:style-name="ce10" office:value-type="float" office:value="4">
            <text:p>4</text:p>
          </table:table-cell>
          <table:table-cell table:style-name="ce60" table:formula="of:=COUNTA([.T10:.Y10])" office:value-type="float" office:value="2">
            <text:p>2</text:p>
          </table:table-cell>
          <table:table-cell table:style-name="ce14" office:value-type="date" office:date-value="2020-10-05T00:57:19">
            <text:p>20/10/05 00:57</text:p>
          </table:table-cell>
          <table:table-cell table:style-name="ce14" office:value-type="date" office:date-value="2020-10-07T00:09:05.98">
            <text:p>20/10/07 00:09</text:p>
          </table:table-cell>
          <table:table-cell table:style-name="ce14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13"/>
          <table:table-cell/>
          <table:table-cell table:style-name="ce10" office:value-type="float" office:value="10">
            <text:p>10</text:p>
          </table:table-cell>
          <table:table-cell table:style-name="ce60" table:formula="of:=COUNTA([.T11:.Y11])" office:value-type="float" office:value="2">
            <text:p>2</text:p>
          </table:table-cell>
          <table:table-cell table:style-name="ce14" office:value-type="date" office:date-value="2020-10-06T00:56:24.68">
            <text:p>20/10/06 00:56</text:p>
          </table:table-cell>
          <table:table-cell table:style-name="ce14" office:value-type="date" office:date-value="2020-10-06T01:02:06.36">
            <text:p>20/10/06 01:0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0" office:value-type="string">
            <office:annotation draw:style-name="gr4" draw:text-style-name="P2" svg:width="2.899cm" svg:height="0.907cm" svg:x="29.393cm" svg:y="4.856cm" draw:caption-point-x="-0.61cm" draw:caption-point-y="1.514cm">
              <dc:creator>ik</dc:creator>
              <dc:date>2020-10-09T00:00:00</dc:date>
              <text:p text:style-name="P2"><text:span text:style-name="T1">大葉：ローズマリー＝２：５</text:span></text:p>
            </office:annotation>
            <text:p>1-2:5</text:p>
          </table:table-cell>
          <table:table-cell table:style-name="ce60" table:formula="of:=COUNTA([.T12:.Y12])" office:value-type="float" office:value="1">
            <text:p>1</text:p>
          </table:table-cell>
          <table:table-cell table:style-name="ce14" office:value-type="date" office:date-value="2020-10-09T00:20:55.130001">
            <text:p>20/10/09 00:2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0" office:value-type="string">
            <text:p>11</text:p>
          </table:table-cell>
          <table:table-cell table:style-name="ce60" table:formula="of:=COUNTA([.T13:.Y13])" office:value-type="float" office:value="1">
            <text:p>1</text:p>
          </table:table-cell>
          <table:table-cell table:style-name="ce14" office:value-type="date" office:date-value="2020-10-06T00:08:35.24">
            <text:p>20/10/06 00:0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13"/>
          <table:table-cell/>
          <table:table-cell table:style-name="ce10" office:value-type="string">
            <text:p>16</text:p>
          </table:table-cell>
          <table:table-cell table:style-name="ce60" table:formula="of:=COUNTA([.T14:.Y14])" office:value-type="float" office:value="1">
            <text:p>1</text:p>
          </table:table-cell>
          <table:table-cell table:style-name="ce14" office:value-type="date" office:date-value="2020-10-08T00:07:00">
            <text:p>20/10/08 00:0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13"/>
          <table:table-cell/>
          <table:table-cell table:style-name="ce10" office:value-type="string">
            <text:p>23</text:p>
          </table:table-cell>
          <table:table-cell table:style-name="ce60" table:formula="of:=COUNTA([.T15:.Y15])" office:value-type="float" office:value="1">
            <text:p>1</text:p>
          </table:table-cell>
          <table:table-cell table:style-name="ce14" office:value-type="date" office:date-value="2020-10-06T00:56:44.450001">
            <text:p>20/10/06 00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13"/>
          <table:table-cell/>
          <table:table-cell table:style-name="ce10" office:value-type="string">
            <text:p>3-2</text:p>
          </table:table-cell>
          <table:table-cell table:style-name="ce60" table:formula="of:=COUNTA([.T16:.Y16])" office:value-type="float" office:value="1">
            <text:p>1</text:p>
          </table:table-cell>
          <table:table-cell table:style-name="ce14" office:value-type="date" office:date-value="2020-10-05T01:18:42.93">
            <text:p>20/10/05 01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3-3</text:p>
          </table:table-cell>
          <table:table-cell table:style-name="ce60" table:formula="of:=COUNTA([.T17:.Y17])" office:value-type="float" office:value="1">
            <text:p>1</text:p>
          </table:table-cell>
          <table:table-cell table:style-name="ce14" office:value-type="date" office:date-value="2020-10-06T00:27:06.57">
            <text:p>20/10/06 00:2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5-2</text:p>
          </table:table-cell>
          <table:table-cell table:style-name="ce60" table:formula="of:=COUNTA([.T18:.Y18])" office:value-type="float" office:value="1">
            <text:p>1</text:p>
          </table:table-cell>
          <table:table-cell table:style-name="ce14" office:value-type="date" office:date-value="2020-10-05T01:05:00">
            <text:p>20/10/05 01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68-4:0.5</text:p>
          </table:table-cell>
          <table:table-cell table:style-name="ce60" table:formula="of:=COUNTA([.T19:.Y19])" office:value-type="float" office:value="1">
            <text:p>1</text:p>
          </table:table-cell>
          <table:table-cell table:style-name="ce14" office:value-type="date" office:date-value="2020-10-09T00:38:00.44">
            <text:p>20/10/09 00:3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69-4:1</text:p>
          </table:table-cell>
          <table:table-cell table:style-name="ce60" table:formula="of:=COUNTA([.T20:.Y20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70-0.5</text:p>
          </table:table-cell>
          <table:table-cell table:style-name="ce60" table:formula="of:=COUNTA([.T21:.Y21])" office:value-type="float" office:value="1">
            <text:p>1</text:p>
          </table:table-cell>
          <table:table-cell table:style-name="ce14" office:value-type="date" office:date-value="2020-10-08T00:07:00">
            <text:p>20/10/08 00:0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72-4:1</text:p>
          </table:table-cell>
          <table:table-cell table:style-name="ce60" table:formula="of:=COUNTA([.T22:.Y22])" office:value-type="float" office:value="1">
            <text:p>1</text:p>
          </table:table-cell>
          <table:table-cell table:style-name="ce14" office:value-type="date" office:date-value="2020-10-09T23:35:34.1">
            <text:p>20/10/09 23:3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5"/>
          <table:table-cell/>
          <table:table-cell table:style-name="ce10" office:value-type="string">
            <text:p>73-2:2</text:p>
          </table:table-cell>
          <table:table-cell table:style-name="ce60" table:formula="of:=COUNTA([.T23:.Y23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$C$25:.$N$37]))" office:value-type="string" office:string-value="max id=79">
            <office:annotation office:display="true" draw:style-name="gr3" draw:text-style-name="P2" svg:width="8.776cm" svg:height="3.235cm" svg:x="8.719cm" svg:y="7.699cm" draw:caption-point-x="-4.122cm" draw:caption-point-y="5.608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9</text:p>
          </table:table-cell>
          <table:table-cell table:style-name="ce51" table:formula="of:=[.B26]" office:value-type="string" office:string-value="A*B">
            <text:p>A*B</text:p>
          </table:table-cell>
          <table:table-cell table:style-name="ce51" table:formula="of:=[.B27]" office:value-type="string" office:string-value="A*C">
            <text:p>A*C</text:p>
          </table:table-cell>
          <table:table-cell table:style-name="ce51" table:formula="of:=[.B28]" office:value-type="string" office:string-value="A*D">
            <text:p>A*D</text:p>
          </table:table-cell>
          <table:table-cell table:style-name="ce51" office:value-type="string">
            <text:p>A</text:p>
          </table:table-cell>
          <table:table-cell table:style-name="ce51" office:value-type="string">
            <text:p>A*E</text:p>
          </table:table-cell>
          <table:table-cell table:style-name="ce51" office:value-type="string">
            <text:p>A*F</text:p>
          </table:table-cell>
          <table:table-cell table:style-name="ce51" office:value-type="string">
            <text:p>A*G</text:p>
          </table:table-cell>
          <table:table-cell table:style-name="ce51" office:value-type="string">
            <text:p>A*H</text:p>
          </table:table-cell>
          <table:table-cell table:style-name="ce51" office:value-type="string">
            <text:p>A*I</text:p>
          </table:table-cell>
          <table:table-cell table:style-name="ce51" office:value-type="string">
            <text:p>A*J</text:p>
          </table:table-cell>
          <table:table-cell table:style-name="ce51" office:value-type="string">
            <text:p>A*K</text:p>
          </table:table-cell>
          <table:table-cell table:style-name="ce51" office:value-type="string">
            <text:p>A*L</text:p>
          </table:table-cell>
          <table:table-cell table:style-name="ce51"/>
          <table:table-cell table:style-name="ce51" office:value-type="string">
            <text:p>*</text:p>
          </table:table-cell>
          <table:table-cell/>
          <table:table-cell table:style-name="ce10" office:value-type="string">
            <text:p>9</text:p>
          </table:table-cell>
          <table:table-cell table:style-name="ce60" table:formula="of:=COUNTA([.T24:.Y24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</text:p>
          </table:table-cell>
          <table:table-cell table:style-name="ce53" table:number-columns-repeated="3"/>
          <table:table-cell table:style-name="ce53" office:value-type="float" office:value="79">
            <text:p>79</text:p>
          </table:table-cell>
          <table:table-cell table:style-name="ce53" table:number-columns-repeated="9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25:.Y25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5">
          <table:table-cell/>
          <table:table-cell table:style-name="ce50" office:value-type="string">
            <text:p>A*B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12">
            <text:p>12</text:p>
          </table:table-cell>
          <table:table-cell table:style-name="ce53" office:value-type="float" office:value="17">
            <text:p>17</text:p>
          </table:table-cell>
          <table:table-cell table:style-name="ce53" office:value-type="float" office:value="25">
            <text:p>25</text:p>
          </table:table-cell>
          <table:table-cell table:style-name="ce53" office:value-type="float" office:value="31">
            <text:p>31</text:p>
          </table:table-cell>
          <table:table-cell table:style-name="ce53" office:value-type="float" office:value="38">
            <text:p>38</text:p>
          </table:table-cell>
          <table:table-cell table:style-name="ce53" office:value-type="float" office:value="49">
            <text:p>49</text:p>
          </table:table-cell>
          <table:table-cell table:style-name="ce53" office:value-type="float" office:value="58">
            <text:p>58</text:p>
          </table:table-cell>
          <table:table-cell table:style-name="ce53" office:value-type="float" office:value="68">
            <text:p>68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26:.Y2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*C</text:p>
          </table:table-cell>
          <table:table-cell table:style-name="ce53"/>
          <table:table-cell table:style-name="ce53" office:value-type="float" office:value="8">
            <text:p>8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5">
            <text:p>5</text:p>
          </table:table-cell>
          <table:table-cell table:style-name="ce53" office:value-type="float" office:value="13">
            <text:p>13</text:p>
          </table:table-cell>
          <table:table-cell table:style-name="ce53" office:value-type="float" office:value="18">
            <text:p>18</text:p>
          </table:table-cell>
          <table:table-cell table:style-name="ce53" office:value-type="float" office:value="26">
            <text:p>26</text:p>
          </table:table-cell>
          <table:table-cell table:style-name="ce53" office:value-type="float" office:value="32">
            <text:p>32</text:p>
          </table:table-cell>
          <table:table-cell table:style-name="ce53" office:value-type="float" office:value="39">
            <text:p>39</text:p>
          </table:table-cell>
          <table:table-cell table:style-name="ce53" office:value-type="float" office:value="50">
            <text:p>50</text:p>
          </table:table-cell>
          <table:table-cell table:style-name="ce53" office:value-type="float" office:value="59">
            <text:p>59</text:p>
          </table:table-cell>
          <table:table-cell table:style-name="ce53" office:value-type="float" office:value="69">
            <text:p>69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27:.Y2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*D</text:p>
          </table:table-cell>
          <table:table-cell table:style-name="ce53" table:number-columns-repeated="2"/>
          <table:table-cell table:style-name="ce53" office:value-type="float" office:value="9">
            <text:p>9</text:p>
          </table:table-cell>
          <table:table-cell table:style-name="ce53" office:value-type="float" office:value="6">
            <text:p>6</text:p>
          </table:table-cell>
          <table:table-cell table:style-name="ce53" office:value-type="float" office:value="14">
            <text:p>14</text:p>
          </table:table-cell>
          <table:table-cell table:style-name="ce53" office:value-type="float" office:value="19">
            <text:p>19</text:p>
          </table:table-cell>
          <table:table-cell table:style-name="ce53" office:value-type="float" office:value="27">
            <text:p>27</text:p>
          </table:table-cell>
          <table:table-cell table:style-name="ce53" office:value-type="float" office:value="33">
            <text:p>33</text:p>
          </table:table-cell>
          <table:table-cell table:style-name="ce53" office:value-type="float" office:value="40">
            <text:p>40</text:p>
          </table:table-cell>
          <table:table-cell table:style-name="ce53" office:value-type="float" office:value="51">
            <text:p>51</text:p>
          </table:table-cell>
          <table:table-cell table:style-name="ce53" office:value-type="float" office:value="60">
            <text:p>60</text:p>
          </table:table-cell>
          <table:table-cell table:style-name="ce53" office:value-type="float" office:value="70">
            <text:p>70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28:.Y2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</text:p>
          </table:table-cell>
          <table:table-cell table:style-name="ce53" table:number-columns-repeated="3"/>
          <table:table-cell table:style-name="ce53" office:value-type="float" office:value="10">
            <text:p>10</text:p>
          </table:table-cell>
          <table:table-cell table:style-name="ce53" office:value-type="float" office:value="15">
            <text:p>15</text:p>
          </table:table-cell>
          <table:table-cell table:style-name="ce53" office:value-type="float" office:value="20">
            <text:p>20</text:p>
          </table:table-cell>
          <table:table-cell table:style-name="ce53" office:value-type="float" office:value="28">
            <text:p>28</text:p>
          </table:table-cell>
          <table:table-cell table:style-name="ce53" office:value-type="float" office:value="34">
            <text:p>34</text:p>
          </table:table-cell>
          <table:table-cell table:style-name="ce53" office:value-type="float" office:value="41">
            <text:p>41</text:p>
          </table:table-cell>
          <table:table-cell table:style-name="ce53" office:value-type="float" office:value="52">
            <text:p>52</text:p>
          </table:table-cell>
          <table:table-cell table:style-name="ce53" office:value-type="float" office:value="61">
            <text:p>61</text:p>
          </table:table-cell>
          <table:table-cell table:style-name="ce53" office:value-type="float" office:value="71">
            <text:p>71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29:.Y2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*E</text:p>
          </table:table-cell>
          <table:table-cell table:style-name="ce53" table:number-columns-repeated="4"/>
          <table:table-cell table:style-name="ce53" office:value-type="float" office:value="11">
            <text:p>11</text:p>
          </table:table-cell>
          <table:table-cell table:style-name="ce53" office:value-type="float" office:value="21">
            <text:p>21</text:p>
          </table:table-cell>
          <table:table-cell table:style-name="ce53" office:value-type="float" office:value="29">
            <text:p>29</text:p>
          </table:table-cell>
          <table:table-cell table:style-name="ce53" office:value-type="float" office:value="35">
            <text:p>35</text:p>
          </table:table-cell>
          <table:table-cell table:style-name="ce53" office:value-type="float" office:value="42">
            <text:p>42</text:p>
          </table:table-cell>
          <table:table-cell table:style-name="ce53" office:value-type="float" office:value="53">
            <text:p>53</text:p>
          </table:table-cell>
          <table:table-cell table:style-name="ce53" office:value-type="float" office:value="62">
            <text:p>62</text:p>
          </table:table-cell>
          <table:table-cell table:style-name="ce53" office:value-type="float" office:value="72">
            <text:p>72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30:.Y30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*F</text:p>
          </table:table-cell>
          <table:table-cell table:style-name="ce53"/>
          <table:table-cell table:style-name="ce53" table:formula="of:=MAX([.D26:.D27])" office:value-type="float" office:value="8">
            <text:p>8</text:p>
          </table:table-cell>
          <table:table-cell table:style-name="ce53" table:number-columns-repeated="3"/>
          <table:table-cell table:style-name="ce53" office:value-type="float" office:value="16">
            <text:p>16</text:p>
          </table:table-cell>
          <table:table-cell table:style-name="ce53" office:value-type="float" office:value="30">
            <text:p>30</text:p>
          </table:table-cell>
          <table:table-cell table:style-name="ce53" office:value-type="float" office:value="36">
            <text:p>36</text:p>
          </table:table-cell>
          <table:table-cell table:style-name="ce53" office:value-type="float" office:value="43">
            <text:p>43</text:p>
          </table:table-cell>
          <table:table-cell table:style-name="ce53" office:value-type="float" office:value="54">
            <text:p>54</text:p>
          </table:table-cell>
          <table:table-cell table:style-name="ce53" office:value-type="float" office:value="63">
            <text:p>63</text:p>
          </table:table-cell>
          <table:table-cell table:style-name="ce53" office:value-type="float" office:value="73">
            <text:p>73</text:p>
          </table:table-cell>
          <table:table-cell table:style-name="ce53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2-16T00:41:13.89">
            <text:p>2020/12/16 0:41</text:p>
          </table:table-cell>
          <table:table-cell table:formula="of:=NOW()" office:value-type="date" office:date-value="2020-12-16T00:41:13.89">
            <text:p>2020/12/16 0:41</text:p>
          </table:table-cell>
          <table:table-cell table:formula="of:=NOW()" office:value-type="date" office:date-value="2020-12-16T00:41:13.89">
            <text:p>2020/12/16 0:41</text:p>
          </table:table-cell>
          <table:table-cell table:formula="of:=NOW()" office:value-type="date" office:date-value="2020-12-16T00:41:13.89">
            <text:p>2020/12/16 0:41</text:p>
          </table:table-cell>
          <table:table-cell table:formula="of:=NOW()" office:value-type="date" office:date-value="2020-12-16T00:41:13.89">
            <text:p>2020/12/16 0:41</text:p>
          </table:table-cell>
          <table:table-cell table:formula="of:=NOW()" office:value-type="date" office:date-value="2020-12-16T00:41:13.89">
            <text:p>2020/12/16 0:41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*G</text:p>
          </table:table-cell>
          <table:table-cell table:style-name="ce53" table:number-columns-repeated="6"/>
          <table:table-cell table:style-name="ce53" office:value-type="float" office:value="22">
            <text:p>22</text:p>
          </table:table-cell>
          <table:table-cell table:style-name="ce53" office:value-type="float" office:value="37">
            <text:p>37</text:p>
          </table:table-cell>
          <table:table-cell table:style-name="ce53" office:value-type="float" office:value="44">
            <text:p>44</text:p>
          </table:table-cell>
          <table:table-cell table:style-name="ce53" office:value-type="float" office:value="55">
            <text:p>55</text:p>
          </table:table-cell>
          <table:table-cell table:style-name="ce53" office:value-type="float" office:value="64">
            <text:p>64</text:p>
          </table:table-cell>
          <table:table-cell table:style-name="ce53" office:value-type="float" office:value="74">
            <text:p>74</text:p>
          </table:table-cell>
          <table:table-cell table:style-name="ce53"/>
          <table:table-cell office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50" office:value-type="string">
            <text:p>A*H</text:p>
          </table:table-cell>
          <table:table-cell table:style-name="ce53" table:number-columns-repeated="7"/>
          <table:table-cell table:style-name="ce53" office:value-type="float" office:value="23">
            <text:p>23</text:p>
          </table:table-cell>
          <table:table-cell table:style-name="ce53" office:value-type="float" office:value="45">
            <text:p>45</text:p>
          </table:table-cell>
          <table:table-cell table:style-name="ce53" office:value-type="float" office:value="56">
            <text:p>56</text:p>
          </table:table-cell>
          <table:table-cell table:style-name="ce53" office:value-type="float" office:value="65">
            <text:p>65</text:p>
          </table:table-cell>
          <table:table-cell table:style-name="ce53" office:value-type="float" office:value="75">
            <text:p>75</text:p>
          </table:table-cell>
          <table:table-cell table:style-name="ce53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/>
          <table:table-cell table:style-name="ce50" office:value-type="string">
            <text:p>A*I</text:p>
          </table:table-cell>
          <table:table-cell table:style-name="ce53" table:number-columns-repeated="8"/>
          <table:table-cell table:style-name="ce53" office:value-type="float" office:value="24">
            <text:p>24</text:p>
          </table:table-cell>
          <table:table-cell table:style-name="ce53" office:value-type="float" office:value="57">
            <text:p>57</text:p>
          </table:table-cell>
          <table:table-cell table:style-name="ce53" office:value-type="float" office:value="66">
            <text:p>66</text:p>
          </table:table-cell>
          <table:table-cell table:style-name="ce53" office:value-type="float" office:value="76">
            <text:p>76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*J</text:p>
          </table:table-cell>
          <table:table-cell table:style-name="ce53" table:number-columns-repeated="9"/>
          <table:table-cell table:style-name="ce53" office:value-type="float" office:value="46">
            <text:p>46</text:p>
          </table:table-cell>
          <table:table-cell table:style-name="ce53" office:value-type="float" office:value="67">
            <text:p>67</text:p>
          </table:table-cell>
          <table:table-cell table:style-name="ce53" office:value-type="float" office:value="77">
            <text:p>77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 office:value-type="float" office:value="13">
            <text:p>13</text:p>
          </table:table-cell>
          <table:table-cell table:style-name="ce60" table:formula="of:=COUNTA([.T35:.Y35])" office:value-type="float" office:value="1">
            <text:p>1</text:p>
          </table:table-cell>
          <table:table-cell table:style-name="ce14" office:value-type="date" office:date-value="2020-10-08T00:22:08.86">
            <text:p>20/10/08 00:2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*K</text:p>
          </table:table-cell>
          <table:table-cell table:style-name="ce53" table:number-columns-repeated="10"/>
          <table:table-cell table:style-name="ce53" office:value-type="float" office:value="47">
            <text:p>47</text:p>
          </table:table-cell>
          <table:table-cell table:style-name="ce53" office:value-type="float" office:value="78">
            <text:p>78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 office:value-type="string">
            <text:p>14</text:p>
          </table:table-cell>
          <table:table-cell table:style-name="ce60" table:formula="of:=COUNTA([.T36:.Y36])" office:value-type="float" office:value="1">
            <text:p>1</text:p>
          </table:table-cell>
          <table:table-cell table:style-name="ce14" office:value-type="date" office:date-value="2020-10-07T00:22:00">
            <text:p>20/10/07 00:2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*L</text:p>
          </table:table-cell>
          <table:table-cell table:style-name="ce53" table:number-columns-repeated="11"/>
          <table:table-cell table:style-name="ce53" office:value-type="float" office:value="48">
            <text:p>48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37:.Y3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13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38:.Y3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13"/>
          <table:table-cell office:value-type="string">
            <text:p>*</text:p>
          </table:table-cell>
          <table:table-cell table:style-name="Default"/>
          <table:table-cell table:style-name="ce10"/>
          <table:table-cell table:style-name="ce60" table:formula="of:=COUNTA([.T39:.Y3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15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2-16T00:41:13.9">
            <text:p>2020/12/16 0:41</text:p>
          </table:table-cell>
          <table:table-cell table:formula="of:=NOW()" office:value-type="date" office:date-value="2020-12-16T00:41:13.9">
            <text:p>2020/12/16 0:41</text:p>
          </table:table-cell>
          <table:table-cell table:formula="of:=NOW()" office:value-type="date" office:date-value="2020-12-16T00:41:13.9">
            <text:p>2020/12/16 0:41</text:p>
          </table:table-cell>
          <table:table-cell table:formula="of:=NOW()" office:value-type="date" office:date-value="2020-12-16T00:41:13.9">
            <text:p>2020/12/16 0:41</text:p>
          </table:table-cell>
          <table:table-cell table:formula="of:=NOW()" office:value-type="date" office:date-value="2020-12-16T00:41:13.9">
            <text:p>2020/12/16 0:41</text:p>
          </table:table-cell>
          <table:table-cell table:formula="of:=NOW()" office:value-type="date" office:date-value="2020-12-16T00:41:13.9">
            <text:p>2020/12/16 0:41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2">
          <table:table-cell table:number-columns-repeated="1011"/>
        </table:table-row>
        <table:table-row table:style-name="ro2">
          <table:table-cell/>
          <table:table-cell table:style-name="ce7" office:value-type="string">
            <text:p>ratio</text:p>
          </table:table-cell>
          <table:table-cell table:style-name="ce54" office:value-type="string">
            <text:p>1:1</text:p>
          </table:table-cell>
          <table:table-cell table:style-name="ce54" office:value-type="string">
            <text:p>1:2</text:p>
          </table:table-cell>
          <table:table-cell table:style-name="ce54" office:value-type="string">
            <text:p>1:3</text:p>
          </table:table-cell>
          <table:table-cell table:number-columns-repeated="1006"/>
        </table:table-row>
        <table:table-row table:style-name="ro2">
          <table:table-cell/>
          <table:table-cell table:style-name="ce7" office:value-type="float" office:value="2">
            <text:p>2</text:p>
          </table:table-cell>
          <table:table-cell table:style-name="ce54" office:value-type="string">
            <text:p>2-1</text:p>
          </table:table-cell>
          <table:table-cell table:style-name="ce54" office:value-type="string">
            <text:p>2-2</text:p>
          </table:table-cell>
          <table:table-cell table:style-name="ce54" office:value-type="string">
            <text:p>2-3</text:p>
          </table:table-cell>
          <table:table-cell table:number-columns-repeated="1006"/>
        </table:table-row>
        <table:table-row table:style-name="ro2">
          <table:table-cell table:number-columns-repeated="1004"/>
          <table:table-cell table:style-name="Default" table:number-columns-repeated="7"/>
        </table:table-row>
        <table:table-row table:style-name="ro2">
          <table:table-cell/>
          <table:table-cell table:style-name="ce7" table:formula="of:=CONCATENATE(&quot;max id=&quot;;MAX([.$C$47:.$I$53]))" office:value-type="string" office:string-value="max id=14">
            <office:annotation office:display="true" draw:style-name="gr3" draw:text-style-name="P2" svg:width="8.776cm" svg:height="3.235cm" svg:x="10.1cm" svg:y="22.342cm" draw:caption-point-x="-5.503cm" draw:caption-point-y="3.558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59" office:value-type="string">
            <text:p>A*D</text:p>
          </table:table-cell>
          <table:table-cell table:style-name="ce59" office:value-type="string">
            <text:p>A*E</text:p>
          </table:table-cell>
          <table:table-cell table:style-name="ce59" office:value-type="string">
            <text:p>A*F</text:p>
          </table:table-cell>
          <table:table-cell table:style-name="ce59" office:value-type="string">
            <text:p>A</text:p>
          </table:table-cell>
          <table:table-cell table:style-name="ce59" office:value-type="string">
            <text:p>A*L</text:p>
          </table:table-cell>
          <table:table-cell table:style-name="ce59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0" office:value-type="string">
            <text:p>A*B+A*C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0">
            <text:p>10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0" office:value-type="string">
            <text:p>A*B+A*D</text:p>
          </table:table-cell>
          <table:table-cell table:style-name="ce53"/>
          <table:table-cell table:style-name="ce53" office:value-type="float" office:value="4">
            <text:p>4</text:p>
          </table:table-cell>
          <table:table-cell table:style-name="ce53" office:value-type="float" office:value="5">
            <text:p>5</text:p>
          </table:table-cell>
          <table:table-cell table:style-name="ce53" office:value-type="float" office:value="8">
            <text:p>8</text:p>
          </table:table-cell>
          <table:table-cell table:style-name="ce53" office:value-type="float" office:value="11">
            <text:p>11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0" office:value-type="string">
            <text:p>A*B+A*E</text:p>
          </table:table-cell>
          <table:table-cell table:style-name="ce53" table:number-columns-repeated="2"/>
          <table:table-cell table:style-name="ce53" office:value-type="float" office:value="6">
            <text:p>6</text:p>
          </table:table-cell>
          <table:table-cell table:style-name="ce53" office:value-type="float" office:value="9">
            <text:p>9</text:p>
          </table:table-cell>
          <table:table-cell table:style-name="ce53" office:value-type="float" office:value="12">
            <text:p>12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0" office:value-type="string">
            <text:p>A*C+A*D</text:p>
          </table:table-cell>
          <table:table-cell table:style-name="ce53" table:number-columns-repeated="4"/>
          <table:table-cell table:style-name="ce53" office:value-type="float" office:value="14">
            <text:p>14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0" office:value-type="string">
            <text:p>A*D+A*E</text:p>
          </table:table-cell>
          <table:table-cell table:style-name="ce53" table:number-columns-repeated="4"/>
          <table:table-cell table:style-name="ce53" office:value-type="float" office:value="13">
            <text:p>13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2" table:number-rows-repeated="3">
          <table:table-cell table:number-columns-repeated="1007"/>
          <table:table-cell table:style-name="Default" table:number-columns-repeated="4"/>
        </table:table-row>
        <table:table-row table:style-name="ro2" table:number-rows-repeated="104851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4">
          <table:table-cell/>
        </table:table-row>
      </table:table>
      <table:database-ranges>
        <table:database-range table:target-range-address="'3'.B121:'3'.P12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style:style style:name="無題5" style:family="table-cell" style:parent-style-name="Default">
      <style:table-cell-properties fo:background-color="#66ff0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6">2020/12/16</text:date>, <text:time>00:41:1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2-16T00:41:13.37</dc:date>
    <dc:creator>iwabuchi ken</dc:creator>
    <meta:editing-duration>P2DT10H52M25S</meta:editing-duration>
    <meta:editing-cycles>375</meta:editing-cycles>
    <meta:generator>OpenOffice/4.1.3$Win32 OpenOffice.org_project/413m1$Build-9783</meta:generator>
    <meta:document-statistic meta:table-count="4" meta:cell-count="4358" meta:object-count="0"/>
  </office:meta>
</office:document-meta>
</file>